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448f4d"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0ead2" officeooo:paragraph-rsid="00448f4d"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56e10" officeooo:paragraph-rsid="00456e10"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71066" officeooo:paragraph-rsid="00456e10"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4bce25"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58ece2"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5cd49" officeooo:paragraph-rsid="004bce25"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8ece2" officeooo:paragraph-rsid="0058ece2"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995a0" officeooo:paragraph-rsid="0058ece2"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a0eb7" officeooo:paragraph-rsid="0058ece2"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b7f57" officeooo:paragraph-rsid="0058ece2"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ce06f" officeooo:paragraph-rsid="0058ece2"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8ece2"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d372b"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5d372b"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5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56e10" style:font-style-asian="italic" style:font-weight-asian="normal" style:font-style-complex="italic" style:font-weight-complex="normal" fo:hyphenate="true" fo:hyphenation-remain-char-count="2" fo:hyphenation-push-char-count="2"/>
    </style:style>
    <style:style style:name="P5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81481" style:font-style-asian="italic" style:font-weight-asian="normal" style:font-style-complex="italic" style:font-weight-complex="normal" fo:hyphenate="true" fo:hyphenation-remain-char-count="2" fo:hyphenation-push-char-count="2"/>
    </style:style>
    <style:style style:name="P5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9f7b9" style:font-style-asian="italic" style:font-weight-asian="normal" style:font-style-complex="italic" style:font-weight-complex="normal" fo:hyphenate="true" fo:hyphenation-remain-char-count="2" fo:hyphenation-push-char-count="2"/>
    </style:style>
    <style:style style:name="P6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bce25" style:font-style-asian="italic" style:font-weight-asian="normal" style:font-style-complex="italic" style:font-weight-complex="normal" fo:hyphenate="true" fo:hyphenation-remain-char-count="2" fo:hyphenation-push-char-count="2"/>
    </style:style>
    <style:style style:name="P6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56e10" officeooo:paragraph-rsid="00456e10" style:font-style-asian="italic" style:font-weight-asian="normal" style:font-style-complex="italic" style:font-weight-complex="normal" fo:hyphenate="true" fo:hyphenation-remain-char-count="2" fo:hyphenation-push-char-count="2"/>
    </style:style>
    <style:style style:name="P6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71066" officeooo:paragraph-rsid="00456e10" style:font-style-asian="italic" style:font-weight-asian="normal" style:font-style-complex="italic" style:font-weight-complex="normal" fo:hyphenate="true" fo:hyphenation-remain-char-count="2" fo:hyphenation-push-char-count="2"/>
    </style:style>
    <style:style style:name="P6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81481" style:font-style-asian="italic" style:font-weight-asian="normal" style:font-style-complex="italic" style:font-weight-complex="normal" fo:hyphenate="true" fo:hyphenation-remain-char-count="2" fo:hyphenation-push-char-count="2"/>
    </style:style>
    <style:style style:name="P6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9f7b9" style:font-style-asian="italic" style:font-weight-asian="normal" style:font-style-complex="italic" style:font-weight-complex="normal" fo:hyphenate="true" fo:hyphenation-remain-char-count="2" fo:hyphenation-push-char-count="2"/>
    </style:style>
    <style:style style:name="P6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9f7b9" officeooo:paragraph-rsid="004bce25" style:font-style-asian="italic" style:font-weight-asian="normal" style:font-style-complex="italic" style:font-weight-complex="normal" fo:hyphenate="true" fo:hyphenation-remain-char-count="2" fo:hyphenation-push-char-count="2"/>
    </style:style>
    <style:style style:name="P6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6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68"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style:font-style-asian="italic" style:font-style-complex="italic" fo:hyphenate="true" fo:hyphenation-remain-char-count="2" fo:hyphenation-push-char-count="2"/>
    </style:style>
    <style:style style:name="P6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71"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style:font-style-asian="normal" style:font-style-complex="normal" fo:hyphenate="true" fo:hyphenation-remain-char-count="2" fo:hyphenation-push-char-count="2"/>
    </style:style>
    <style:style style:name="P7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7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75"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6"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bold" style:font-style-asian="normal" style:font-weight-asian="bold" style:font-style-complex="normal" style:font-weight-complex="bold" fo:hyphenate="true" fo:hyphenation-remain-char-count="2" fo:hyphenation-push-char-count="2"/>
    </style:style>
    <style:style style:name="P77"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8"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79"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80"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81"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8ece2" style:font-style-asian="normal" style:font-style-complex="normal" fo:hyphenate="true" fo:hyphenation-remain-char-count="2" fo:hyphenation-push-char-count="2"/>
    </style:style>
    <style:style style:name="P82"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d372b" style:font-style-asian="normal" style:font-style-complex="normal" fo:hyphenate="true" fo:hyphenation-remain-char-count="2" fo:hyphenation-push-char-count="2"/>
    </style:style>
    <style:style style:name="P83"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e9025" style:font-style-asian="normal" style:font-style-complex="normal" fo:hyphenate="true" fo:hyphenation-remain-char-count="2" fo:hyphenation-push-char-count="2"/>
    </style:style>
    <style:style style:name="P84"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013ce" officeooo:paragraph-rsid="0058ece2" style:font-style-asian="normal" style:font-style-complex="normal" fo:hyphenate="true" fo:hyphenation-remain-char-count="2" fo:hyphenation-push-char-count="2"/>
    </style:style>
    <style:style style:name="P85"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21c95" officeooo:paragraph-rsid="0058ece2" style:font-style-asian="normal" style:font-style-complex="normal" fo:hyphenate="true" fo:hyphenation-remain-char-count="2" fo:hyphenation-push-char-count="2"/>
    </style:style>
    <style:style style:name="P86"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013ce" officeooo:paragraph-rsid="0058ece2" style:font-style-asian="italic" style:font-style-complex="italic" fo:hyphenate="true" fo:hyphenation-remain-char-count="2" fo:hyphenation-push-char-count="2"/>
    </style:style>
    <style:style style:name="P87"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21c95" officeooo:paragraph-rsid="0058ece2" style:font-style-asian="italic" style:font-style-complex="italic" fo:hyphenate="true" fo:hyphenation-remain-char-count="2" fo:hyphenation-push-char-count="2"/>
    </style:style>
    <style:style style:name="P8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8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9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9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9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3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3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67" style:family="paragraph" style:parent-style-name="Standard" style:master-page-name="">
      <style:paragraph-properties fo:margin-left="0cm" fo:margin-right="0cm" fo:text-align="justify" style:justify-single-word="false" fo:hyphenation-ladder-count="no-limit" fo:text-indent="0.499cm" style:auto-text-indent="false" style:page-number="auto"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68" style:family="paragraph" style:parent-style-name="Text_20_body" style:master-page-name="">
      <style:paragraph-properties fo:margin-left="0cm" fo:margin-right="0cm" fo:text-align="justify" style:justify-single-word="false" fo:hyphenation-ladder-count="no-limit" fo:text-indent="0.499cm" style:auto-text-indent="false" style:page-number="auto"/>
      <style:text-properties officeooo:rsid="00ee9742" officeooo:paragraph-rsid="00ee9742"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22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22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22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22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22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22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22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23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23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23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23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23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23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3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3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3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3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4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4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4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4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4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4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4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4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4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4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5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5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5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5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25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25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25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25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25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5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6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6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6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3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3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3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3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3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3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30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e9742" officeooo:paragraph-rsid="00ee9742" fo:hyphenate="true" fo:hyphenation-remain-char-count="2" fo:hyphenation-push-char-count="2"/>
    </style:style>
    <style:style style:name="P30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f619a" officeooo:paragraph-rsid="00ef619a" fo:hyphenate="true" fo:hyphenation-remain-char-count="2" fo:hyphenation-push-char-count="2"/>
    </style:style>
    <style:style style:name="P30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0a0fb" officeooo:paragraph-rsid="00f0a0fb" style:font-style-asian="italic" style:font-style-complex="italic" fo:hyphenate="true" fo:hyphenation-remain-char-count="2" fo:hyphenation-push-char-count="2"/>
    </style:style>
    <style:style style:name="P3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26947" officeooo:paragraph-rsid="00f26947" style:font-style-asian="italic" style:font-style-complex="italic" fo:hyphenate="true" fo:hyphenation-remain-char-count="2" fo:hyphenation-push-char-count="2"/>
    </style:style>
    <style:style style:name="P3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424b9" style:font-style-asian="italic" style:font-style-complex="italic" fo:hyphenate="true" fo:hyphenation-remain-char-count="2" fo:hyphenation-push-char-count="2"/>
    </style:style>
    <style:style style:name="P3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6f812" style:font-style-asian="italic" style:font-style-complex="italic" fo:hyphenate="true" fo:hyphenation-remain-char-count="2" fo:hyphenation-push-char-count="2"/>
    </style:style>
    <style:style style:name="P3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5fb1f" officeooo:paragraph-rsid="00f5fb1f" style:font-style-asian="italic" style:font-style-complex="italic" fo:hyphenate="true" fo:hyphenation-remain-char-count="2" fo:hyphenation-push-char-count="2"/>
    </style:style>
    <style:style style:name="P3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6f812" officeooo:paragraph-rsid="00f6f812" style:font-style-asian="italic" style:font-style-complex="italic" fo:hyphenate="true" fo:hyphenation-remain-char-count="2" fo:hyphenation-push-char-count="2"/>
    </style:style>
    <style:style style:name="P3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8eb5e" officeooo:paragraph-rsid="00f8eb5e" style:font-style-asian="italic" style:font-style-complex="italic" fo:hyphenate="true" fo:hyphenation-remain-char-count="2" fo:hyphenation-push-char-count="2"/>
    </style:style>
    <style:style style:name="P3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9997a" style:font-style-asian="italic" style:font-style-complex="italic" fo:hyphenate="true" fo:hyphenation-remain-char-count="2" fo:hyphenation-push-char-count="2"/>
    </style:style>
    <style:style style:name="P3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a9643" style:font-style-asian="italic" style:font-style-complex="italic" fo:hyphenate="true" fo:hyphenation-remain-char-count="2" fo:hyphenation-push-char-count="2"/>
    </style:style>
    <style:style style:name="P3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1d37" officeooo:paragraph-rsid="01051d37" style:font-style-asian="italic" style:font-style-complex="italic" fo:hyphenate="true" fo:hyphenation-remain-char-count="2" fo:hyphenation-push-char-count="2"/>
    </style:style>
    <style:style style:name="P3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3dfc" officeooo:paragraph-rsid="01053dfc" style:font-style-asian="italic" style:font-style-complex="italic" fo:hyphenate="true" fo:hyphenation-remain-char-count="2" fo:hyphenation-push-char-count="2"/>
    </style:style>
    <style:style style:name="P3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627d1" officeooo:paragraph-rsid="010627d1" style:font-style-asian="italic" style:font-style-complex="italic" fo:hyphenate="true" fo:hyphenation-remain-char-count="2" fo:hyphenation-push-char-count="2"/>
    </style:style>
    <style:style style:name="P3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74b65" officeooo:paragraph-rsid="01074b65" style:font-style-asian="italic" style:font-style-complex="italic" fo:hyphenate="true" fo:hyphenation-remain-char-count="2" fo:hyphenation-push-char-count="2"/>
    </style:style>
    <style:style style:name="P3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ac9a" officeooo:paragraph-rsid="0108ac9a" style:font-style-asian="italic" style:font-style-complex="italic" fo:hyphenate="true" fo:hyphenation-remain-char-count="2" fo:hyphenation-push-char-count="2"/>
    </style:style>
    <style:style style:name="P3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e390" officeooo:paragraph-rsid="0108e390" style:font-style-asian="italic" style:font-style-complex="italic" fo:hyphenate="true" fo:hyphenation-remain-char-count="2" fo:hyphenation-push-char-count="2"/>
    </style:style>
    <style:style style:name="P32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a3b41" style:font-style-asian="italic" style:font-style-complex="italic" fo:hyphenate="true" fo:hyphenation-remain-char-count="2" fo:hyphenation-push-char-count="2"/>
    </style:style>
    <style:style style:name="P32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bf5b0" style:font-style-asian="italic" style:font-style-complex="italic" fo:hyphenate="true" fo:hyphenation-remain-char-count="2" fo:hyphenation-push-char-count="2"/>
    </style:style>
    <style:style style:name="P32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bf5b0" officeooo:paragraph-rsid="010bf5b0" style:font-style-asian="italic" style:font-style-complex="italic" fo:hyphenate="true" fo:hyphenation-remain-char-count="2" fo:hyphenation-push-char-count="2"/>
    </style:style>
    <style:style style:name="P32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d4cf8" officeooo:paragraph-rsid="010d4cf8" style:font-style-asian="italic" style:font-style-complex="italic" fo:hyphenate="true" fo:hyphenation-remain-char-count="2" fo:hyphenation-push-char-count="2"/>
    </style:style>
    <style:style style:name="P32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e73ff" officeooo:paragraph-rsid="010e73ff" style:font-style-asian="italic" style:font-style-complex="italic" fo:hyphenate="true" fo:hyphenation-remain-char-count="2" fo:hyphenation-push-char-count="2"/>
    </style:style>
    <style:style style:name="P32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fa683" officeooo:paragraph-rsid="010fa683" style:font-style-asian="italic" style:font-style-complex="italic" fo:hyphenate="true" fo:hyphenation-remain-char-count="2" fo:hyphenation-push-char-count="2"/>
    </style:style>
    <style:style style:name="P32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51e2" officeooo:paragraph-rsid="011051e2" style:font-style-asian="italic" style:font-style-complex="italic" fo:hyphenate="true" fo:hyphenation-remain-char-count="2" fo:hyphenation-push-char-count="2"/>
    </style:style>
    <style:style style:name="P33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9bf7" officeooo:paragraph-rsid="01109bf7" style:font-style-asian="italic" style:font-style-complex="italic" fo:hyphenate="true" fo:hyphenation-remain-char-count="2" fo:hyphenation-push-char-count="2"/>
    </style:style>
    <style:style style:name="P33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0b4c4" style:font-style-asian="italic" style:font-style-complex="italic" fo:hyphenate="true" fo:hyphenation-remain-char-count="2" fo:hyphenation-push-char-count="2"/>
    </style:style>
    <style:style style:name="P33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22fea" style:font-style-asian="italic" style:font-style-complex="italic" fo:hyphenate="true" fo:hyphenation-remain-char-count="2" fo:hyphenation-push-char-count="2"/>
    </style:style>
    <style:style style:name="P33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22fea" officeooo:paragraph-rsid="01122fea" style:font-style-asian="italic" style:font-style-complex="italic" fo:hyphenate="true" fo:hyphenation-remain-char-count="2" fo:hyphenation-push-char-count="2"/>
    </style:style>
    <style:style style:name="P33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a9643" style:font-style-asian="italic" style:font-style-complex="italic" fo:hyphenate="true" fo:hyphenation-remain-char-count="2" fo:hyphenation-push-char-count="2"/>
    </style:style>
    <style:style style:name="P33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6f94d" officeooo:paragraph-rsid="0116f94d" style:font-style-asian="italic" style:font-style-complex="italic" fo:hyphenate="true" fo:hyphenation-remain-char-count="2" fo:hyphenation-push-char-count="2"/>
    </style:style>
    <style:style style:name="P33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hyphenate="true" fo:hyphenation-remain-char-count="2" fo:hyphenation-push-char-count="2"/>
    </style:style>
    <style:style style:name="P33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16f94d" fo:hyphenate="true" fo:hyphenation-remain-char-count="2" fo:hyphenation-push-char-count="2"/>
    </style:style>
    <style:style style:name="P33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a9643" officeooo:paragraph-rsid="00fb80b2" fo:hyphenate="true" fo:hyphenation-remain-char-count="2" fo:hyphenation-push-char-count="2"/>
    </style:style>
    <style:style style:name="P33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80b2" officeooo:paragraph-rsid="00fb80b2" fo:hyphenate="true" fo:hyphenation-remain-char-count="2" fo:hyphenation-push-char-count="2"/>
    </style:style>
    <style:style style:name="P34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fbeb" officeooo:paragraph-rsid="00fbfbeb" fo:hyphenate="true" fo:hyphenation-remain-char-count="2" fo:hyphenation-push-char-count="2"/>
    </style:style>
    <style:style style:name="P34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cf6df" officeooo:paragraph-rsid="00fcf6df" fo:hyphenate="true" fo:hyphenation-remain-char-count="2" fo:hyphenation-push-char-count="2"/>
    </style:style>
    <style:style style:name="P34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de6b6" fo:hyphenate="true" fo:hyphenation-remain-char-count="2" fo:hyphenation-push-char-count="2"/>
    </style:style>
    <style:style style:name="P34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f7f6d" fo:hyphenate="true" fo:hyphenation-remain-char-count="2" fo:hyphenation-push-char-count="2"/>
    </style:style>
    <style:style style:name="P34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f7f6d" officeooo:paragraph-rsid="00ff7f6d" fo:hyphenate="true" fo:hyphenation-remain-char-count="2" fo:hyphenation-push-char-count="2"/>
    </style:style>
    <style:style style:name="P34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04dd9" officeooo:paragraph-rsid="01004dd9" fo:hyphenate="true" fo:hyphenation-remain-char-count="2" fo:hyphenation-push-char-count="2"/>
    </style:style>
    <style:style style:name="P34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17719" officeooo:paragraph-rsid="01017719" fo:hyphenate="true" fo:hyphenation-remain-char-count="2" fo:hyphenation-push-char-count="2"/>
    </style:style>
    <style:style style:name="P34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2264c" fo:hyphenate="true" fo:hyphenation-remain-char-count="2" fo:hyphenation-push-char-count="2"/>
    </style:style>
    <style:style style:name="P34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3f151" fo:hyphenate="true" fo:hyphenation-remain-char-count="2" fo:hyphenation-push-char-count="2"/>
    </style:style>
    <style:style style:name="P34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377a" officeooo:paragraph-rsid="0103377a" fo:hyphenate="true" fo:hyphenation-remain-char-count="2" fo:hyphenation-push-char-count="2"/>
    </style:style>
    <style:style style:name="P35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f151" officeooo:paragraph-rsid="0103f151" fo:hyphenate="true" fo:hyphenation-remain-char-count="2" fo:hyphenation-push-char-count="2"/>
    </style:style>
    <style:style style:name="P35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51d37" officeooo:paragraph-rsid="01051d37" fo:hyphenate="true" fo:hyphenation-remain-char-count="2" fo:hyphenation-push-char-count="2"/>
    </style:style>
    <style:style style:name="P35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e390" officeooo:paragraph-rsid="0108e390" style:font-style-asian="normal" style:font-style-complex="normal" fo:hyphenate="true" fo:hyphenation-remain-char-count="2" fo:hyphenation-push-char-count="2"/>
    </style:style>
    <style:style style:name="P35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a3b41" officeooo:paragraph-rsid="010a3b41" style:font-style-asian="normal" style:font-style-complex="normal" fo:hyphenate="true" fo:hyphenation-remain-char-count="2" fo:hyphenation-push-char-count="2"/>
    </style:style>
    <style:style style:name="P35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26947" officeooo:paragraph-rsid="00f26947" style:font-style-asian="normal" style:font-style-complex="normal" fo:hyphenate="true" fo:hyphenation-remain-char-count="2" fo:hyphenation-push-char-count="2"/>
    </style:style>
    <style:style style:name="P35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424b9" officeooo:paragraph-rsid="00f424b9" style:font-style-asian="normal" style:font-style-complex="normal" fo:hyphenate="true" fo:hyphenation-remain-char-count="2" fo:hyphenation-push-char-count="2"/>
    </style:style>
    <style:style style:name="P35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6f812" officeooo:paragraph-rsid="00f6f812" style:font-style-asian="normal" style:font-style-complex="normal" fo:hyphenate="true" fo:hyphenation-remain-char-count="2" fo:hyphenation-push-char-count="2"/>
    </style:style>
    <style:style style:name="P35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5fb1f" officeooo:paragraph-rsid="00f5fb1f" style:font-style-asian="normal" style:font-style-complex="normal" fo:hyphenate="true" fo:hyphenation-remain-char-count="2" fo:hyphenation-push-char-count="2"/>
    </style:style>
    <style:style style:name="P35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8eb5e" officeooo:paragraph-rsid="00f8eb5e" style:font-style-asian="normal" style:font-style-complex="normal" fo:hyphenate="true" fo:hyphenation-remain-char-count="2" fo:hyphenation-push-char-count="2"/>
    </style:style>
    <style:style style:name="P35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9997a" officeooo:paragraph-rsid="00f8eb5e" style:font-style-asian="normal" style:font-style-complex="normal" fo:hyphenate="true" fo:hyphenation-remain-char-count="2" fo:hyphenation-push-char-count="2"/>
    </style:style>
    <style:style style:name="P36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9997a" officeooo:paragraph-rsid="00f9997a" style:font-style-asian="normal" style:font-style-complex="normal" fo:hyphenate="true" fo:hyphenation-remain-char-count="2" fo:hyphenation-push-char-count="2"/>
    </style:style>
    <style:style style:name="P36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17719" officeooo:paragraph-rsid="01017719" style:font-style-asian="normal" style:font-style-complex="normal" fo:hyphenate="true" fo:hyphenation-remain-char-count="2" fo:hyphenation-push-char-count="2"/>
    </style:style>
    <style:style style:name="P36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2264c" officeooo:paragraph-rsid="0102264c" style:font-style-asian="normal" style:font-style-complex="normal" fo:hyphenate="true" fo:hyphenation-remain-char-count="2" fo:hyphenation-push-char-count="2"/>
    </style:style>
    <style:style style:name="P36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3f151" officeooo:paragraph-rsid="0103f151" style:font-style-asian="normal" style:font-style-complex="normal" fo:hyphenate="true" fo:hyphenation-remain-char-count="2" fo:hyphenation-push-char-count="2"/>
    </style:style>
    <style:style style:name="P36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3dfc" officeooo:paragraph-rsid="01053dfc" style:font-style-asian="normal" style:font-style-complex="normal" fo:hyphenate="true" fo:hyphenation-remain-char-count="2" fo:hyphenation-push-char-count="2"/>
    </style:style>
    <style:style style:name="P36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627d1" officeooo:paragraph-rsid="010627d1" style:font-style-asian="normal" style:font-style-complex="normal" fo:hyphenate="true" fo:hyphenation-remain-char-count="2" fo:hyphenation-push-char-count="2"/>
    </style:style>
    <style:style style:name="P36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74b65" officeooo:paragraph-rsid="01074b65" style:font-style-asian="normal" style:font-style-complex="normal" fo:hyphenate="true" fo:hyphenation-remain-char-count="2" fo:hyphenation-push-char-count="2"/>
    </style:style>
    <style:style style:name="P36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ac9a" officeooo:paragraph-rsid="0108ac9a" style:font-style-asian="normal" style:font-style-complex="normal" fo:hyphenate="true" fo:hyphenation-remain-char-count="2" fo:hyphenation-push-char-count="2"/>
    </style:style>
    <style:style style:name="P36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bf5b0" officeooo:paragraph-rsid="010bf5b0" style:font-style-asian="normal" style:font-style-complex="normal" fo:hyphenate="true" fo:hyphenation-remain-char-count="2" fo:hyphenation-push-char-count="2"/>
    </style:style>
    <style:style style:name="P36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d4cf8" officeooo:paragraph-rsid="010d4cf8" style:font-style-asian="normal" style:font-style-complex="normal" fo:hyphenate="true" fo:hyphenation-remain-char-count="2" fo:hyphenation-push-char-count="2"/>
    </style:style>
    <style:style style:name="P37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e73ff" officeooo:paragraph-rsid="010e73ff" style:font-style-asian="normal" style:font-style-complex="normal" fo:hyphenate="true" fo:hyphenation-remain-char-count="2" fo:hyphenation-push-char-count="2"/>
    </style:style>
    <style:style style:name="P37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fa683" officeooo:paragraph-rsid="010fa683" style:font-style-asian="normal" style:font-style-complex="normal" fo:hyphenate="true" fo:hyphenation-remain-char-count="2" fo:hyphenation-push-char-count="2"/>
    </style:style>
    <style:style style:name="P37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51e2" officeooo:paragraph-rsid="011051e2" style:font-style-asian="normal" style:font-style-complex="normal" fo:hyphenate="true" fo:hyphenation-remain-char-count="2" fo:hyphenation-push-char-count="2"/>
    </style:style>
    <style:style style:name="P37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9bf7" officeooo:paragraph-rsid="01109bf7" style:font-style-asian="normal" style:font-style-complex="normal" fo:hyphenate="true" fo:hyphenation-remain-char-count="2" fo:hyphenation-push-char-count="2"/>
    </style:style>
    <style:style style:name="P37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0b4c4" style:font-style-asian="normal" style:font-style-complex="normal" fo:hyphenate="true" fo:hyphenation-remain-char-count="2" fo:hyphenation-push-char-count="2"/>
    </style:style>
    <style:style style:name="P37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22fea" style:font-style-asian="normal" style:font-style-complex="normal" fo:hyphenate="true" fo:hyphenation-remain-char-count="2" fo:hyphenation-push-char-count="2"/>
    </style:style>
    <style:style style:name="P37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3713f" style:font-style-asian="normal" style:font-style-complex="normal" fo:hyphenate="true" fo:hyphenation-remain-char-count="2" fo:hyphenation-push-char-count="2"/>
    </style:style>
    <style:style style:name="P37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22fea" style:font-style-asian="normal" style:font-style-complex="normal" fo:hyphenate="true" fo:hyphenation-remain-char-count="2" fo:hyphenation-push-char-count="2"/>
    </style:style>
    <style:style style:name="P37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3b334" officeooo:paragraph-rsid="0113b334" fo:hyphenate="true" fo:hyphenation-remain-char-count="2" fo:hyphenation-push-char-count="2"/>
    </style:style>
    <style:style style:name="P37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42876" officeooo:paragraph-rsid="01142876" fo:hyphenate="true" fo:hyphenation-remain-char-count="2" fo:hyphenation-push-char-count="2"/>
    </style:style>
    <style:style style:name="P38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5a024" officeooo:paragraph-rsid="0115a024" fo:hyphenate="true" fo:hyphenation-remain-char-count="2" fo:hyphenation-push-char-count="2"/>
    </style:style>
    <style:style style:name="P381" style:family="paragraph" style:parent-style-name="Text_20_body"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P382" style:family="paragraph" style:parent-style-name="Contents_20_1" style:master-page-name="">
      <style:paragraph-properties style:page-number="auto" fo:break-before="page">
        <style:tab-stops>
          <style:tab-stop style:position="17cm" style:type="right" style:leader-style="dotted" style:leader-text="."/>
        </style:tab-stops>
      </style:paragraph-properties>
      <style:text-properties officeooo:paragraph-rsid="00e814a5"/>
    </style:style>
    <style:style style:name="P383" style:family="paragraph" style:parent-style-name="Contents_20_1">
      <style:paragraph-properties>
        <style:tab-stops>
          <style:tab-stop style:position="17cm" style:type="right" style:leader-style="dotted" style:leader-text="."/>
        </style:tab-stops>
      </style:paragraph-properties>
      <style:text-properties officeooo:paragraph-rsid="00e814a5"/>
    </style:style>
    <style:style style:name="P384" style:family="paragraph" style:parent-style-name="Contents_20_1">
      <style:paragraph-properties>
        <style:tab-stops>
          <style:tab-stop style:position="17cm" style:type="right" style:leader-style="dotted" style:leader-text="."/>
        </style:tab-stops>
      </style:paragraph-properties>
      <style:text-properties officeooo:paragraph-rsid="00e8be36"/>
    </style:style>
    <style:style style:name="P385" style:family="paragraph" style:parent-style-name="Contents_20_1">
      <style:paragraph-properties>
        <style:tab-stops>
          <style:tab-stop style:position="17cm" style:type="right" style:leader-style="dotted" style:leader-text="."/>
        </style:tab-stops>
      </style:paragraph-properties>
      <style:text-properties officeooo:rsid="00eaa611" officeooo:paragraph-rsid="00eaa611"/>
    </style:style>
    <style:style style:name="P386" style:family="paragraph" style:parent-style-name="Contents_20_1">
      <style:paragraph-properties>
        <style:tab-stops>
          <style:tab-stop style:position="17cm" style:type="right" style:leader-style="dotted" style:leader-text="."/>
        </style:tab-stops>
      </style:paragraph-properties>
      <style:text-properties officeooo:rsid="00e814a5" officeooo:paragraph-rsid="00e814a5"/>
    </style:style>
    <style:style style:name="P387" style:family="paragraph" style:parent-style-name="Contents_20_1">
      <style:paragraph-properties>
        <style:tab-stops>
          <style:tab-stop style:position="17cm" style:type="right" style:leader-style="dotted" style:leader-text="."/>
        </style:tab-stops>
      </style:paragraph-properties>
      <style:text-properties officeooo:rsid="00edbc5f" officeooo:paragraph-rsid="00edbc5f"/>
    </style:style>
    <style:style style:name="P388"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officeooo:paragraph-rsid="01188848" style:font-style-asian="normal" style:font-weight-asian="normal" style:font-style-complex="normal" style:font-weight-complex="normal" fo:hyphenate="true" fo:hyphenation-remain-char-count="2" fo:hyphenation-push-char-count="2"/>
    </style:style>
    <style:style style:name="P389" style:family="paragraph" style:parent-style-name="Standard">
      <style:paragraph-properties fo:text-align="justify" style:justify-single-word="false" fo:hyphenation-ladder-count="no-limit">
        <style:tab-stops>
          <style:tab-stop style:position="0.344cm"/>
        </style:tab-stops>
      </style:paragraph-properties>
      <style:text-properties fo:color="#ff3333"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390" style:family="paragraph" style:parent-style-name="Standard" style:master-page-name="">
      <style:paragraph-properties fo:margin-left="0cm" fo:margin-right="0cm" fo:text-align="justify" style:justify-single-word="false" fo:hyphenation-ladder-count="no-limit" fo:text-indent="0.499cm" style:auto-text-indent="false" style:page-number="auto">
        <style:tab-stops>
          <style:tab-stop style:position="0.344cm"/>
        </style:tab-stops>
      </style:paragraph-properties>
      <style:text-properties fo:language="de" fo:country="DE" fo:font-style="normal" officeooo:paragraph-rsid="0122f472" style:font-style-asian="normal" style:font-style-complex="normal" fo:hyphenate="true" fo:hyphenation-remain-char-count="2" fo:hyphenation-push-char-count="2"/>
    </style:style>
    <style:style style:name="P391" style:family="paragraph" style:parent-style-name="Standard">
      <style:paragraph-properties fo:margin-left="0cm" fo:margin-right="0cm" fo:text-align="justify" style:justify-single-word="false" fo:hyphenation-ladder-count="no-limit" fo:text-indent="0.499cm" style:auto-text-indent="false">
        <style:tab-stops>
          <style:tab-stop style:position="0.344cm"/>
        </style:tab-stops>
      </style:paragraph-properties>
      <style:text-properties fo:language="de" fo:country="DE" fo:font-style="normal" style:font-style-asian="normal" style:font-style-complex="normal" fo:hyphenate="true" fo:hyphenation-remain-char-count="2" fo:hyphenation-push-char-count="2"/>
    </style:style>
    <style:style style:name="P392" style:family="paragraph" style:parent-style-name="Standard">
      <style:paragraph-properties fo:margin-left="0cm" fo:margin-right="0cm" fo:text-align="justify" style:justify-single-word="false" fo:hyphenation-ladder-count="no-limit" fo:text-indent="0.499cm" style:auto-text-indent="false">
        <style:tab-stops>
          <style:tab-stop style:position="0.344cm"/>
        </style:tab-stops>
      </style:paragraph-properties>
      <style:text-properties fo:language="de" fo:country="DE" fo:font-style="normal" officeooo:paragraph-rsid="0122f472" style:font-style-asian="normal" style:font-style-complex="normal" fo:hyphenate="true" fo:hyphenation-remain-char-count="2" fo:hyphenation-push-char-count="2"/>
    </style:style>
    <style:style style:name="P393" style:family="paragraph" style:parent-style-name="Standard">
      <style:paragraph-properties fo:margin-left="0cm" fo:margin-right="0cm" fo:text-align="justify" style:justify-single-word="false" fo:hyphenation-ladder-count="no-limit" fo:text-indent="0.499cm" style:auto-text-indent="false">
        <style:tab-stops>
          <style:tab-stop style:position="0.344cm"/>
        </style:tab-stops>
      </style:paragraph-properties>
      <style:text-properties fo:language="de" fo:country="DE" fo:hyphenate="true" fo:hyphenation-remain-char-count="2" fo:hyphenation-push-char-count="2"/>
    </style:style>
    <style:style style:name="P394" style:family="paragraph" style:parent-style-name="Standard">
      <style:paragraph-properties fo:margin-left="0cm" fo:margin-right="0cm" fo:text-align="justify" style:justify-single-word="false" fo:hyphenation-ladder-count="no-limit" fo:text-indent="0.499cm" style:auto-text-indent="false">
        <style:tab-stops>
          <style:tab-stop style:position="0.344cm"/>
        </style:tab-stops>
      </style:paragraph-properties>
      <style:text-properties fo:language="de" fo:country="DE" fo:font-style="italic" style:font-style-asian="italic" style:font-style-complex="italic" fo:hyphenate="true" fo:hyphenation-remain-char-count="2" fo:hyphenation-push-char-count="2"/>
    </style:style>
    <style:style style:name="P39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6f94d" officeooo:paragraph-rsid="0116f94d" style:font-style-asian="normal" style:font-style-complex="normal" fo:hyphenate="true" fo:hyphenation-remain-char-count="2" fo:hyphenation-push-char-count="2"/>
    </style:style>
    <style:style style:name="P39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904da" officeooo:paragraph-rsid="011904da" style:font-style-asian="normal" style:font-style-complex="normal" fo:hyphenate="true" fo:hyphenation-remain-char-count="2" fo:hyphenation-push-char-count="2"/>
    </style:style>
    <style:style style:name="P39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6c4f" officeooo:paragraph-rsid="011a6c4f" style:font-style-asian="normal" style:font-style-complex="normal" fo:hyphenate="true" fo:hyphenation-remain-char-count="2" fo:hyphenation-push-char-count="2"/>
    </style:style>
    <style:style style:name="P39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cad1f" officeooo:paragraph-rsid="011cad1f" style:font-style-asian="normal" style:font-style-complex="normal" fo:hyphenate="true" fo:hyphenation-remain-char-count="2" fo:hyphenation-push-char-count="2"/>
    </style:style>
    <style:style style:name="P399"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16f94d" fo:hyphenate="true" fo:hyphenation-remain-char-count="2" fo:hyphenation-push-char-count="2"/>
    </style:style>
    <style:style style:name="P40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13713f" fo:hyphenate="true" fo:hyphenation-remain-char-count="2" fo:hyphenation-push-char-count="2"/>
    </style:style>
    <style:style style:name="P40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16f94d" fo:hyphenate="true" fo:hyphenation-remain-char-count="2" fo:hyphenation-push-char-count="2"/>
    </style:style>
    <style:style style:name="P40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1d5cca" fo:hyphenate="true" fo:hyphenation-remain-char-count="2" fo:hyphenation-push-char-count="2"/>
    </style:style>
    <style:style style:name="P40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a9643" style:font-style-asian="italic" style:font-style-complex="italic" fo:hyphenate="true" fo:hyphenation-remain-char-count="2" fo:hyphenation-push-char-count="2"/>
    </style:style>
    <style:style style:name="P40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8f034" officeooo:paragraph-rsid="0118f034" style:font-style-asian="italic" style:font-style-complex="italic" fo:hyphenate="true" fo:hyphenation-remain-char-count="2" fo:hyphenation-push-char-count="2"/>
    </style:style>
    <style:style style:name="P40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0b4c4" style:font-style-asian="italic" style:font-style-complex="italic" fo:hyphenate="true" fo:hyphenation-remain-char-count="2" fo:hyphenation-push-char-count="2"/>
    </style:style>
    <style:style style:name="P40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ac176" officeooo:paragraph-rsid="011ac176" style:font-style-asian="italic" style:font-style-complex="italic" fo:hyphenate="true" fo:hyphenation-remain-char-count="2" fo:hyphenation-push-char-count="2"/>
    </style:style>
    <style:style style:name="P40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5cca" officeooo:paragraph-rsid="011d5cca" style:font-style-asian="italic" style:font-style-complex="italic" fo:hyphenate="true" fo:hyphenation-remain-char-count="2" fo:hyphenation-push-char-count="2"/>
    </style:style>
    <style:style style:name="P40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a18e" officeooo:paragraph-rsid="011da18e" style:font-style-asian="italic" style:font-style-complex="italic" fo:hyphenate="true" fo:hyphenation-remain-char-count="2" fo:hyphenation-push-char-count="2"/>
    </style:style>
    <style:style style:name="P4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ec6e7" officeooo:paragraph-rsid="011ec6e7" style:font-style-asian="italic" style:font-style-complex="italic" fo:hyphenate="true" fo:hyphenation-remain-char-count="2" fo:hyphenation-push-char-count="2"/>
    </style:style>
    <style:style style:name="P4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fafa4" officeooo:paragraph-rsid="011fafa4" style:font-style-asian="italic" style:font-style-complex="italic" fo:hyphenate="true" fo:hyphenation-remain-char-count="2" fo:hyphenation-push-char-count="2"/>
    </style:style>
    <style:style style:name="P4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08d8e" officeooo:paragraph-rsid="01208d8e" style:font-style-asian="italic" style:font-style-complex="italic" fo:hyphenate="true" fo:hyphenation-remain-char-count="2" fo:hyphenation-push-char-count="2"/>
    </style:style>
    <style:style style:name="P4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19397" officeooo:paragraph-rsid="01219397" style:font-style-asian="italic" style:font-style-complex="italic" fo:hyphenate="true" fo:hyphenation-remain-char-count="2" fo:hyphenation-push-char-count="2"/>
    </style:style>
    <style:style style:name="P4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2f472" officeooo:paragraph-rsid="0122f472" style:font-style-asian="italic" style:font-style-complex="italic" fo:hyphenate="true" fo:hyphenation-remain-char-count="2" fo:hyphenation-push-char-count="2"/>
    </style:style>
    <style:style style:name="P4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499c3" officeooo:paragraph-rsid="012499c3" style:font-style-asian="italic" style:font-style-complex="italic" fo:hyphenate="true" fo:hyphenation-remain-char-count="2" fo:hyphenation-push-char-count="2"/>
    </style:style>
    <style:style style:name="P4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56dcf" officeooo:paragraph-rsid="01256dcf" style:font-style-asian="italic" style:font-style-complex="italic" fo:hyphenate="true" fo:hyphenation-remain-char-count="2" fo:hyphenation-push-char-count="2"/>
    </style:style>
    <style:style style:name="P4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6fbf6" officeooo:paragraph-rsid="0126fbf6" style:font-style-asian="italic" style:font-style-complex="italic" fo:hyphenate="true" fo:hyphenation-remain-char-count="2" fo:hyphenation-push-char-count="2"/>
    </style:style>
    <style:style style:name="P4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8a59f" officeooo:paragraph-rsid="0128a59f" style:font-style-asian="italic" style:font-style-complex="italic" fo:hyphenate="true" fo:hyphenation-remain-char-count="2" fo:hyphenation-push-char-count="2"/>
    </style:style>
    <style:style style:name="P4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9ad7c" officeooo:paragraph-rsid="0129ad7c" style:font-style-asian="italic" style:font-style-complex="italic" fo:hyphenate="true" fo:hyphenation-remain-char-count="2" fo:hyphenation-push-char-count="2"/>
    </style:style>
    <style:style style:name="P4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0c22" officeooo:paragraph-rsid="012b0c22" style:font-style-asian="italic" style:font-style-complex="italic" fo:hyphenate="true" fo:hyphenation-remain-char-count="2" fo:hyphenation-push-char-count="2"/>
    </style:style>
    <style:style style:name="P4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a6a9" officeooo:paragraph-rsid="012ba6a9" style:font-style-asian="italic" style:font-style-complex="italic" fo:hyphenate="true" fo:hyphenation-remain-char-count="2" fo:hyphenation-push-char-count="2"/>
    </style:style>
    <style:style style:name="P4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ec1f" officeooo:paragraph-rsid="012bec1f" style:font-style-asian="italic" style:font-style-complex="italic" fo:hyphenate="true" fo:hyphenation-remain-char-count="2" fo:hyphenation-push-char-count="2"/>
    </style:style>
    <style:style style:name="P4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cad1f" officeooo:paragraph-rsid="011cad1f" fo:hyphenate="true" fo:hyphenation-remain-char-count="2" fo:hyphenation-push-char-count="2"/>
    </style:style>
    <style:style style:name="P423" style:family="paragraph" style:parent-style-name="Heading_20_1">
      <style:text-properties officeooo:rsid="005b7f57"/>
    </style:style>
    <style:style style:name="P424" style:family="paragraph" style:parent-style-name="Heading_20_1">
      <style:text-properties officeooo:paragraph-rsid="005a0eb7"/>
    </style:style>
    <style:style style:name="P425" style:family="paragraph" style:parent-style-name="Heading_20_1">
      <style:text-properties fo:language="de" fo:country="DE"/>
    </style:style>
    <style:style style:name="P426" style:family="paragraph" style:parent-style-name="Heading_20_1">
      <style:text-properties fo:font-style="normal" officeooo:rsid="0020e49a" style:font-style-asian="normal" style:font-style-complex="normal"/>
    </style:style>
    <style:style style:name="P427"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428" style:family="paragraph" style:parent-style-name="Heading_20_1">
      <style:text-properties officeooo:paragraph-rsid="0118f034"/>
    </style:style>
    <style:style style:name="P429" style:family="paragraph" style:parent-style-name="Heading_20_1">
      <style:paragraph-properties fo:break-before="page"/>
    </style:style>
    <style:style style:name="P430" style:family="paragraph" style:parent-style-name="Heading_20_1">
      <style:paragraph-properties fo:break-before="page"/>
      <style:text-properties officeooo:paragraph-rsid="0116f94d"/>
    </style:style>
    <style:style style:name="P431" style:family="paragraph" style:parent-style-name="Contents_20_Heading" style:master-page-name="">
      <style:paragraph-properties style:page-number="auto"/>
    </style:style>
    <style:style style:name="P43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456e10" style:font-style-asian="italic" style:font-style-complex="italic"/>
    </style:style>
    <style:style style:name="T19" style:family="text">
      <style:text-properties fo:font-style="italic" officeooo:rsid="00539b5d" style:font-style-asian="italic" style:font-style-complex="italic"/>
    </style:style>
    <style:style style:name="T20" style:family="text">
      <style:text-properties fo:font-style="italic" officeooo:rsid="0055cd49" style:font-style-asian="italic" style:font-style-complex="italic"/>
    </style:style>
    <style:style style:name="T21" style:family="text">
      <style:text-properties fo:font-style="italic" officeooo:rsid="001013ce" style:font-style-asian="italic" style:font-style-complex="italic"/>
    </style:style>
    <style:style style:name="T22" style:family="text">
      <style:text-properties fo:font-style="italic" officeooo:rsid="00121c95" style:font-style-asian="italic" style:font-style-complex="italic"/>
    </style:style>
    <style:style style:name="T23" style:family="text">
      <style:text-properties fo:font-style="italic" officeooo:rsid="0060a04a" style:font-style-asian="italic" style:font-style-complex="italic"/>
    </style:style>
    <style:style style:name="T24" style:family="text">
      <style:text-properties fo:font-style="italic" officeooo:rsid="0062a79f" style:font-style-asian="italic" style:font-style-complex="italic"/>
    </style:style>
    <style:style style:name="T25" style:family="text">
      <style:text-properties fo:font-style="italic" officeooo:rsid="00635308" style:font-style-asian="italic" style:font-style-complex="italic"/>
    </style:style>
    <style:style style:name="T26" style:family="text">
      <style:text-properties fo:font-style="italic" officeooo:rsid="00652569" style:font-style-asian="italic" style:font-style-complex="italic"/>
    </style:style>
    <style:style style:name="T27" style:family="text">
      <style:text-properties fo:font-style="italic" officeooo:rsid="00661168" style:font-style-asian="italic" style:font-style-complex="italic"/>
    </style:style>
    <style:style style:name="T28" style:family="text">
      <style:text-properties fo:font-style="italic" officeooo:rsid="0067422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1afa9b" style:font-style-asian="italic" style:font-weight-asian="normal" style:font-style-complex="italic" style:font-weight-complex="normal"/>
    </style:style>
    <style:style style:name="T31" style:family="text">
      <style:text-properties fo:font-style="italic" fo:font-weight="normal" officeooo:rsid="00e8be36" style:font-style-asian="italic" style:font-weight-asian="normal" style:font-style-complex="italic" style:font-weight-complex="normal"/>
    </style:style>
    <style:style style:name="T32" style:family="text">
      <style:text-properties fo:font-style="italic" style:text-underline-style="none" fo:font-weight="normal" style:font-style-asian="italic" style:font-weight-asian="normal" style:font-style-complex="italic" style:font-weight-complex="normal"/>
    </style:style>
    <style:style style:name="T33" style:family="text">
      <style:text-properties fo:font-style="italic" style:text-underline-style="none" officeooo:rsid="00635308"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456e10" style:font-style-asian="normal" style:font-style-complex="normal"/>
    </style:style>
    <style:style style:name="T36" style:family="text">
      <style:text-properties fo:font-style="normal" officeooo:rsid="00471066" style:font-style-asian="normal" style:font-style-complex="normal"/>
    </style:style>
    <style:style style:name="T37" style:family="text">
      <style:text-properties fo:font-style="normal" officeooo:rsid="0049f7b9" style:font-style-asian="normal" style:font-style-complex="normal"/>
    </style:style>
    <style:style style:name="T38" style:family="text">
      <style:text-properties fo:font-style="normal" officeooo:rsid="004bce25" style:font-style-asian="normal" style:font-style-complex="normal"/>
    </style:style>
    <style:style style:name="T39" style:family="text">
      <style:text-properties fo:font-style="normal" officeooo:rsid="004ce20e" style:font-style-asian="normal" style:font-style-complex="normal"/>
    </style:style>
    <style:style style:name="T40" style:family="text">
      <style:text-properties fo:font-style="normal" officeooo:rsid="004f8be0" style:font-style-asian="normal" style:font-style-complex="normal"/>
    </style:style>
    <style:style style:name="T41" style:family="text">
      <style:text-properties fo:font-style="normal" officeooo:rsid="0073b719" style:font-style-asian="normal" style:font-style-complex="normal"/>
    </style:style>
    <style:style style:name="T42" style:family="text">
      <style:text-properties fo:font-style="normal" officeooo:rsid="0073fd50" style:font-style-asian="normal" style:font-style-complex="normal"/>
    </style:style>
    <style:style style:name="T43" style:family="text">
      <style:text-properties fo:font-style="normal" officeooo:rsid="00740af0" style:font-style-asian="normal" style:font-style-complex="normal"/>
    </style:style>
    <style:style style:name="T44" style:family="text">
      <style:text-properties fo:font-style="normal" officeooo:rsid="0075fbf0" style:font-style-asian="normal" style:font-style-complex="normal"/>
    </style:style>
    <style:style style:name="T45" style:family="text">
      <style:text-properties fo:font-style="normal" officeooo:rsid="007695d3" style:font-style-asian="normal" style:font-style-complex="normal"/>
    </style:style>
    <style:style style:name="T46" style:family="text">
      <style:text-properties fo:font-style="normal" officeooo:rsid="007921ba" style:font-style-asian="normal" style:font-style-complex="normal"/>
    </style:style>
    <style:style style:name="T47" style:family="text">
      <style:text-properties fo:font-style="normal" officeooo:rsid="007a2bed" style:font-style-asian="normal" style:font-style-complex="normal"/>
    </style:style>
    <style:style style:name="T48" style:family="text">
      <style:text-properties fo:font-style="normal" officeooo:rsid="001e0680" style:font-style-asian="normal" style:font-style-complex="normal"/>
    </style:style>
    <style:style style:name="T49" style:family="text">
      <style:text-properties fo:font-style="normal" officeooo:rsid="001e7a5c" style:font-style-asian="normal" style:font-style-complex="normal"/>
    </style:style>
    <style:style style:name="T50" style:family="text">
      <style:text-properties fo:font-style="normal" officeooo:rsid="007c1bd8" style:font-style-asian="normal" style:font-style-complex="normal"/>
    </style:style>
    <style:style style:name="T51" style:family="text">
      <style:text-properties fo:font-style="normal" officeooo:rsid="007ea58f" style:font-style-asian="normal" style:font-style-complex="normal"/>
    </style:style>
    <style:style style:name="T52" style:family="text">
      <style:text-properties fo:font-style="normal" officeooo:rsid="0081268f" style:font-style-asian="normal" style:font-style-complex="normal"/>
    </style:style>
    <style:style style:name="T53" style:family="text">
      <style:text-properties fo:font-style="normal" officeooo:rsid="0082b36e" style:font-style-asian="normal" style:font-style-complex="normal"/>
    </style:style>
    <style:style style:name="T54" style:family="text">
      <style:text-properties fo:font-style="normal" officeooo:rsid="00843ea0" style:font-style-asian="normal" style:font-style-complex="normal"/>
    </style:style>
    <style:style style:name="T55" style:family="text">
      <style:text-properties fo:font-style="normal" officeooo:rsid="0084b9ea" style:font-style-asian="normal" style:font-style-complex="normal"/>
    </style:style>
    <style:style style:name="T56" style:family="text">
      <style:text-properties fo:font-style="normal" officeooo:rsid="0085d3da" style:font-style-asian="normal" style:font-style-complex="normal"/>
    </style:style>
    <style:style style:name="T57" style:family="text">
      <style:text-properties fo:font-style="normal" officeooo:rsid="0087d43b" style:font-style-asian="normal" style:font-style-complex="normal"/>
    </style:style>
    <style:style style:name="T58" style:family="text">
      <style:text-properties fo:font-style="normal" officeooo:rsid="0088e38d" style:font-style-asian="normal" style:font-style-complex="normal"/>
    </style:style>
    <style:style style:name="T59" style:family="text">
      <style:text-properties fo:font-style="normal" officeooo:rsid="008965da" style:font-style-asian="normal" style:font-style-complex="normal"/>
    </style:style>
    <style:style style:name="T60" style:family="text">
      <style:text-properties fo:font-style="normal" officeooo:rsid="00936a9d" style:font-style-asian="normal" style:font-style-complex="normal"/>
    </style:style>
    <style:style style:name="T61" style:family="text">
      <style:text-properties fo:font-style="normal" officeooo:rsid="0093b281" style:font-style-asian="normal" style:font-style-complex="normal"/>
    </style:style>
    <style:style style:name="T62" style:family="text">
      <style:text-properties fo:font-style="normal" officeooo:rsid="00947d98" style:font-style-asian="normal" style:font-style-complex="normal"/>
    </style:style>
    <style:style style:name="T63" style:family="text">
      <style:text-properties fo:font-style="normal" officeooo:rsid="00973fca" style:font-style-asian="normal" style:font-style-complex="normal"/>
    </style:style>
    <style:style style:name="T64" style:family="text">
      <style:text-properties fo:font-style="normal" officeooo:rsid="009a19f6" style:font-style-asian="normal" style:font-style-complex="normal"/>
    </style:style>
    <style:style style:name="T65" style:family="text">
      <style:text-properties fo:font-style="normal" officeooo:rsid="009bddba" style:font-style-asian="normal" style:font-style-complex="normal"/>
    </style:style>
    <style:style style:name="T66" style:family="text">
      <style:text-properties fo:font-style="normal" officeooo:rsid="0074a41f" style:font-style-asian="normal" style:font-style-complex="normal"/>
    </style:style>
    <style:style style:name="T67" style:family="text">
      <style:text-properties fo:font-style="normal" officeooo:rsid="00a1a711" style:font-style-asian="normal" style:font-style-complex="normal"/>
    </style:style>
    <style:style style:name="T68" style:family="text">
      <style:text-properties fo:font-style="normal" officeooo:rsid="00a1d164" style:font-style-asian="normal" style:font-style-complex="normal"/>
    </style:style>
    <style:style style:name="T69" style:family="text">
      <style:text-properties fo:font-style="normal" officeooo:rsid="00a3078d" style:font-style-asian="normal" style:font-style-complex="normal"/>
    </style:style>
    <style:style style:name="T70" style:family="text">
      <style:text-properties fo:font-style="normal" officeooo:rsid="00a39aef" style:font-style-asian="normal" style:font-style-complex="normal"/>
    </style:style>
    <style:style style:name="T71" style:family="text">
      <style:text-properties fo:font-style="normal" officeooo:rsid="00a6dded" style:font-style-asian="normal" style:font-style-complex="normal"/>
    </style:style>
    <style:style style:name="T72" style:family="text">
      <style:text-properties fo:font-style="normal" officeooo:rsid="00a9dfd3" style:font-style-asian="normal" style:font-style-complex="normal"/>
    </style:style>
    <style:style style:name="T73" style:family="text">
      <style:text-properties fo:font-style="normal" officeooo:rsid="00aa4671" style:font-style-asian="normal" style:font-style-complex="normal"/>
    </style:style>
    <style:style style:name="T74" style:family="text">
      <style:text-properties fo:font-style="normal" officeooo:rsid="00ad13da" style:font-style-asian="normal" style:font-style-complex="normal"/>
    </style:style>
    <style:style style:name="T75" style:family="text">
      <style:text-properties fo:font-style="normal" officeooo:rsid="00ad51d1" style:font-style-asian="normal" style:font-style-complex="normal"/>
    </style:style>
    <style:style style:name="T76" style:family="text">
      <style:text-properties fo:font-style="normal" officeooo:rsid="00ae3d84" style:font-style-asian="normal" style:font-style-complex="normal"/>
    </style:style>
    <style:style style:name="T77" style:family="text">
      <style:text-properties fo:font-style="normal" officeooo:rsid="00af0ef8" style:font-style-asian="normal" style:font-style-complex="normal"/>
    </style:style>
    <style:style style:name="T78" style:family="text">
      <style:text-properties fo:font-style="normal" officeooo:rsid="00affd3e" style:font-style-asian="normal" style:font-style-complex="normal"/>
    </style:style>
    <style:style style:name="T79" style:family="text">
      <style:text-properties fo:font-style="normal" officeooo:rsid="00b19af6" style:font-style-asian="normal" style:font-style-complex="normal"/>
    </style:style>
    <style:style style:name="T80" style:family="text">
      <style:text-properties fo:font-style="normal" officeooo:rsid="00b93029" style:font-style-asian="normal" style:font-style-complex="normal"/>
    </style:style>
    <style:style style:name="T81" style:family="text">
      <style:text-properties fo:font-style="normal" officeooo:rsid="00c21e60" style:font-style-asian="normal" style:font-style-complex="normal"/>
    </style:style>
    <style:style style:name="T82" style:family="text">
      <style:text-properties fo:font-style="normal" officeooo:rsid="00c246ce" style:font-style-asian="normal" style:font-style-complex="normal"/>
    </style:style>
    <style:style style:name="T83" style:family="text">
      <style:text-properties fo:font-style="normal" officeooo:rsid="00c3a03b" style:font-style-asian="normal" style:font-style-complex="normal"/>
    </style:style>
    <style:style style:name="T84" style:family="text">
      <style:text-properties fo:font-style="normal" officeooo:rsid="00c43502" style:font-style-asian="normal" style:font-style-complex="normal"/>
    </style:style>
    <style:style style:name="T85" style:family="text">
      <style:text-properties fo:font-style="normal" officeooo:rsid="00c598ab" style:font-style-asian="normal" style:font-style-complex="normal"/>
    </style:style>
    <style:style style:name="T86" style:family="text">
      <style:text-properties fo:font-style="normal" officeooo:rsid="00c5d4a1" style:font-style-asian="normal" style:font-style-complex="normal"/>
    </style:style>
    <style:style style:name="T87" style:family="text">
      <style:text-properties fo:font-style="normal" officeooo:rsid="00c6cbba" style:font-style-asian="normal" style:font-style-complex="normal"/>
    </style:style>
    <style:style style:name="T88" style:family="text">
      <style:text-properties fo:font-style="normal" officeooo:rsid="00cd123e" style:font-style-asian="normal" style:font-style-complex="normal"/>
    </style:style>
    <style:style style:name="T89" style:family="text">
      <style:text-properties fo:font-style="normal" officeooo:rsid="00cd8442" style:font-style-asian="normal" style:font-style-complex="normal"/>
    </style:style>
    <style:style style:name="T90" style:family="text">
      <style:text-properties fo:font-style="normal" officeooo:rsid="00cf213b" style:font-style-asian="normal" style:font-style-complex="normal"/>
    </style:style>
    <style:style style:name="T91" style:family="text">
      <style:text-properties fo:font-style="normal" officeooo:rsid="00cff341" style:font-style-asian="normal" style:font-style-complex="normal"/>
    </style:style>
    <style:style style:name="T92" style:family="text">
      <style:text-properties fo:font-style="normal" officeooo:rsid="00d13079" style:font-style-asian="normal" style:font-style-complex="normal"/>
    </style:style>
    <style:style style:name="T93" style:family="text">
      <style:text-properties fo:font-style="normal" officeooo:rsid="00d21fbc" style:font-style-asian="normal" style:font-style-complex="normal"/>
    </style:style>
    <style:style style:name="T94" style:family="text">
      <style:text-properties fo:font-style="normal" officeooo:rsid="00d37428" style:font-style-asian="normal" style:font-style-complex="normal"/>
    </style:style>
    <style:style style:name="T95" style:family="text">
      <style:text-properties fo:font-style="normal" officeooo:rsid="00d4b6e8" style:font-style-asian="normal" style:font-style-complex="normal"/>
    </style:style>
    <style:style style:name="T96" style:family="text">
      <style:text-properties fo:font-style="normal" officeooo:rsid="00e2ba1a" style:font-style-asian="normal" style:font-style-complex="normal"/>
    </style:style>
    <style:style style:name="T97" style:family="text">
      <style:text-properties fo:font-style="normal" officeooo:rsid="00e4a125" style:font-style-asian="normal" style:font-style-complex="normal"/>
    </style:style>
    <style:style style:name="T98" style:family="text">
      <style:text-properties fo:font-style="normal" officeooo:rsid="00e51f20" style:font-style-asian="normal" style:font-style-complex="normal"/>
    </style:style>
    <style:style style:name="T99" style:family="text">
      <style:text-properties fo:font-style="normal" officeooo:rsid="00edbc5f" style:font-style-asian="normal" style:font-style-complex="normal"/>
    </style:style>
    <style:style style:name="T100" style:family="text">
      <style:text-properties fo:font-style="normal" officeooo:rsid="00f26947" style:font-style-asian="normal" style:font-style-complex="normal"/>
    </style:style>
    <style:style style:name="T101" style:family="text">
      <style:text-properties fo:font-style="normal" officeooo:rsid="00f424b9" style:font-style-asian="normal" style:font-style-complex="normal"/>
    </style:style>
    <style:style style:name="T102" style:family="text">
      <style:text-properties fo:font-style="normal" officeooo:rsid="00f5fb1f" style:font-style-asian="normal" style:font-style-complex="normal"/>
    </style:style>
    <style:style style:name="T103" style:family="text">
      <style:text-properties fo:font-style="normal" officeooo:rsid="00f6f812" style:font-style-asian="normal" style:font-style-complex="normal"/>
    </style:style>
    <style:style style:name="T104" style:family="text">
      <style:text-properties fo:font-style="normal" officeooo:rsid="00f8eb5e" style:font-style-asian="normal" style:font-style-complex="normal"/>
    </style:style>
    <style:style style:name="T105" style:family="text">
      <style:text-properties fo:font-style="normal" officeooo:rsid="00f9997a" style:font-style-asian="normal" style:font-style-complex="normal"/>
    </style:style>
    <style:style style:name="T106" style:family="text">
      <style:text-properties fo:font-style="normal" officeooo:rsid="00fa9643" style:font-style-asian="normal" style:font-style-complex="normal"/>
    </style:style>
    <style:style style:name="T107" style:family="text">
      <style:text-properties fo:font-style="normal" officeooo:rsid="0102264c" style:font-style-asian="normal" style:font-style-complex="normal"/>
    </style:style>
    <style:style style:name="T108" style:family="text">
      <style:text-properties fo:font-style="normal" officeooo:rsid="0103f151" style:font-style-asian="normal" style:font-style-complex="normal"/>
    </style:style>
    <style:style style:name="T109" style:family="text">
      <style:text-properties fo:font-style="normal" officeooo:rsid="01051d37" style:font-style-asian="normal" style:font-style-complex="normal"/>
    </style:style>
    <style:style style:name="T110" style:family="text">
      <style:text-properties fo:font-style="normal" officeooo:rsid="01074b65" style:font-style-asian="normal" style:font-style-complex="normal"/>
    </style:style>
    <style:style style:name="T111" style:family="text">
      <style:text-properties fo:font-style="normal" officeooo:rsid="0108ac9a" style:font-style-asian="normal" style:font-style-complex="normal"/>
    </style:style>
    <style:style style:name="T112" style:family="text">
      <style:text-properties fo:font-style="normal" officeooo:rsid="0108e390" style:font-style-asian="normal" style:font-style-complex="normal"/>
    </style:style>
    <style:style style:name="T113" style:family="text">
      <style:text-properties fo:font-style="normal" officeooo:rsid="010bf5b0" style:font-style-asian="normal" style:font-style-complex="normal"/>
    </style:style>
    <style:style style:name="T114" style:family="text">
      <style:text-properties fo:font-style="normal" officeooo:rsid="010e73ff" style:font-style-asian="normal" style:font-style-complex="normal"/>
    </style:style>
    <style:style style:name="T115" style:family="text">
      <style:text-properties fo:font-style="normal" officeooo:rsid="010fa683" style:font-style-asian="normal" style:font-style-complex="normal"/>
    </style:style>
    <style:style style:name="T116" style:family="text">
      <style:text-properties fo:font-style="normal" officeooo:rsid="011051e2" style:font-style-asian="normal" style:font-style-complex="normal"/>
    </style:style>
    <style:style style:name="T117" style:family="text">
      <style:text-properties fo:font-style="normal" officeooo:rsid="01109bf7" style:font-style-asian="normal" style:font-style-complex="normal"/>
    </style:style>
    <style:style style:name="T118" style:family="text">
      <style:text-properties fo:font-style="normal" officeooo:rsid="0110b4c4" style:font-style-asian="normal" style:font-style-complex="normal"/>
    </style:style>
    <style:style style:name="T119" style:family="text">
      <style:text-properties fo:font-style="normal" officeooo:rsid="01122fea" style:font-style-asian="normal" style:font-style-complex="normal"/>
    </style:style>
    <style:style style:name="T120" style:family="text">
      <style:text-properties fo:font-style="normal" officeooo:rsid="0113713f" style:font-style-asian="normal" style:font-style-complex="normal"/>
    </style:style>
    <style:style style:name="T121" style:family="text">
      <style:text-properties fo:font-style="normal" officeooo:rsid="0113b334" style:font-style-asian="normal" style:font-style-complex="normal"/>
    </style:style>
    <style:style style:name="T122" style:family="text">
      <style:text-properties fo:font-style="normal" officeooo:rsid="0116f94d" style:font-style-asian="normal" style:font-style-complex="normal"/>
    </style:style>
    <style:style style:name="T123" style:family="text">
      <style:text-properties fo:font-style="normal" officeooo:rsid="01188848" style:font-style-asian="normal" style:font-style-complex="normal"/>
    </style:style>
    <style:style style:name="T124" style:family="text">
      <style:text-properties fo:font-style="normal" officeooo:rsid="011904da" style:font-style-asian="normal" style:font-style-complex="normal"/>
    </style:style>
    <style:style style:name="T125" style:family="text">
      <style:text-properties fo:font-style="normal" officeooo:rsid="011ac176" style:font-style-asian="normal" style:font-style-complex="normal"/>
    </style:style>
    <style:style style:name="T126" style:family="text">
      <style:text-properties fo:font-style="normal" officeooo:rsid="011da18e" style:font-style-asian="normal" style:font-style-complex="normal"/>
    </style:style>
    <style:style style:name="T127" style:family="text">
      <style:text-properties fo:font-style="normal" officeooo:rsid="011ec6e7" style:font-style-asian="normal" style:font-style-complex="normal"/>
    </style:style>
    <style:style style:name="T128" style:family="text">
      <style:text-properties fo:font-style="normal" officeooo:rsid="011fafa4" style:font-style-asian="normal" style:font-style-complex="normal"/>
    </style:style>
    <style:style style:name="T129" style:family="text">
      <style:text-properties fo:font-style="normal" officeooo:rsid="01208d8e" style:font-style-asian="normal" style:font-style-complex="normal"/>
    </style:style>
    <style:style style:name="T130" style:family="text">
      <style:text-properties fo:font-style="normal" officeooo:rsid="01219397" style:font-style-asian="normal" style:font-style-complex="normal"/>
    </style:style>
    <style:style style:name="T131" style:family="text">
      <style:text-properties fo:font-style="normal" officeooo:rsid="010c83bc" style:font-style-asian="normal" style:font-style-complex="normal"/>
    </style:style>
    <style:style style:name="T132" style:family="text">
      <style:text-properties fo:font-style="normal" officeooo:rsid="01256dcf" style:font-style-asian="normal" style:font-style-complex="normal"/>
    </style:style>
    <style:style style:name="T133" style:family="text">
      <style:text-properties fo:font-style="normal" officeooo:rsid="0126d579" style:font-style-asian="normal" style:font-style-complex="normal"/>
    </style:style>
    <style:style style:name="T134" style:family="text">
      <style:text-properties fo:font-style="normal" officeooo:rsid="0126fbf6" style:font-style-asian="normal" style:font-style-complex="normal"/>
    </style:style>
    <style:style style:name="T135" style:family="text">
      <style:text-properties fo:font-style="normal" officeooo:rsid="0128a59f" style:font-style-asian="normal" style:font-style-complex="normal"/>
    </style:style>
    <style:style style:name="T136" style:family="text">
      <style:text-properties fo:font-style="normal" officeooo:rsid="0129ad7c" style:font-style-asian="normal" style:font-style-complex="normal"/>
    </style:style>
    <style:style style:name="T137" style:family="text">
      <style:text-properties fo:font-style="normal" officeooo:rsid="012b0c22" style:font-style-asian="normal" style:font-style-complex="normal"/>
    </style:style>
    <style:style style:name="T138" style:family="text">
      <style:text-properties fo:font-style="normal" officeooo:rsid="012bf5e9" style:font-style-asian="normal" style:font-style-complex="normal"/>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fo:font-weight="normal" officeooo:rsid="00ee9742" style:font-style-asian="normal" style:font-weight-asian="normal" style:font-style-complex="normal" style:font-weight-complex="normal"/>
    </style:style>
    <style:style style:name="T141" style:family="text">
      <style:text-properties fo:font-style="normal" style:text-underline-style="none" style:font-style-asian="normal" style:font-style-complex="normal"/>
    </style:style>
    <style:style style:name="T142" style:family="text">
      <style:text-properties fo:font-weight="normal" style:font-weight-asian="normal" style:font-weight-complex="normal"/>
    </style:style>
    <style:style style:name="T143" style:family="text">
      <style:text-properties fo:font-weight="normal" officeooo:rsid="00ee9742" style:font-weight-asian="normal" style:font-weight-complex="normal"/>
    </style:style>
    <style:style style:name="T144" style:family="text">
      <style:text-properties style:text-position="0% 100%" fo:font-style="normal" fo:font-weight="normal" style:font-style-asian="normal" style:font-weight-asian="normal" style:font-style-complex="normal" style:font-weight-complex="normal"/>
    </style:style>
    <style:style style:name="T145" style:family="text">
      <style:text-properties style:text-position="0% 100%" fo:font-weight="normal" style:font-weight-asian="normal" style:font-weight-complex="normal"/>
    </style:style>
    <style:style style:name="T146" style:family="text">
      <style:text-properties style:text-position="0% 100%" officeooo:rsid="0060a04a"/>
    </style:style>
    <style:style style:name="T147" style:family="text">
      <style:text-properties style:text-underline-style="none" fo:font-weight="normal" style:font-weight-asian="normal" style:font-weight-complex="normal"/>
    </style:style>
    <style:style style:name="T148" style:family="text">
      <style:text-properties style:text-underline-style="none" officeooo:rsid="0062a79f"/>
    </style:style>
    <style:style style:name="T149" style:family="text">
      <style:text-properties fo:font-variant="normal" fo:text-transform="none" fo:color="#252525" fo:letter-spacing="normal" fo:font-weight="normal" style:font-weight-asian="normal" style:font-weight-complex="normal"/>
    </style:style>
    <style:style style:name="T150"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151"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152"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153"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154"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155"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156"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157"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158"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159"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160"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161" style:family="text">
      <style:text-properties fo:font-variant="normal" fo:text-transform="none" fo:color="#252525" fo:letter-spacing="normal" fo:language="de" fo:country="DE" fo:font-weight="normal" officeooo:rsid="00137bc9" style:font-weight-asian="normal" style:font-weight-complex="normal"/>
    </style:style>
    <style:style style:name="T162" style:family="text">
      <style:text-properties fo:font-variant="normal" fo:text-transform="none" fo:color="#252525" fo:letter-spacing="normal" fo:language="de" fo:country="DE" fo:font-weight="normal" officeooo:rsid="00149059" style:font-weight-asian="normal" style:font-weight-complex="normal"/>
    </style:style>
    <style:style style:name="T163" style:family="text">
      <style:text-properties fo:font-variant="normal" fo:text-transform="none" fo:color="#252525" fo:letter-spacing="normal" fo:language="de" fo:country="DE" fo:font-weight="normal" officeooo:rsid="0058ece2" style:font-weight-asian="normal" style:font-weight-complex="normal"/>
    </style:style>
    <style:style style:name="T164" style:family="text">
      <style:text-properties fo:font-variant="normal" fo:text-transform="none" fo:color="#252525" fo:letter-spacing="normal" fo:language="de" fo:country="DE" fo:font-weight="normal" officeooo:rsid="005995a0" style:font-weight-asian="normal" style:font-weight-complex="normal"/>
    </style:style>
    <style:style style:name="T165" style:family="text">
      <style:text-properties fo:font-variant="normal" fo:text-transform="none" fo:color="#252525" fo:letter-spacing="normal" fo:language="de" fo:country="DE" fo:font-weight="normal" officeooo:rsid="005a0eb7" style:font-weight-asian="normal" style:font-weight-complex="normal"/>
    </style:style>
    <style:style style:name="T166" style:family="text">
      <style:text-properties fo:font-variant="normal" fo:text-transform="none" fo:color="#252525" fo:letter-spacing="normal" fo:language="de" fo:country="DE" fo:font-weight="normal" officeooo:rsid="005b7f57" style:font-weight-asian="normal" style:font-weight-complex="normal"/>
    </style:style>
    <style:style style:name="T167" style:family="text">
      <style:text-properties fo:font-variant="normal" fo:text-transform="none" fo:color="#252525" fo:letter-spacing="normal" fo:language="de" fo:country="DE" fo:font-weight="normal" officeooo:rsid="005ce06f" style:font-weight-asian="normal" style:font-weight-complex="normal"/>
    </style:style>
    <style:style style:name="T168" style:family="text">
      <style:text-properties fo:font-variant="normal" fo:text-transform="none" fo:color="#252525" fo:letter-spacing="normal" fo:language="de" fo:country="DE" fo:font-weight="normal" officeooo:rsid="005d372b" style:font-weight-asian="normal" style:font-weight-complex="normal"/>
    </style:style>
    <style:style style:name="T169" style:family="text">
      <style:text-properties fo:font-variant="normal" fo:text-transform="none" fo:color="#252525" fo:letter-spacing="normal" fo:language="de" fo:country="DE" fo:font-weight="normal" officeooo:rsid="005e9025" style:font-weight-asian="normal" style:font-weight-complex="normal"/>
    </style:style>
    <style:style style:name="T170" style:family="text">
      <style:text-properties officeooo:rsid="0007bf7a"/>
    </style:style>
    <style:style style:name="T171" style:family="text">
      <style:text-properties officeooo:rsid="00093ce0"/>
    </style:style>
    <style:style style:name="T172" style:family="text">
      <style:text-properties officeooo:rsid="0009506c"/>
    </style:style>
    <style:style style:name="T173" style:family="text">
      <style:text-properties officeooo:rsid="000b3988"/>
    </style:style>
    <style:style style:name="T174" style:family="text">
      <style:text-properties officeooo:rsid="000cef2b"/>
    </style:style>
    <style:style style:name="T175" style:family="text">
      <style:text-properties officeooo:rsid="000e6262"/>
    </style:style>
    <style:style style:name="T176" style:family="text">
      <style:text-properties officeooo:rsid="000e769c"/>
    </style:style>
    <style:style style:name="T177" style:family="text">
      <style:text-properties officeooo:rsid="000f3516"/>
    </style:style>
    <style:style style:name="T178" style:family="text">
      <style:text-properties officeooo:rsid="00113d1c"/>
    </style:style>
    <style:style style:name="T179" style:family="text">
      <style:text-properties officeooo:rsid="0012c39e"/>
    </style:style>
    <style:style style:name="T180" style:family="text">
      <style:text-properties officeooo:rsid="0013ca1d"/>
    </style:style>
    <style:style style:name="T181" style:family="text">
      <style:text-properties officeooo:rsid="0014f9e1"/>
    </style:style>
    <style:style style:name="T182" style:family="text">
      <style:text-properties officeooo:rsid="0016c563"/>
    </style:style>
    <style:style style:name="T183" style:family="text">
      <style:text-properties officeooo:rsid="001850e6"/>
    </style:style>
    <style:style style:name="T184" style:family="text">
      <style:text-properties officeooo:rsid="00197a00"/>
    </style:style>
    <style:style style:name="T185" style:family="text">
      <style:text-properties officeooo:rsid="001ca5c2"/>
    </style:style>
    <style:style style:name="T186" style:family="text">
      <style:text-properties officeooo:rsid="001f9a63"/>
    </style:style>
    <style:style style:name="T187" style:family="text">
      <style:text-properties officeooo:rsid="0023139b"/>
    </style:style>
    <style:style style:name="T188" style:family="text">
      <style:text-properties officeooo:rsid="0024cc69"/>
    </style:style>
    <style:style style:name="T189" style:family="text">
      <style:text-properties officeooo:rsid="0025c5d5"/>
    </style:style>
    <style:style style:name="T190" style:family="text">
      <style:text-properties officeooo:rsid="00269fed"/>
    </style:style>
    <style:style style:name="T191" style:family="text">
      <style:text-properties officeooo:rsid="0027d1db"/>
    </style:style>
    <style:style style:name="T192" style:family="text">
      <style:text-properties officeooo:rsid="002857d2"/>
    </style:style>
    <style:style style:name="T193" style:family="text">
      <style:text-properties officeooo:rsid="002aea35"/>
    </style:style>
    <style:style style:name="T194" style:family="text">
      <style:text-properties officeooo:rsid="002bd855"/>
    </style:style>
    <style:style style:name="T195" style:family="text">
      <style:text-properties officeooo:rsid="002dbcc5"/>
    </style:style>
    <style:style style:name="T196" style:family="text">
      <style:text-properties officeooo:rsid="002f740b"/>
    </style:style>
    <style:style style:name="T197" style:family="text">
      <style:text-properties officeooo:rsid="0031432e"/>
    </style:style>
    <style:style style:name="T198" style:family="text">
      <style:text-properties officeooo:rsid="00316d40"/>
    </style:style>
    <style:style style:name="T199" style:family="text">
      <style:text-properties officeooo:rsid="0032adb6"/>
    </style:style>
    <style:style style:name="T200" style:family="text">
      <style:text-properties officeooo:rsid="00342a55"/>
    </style:style>
    <style:style style:name="T201" style:family="text">
      <style:text-properties officeooo:rsid="003437ac"/>
    </style:style>
    <style:style style:name="T202" style:family="text">
      <style:text-properties officeooo:rsid="00345262"/>
    </style:style>
    <style:style style:name="T203" style:family="text">
      <style:text-properties officeooo:rsid="00351ab5"/>
    </style:style>
    <style:style style:name="T204" style:family="text">
      <style:text-properties officeooo:rsid="00361bc8"/>
    </style:style>
    <style:style style:name="T205" style:family="text">
      <style:text-properties officeooo:rsid="003719b3"/>
    </style:style>
    <style:style style:name="T206" style:family="text">
      <style:text-properties officeooo:rsid="00377108"/>
    </style:style>
    <style:style style:name="T207" style:family="text">
      <style:text-properties officeooo:rsid="0039575f"/>
    </style:style>
    <style:style style:name="T208" style:family="text">
      <style:text-properties officeooo:rsid="003af0f2"/>
    </style:style>
    <style:style style:name="T209" style:family="text">
      <style:text-properties officeooo:rsid="003cfdb2"/>
    </style:style>
    <style:style style:name="T210" style:family="text">
      <style:text-properties officeooo:rsid="003d3646"/>
    </style:style>
    <style:style style:name="T211" style:family="text">
      <style:text-properties officeooo:rsid="003f3291"/>
    </style:style>
    <style:style style:name="T212" style:family="text">
      <style:text-properties officeooo:rsid="0040ead2"/>
    </style:style>
    <style:style style:name="T213" style:family="text">
      <style:text-properties officeooo:rsid="00448f4d"/>
    </style:style>
    <style:style style:name="T214" style:family="text">
      <style:text-properties officeooo:rsid="00456e10"/>
    </style:style>
    <style:style style:name="T215" style:family="text">
      <style:text-properties officeooo:rsid="00481481"/>
    </style:style>
    <style:style style:name="T216" style:family="text">
      <style:text-properties officeooo:rsid="0049f7b9"/>
    </style:style>
    <style:style style:name="T217" style:family="text">
      <style:text-properties officeooo:rsid="004bce25"/>
    </style:style>
    <style:style style:name="T218" style:family="text">
      <style:text-properties officeooo:rsid="005113ad"/>
    </style:style>
    <style:style style:name="T219" style:family="text">
      <style:text-properties officeooo:rsid="00539b5d"/>
    </style:style>
    <style:style style:name="T220" style:family="text">
      <style:text-properties officeooo:rsid="00554bc6"/>
    </style:style>
    <style:style style:name="T221" style:family="text">
      <style:text-properties officeooo:rsid="0055cd49"/>
    </style:style>
    <style:style style:name="T222" style:family="text">
      <style:text-properties officeooo:rsid="00577755"/>
    </style:style>
    <style:style style:name="T223" style:family="text">
      <style:text-properties officeooo:rsid="001013ce"/>
    </style:style>
    <style:style style:name="T224" style:family="text">
      <style:text-properties officeooo:rsid="00121c95"/>
    </style:style>
    <style:style style:name="T225" style:family="text">
      <style:text-properties officeooo:rsid="005a0eb7"/>
    </style:style>
    <style:style style:name="T226" style:family="text">
      <style:text-properties officeooo:rsid="005b7f57"/>
    </style:style>
    <style:style style:name="T227" style:family="text">
      <style:text-properties officeooo:rsid="005e9025"/>
    </style:style>
    <style:style style:name="T228" style:family="text">
      <style:text-properties officeooo:rsid="0060a04a"/>
    </style:style>
    <style:style style:name="T229" style:family="text">
      <style:text-properties officeooo:rsid="00612378"/>
    </style:style>
    <style:style style:name="T230" style:family="text">
      <style:text-properties officeooo:rsid="0062a79f"/>
    </style:style>
    <style:style style:name="T231" style:family="text">
      <style:text-properties officeooo:rsid="00635308"/>
    </style:style>
    <style:style style:name="T232" style:family="text">
      <style:text-properties officeooo:rsid="00652569"/>
    </style:style>
    <style:style style:name="T233" style:family="text">
      <style:text-properties officeooo:rsid="0065f47d"/>
    </style:style>
    <style:style style:name="T234" style:family="text">
      <style:text-properties officeooo:rsid="00661168"/>
    </style:style>
    <style:style style:name="T235" style:family="text">
      <style:text-properties officeooo:rsid="0067422c"/>
    </style:style>
    <style:style style:name="T236" style:family="text">
      <style:text-properties officeooo:rsid="00683e1f"/>
    </style:style>
    <style:style style:name="T237" style:family="text">
      <style:text-properties officeooo:rsid="006baf8d"/>
    </style:style>
    <style:style style:name="T238" style:family="text">
      <style:text-properties officeooo:rsid="006c50c3"/>
    </style:style>
    <style:style style:name="T239" style:family="text">
      <style:text-properties officeooo:rsid="006c77b7"/>
    </style:style>
    <style:style style:name="T240" style:family="text">
      <style:text-properties officeooo:rsid="006e4de7"/>
    </style:style>
    <style:style style:name="T241" style:family="text">
      <style:text-properties officeooo:rsid="006f8c63"/>
    </style:style>
    <style:style style:name="T242" style:family="text">
      <style:text-properties officeooo:rsid="0070b72a"/>
    </style:style>
    <style:style style:name="T243" style:family="text">
      <style:text-properties officeooo:rsid="0073fd50"/>
    </style:style>
    <style:style style:name="T244" style:family="text">
      <style:text-properties officeooo:rsid="0085d3da"/>
    </style:style>
    <style:style style:name="T245" style:family="text">
      <style:text-properties officeooo:rsid="008b6ac9"/>
    </style:style>
    <style:style style:name="T246" style:family="text">
      <style:text-properties officeooo:rsid="008c0927"/>
    </style:style>
    <style:style style:name="T247" style:family="text">
      <style:text-properties officeooo:rsid="008c8977"/>
    </style:style>
    <style:style style:name="T248" style:family="text">
      <style:text-properties officeooo:rsid="00920280"/>
    </style:style>
    <style:style style:name="T249" style:family="text">
      <style:text-properties officeooo:rsid="009a19f6"/>
    </style:style>
    <style:style style:name="T250" style:family="text">
      <style:text-properties officeooo:rsid="009bddba"/>
    </style:style>
    <style:style style:name="T251" style:family="text">
      <style:text-properties officeooo:rsid="0074a41f"/>
    </style:style>
    <style:style style:name="T252" style:family="text">
      <style:text-properties officeooo:rsid="009e0d7e"/>
    </style:style>
    <style:style style:name="T253" style:family="text">
      <style:text-properties officeooo:rsid="009ef20f"/>
    </style:style>
    <style:style style:name="T254" style:family="text">
      <style:text-properties officeooo:rsid="009fae10"/>
    </style:style>
    <style:style style:name="T255" style:family="text">
      <style:text-properties officeooo:rsid="00a01156"/>
    </style:style>
    <style:style style:name="T256" style:family="text">
      <style:text-properties officeooo:rsid="00ad51d1"/>
    </style:style>
    <style:style style:name="T257" style:family="text">
      <style:text-properties officeooo:rsid="00b19af6"/>
    </style:style>
    <style:style style:name="T258" style:family="text">
      <style:text-properties officeooo:rsid="00b2f5a4"/>
    </style:style>
    <style:style style:name="T259" style:family="text">
      <style:text-properties officeooo:rsid="00b49eb3"/>
    </style:style>
    <style:style style:name="T260" style:family="text">
      <style:text-properties officeooo:rsid="00b62417"/>
    </style:style>
    <style:style style:name="T261" style:family="text">
      <style:text-properties officeooo:rsid="00b74598"/>
    </style:style>
    <style:style style:name="T262" style:family="text">
      <style:text-properties officeooo:rsid="00b76897"/>
    </style:style>
    <style:style style:name="T263" style:family="text">
      <style:text-properties officeooo:rsid="00b9462c"/>
    </style:style>
    <style:style style:name="T264" style:family="text">
      <style:text-properties officeooo:rsid="00b9f03e"/>
    </style:style>
    <style:style style:name="T265" style:family="text">
      <style:text-properties officeooo:rsid="00bb3284"/>
    </style:style>
    <style:style style:name="T266" style:family="text">
      <style:text-properties officeooo:rsid="00bbd592"/>
    </style:style>
    <style:style style:name="T267" style:family="text">
      <style:text-properties officeooo:rsid="00bd25cd"/>
    </style:style>
    <style:style style:name="T268" style:family="text">
      <style:text-properties officeooo:rsid="00be51f2"/>
    </style:style>
    <style:style style:name="T269" style:family="text">
      <style:text-properties officeooo:rsid="00c0aea7"/>
    </style:style>
    <style:style style:name="T270" style:family="text">
      <style:text-properties officeooo:rsid="00c116cd"/>
    </style:style>
    <style:style style:name="T271" style:family="text">
      <style:text-properties officeooo:rsid="00c18f73"/>
    </style:style>
    <style:style style:name="T272" style:family="text">
      <style:text-properties officeooo:rsid="00c7e12d"/>
    </style:style>
    <style:style style:name="T273" style:family="text">
      <style:text-properties officeooo:rsid="00c987e6"/>
    </style:style>
    <style:style style:name="T274" style:family="text">
      <style:text-properties officeooo:rsid="00ca9a0c"/>
    </style:style>
    <style:style style:name="T275" style:family="text">
      <style:text-properties officeooo:rsid="00cc74e4"/>
    </style:style>
    <style:style style:name="T276" style:family="text">
      <style:text-properties officeooo:rsid="00d74869"/>
    </style:style>
    <style:style style:name="T277" style:family="text">
      <style:text-properties officeooo:rsid="00d886c1"/>
    </style:style>
    <style:style style:name="T278" style:family="text">
      <style:text-properties officeooo:rsid="00d8e4e3"/>
    </style:style>
    <style:style style:name="T279" style:family="text">
      <style:text-properties officeooo:rsid="00d95912"/>
    </style:style>
    <style:style style:name="T280" style:family="text">
      <style:text-properties officeooo:rsid="00da1c1d"/>
    </style:style>
    <style:style style:name="T281" style:family="text">
      <style:text-properties officeooo:rsid="00db38e4"/>
    </style:style>
    <style:style style:name="T282" style:family="text">
      <style:text-properties officeooo:rsid="00dcf1a1"/>
    </style:style>
    <style:style style:name="T283" style:family="text">
      <style:text-properties officeooo:rsid="00ddf9d9"/>
    </style:style>
    <style:style style:name="T284" style:family="text">
      <style:text-properties officeooo:rsid="00dee965"/>
    </style:style>
    <style:style style:name="T285" style:family="text">
      <style:text-properties officeooo:rsid="00df3b17"/>
    </style:style>
    <style:style style:name="T286" style:family="text">
      <style:text-properties officeooo:rsid="00e0f50d"/>
    </style:style>
    <style:style style:name="T287" style:family="text">
      <style:text-properties officeooo:rsid="00e814a5"/>
    </style:style>
    <style:style style:name="T288" style:family="text">
      <style:text-properties officeooo:rsid="00e8be36"/>
    </style:style>
    <style:style style:name="T289" style:family="text">
      <style:text-properties officeooo:rsid="00eaa611"/>
    </style:style>
    <style:style style:name="T290" style:family="text">
      <style:text-properties fo:color="#ff3333"/>
    </style:style>
    <style:style style:name="T291" style:family="text">
      <style:text-properties fo:color="#ff3333" fo:font-style="normal" fo:font-weight="normal" style:font-style-asian="normal" style:font-weight-asian="normal" style:font-style-complex="normal" style:font-weight-complex="normal"/>
    </style:style>
    <style:style style:name="T292" style:family="text">
      <style:text-properties fo:color="#ff3333" style:text-position="0% 100%" fo:font-style="normal" fo:font-weight="normal" style:font-style-asian="normal" style:font-weight-asian="normal" style:font-style-complex="normal" style:font-weight-complex="normal"/>
    </style:style>
    <style:style style:name="T293" style:family="text">
      <style:text-properties fo:color="#ff3333" fo:font-style="italic" style:font-style-asian="italic" style:font-style-complex="italic"/>
    </style:style>
    <style:style style:name="T294" style:family="text">
      <style:text-properties officeooo:rsid="00ee9742"/>
    </style:style>
    <style:style style:name="T295" style:family="text">
      <style:text-properties officeooo:rsid="00ef619a"/>
    </style:style>
    <style:style style:name="T296" style:family="text">
      <style:text-properties officeooo:rsid="00f0a0fb"/>
    </style:style>
    <style:style style:name="T297" style:family="text">
      <style:text-properties officeooo:rsid="00f9997a"/>
    </style:style>
    <style:style style:name="T298" style:family="text">
      <style:text-properties officeooo:rsid="00fb80b2"/>
    </style:style>
    <style:style style:name="T299" style:family="text">
      <style:text-properties officeooo:rsid="00fcf6df"/>
    </style:style>
    <style:style style:name="T300" style:family="text">
      <style:text-properties officeooo:rsid="00fde6b6"/>
    </style:style>
    <style:style style:name="T301" style:family="text">
      <style:text-properties officeooo:rsid="00ff7f6d"/>
    </style:style>
    <style:style style:name="T302" style:family="text">
      <style:text-properties officeooo:rsid="01004dd9"/>
    </style:style>
    <style:style style:name="T303" style:family="text">
      <style:text-properties officeooo:rsid="0103f151"/>
    </style:style>
    <style:style style:name="T304" style:family="text">
      <style:text-properties officeooo:rsid="01051d37"/>
    </style:style>
    <style:style style:name="T305" style:family="text">
      <style:text-properties officeooo:rsid="010d4cf8"/>
    </style:style>
    <style:style style:name="T306" style:family="text">
      <style:text-properties officeooo:rsid="0113b334"/>
    </style:style>
    <style:style style:name="T307" style:family="text">
      <style:text-properties fo:language="de" fo:country="DE" fo:font-style="normal" style:font-style-asian="normal" style:font-style-complex="normal"/>
    </style:style>
    <style:style style:name="T308" style:family="text">
      <style:text-properties fo:language="de" fo:country="DE" fo:font-style="normal" officeooo:rsid="0113b334" style:font-style-asian="normal" style:font-style-complex="normal"/>
    </style:style>
    <style:style style:name="T309" style:family="text">
      <style:text-properties fo:language="de" fo:country="DE" fo:font-style="normal" style:text-underline-style="none" style:font-style-asian="normal" style:font-style-complex="normal"/>
    </style:style>
    <style:style style:name="T310" style:family="text">
      <style:text-properties fo:language="de" fo:country="DE" fo:font-style="italic" style:font-style-asian="italic" style:font-style-complex="italic"/>
    </style:style>
    <style:style style:name="T311" style:family="text">
      <style:text-properties officeooo:rsid="01142876"/>
    </style:style>
    <style:style style:name="T312" style:family="text">
      <style:text-properties officeooo:rsid="0115a024"/>
    </style:style>
    <style:style style:name="T313" style:family="text">
      <style:text-properties officeooo:rsid="0116f94d"/>
    </style:style>
    <style:style style:name="T314" style:family="text">
      <style:text-properties officeooo:rsid="01188848"/>
    </style:style>
    <style:style style:name="T315" style:family="text">
      <style:text-properties officeooo:rsid="0118f034"/>
    </style:style>
    <style:style style:name="T316" style:family="text">
      <style:text-properties officeooo:rsid="011904da"/>
    </style:style>
    <style:style style:name="T317" style:family="text">
      <style:text-properties officeooo:rsid="011a6c4f"/>
    </style:style>
    <style:style style:name="T318" style:family="text">
      <style:text-properties officeooo:rsid="011ac176"/>
    </style:style>
    <style:style style:name="T319" style:family="text">
      <style:text-properties officeooo:rsid="011cad1f"/>
    </style:style>
    <style:style style:name="T320" style:family="text">
      <style:text-properties officeooo:rsid="011d5cca"/>
    </style:style>
    <style:style style:name="T321" style:family="text">
      <style:text-properties officeooo:rsid="0122f472"/>
    </style:style>
    <style:style style:name="T322" style:family="text">
      <style:text-properties officeooo:rsid="01256dcf"/>
    </style:style>
    <style:style style:name="T323" style:family="text">
      <style:text-properties officeooo:rsid="0126d579"/>
    </style:style>
    <style:style style:name="T324" style:family="text">
      <style:text-properties officeooo:rsid="012ba6a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31">Inhaltsverzeichnis</text:p>
          </text:index-title>
          <text:p text:style-name="P432"><text:a xlink:type="simple" xlink:href="#__RefHeading___Toc5866_563923414" text:style-name="Index_20_Link" text:visited-style-name="Index_20_Link">AKT 1 – Schmutz<text:tab/>3</text:a></text:p>
          <text:p text:style-name="P432"><text:a xlink:type="simple" xlink:href="#__RefHeading___Toc11754_710709543" text:style-name="Index_20_Link" text:visited-style-name="Index_20_Link">Thorn – Bei gemeinsamen Gebet im Orden denkt er über die Heuchelei nach<text:tab/>3</text:a></text:p>
          <text:p text:style-name="P432"><text:a xlink:type="simple" xlink:href="#__RefHeading___Toc11756_710709543" text:style-name="Index_20_Link" text:visited-style-name="Index_20_Link">Dania – trifft sich mit Stepanie, versucht einen Kunden zu bestehlen<text:tab/>6</text:a></text:p>
          <text:p text:style-name="P432"><text:a xlink:type="simple" xlink:href="#__RefHeading___Toc11758_710709543" text:style-name="Index_20_Link" text:visited-style-name="Index_20_Link">Joran – Bastelt in seinem kleinen magischen Labor, trifft Arghan<text:tab/>12</text:a></text:p>
          <text:p text:style-name="P432"><text:a xlink:type="simple" xlink:href="#__RefHeading__13970_2035619654" text:style-name="Index_20_Link" text:visited-style-name="Index_20_Link">Marcin – überlebt ein Attentat und findet Dania auf der Straße liegen<text:tab/>15</text:a></text:p>
          <text:p text:style-name="P432"><text:a xlink:type="simple" xlink:href="#__RefHeading___Toc11762_710709543" text:style-name="Index_20_Link" text:visited-style-name="Index_20_Link">Varg – stürmt Jorans Labor<text:tab/>17</text:a></text:p>
          <text:p text:style-name="P432"><text:a xlink:type="simple" xlink:href="#__RefHeading___Toc11680_2067757309" text:style-name="Index_20_Link" text:visited-style-name="Index_20_Link">Thorn – tötet den Magier, stellt Arghan zur Rede, erpresst ihn für Gefallen<text:tab/>19</text:a></text:p>
          <text:p text:style-name="P432"><text:a xlink:type="simple" xlink:href="#__RefHeading___Toc11764_710709543" text:style-name="Index_20_Link" text:visited-style-name="Index_20_Link">to be done<text:tab/>20</text:a></text:p>
          <text:p text:style-name="P432"><text:a xlink:type="simple" xlink:href="#__RefHeading__13972_2035619654" text:style-name="Index_20_Link" text:visited-style-name="Index_20_Link">Dania – trifft Marcin und spioniert Gabor aus<text:tab/>21</text:a></text:p>
          <text:p text:style-name="P432"><text:a xlink:type="simple" xlink:href="#__RefHeading__13974_2035619654" text:style-name="Index_20_Link" text:visited-style-name="Index_20_Link">Marcin – stiehlt Gabors Brockenvorrat<text:tab/>24</text:a></text:p>
          <text:p text:style-name="P432"><text:a xlink:type="simple" xlink:href="#__RefHeading__13976_2035619654" text:style-name="Index_20_Link" text:visited-style-name="Index_20_Link">Dania – tötet Gabor und flieht vor seinen Kameraden<text:tab/>25</text:a></text:p>
          <text:p text:style-name="P432"><text:a xlink:type="simple" xlink:href="#__RefHeading__13978_2035619654" text:style-name="Index_20_Link" text:visited-style-name="Index_20_Link">Thorn – wird vom Orden ausgestoßen und rettet Dania<text:tab/>27</text:a></text:p>
          <text:p text:style-name="P432"><text:a xlink:type="simple" xlink:href="#__RefHeading__13980_2035619654" text:style-name="Index_20_Link" text:visited-style-name="Index_20_Link">Marcin – lernt Thorn kennen, sie verschwören sich, mithilfe von Bor die Macht zu ergreifen<text:tab/>29</text:a></text:p>
          <text:p text:style-name="P432"><text:a xlink:type="simple" xlink:href="#__RefHeading__13982_2035619654" text:style-name="Index_20_Link" text:visited-style-name="Index_20_Link">Thorn – legt sich schlafen und freut sich seines Hochstaplertums<text:tab/>30</text:a></text:p>
          <text:p text:style-name="P432"><text:a xlink:type="simple" xlink:href="#__RefHeading__13984_2035619654" text:style-name="Index_20_Link" text:visited-style-name="Index_20_Link">Dania – überzeugt Marcin, es mit dem Komplott zu versuchen<text:tab/>31</text:a></text:p>
          <text:p text:style-name="P432"><text:a xlink:type="simple" xlink:href="#__RefHeading__13986_2035619654" text:style-name="Index_20_Link" text:visited-style-name="Index_20_Link">Varg – trifft sich mit Thorn, Der ihn von seinem Plan überzeugt<text:tab/>32</text:a></text:p>
          <text:p text:style-name="P432"><text:a xlink:type="simple" xlink:href="#__RefHeading__13988_2035619654" text:style-name="Index_20_Link" text:visited-style-name="Index_20_Link">Dania – lernt von Thorn den Umgang mit Bor<text:tab/>34</text:a></text:p>
          <text:p text:style-name="P432"><text:a xlink:type="simple" xlink:href="#__RefHeading__13990_2035619654" text:style-name="Index_20_Link" text:visited-style-name="Index_20_Link">Varg – sitzt in der Schule und lernt etwas über Mythologie<text:tab/>36</text:a></text:p>
          <text:p text:style-name="P432"><text:a xlink:type="simple" xlink:href="#__RefHeading__13992_2035619654" text:style-name="Index_20_Link" text:visited-style-name="Index_20_Link">Dania – tötet Kenin auf seiner Party<text:tab/>38</text:a></text:p>
          <text:p text:style-name="P432"><text:a xlink:type="simple" xlink:href="#__RefHeading__13994_2035619654" text:style-name="Index_20_Link" text:visited-style-name="Index_20_Link">Marcin – tötet Kenins vermeintlichen Mörder und ernennt sich zum Hauptmann<text:tab/>39</text:a></text:p>
          <text:p text:style-name="P432"><text:a xlink:type="simple" xlink:href="#__RefHeading___Toc10621_453400607" text:style-name="Index_20_Link" text:visited-style-name="Index_20_Link">AKT 2 - Durchtrieben<text:tab/>42</text:a></text:p>
          <text:p text:style-name="P432"><text:a xlink:type="simple" xlink:href="#__RefHeading__13996_2035619654" text:style-name="Index_20_Link" text:visited-style-name="Index_20_Link">Thorn – versucht Einlass zu Arghan Howl zu erlangen<text:tab/>42</text:a></text:p>
          <text:p text:style-name="P432"><text:a xlink:type="simple" xlink:href="#__RefHeading__13998_2035619654" text:style-name="Index_20_Link" text:visited-style-name="Index_20_Link">Dania – fährt mit Marcin nach Hause und freut sich über ihren neuen Beruf<text:tab/>44</text:a></text:p>
          <text:p text:style-name="P432"><text:a xlink:type="simple" xlink:href="#__RefHeading__14000_2035619654" text:style-name="Index_20_Link" text:visited-style-name="Index_20_Link">Thorn – überzeugt Arghan von seiner Sache<text:tab/>45</text:a></text:p>
          <text:p text:style-name="P432"><text:a xlink:type="simple" xlink:href="#__RefHeading__14002_2035619654" text:style-name="Index_20_Link" text:visited-style-name="Index_20_Link">Joran – hat eine Kreativblockade und reflektiert über sein Leben<text:tab/>46</text:a></text:p>
          <text:p text:style-name="P432"><text:a xlink:type="simple" xlink:href="#__RefHeading__14004_2035619654" text:style-name="Index_20_Link" text:visited-style-name="Index_20_Link">Marcin – ist depressiv und wird von Thorns Idee, ein geheimes Labor zu bauen, wieder aktiv<text:tab/>48</text:a></text:p>
          <text:p text:style-name="P432"><text:a xlink:type="simple" xlink:href="#__RefHeading__14006_2035619654" text:style-name="Index_20_Link" text:visited-style-name="Index_20_Link">Varg – wird von Thorn von Magie überzeugt<text:tab/>50</text:a></text:p>
          <text:p text:style-name="P432"><text:a xlink:type="simple" xlink:href="#__RefHeading__14008_2035619654" text:style-name="Index_20_Link" text:visited-style-name="Index_20_Link">Joran – wird von Arghan zur Ausbildung Danias und Vargs gebracht<text:tab/>52</text:a></text:p>
          <text:p text:style-name="P432"><text:a xlink:type="simple" xlink:href="#__RefHeading__14010_2035619654" text:style-name="Index_20_Link" text:visited-style-name="Index_20_Link">Thorn – reflektiert über seine Verlogenheit und Pläne<text:tab/>53</text:a></text:p>
          <text:p text:style-name="P432"><text:a xlink:type="simple" xlink:href="#__RefHeading__14012_2035619654" text:style-name="Index_20_Link" text:visited-style-name="Index_20_Link">Dania – wacht auf Brocken im Labor auf<text:tab/>54</text:a></text:p>
          <text:p text:style-name="P432"><text:a xlink:type="simple" xlink:href="#__RefHeading__14014_2035619654" text:style-name="Index_20_Link" text:visited-style-name="Index_20_Link">Joran – reist in den elften Bezirk und lernt Dania kennen<text:tab/>56</text:a></text:p>
          <text:p text:style-name="P432"><text:a xlink:type="simple" xlink:href="#__RefHeading__14016_2035619654" text:style-name="Index_20_Link" text:visited-style-name="Index_20_Link">Dania – lernt Varg kennen und führt mit Varg und Joran eine theologische Diskussion<text:tab/>57</text:a></text:p>
          <text:p text:style-name="P432"><text:a xlink:type="simple" xlink:href="#__RefHeading__14018_2035619654" text:style-name="Index_20_Link" text:visited-style-name="Index_20_Link">Thorn – planen die Machtergreifung und den Fall des Ordens<text:tab/>61</text:a></text:p>
          <text:p text:style-name="P432"><text:a xlink:type="simple" xlink:href="#__RefHeading__14020_2035619654" text:style-name="Index_20_Link" text:visited-style-name="Index_20_Link">Varg – und Dania üben dem Schwertkampf<text:tab/>63</text:a></text:p>
          <text:p text:style-name="P432"><text:a xlink:type="simple" xlink:href="#__RefHeading__14022_2035619654" text:style-name="Index_20_Link" text:visited-style-name="Index_20_Link">Marcin – überlebt Tomans Attentat und plant mit Thorn die Übernahme des achten Bezirks<text:tab/>65</text:a></text:p>
          <text:p text:style-name="P432"><text:a xlink:type="simple" xlink:href="#__RefHeading__14024_2035619654" text:style-name="Index_20_Link" text:visited-style-name="Index_20_Link">Joran – macht einen Lehrplan für Dania und Varg<text:tab/>68</text:a></text:p>
          <text:p text:style-name="P432"><text:a xlink:type="simple" xlink:href="#__RefHeading__14026_2035619654" text:style-name="Index_20_Link" text:visited-style-name="Index_20_Link">Dania – bringt Magister Darn um<text:tab/>70</text:a></text:p>
          <text:p text:style-name="P432"><text:a xlink:type="simple" xlink:href="#__RefHeading__14028_2035619654" text:style-name="Index_20_Link" text:visited-style-name="Index_20_Link">Marcin – ködert Hakun mit Geschichte über Revolte im achten Bezirk<text:tab/>74</text:a></text:p>
          <text:p text:style-name="P432"><text:a xlink:type="simple" xlink:href="#__RefHeading__14030_2035619654" text:style-name="Index_20_Link" text:visited-style-name="Index_20_Link">Thorn – wird zum Magister für Bezirk acht gewählt<text:tab/>77</text:a></text:p>
          <text:p text:style-name="P432"><text:a xlink:type="simple" xlink:href="#__RefHeading__14032_2035619654" text:style-name="Index_20_Link" text:visited-style-name="Index_20_Link">Marcin – plant mit den Hauptleuten des achten Bezirks die Revolte<text:tab/>79</text:a></text:p>
          <text:p text:style-name="P432"><text:a xlink:type="simple" xlink:href="#__RefHeading__14034_2035619654" text:style-name="Index_20_Link" text:visited-style-name="Index_20_Link">Thorn – bezieht sein neues Büro und befördert einen Feldwebel<text:tab/>82</text:a></text:p>
          <text:p text:style-name="P432"><text:a xlink:type="simple" xlink:href="#__RefHeading__14036_2035619654" text:style-name="Index_20_Link" text:visited-style-name="Index_20_Link">Varg – Kampftraining mit Dania und Streit mit Joran<text:tab/>83</text:a></text:p>
          <text:p text:style-name="P432"><text:a xlink:type="simple" xlink:href="#__RefHeading__14038_2035619654" text:style-name="Index_20_Link" text:visited-style-name="Index_20_Link">Marcin – inszeniert eine Schlacht und wird Hauptmann des achten Bezirks<text:tab/>85</text:a></text:p>
          <text:p text:style-name="P432"><text:a xlink:type="simple" xlink:href="#__RefHeading___Toc10949_1886493331" text:style-name="Index_20_Link" text:visited-style-name="Index_20_Link">Joran – geht mit Dania spazieren und findet einen A'kradizz<text:tab/>89</text:a></text:p>
          <text:p text:style-name="P432"><text:a xlink:type="simple" xlink:href="#__RefHeading__14040_2035619654" text:style-name="Index_20_Link" text:visited-style-name="Index_20_Link">Dragan – bewacht Hakun bei einem Treffen mit Marcin und wird bedrängt<text:tab/>91</text:a></text:p>
          <text:p text:style-name="P432"><text:a xlink:type="simple" xlink:href="#__RefHeading__14042_2035619654" text:style-name="Index_20_Link" text:visited-style-name="Index_20_Link">Dania – bringt mit Marcin und Varg Hakun um und lernt Dragans Tante kennen<text:tab/>95</text:a></text:p>
          <text:p text:style-name="P432"><text:a xlink:type="simple" xlink:href="#__RefHeading__14044_2035619654" text:style-name="Index_20_Link" text:visited-style-name="Index_20_Link">Thorn – hält Gericht im achten Bezirk und begutachtet den A'kraddiz bei einer Besprechung<text:tab/>99</text:a></text:p>
          <text:p text:style-name="P432"><text:a xlink:type="simple" xlink:href="#__RefHeading__14046_2035619654" text:style-name="Index_20_Link" text:visited-style-name="Index_20_Link">Varg – hat ein peinliches Gespräch mit Dania<text:tab/>102</text:a></text:p>
          <text:p text:style-name="P432"><text:a xlink:type="simple" xlink:href="#__RefHeading__14048_2035619654" text:style-name="Index_20_Link" text:visited-style-name="Index_20_Link">Joran – Albtraumsequenz, Arghan beauftragt ihn mit Schulgründung<text:tab/>104</text:a></text:p>
          <text:p text:style-name="P432"><text:a xlink:type="simple" xlink:href="#__RefHeading__14050_2035619654" text:style-name="Index_20_Link" text:visited-style-name="Index_20_Link">Thorn – auf Magister Darns Trauerfeier<text:tab/>108</text:a></text:p>
          <text:p text:style-name="P432"><text:soft-page-break/><text:a xlink:type="simple" xlink:href="#__RefHeading__14052_2035619654" text:style-name="Index_20_Link" text:visited-style-name="Index_20_Link">Marcin – und Toman geraten in einen Hinterhalt im achten Bezirk<text:tab/>112</text:a></text:p>
          <text:p text:style-name="P432"><text:a xlink:type="simple" xlink:href="#__RefHeading__14054_2035619654" text:style-name="Index_20_Link" text:visited-style-name="Index_20_Link">Dania – bekommt ein Klappschwert, hebt mit Varg ein Drogenloch aus und entjungfert ihn<text:tab/>115</text:a></text:p>
          <text:p text:style-name="P432"><text:a xlink:type="simple" xlink:href="#__RefHeading__14056_2035619654" text:style-name="Index_20_Link" text:visited-style-name="Index_20_Link">Varg – und Dania befragen die Diebe<text:tab/>120</text:a></text:p>
          <text:p text:style-name="P432"><text:a xlink:type="simple" xlink:href="#__RefHeading__14058_2035619654" text:style-name="Index_20_Link" text:visited-style-name="Index_20_Link">Thorn – befiehlt Angriff auf Marcins Konkurrenz im achten Bezirk<text:tab/>121</text:a></text:p>
          <text:p text:style-name="P432"><text:a xlink:type="simple" xlink:href="#__RefHeading__14060_2035619654" text:style-name="Index_20_Link" text:visited-style-name="Index_20_Link">Dragan – keine Verstärkung für Bezirk sieben<text:tab/>121</text:a></text:p>
          <text:p text:style-name="P432"><text:a xlink:type="simple" xlink:href="#__RefHeading__14062_2035619654" text:style-name="Index_20_Link" text:visited-style-name="Index_20_Link">Joran – Die Eröffnung der Schule<text:tab/>124</text:a></text:p>
          <text:p text:style-name="P432"><text:a xlink:type="simple" xlink:href="#__RefHeading__14064_2035619654" text:style-name="Index_20_Link" text:visited-style-name="Index_20_Link">Varg – Ulpors Hinrichtung, im Orden, zweifelt mal wieder an Dania und Thorn<text:tab/>125</text:a></text:p>
          <text:p text:style-name="P432"><text:a xlink:type="simple" xlink:href="#__RefHeading__5823_1936027996" text:style-name="Index_20_Link" text:visited-style-name="Index_20_Link">Dania – redet mit Varg über den Orden, mit Howl wegen Aufgaben als professionelle Attentäterin und mit Joran über Schule, verpasste Chancen, Kindheit<text:tab/>129</text:a></text:p>
          <text:p text:style-name="P432"><text:a xlink:type="simple" xlink:href="#__RefHeading___Toc7112_1886493331" text:style-name="Index_20_Link" text:visited-style-name="Index_20_Link">Thorn – wird zum Ratsmitglied ernannt, plant mit Marcin und Arghan die Machtergreifung, Arghan erzählt ihm von Danias Anfrage<text:tab/>136</text:a></text:p>
          <text:p text:style-name="P432"><text:a xlink:type="simple" xlink:href="#__RefHeading___Toc10947_1886493331" text:style-name="Index_20_Link" text:visited-style-name="Index_20_Link">Marcin – trifft sich mit Dragan privat, es wird romantisch, keiner traut sich klar zu reden, Dragan muss auf die Toilette (Formatierung)<text:tab/>140</text:a></text:p>
          <text:p text:style-name="P432"><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43</text:a></text:p>
          <text:p text:style-name="P432"><text:a xlink:type="simple" xlink:href="#__RefHeading___Toc7393_734790973" text:style-name="Index_20_Link" text:visited-style-name="Index_20_Link">Dania – während die beiden rumturteln, schleicht sie sich in Dragans Haus und findet Beweise für seine Homosexualität<text:tab/>144</text:a></text:p>
          <text:p text:style-name="P432"><text:a xlink:type="simple" xlink:href="#__RefHeading___Toc7395_734790973" text:style-name="Index_20_Link" text:visited-style-name="Index_20_Link">(Thorn – Ratssitzung, es geht um langweilige Realpolitik)<text:tab/>147</text:a></text:p>
          <text:p text:style-name="P432"><text:a xlink:type="simple" xlink:href="#__RefHeading___Toc7397_734790973" text:style-name="Index_20_Link" text:visited-style-name="Index_20_Link"><text:span text:style-name="T34">Joran – träumt von Dania, wacht auf, nennt sich selbst verliebt, </text:span></text:a><text:a xlink:type="simple" xlink:href="#__RefHeading___Toc7397_734790973" text:style-name="Index_20_Link" text:visited-style-name="Index_20_Link"><text:span text:style-name="T34">versucht zu arbeiten zum runterkommen, Experiment geht schief, Unfall, aber nicht ernsthaft verletzt</text:span></text:a><text:a xlink:type="simple" xlink:href="#__RefHeading___Toc7397_734790973" text:style-name="Index_20_Link" text:visited-style-name="Index_20_Link"><text:tab/>147</text:a></text:p>
          <text:p text:style-name="P432"><text:a xlink:type="simple" xlink:href="#__RefHeading___Toc7399_734790973" text:style-name="Index_20_Link" text:visited-style-name="Index_20_Link">Varg – wacht davon auf, die beiden haben ein Gespräch über Wissenschaft, dann Religion, dann Dania<text:tab/>152</text:a></text:p>
          <text:p text:style-name="P432"><text:a xlink:type="simple" xlink:href="#__RefHeading___Toc7308_1708936629" text:style-name="Index_20_Link" text:visited-style-name="Index_20_Link">Thorn – redet mit Marcin und Dania über Dragans Erpressung, äußert sich verächtlich über Homosexualität, planen Ermordung des Patriziers<text:tab/>154</text:a></text:p>
          <text:p text:style-name="P432"><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56</text:a></text:p>
          <text:p text:style-name="P432"><text:a xlink:type="simple" xlink:href="#__RefHeading___Toc7827_585638094" text:style-name="Index_20_Link" text:visited-style-name="Index_20_Link"><text:span text:style-name="T34">Dragan – kriegt einen Besuch von Marcin, bei dem dieser ihn auffordert, </text:span></text:a><text:a xlink:type="simple" xlink:href="#__RefHeading___Toc7827_585638094" text:style-name="Index_20_Link" text:visited-style-name="Index_20_Link"><text:span text:style-name="T34">Namen</text:span></text:a><text:a xlink:type="simple" xlink:href="#__RefHeading___Toc7827_585638094" text:style-name="Index_20_Link" text:visited-style-name="Index_20_Link"><text:span text:style-name="T34"> in die Lieferantenliste einzutragen; Erpressung</text:span></text:a><text:a xlink:type="simple" xlink:href="#__RefHeading___Toc7827_585638094" text:style-name="Index_20_Link" text:visited-style-name="Index_20_Link"><text:tab/>161</text:a></text:p>
          <text:p text:style-name="P432"><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63</text:a></text:p>
          <text:p text:style-name="P432"><text:a xlink:type="simple" xlink:href="#__RefHeading___Toc10194_665622129" text:style-name="Index_20_Link" text:visited-style-name="Index_20_Link">Joran – Traumsequenz Danias Tod<text:tab/>174</text:a></text:p>
          <text:p text:style-name="P432"><text:a xlink:type="simple" xlink:href="#__RefHeading___Toc8716_453400607" text:style-name="Index_20_Link" text:visited-style-name="Index_20_Link">Thorn – im Rat mit Arghan, Dragan und Marcin, stellen Danias Leiche vor, Thorn lässt sich zum Patrizier wählen<text:tab/>175</text:a></text:p>
        </text:index-body>
      </text:table-of-content>
      <text:p text:style-name="P80"/>
      <text:p text:style-name="P382"><text:a xlink:type="simple" xlink:href="#__RefHeading___Toc5866_563923414" text:style-name="Index_20_Link" text:visited-style-name="Index_20_Link">AKT 1 - </text:a><text:a xlink:type="simple" xlink:href="#__RefHeading___Toc5866_563923414" text:style-name="Index_20_Link" text:visited-style-name="Index_20_Link"><text:span text:style-name="T294">Schmutz</text:span></text:a><text:a xlink:type="simple" xlink:href="#__RefHeading___Toc5866_563923414" text:style-name="Index_20_Link" text:visited-style-name="Index_20_Link"><text:tab/>3</text:a></text:p>
      <text:p text:style-name="P386">Thorn – Bei gemeinsamen Gebet im Orden denkt er über die Heuchelei nach</text:p>
      <text:p text:style-name="P38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289">trifft sich mit Stepanie, </text:span></text:a><text:a xlink:type="simple" xlink:href="#__RefHeading__13968_2035619654" text:style-name="Index_20_Link" text:visited-style-name="Index_20_Link">versucht einen Kunden zu bestehlen</text:a></text:p>
      <text:p text:style-name="P386">Joran – Bastelt in seinem kleinen magisches Labor, trifft Arghan</text:p>
      <text:p text:style-name="P383"><text:a xlink:type="simple" xlink:href="#__RefHeading__13970_2035619654" text:style-name="Index_20_Link" text:visited-style-name="Index_20_Link">Marcin – überlebt ein Attentat und findet Dania auf der Straße liegen</text:a></text:p>
      <text:p text:style-name="P386">Varg – stürmt Jorans Labor</text:p>
      <text:p text:style-name="P383"><text:a xlink:type="simple" xlink:href="#__RefHeading__13972_2035619654" text:style-name="Index_20_Link" text:visited-style-name="Index_20_Link">Dania – trifft Marcin und spioniert Gabor aus</text:a></text:p>
      <text:p text:style-name="P384">Stepanie – findet Dania auf Brocken auf der Straße, gibt ihr was zu Essen aus und kotzt sich aus<text:span text:style-name="T288"> </text:span></text:p>
      <text:p text:style-name="P383"><text:a xlink:type="simple" xlink:href="#__RefHeading__13974_2035619654" text:style-name="Index_20_Link" text:visited-style-name="Index_20_Link">Marcin – stiehlt Gabors Brockenvorrat</text:a></text:p>
      <text:p text:style-name="P383"><text:a xlink:type="simple" xlink:href="#__RefHeading__13976_2035619654" text:style-name="Index_20_Link" text:visited-style-name="Index_20_Link">Dania – tötet Gabor und flieht vor seinen Kameraden</text:a></text:p>
      <text:p text:style-name="P383"><text:a xlink:type="simple" xlink:href="#__RefHeading__13978_2035619654" text:style-name="Index_20_Link" text:visited-style-name="Index_20_Link">Thorn – wird vom Orden ausgestoßen und rettet Dania</text:a></text:p>
      <text:p text:style-name="P383"><text:a xlink:type="simple" xlink:href="#__RefHeading__13980_2035619654" text:style-name="Index_20_Link" text:visited-style-name="Index_20_Link">Marcin – lernt Thorn kennen, sie verschwören sich, mithilfe von Bor die Macht zu ergreifen</text:a></text:p>
      <text:p text:style-name="P383"><text:a xlink:type="simple" xlink:href="#__RefHeading__13982_2035619654" text:style-name="Index_20_Link" text:visited-style-name="Index_20_Link">Thorn – legt sich schlafen und freut sich seines Hochstaplertums</text:a></text:p>
      <text:p text:style-name="P385"><text:span text:style-name="T289">Stepanie – </text:span>redet mit ihrem Bruder über den aktuellen Tratsch im Orden </text:p>
      <text:p text:style-name="P383"><text:a xlink:type="simple" xlink:href="#__RefHeading__13984_2035619654" text:style-name="Index_20_Link" text:visited-style-name="Index_20_Link">Dania – überzeugt Marcin, es mit dem Komplott zu versuchen</text:a></text:p>
      <text:p text:style-name="P387">Joran – ist am Boden zerstört, dass er erwischt wurde, wird von Arghan befragt</text:p>
      <text:p text:style-name="P383"><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289">d</text:span></text:a><text:a xlink:type="simple" xlink:href="#__RefHeading__13986_2035619654" text:style-name="Index_20_Link" text:visited-style-name="Index_20_Link">er ihn von seinem Plan überzeugt</text:a></text:p>
      <text:p text:style-name="P383"><text:a xlink:type="simple" xlink:href="#__RefHeading__13988_2035619654" text:style-name="Index_20_Link" text:visited-style-name="Index_20_Link">Dania – lernt von Thorn den Umgang mit Bor</text:a></text:p>
      <text:p text:style-name="P383"><text:a xlink:type="simple" xlink:href="#__RefHeading__13990_2035619654" text:style-name="Index_20_Link" text:visited-style-name="Index_20_Link">Varg – sitzt in der Schule und lernt etwas über Mythologie</text:a></text:p>
      <text:p text:style-name="P383"><text:a xlink:type="simple" xlink:href="#__RefHeading__13992_2035619654" text:style-name="Index_20_Link" text:visited-style-name="Index_20_Link">Dania – tötet Kenin auf seiner Party</text:a></text:p>
      <text:p text:style-name="P383"><text:a xlink:type="simple" xlink:href="#__RefHeading__13994_2035619654" text:style-name="Index_20_Link" text:visited-style-name="Index_20_Link">Marcin – tötet Kenins vermeintlichen Mörder und ernennt sich zum Hauptmann</text:a></text:p>
      <text:p text:style-name="P383"/>
      <text:p text:style-name="P383"/>
      <text:p text:style-name="P383"/>
      <text:p text:style-name="P383"/>
      <text:h text:style-name="P423" text:outline-level="1"><text:bookmark-start text:name="__RefHeading___Toc5866_563923414"/>AKT 1 – Schmutz<text:bookmark-end text:name="__RefHeading___Toc5866_563923414"/></text:h>
      <text:p text:style-name="Text_20_body"/>
      <text:h text:style-name="Heading_20_1" text:outline-level="1"><text:bookmark-start text:name="__RefHeading___Toc11754_710709543"/>Thorn – Bei <text:span text:style-name="T287">gemeinsamen Gebet im Orden denkt er über die Heuchelei nach</text:span><text:bookmark-end text:name="__RefHeading___Toc11754_710709543"/></text:h>
      <text:p text:style-name="P168"/>
      <text:p text:style-name="P306">Die harte Holzbank drückte ihm in die Knie, <text:span text:style-name="T296">der kalte Stein um ihn herum ließ ihn frieren</text:span>, und Thorn hatte es satt.</text:p>
      <text:p text:style-name="P307">Das gemeinsame Gebet ging nun schon eine halbe Stunde. Die anderen Inquisitoren neben ihm hatten ihren Blick demütig nach unten gerichtet, schaukelten ihren Oberkörper mit verschränkten Armen vor und zurück. <text:span text:style-name="T296">Die langen braunen Roben aus groben Stoff fielen schlaff an schlaffen Körpern herunter. Bei denen, die seit Jahren die heiligen Hallen nicht mehr verlassen hatten, war es am schlimmsten.</text:span></text:p>
      <text:p text:style-name="P308">Ob sie sich bewusst sind, wie lächerlich sie dabei aussehen?<text:span text:style-name="T34"> Das fragte er sich nun schon fast sein ganzes Leben.</text:span></text:p>
      <text:p text:style-name="P308"><text:span text:style-name="T34">Das Gebet fand in einer der heiligen Hallen des Ordens statt, mit ihren hohen Decken und dicken Säulen aus kaltem Stein war der Raum majestätisch. Jeder hätte sich hier klein gefühlt, </text:span><text:span text:style-name="T100">von allesumfassenden Stein und Massen von braunen Roben umgeben, in denen der Einzelne völlig unterging. Alles im Orden versuchte, einem Demut beizubringen, einen klein zu halten, und Thorn von Hartlingen betrachtete das seit seiner Jugend, seit sein Vater ihn zum Dienst im Orden verdammt hatte, als Angriff auf seine innere Größe.</text:span></text:p>
      <text:p text:style-name="P309">Die anderen mögen sich damit begnügen, nur eine Robe unter vielen zu sein. Ich kenne meinen Wert, ich weiß, was die Welt an mir hat. Ohne mich würden in Lagon überall Hexerei, Unzucht und Drogenprobleme herrschen, doch niemand hier ist auch nur ein bisschen dankbar für meine Arbeit. <text:soft-page-break/>Sie scheinen das einfach nicht zu sehen.</text:p>
      <text:p text:style-name="P309"><text:span text:style-name="T34">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01">wo eine braune Robe und ein Flammensplitter noch Respekt einflößten.</text:span></text:p>
      <text:p text:style-name="P354">Die Inquisition hatte es sich zur Aufgabe gemacht, die ganze Stadt von dem Schmutz zu reinigen, den Brocken, Bor und Prostitution in ihrer wässrigen, fauligen Korruption auf die Straßen spülte. Brocken war die gängige Droge in Lagons Elendsbezirken, und Bor eine magische Substanz, die man aus Brocken gewinnen konnte, und mit der Magier ihr niederträchtiges Spiel trieben. Und J‘zharrs heilige Flamme würde sie alle ausbrennen. Zumindest <text:span text:style-name="T315">solange Thorn es für profitabel hielt, die Flamme zu benutzen.</text:span></text:p>
      <text:p text:style-name="P309"><text:span text:style-name="T34">Thorn war der beste Ermittler, den der Orden zu bieten hatte. </text:span><text:span text:style-name="T101">Rücksichtslos spürte er einen Magier nach dem anderen auf und übergab ihn dem heiligen Feuer.</text:span></text:p>
      <text:p text:style-name="P355">Nun, er war nicht der beste in seinem Job, indem er nach den Regeln spielte. An die Gebote des Ordens glaubten doch sowieso nur die Bankdrücker, die gerade neben ihm so demütig herumwippten und nichts von wahrer Größe verstanden. J‘zharr, der Gott der sie erlassen hatte, und den sie alle verehrten, war seit einigen hundert Jahren tot – und trotzdem hielten diese Idioten sich noch an seine Regeln. Von ihnen war nichts großes zu erwarten.</text:p>
      <text:p text:style-name="P355">Thorn war der beste, weil er das beste Netzwerk hatte. Er wusste bescheid, wer die besten Zutaten verkaufte, er wusste von allen Inquisitoren am besten über Bor bescheid, die Substanz interessierte ihn, brennend sogar.</text:p>
      <text:p text:style-name="P355">Eine Bor-Mischung, mit der man jemanden blenden, ein Verbrechen vergessen oder sich selbst schützen konnte, erforderte immer eine Portion reines Bor, und eine Zutat, die den genauen Effekt bestimmte. Das was der Orden gemeinhin als Magie bezeichnete, war eigentlich eine alchemische Verbindung, mystisch aufgeladen durch die ketzerische Einbeziehung unheiliger Tiere, Halluzinogener Substanzen und gesellschaftliches Tabu.</text:p>
      <text:p text:style-name="P355">Indem Thorn wusste, wer die anderen Zutaten verkaufte, und sie erpresste oder mit ihnen kooperierte, um ihnen mit der Konkurrenz zu helfen, kam er immer an genug Bor-Fabrikanten heran, um Erfolge vorweisen zu können. Sogar ein wenig Schutzgeld hatte er so durch seine Arbeit beiseite legen können.</text:p>
      <text:p text:style-name="P355">Er machte sich keine Illusionen. Der Orden verdammte Magie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magier ihr Glück wagten, desto mehr konnte er glänzen.</text:p>
      <text:p text:style-name="P355">Und so konnte er innerlich nur noch lachen, wenn er all die Inquisitoren um sich herum sah, wie sie fromm hin und her wippten. Abschätzig musterte er die steinernen Gesichter, die sie in ihrer Demut bewahrten, und aus denen jeder Impuls verschwunden war.</text:p>
      <text:p text:style-name="P310">Kein Impuls, kein Ehrgeiz. Ich werde mir meine Größe jedenfalls nicht nehmen lassen. <text:span text:style-name="T297">Eure Demut ist Schwäche, keine Zurückhaltung. Ihr wollt nicht herausstechen, weil ihr es nicht könnt. Und so werdet ihr nie führen. </text:span><text:span text:style-name="T105">Nicht, dass es ihn störte, dass sie keine Konkurrenz darstellten; so konnten sie einen Thorn von Hartlingen an ihrer Spitze umso besser gebrauchen.</text:span></text:p>
      <text:p text:style-name="P316"><text:span text:style-name="T34">Er hieß nicht wirklich Thorn von Hartlingen. Seitdem die Privilegien des Adels abgeschafft worden waren, musste er sich mit Thorn Hartlingen zufrieden geben, doch er nahm diese Demütigung nicht hin. </text:span><text:span text:style-name="T106">Er erlaubte seinen Untergebenen nicht, dass „von“ wegzulassen. Sie sollten mit jedem Satz spüren, dass er wichtiger war als sie.</text:span></text:p>
      <text:p text:style-name="P316"><text:span text:style-name="T106">Um den Namen seiner Familie ging es ihm dabei nicht.</text:span><text:span text:style-name="T34"> Er war der letzte seiner Familie, der noch am Leben war, und würde seine Blutlinie wohl kaum weiterführen. Den Inquisitoren war es verboten, </text:span><text:span text:style-name="T106">Sex zu haben</text:span><text:span text:style-name="T34">. </text:span><text:span text:style-name="T106">Thorn vermisste es nicht. Er zog es vor, seine Macht anders auszuüben.</text:span></text:p>
      <text:p text:style-name="P404"><text:span text:style-name="T106">W</text:span><text:span text:style-name="T34">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404"><text:soft-page-break/><text:span text:style-name="T34">Oder Raft? Der Ratsinquisitor saß in der vordersten Reihe, und gegen ihn hatte Thorn eine besondere Abneigung. Alle im Orden lobten sei</text:span><text:span text:style-name="T124">nen Eifer</text:span><text:span text:style-name="T34">, </text:span><text:span text:style-name="T124">wenn</text:span><text:span text:style-name="T34"> er den Rat der Stadt Lagon immer wieder mit seinen kritischen Einwürfen zur Frömmigkeit rief. </text:span>Eine moralische Instanz<text:span text:style-name="T34">,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404">Vor allem ist er mir im Weg. Solange seine <text:span text:style-name="T316">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55">Der Inquisitor, der das Gebet anleitete, kam zum Ende seiner Litanei, und Thorn spürte die Last von sich abfallen. Die gemeinsamen Gebete waren bedrückend, doch Thorn konnte sie nicht überspringen. Sie waren ein notwendiges Übel des Weges, den sein Vater ihm damals aufgezwungen hatte.</text:p>
      <text:p text:style-name="P311"><text:span text:style-name="T34">Die Ränge leerten sich, und </text:span><text:span text:style-name="T102">Thorn eilte zurück zu seinem Arbeitszimmer. Er nickte Inquisitor Orfan zu, als er an ihm vorbeieil</text:span><text:span text:style-name="T103">en wollte – doch der sprach ihn an.</text:span></text:p>
      <text:p text:style-name="P356">„Entschuldige, Thorn. Hättest du für einen Moment Zeit?“</text:p>
      <text:p text:style-name="P311"><text:span text:style-name="T102">Orfan war mit Abstand der langweiligste, gutgläubigste Narr, der im Orden so herumlief, und in seiner naiven Frömmigkeit war seine Aufgabe, den Novizen Unterricht in Mythologie zu erteilen. Thorn hatte dafür nichts übrig, die Novizen, die er benutzen wollte, wussten besser nicht genug über die Theorie ihres Glaubens, um seine Methoden zu hinterfragen. </text:span><text:span text:style-name="T103">Doch Thorn konnte ihm ein Gespräch nicht abschlagen. „Selbstverständlich, Orfan. Worum geht es?“</text:span></text:p>
      <text:p text:style-name="P356">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356">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313"><text:span text:style-name="T34">Orfan </text:span><text:span text:style-name="T104">beeilte sich, sich für die Störung zu entschuldigen und versicherte, dass Thorns wichtige Tätigkeit natürlich Vorrang gegenüber dem Unterricht hatte. Thorn murmelte etwas und eilte weiter. Er hatte zu tun.</text:span></text:p>
      <text:p text:style-name="P357">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57">Als er die Tür betrat, stand Varg bereits vor ihrer Wand und studierte die Notizen und Hinweise, die miteinander verbunden waren und einzelne Kontakte in einem aussagekräftigen Muster anordneten.</text:p>
      <text:p text:style-name="P357">Als Novize war Varg nicht zu dem gemeinsamen Gebet der Inquisitoren zugelassen, diesen Rang hatte er noch nicht inne. Er besaß also auch keinen eigenen Flammensplitter, und seine Robe war in einem dunkleren schwarz gehalten, das noch viel gereinigt werden müsste, bis es zu dem braun wurde, das Thorn trug. Höhere Ränge erlaubten dann nur noch das rot der Flamme, und das weiß der endgültigen Reinheit, dass der Großinquisitor trug.</text:p>
      <text:p text:style-name="P312"><text:span text:style-name="T34">„</text:span><text:span text:style-name="T103">Und hast du die Adresse? Du wirst ja wohl nicht untätig gewesen sein, während ich weg war.“</text:span></text:p>
      <text:p text:style-name="P313"><text:span text:style-name="T34">Varg drehte sich um und grinste. „Es war nicht schwer, ihn zu beschatten. Der Junge ist unglaublich naiv. Bestimmt nur ein Laufbursche, er hat sich nicht einmal umgesehen. Es hat ein bisschen länger gedauert und ich habe Mythologie verpasst, aber </text:span><text:span text:style-name="T104">dafür haben wir die Adresse!“</text:span></text:p>
      <text:p text:style-name="P358">Thorn schaute ihn ernst an. „So jung war er doch gar nicht. Um die zwanzig?“</text:p>
      <text:p text:style-name="P358"><text:soft-page-break/>Varg winkte ab. „Alleine die Art, wie er sich gibt. Der kann keiner Fliege was zu leide tun. Nicht hinterhältig genug für einen Magier.“</text:p>
      <text:p text:style-name="P358">„Oder hinterhältig genug, um dich zu täuschen. Wie auch immer. Wie lautet die Adresse?“</text:p>
      <text:p text:style-name="P358">„Eins der besseren Häuser im achten Bezirk, aus Stein, keine Fenster. Hätte eigentlich schon früher jemandem auffallen sollen, im achten Bezirk fällt ein Steinhaus schon aus dem Rahmen.“</text:p>
      <text:p text:style-name="P358">„Aber dafür schert sich im achten Bezirk auch niemand um die Belange anderer Leute. Ich hätte es ähnlich gemacht.“</text:p>
      <text:p text:style-name="P314">Der Junge wird langsam nützlich.<text:span text:style-name="T34"> Thorn wusste seine</text:span><text:span text:style-name="T123">n Pragmatismus</text:span><text:span text:style-name="T34"> durchaus zu schätzen, auch wenn er </text:span><text:span text:style-name="T123">zu oft vorschnelle Schlüsse zog</text:span><text:span text:style-name="T34">. </text:span><text:span text:style-name="T123">Pragmatismus war in diesem Orden voller Gläubiger selten.</text:span><text:span text:style-name="T34"> </text:span><text:span text:style-name="T123">Außerdem </text:span><text:span text:style-name="T105">war </text:span><text:span text:style-name="T123">er </text:span><text:span text:style-name="T105">loyal. Das wusste Thorn noch mehr zu schätzen.</text:span></text:p>
      <text:p text:style-name="P359">„Machst du Fortschritte im Kampfunterricht? Du musst dich auf reguläre Waffen verlassen können, solange du noch kein Inquisitor bist. Du wirst nicht immer einen Flammensplitter zur Hand haben, wenn du Lagon reinigen willst.“</text:p>
      <text:p text:style-name="P360">Varg winkte ab. „Nein mache ich nicht – und ich denke auch nicht, dass ich dort noch viel lernen kann. Inquisitor Tobian war doch seit Jahren nicht mehr auf der Straße. Was weiß der schon vom kämpfen.“</text:p>
      <text:p text:style-name="P315"><text:span text:style-name="T34">Thorn tadelte ihn für seine Arroganz. „Du hältst dich schon für klüger als deine Lehrer? Wenn du dich weigerst zu lernen, wirst du nie ein großer Inquisitor.“</text:span></text:p>
      <text:p text:style-name="P360">Varg schnaubte. „Wie auch immer. Ich bin bereit. Diesmal will ich mitkommen, wenn wir das Labor ausheben.“</text:p>
      <text:p text:style-name="P315">Ihn für seine Hingabe zu belohnen, könnte nützlich sein. Wenn er dem Urteil seiner anderen Lehrer nicht traut, vertraut er mir umso mehr – und bleibt nützlich, ohne meine Methoden zu hinterfragen. Ich sollte ihn mitnehmen.</text:p>
      <text:p text:style-name="P381">Thorn freute sich auf das Labor, dass sie ausheben würden. Wenn seine Informationen richtig waren, war der Betreiber ein einflussreicher Geschäftsmann. Und er wusste, was ihm das einbringen würde.</text:p>
      <text:p text:style-name="P336">Es war ein guter Tag, ein Inquisitor zu sein.</text:p>
      <text:p text:style-name="P334"/>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289">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336"/>
      <text:p text:style-name="P338">Die Straßen des siebten Bezirks waren grausam zu ihren Füßen. <text:span text:style-name="T298">Dania hatte sich nie ganz daran gewöhnt, und ihre nackten, aufgeschundenen Fußsohlen schmerzten, wie immer, wenn sie nüchtern war.</text:span></text:p>
      <text:p text:style-name="P338"><text:span text:style-name="T298">I</text:span>n <text:span text:style-name="T298">den reicheren </text:span>Bezirken bestanden die Straßen <text:span text:style-name="T298">aus festgestampfter trockener Erde, aus Brettern, die einen eine Handbreit über dem allgemeinen Unrat entlang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39">Eine schlechte Mixtur, wenn man keine Schuhe besaß, um sich vor den Scherben, Metallsplittern <text:s/>und sonstigem Müll zu schützen, <text:span text:style-name="T303">die sich darin verbargen</text:span>. Und Dania hatte solange sie denken konnte keine Schuhe mehr besessen.</text:p>
      <text:p text:style-name="P340">Sie hatte gelernt, die Straße mit ihren Fußsohlen zu lesen. Sie konnte die Gassen des siebten Bezirks blind voneinander unterscheiden, eine Fähigkeit, die sehr nützlich war, wenn man seinen Lebensunterhalt nachts verdiente. Licht gab es hier nach Sonnenuntergang keines, wenn in der Nähe keine Hütte abbrannte. So war sie auf das Wissen ihrer Füße angewiesen.</text:p>
      <text:p text:style-name="P340">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40"><text:soft-page-break/>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des Viertels verkauft wurde.</text:p>
      <text:p text:style-name="P340">Sie ging so schnell sie eben konnte, ohne sich zu verletzen, voller Erwartung an den Rausch. <text:span text:style-name="T299">Als sie um eine Ecke bog, wäre sie fast in jemanden hineingerannt; doch sie hielt rechtzeitig an und konnte es vermeiden, das Gleichgewicht zu verlieren und in den Unrat auf dem Boden zu fallen.</text:span></text:p>
      <text:p text:style-name="P340">„<text:span text:style-name="T299">Dania? Das ist ja ein Zufall! Schön, dich zu sehen.“ Die Frau stellte ihre Tasche auf eine trockene Stelle am Boden, um sie zu umarmen.</text:span></text:p>
      <text:p text:style-name="P340"><text:span text:style-name="T299">Dania freute sich auch, sie zu sehen. </text:span>„<text:span text:style-name="T299">Hallo Stepanie! Was machst du denn im siebten Bezirk, wohnst du jetzt nicht im achten?“</text:span></text:p>
      <text:p text:style-name="P341">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41">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41">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41">Stepanie <text:span text:style-name="T300">berührte </text:span>sie <text:span text:style-name="T300">fürsorglich </text:span>am Arm. „Hast du noch nie darüber nachgedacht, dir einen professionellen Zuhälter zuzulegen? <text:span text:style-name="T300">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42">„Klar erzählt dir Hunnar nicht viel. Wenn ich mit dir verheiratet wäre, würdest du auch nichts von meiner Arbeit erfahren!“ Sie lachte schelmisch.</text:p>
      <text:p text:style-name="P342">Stepanie verdrehte die Augen. „Du weißt, was ich meine. Und rede nicht schlecht über ihn, er kümmert sich vorbildlich um mich.“</text:p>
      <text:p text:style-name="P343">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44">„Ich verstehe das nicht, wenn ich auch nur einen Splitter deiner Schönheit abbekommen hätte, hätte ich dutzende Männer wie Hunnar um mich herum, die mich den ganzen Tag bewirten und mir Weintrauben zu essen geben. <text:span text:style-name="T302">Womit </text:span>habe ich mit meine<text:span text:style-name="T302">n dicken Armen und klobigen Gesicht so einen fürsorglichen Mann verdient?“ Stepanie hatte ehrliches Unverständnis ins Gesicht geschrieben.</text:span></text:p>
      <text:p text:style-name="P343">„<text:span text:style-name="T302">Weil du nicht so hässlich bist, wie du dir einredest. Und großzügig und herzlich bist du noch dazu.</text:span> <text:span text:style-name="T302">Aber w</text:span>enn ich zu den Dieben hier im siebten gehe, wollen die achtzig Prozent und ich darf das Haus nicht mehr verlassen. Nein danke. Dein Mann mag dich lieben, aber Huren sind für einen Dieb alle gleich. Und <text:span text:style-name="T303">ich werde nie wieder zulassen, dass ein Mann so viel Kontrolle über mein Leben hat</text:span>.“</text:p>
      <text:p text:style-name="P342">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e Transaktion war für sie heilig. Und wenn alle anderen Huren unter ihrem Schutz achtzig Prozent ihres Einkommens abgeben mussten, würde <text:span text:style-name="T303">Dania</text:span> das auch tun müssen, auch wenn sie die Frau eines <text:span text:style-name="T301">ehrbaren Diebes unteren Ranges kannte.</text:span></text:p>
      <text:p text:style-name="P344"><text:soft-page-break/>Dania wechselte das Thema. „Wie geht es eigentlich Mia im achten Bezirk?“</text:p>
      <text:p text:style-name="P344">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44">Dania kicherte. „Stimmt, im achten gibt es diesen komischen Magister, nicht wahr? Hat der nicht ein paar Macken?“</text:p>
      <text:p text:style-name="P344">„Mein Mann freut sich, dass er so nachlässig ist. Von seinen Milizen haben sie eigentlich gar nichts zu befürchten. Und das Steuergeld, dass er nicht einnimmt, verwendet er noch, um Spielgeräte für Kinder zu bauen. Alles in allem eine friedliche Athmosphäre, wir haben echt Glück, einen Magister zu haben, der nicht die Hälfte des Steuergeldes in seinen eigenen Taschen verschwinden lässt <text:span text:style-name="T303">und dann noch seine Miliz auf die Bevölkerung hetzt, wie der Magister im siebten</text:span>.“</text:p>
      <text:p text:style-name="P344">Dania verstand nichts von Politik, lachte aber trotzdem mit Stepanie. Sie war gelöst durch die Unterhaltung. Stepanie war eine gute Freundin, und taktvoll vermied sie es, die blauen Flecken auf Danias Armen anzusprechen. <text:span text:style-name="T302">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45">Stepanie klopfte ihr auf die Schulter. „Du, ich muss langsam wieder zurück zu meiner Tochter. Hat mich gefreut, dich zu sehen! Pass auf dich auf, und sag bescheid, wenn du etwas brauchst. Bewahr dir deine Unabhängigkeit. Und kauf dir doch auch mal etwas zu Essen, nicht nur Brocken!“ Mit diesen Worten steckte sie Dania ein paar Flammlinge zu.</text:p>
      <text:p text:style-name="P345">Dania bedankte sich begeistert und umarmte sie zum Abschied. „Ich besuche euch alle. Demnächst.“</text:p>
      <text:p text:style-name="P345">Sie verabschiedeten sich und Dania ging mit leichtem Schritt weiter. Vielleicht würde sie Stepanie und ihre Familie öfter sehen, wenn sie geglaubt hätte, dass sie ihre <text:span text:style-name="T304">Zuneigung</text:span> verdient hatte. Ihre Herzlichkeit hatte einen bitteren Beigeschmack für Dania – die Gewissheit, dass sie nie ein so sorgloses Leben würde führen können, wie ihre Freundin.</text:p>
      <text:p text:style-name="P345">Danias Leben bestand aus Schmutz, Abfall und Gewalt. Und sie wusste, dass sie es verdient hatte. Das war das Leben, das Frauen eben blühte, wenn sie unabhängig bleiben wollten.</text:p>
      <text:p text:style-name="P346">Dania hatte noch eine andere Freude im Leben, und das war Brocken. <text:span text:style-name="T1">Lustig, wie so vieles in meinem Leben mit Unrat zu tun hat.</text:span><text:span text:style-name="T34"> Brocken war die beliebteste Droge Lagons, und wurde gewonnen, indem man die Exkremente eines Wombats zu einem festen Klumpen kochte. Von diesem Klumpen brach man dann einzelne Stückchen ab, daher der Straßenname der Droge.</text:span></text:p>
      <text:p text:style-name="P346"><text:span text:style-name="T34">Dania hatte noch nie einen Wombat gesehen, und bisher nur von den mystischen Tieren gehört. Ihnen wurde nach gesagt, dass sie J‘zharr die Flamme getötet hatten. Ihr Blut hatte magische und bewusstseinserweiternde Eigenschaften und sie wurden nur für ihre Existenz vom Orden gejagt, die die Tiere bis aufs letzte Exemplar ausrotten wollten, bis die gesamte Insel, auf der </text:span><text:span text:style-name="T109">der Stadtstaat </text:span><text:span text:style-name="T34">Lagon sich befand, frei von Bor und Brocken war.</text:span></text:p>
      <text:p text:style-name="P361">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61">Doch die Inquisition sah es als ihre Aufgabe an, Prostitution, Magie und Drogenkonsum in ganz Lagon auszurotten, und zwei dieser drei Dinge gehörten zu Danias Alltag. Wenn die Inquisitoren sie fanden, würden sie sie mit ihren Flammensplittern reinigen, bis sie nur noch ein Häufchen Asche war. Den ehrbaren Dieben wich sie aus, doch vor der Inquisition hatte sie blanke Angst.</text:p>
      <text:p text:style-name="P362">Sie betrat den Hinterhof, in dem die ehrbaren Diebe ihre Geschäfte abwickelten. In der Mitte des Hofs stand ein Mann mit einer Ballonmütze, die den ehrbaren Dieben als Erkennungszeichen diente, an der Wand lehnte ein Junge. Beide waren offensichtlich bewaffnet.</text:p>
      <text:p text:style-name="P346"><text:span text:style-name="T34">Sie drückte dem Dealer ein paar Flammlinge in die Hand. Der gab </text:span><text:span text:style-name="T107">dem </text:span><text:span text:style-name="T34">Jungen, der </text:span><text:span text:style-name="T107">sich betont </text:span><text:soft-page-break/><text:span text:style-name="T107">lässig gab</text:span><text:span text:style-name="T34">, ein Zeichen. </text:span><text:span text:style-name="T107">Der Junge </text:span><text:span text:style-name="T34">zog ein paar Brocken aus der Tasche und drückte sie Dania in die Hand. </text:span><text:span text:style-name="T107">Dann ging er um die Ecke, wohl um Nachschub zu holen. Ein ausgeklügeltes System, um zu verhindern, dass sie bei einem Überfall viel Brocken zu verlieren hatten.</text:span></text:p>
      <text:p text:style-name="P362">Dania grüßte und verließ den Hof. Langsam wurde es dunkel. Das begrüßte sie. Dann konnte sie beginnen, sich eine verlassene Hütte zu suchen, in der sie heute arbeiten würde.</text:p>
      <text:p text:style-name="P347"><text:span text:style-name="T34">Der siebte Bezirk bestand größtenteils aus windschiefen, selbstgebauten Holzhütten. Immer wieder brannte eine ab, weil jemand beim Kochen nicht aufpasste, und </text:span><text:span text:style-name="T109">das Feuer griff dann um sich. S</text:span><text:span text:style-name="T34">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48"><text:span text:style-name="T34">Viele dieser Hütten waren verlassen. Die meisten Bewohner des siebten Bezirks versuchten, nicht lange hier zu bleiben, und einen Job im fünften Bezirk zu ergattern, wo billige Arbeitskräfte gern gesehen waren. </text:span><text:span text:style-name="T108">die </text:span><text:span text:style-name="T34">Miliz, </text:span><text:span text:style-name="T108">die mit drakonischer Willkür versuchte, gegen die Diebe anzukommen, war für einige vorzeitige Tode in der Bevölkerung verantwortlich; a</text:span><text:span text:style-name="T34">ußerdem grassierten Krankheit </text:span><text:span text:style-name="T108">und</text:span><text:span text:style-name="T34"> Raubüberfälle, </text:span><text:span text:style-name="T108">die </text:span><text:span text:style-name="T34">die Bewohner am laufenden Band </text:span><text:span text:style-name="T108">dezimierten</text:span><text:span text:style-name="T34">.</text:span></text:p>
      <text:p text:style-name="P351"><text:span text:style-name="T34">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span></text:p>
      <text:p text:style-name="P362">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49"><text:span text:style-name="T34">Zeit, sich eine Straßenecke zu suchen, an der viele einsame Männer, aber wenige ehrbare Diebe vorbeikamen. Es gab nicht viele dieser Ecken. </text:span><text:span text:style-name="T109">S</text:span><text:span text:style-name="T34">ie musste sie ständig wechseln. </text:span><text:span text:style-name="T109">D</text:span><text:span text:style-name="T34">och es gab auch nicht viele freie Huren wie sie, und so erwartete sie keine Probleme mit Konkurrentinnen.</text:span></text:p>
      <text:p text:style-name="P349"><text:span text:style-name="T34">Die Männer waren natürlich ein anderes Kaliber. Sie hatte verschiedene Kunden; Laufkundschaft, die sich spontan zu einer Nacht mit ihr entschieden, war am seltensten und am angenehmsten. Die meisten Männer konnten sich ein Bordell der ehrbaren Diebe entweder nicht leisten oder </text:span><text:span text:style-name="T108">hatten dort aufgrund ihrer Brutalität Hausverbot.</text:span></text:p>
      <text:p text:style-name="P363">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50"><text:span text:style-name="T34">Bevor sie </text:span><text:span text:style-name="T109">losging,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317">Endlich. Zwei Tage ist es schon her.<text:span text:style-name="T34">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64">Sie machte sich eine Line bereit und zog sie durch die Nase.</text:p>
      <text:p text:style-name="P318">Das angenehme Kribbeln.<text:span text:style-name="T34"> Sie liebte es. </text:span>Hihi, wenn man bedenkt, dass ich jetzt Tierscheiße in der Nase habe. Scheiße, innen wie außen. Es passt so gut.</text:p>
      <text:p text:style-name="P364">Sie würde einen großartigen Tag haben.</text:p>
      <text:p text:style-name="P318">Stepanie glaubt, dass ich hübsch bin. Sie hat meine Flecken gar nicht gesehen. <text:span text:style-name="T34">Und richtig, als Dania ihre Arme ansah, waren sie verblasst; nur wenn man genau hinsah, waren noch Schatten zu sehen. </text:span>Als würde ihre Herzlichkeit mich heilen.</text:p>
      <text:p text:style-name="P364">Sie sprang auf. Jetzt würde sie erstmal ein, zwei einsame Männer von anderen Dingen heilen. Sie griff sich die kleine Handtasche, in der sich alle ihre Habseligkeiten befanden, schminkte sich, und <text:soft-page-break/>verließ die Hütte.</text:p>
      <text:p text:style-name="P364">Es war noch nicht ganz dunkel. Die Kreuzung war noch leer, aber bald würden die ersten Nachtschwärmer hier durchkommen. Zwei betrunkene Frauen schlenderten vorbei. Dania sprach sie an, ob sie an ihren Diensten interessiert wären. Die beiden verstanden sie falsch und glaubten, dass sie sie um etwas Schnaps bat. Entrüstet zog die eine ihre Freundin weiter.</text:p>
      <text:p text:style-name="P364">Der nächste Mann entschuldigte sich mit Verweis auf seinen Ehering, die nächsten zwei würdigten sie nur eines abschätzigen Blickes und gingen nicht auf ihre Avancen ein. Langsam wurden die Straßen wieder leerer.</text:p>
      <text:p text:style-name="P364">Dania war nicht der geduldigste aller Menschen, doch die witzigen Farbkringel, die vor ihren Augen auf der Kreuzung auf und ab tanzten, belustigten sie.</text:p>
      <text:p text:style-name="P318">Na, wollt ihr eure Zeit mit mir vertreiben, ihr Irrlichter? <text:span text:style-name="T34">Dania war berauscht. Beinahe übersah sie den nächsten Mann, der vorbeistolperte. Sie roch seine Fahne, bevor sie ihn erblickte.</text:span></text:p>
      <text:p text:style-name="P365">Betrunkene waren oft ein guter Fang, doch dieser hier reagierte nicht auf ihre Ansprache. Er schien sie in seinem Suff nicht zu bemerken.</text:p>
      <text:p text:style-name="P319">Es will mir sagen, dass hier ein schlechter Ort ist. Da bin ich mir sicher.<text:span text:style-name="T34"> Dania hatte nie lesen gelernt, doch es konnte ja sein, dass die Irrlichter Buchstaben in die Nacht schrieben. </text:span>Können sie das, wenn es sie nur in meinem Kopf gibt?</text:p>
      <text:p text:style-name="P319"><text:span text:style-name="T34">Sie schlenderte also zur nächsten Kreuzung. Hier waren mehr Leute unterwegs, und sie begann fleißig und überschwänglich, den vorbeilaufenden Männern ihre Vorzüge anzupreisen. Hier lief es erheblich besser, und es dauerte kaum zehn Minuten, bis einer stehen blieb, und sie von oben bis unten musterte. </text:span><text:span text:style-name="T110">Er sah besser aus als die meisten ihrer Kunden, wenn auch etwas beleibt.</text:span></text:p>
      <text:p text:style-name="P365">„Du leuchtest ja.“ stellte er verwundert fest.</text:p>
      <text:p text:style-name="P365">Dania wunderte gar nichts mehr. „Willst du auch leuchten? Sieh es als Zeichen.“ Sie glitt langsam an ihn heran und ließ ihn ihren Geruch schmecken. Sie flüsterte ihm ins Ohr: „Du hast doch wohl ein wenig Zeit, oder? Du willst mich doch nicht enttäuschen.“</text:p>
      <text:p text:style-name="P365">Er konnte nicht alle seine Reaktionen verbergen. „Wieviel?“, fragte er nur.</text:p>
      <text:p text:style-name="P365">Dania nannte ihm einen relativ hohen Preis, fügte dann aber an, dass sie bei seinem Aussehen auch ein wenig damit heruntergehen würde. Er reagierte auf die Schmeichelei, viel Erfahrung mit Huren wie ihr schien er nicht zu haben. Also nahm sie ihn mit.</text:p>
      <text:p text:style-name="P365">An ihrer Hütte angekommen, ließ sie ihn machen. Sie hatte keine Lust, wirklich die Initiative zu ergreifen. Die Männer wussten für gewöhnlich, was sie wollten, und ließen sich da ungerne reinreden.</text:p>
      <text:p text:style-name="P319"><text:span text:style-name="T34">Schnell waren seine Hände überall. </text:span><text:span text:style-name="T110">Sie verlangte das Geld, bevor sie sich auszog. Sie linste in seine Börse, als er die Münzen herausholte, und merkte, dass sie einen viel zu niedrigen Preis angesetzt hatte. Wer war dieser Mann, dass er so viel Bargeld dabei hatte?</text:span></text:p>
      <text:p text:style-name="P320"><text:span text:style-name="T34">Gier kam in ihr auf. </text:span>Später vielleicht. Mal sehen.</text:p>
      <text:p text:style-name="P320"><text:span text:style-name="T111">Als s</text:span><text:span text:style-name="T34">ie </text:span><text:span text:style-name="T111">nackt war, </text:span><text:span text:style-name="T34">knöpfte </text:span><text:span text:style-name="T111">sie </text:span><text:span text:style-name="T34">sein billiges Hemd auf. Er hielt sie jedoch am Handgelenk fest und hinderte sie daran. „Nein. So nicht.“ Er stieß ihre Hand weg. „Zu schmutzig.“ Er zog es selbst aus.</text:span></text:p>
      <text:p text:style-name="P366">Dania war sofort tief beleidigt. Natürlich hatte er Recht, sie war schmutzig. Immerhin wohnte sie im siebten Bezirk. Sofort leuchtete sie etwas weniger hell.</text:p>
      <text:p text:style-name="P320"><text:span text:style-name="T34">E</text:span><text:span text:style-name="T111">r legte sein Hemd sorgfältig zusammen auf den Tisch, der in der Ecke stand. Dania bezweifelte, dass es dort sauber bleiben würde, doch sagte nichts. „So, jetzt. Fass mich an.“ Sie besann sich auf ihre Arbeit und fuhr ihm durch die Brusthaare.</text:span></text:p>
      <text:p text:style-name="P321">Ich hasse Brusthaare. Tierchen.<text:span text:style-name="T34"> Sie hatte in ihrer Karriere einige Krabbeltierchen aus Brusthaaren gefischt. Dieser hier schien sauber zu sein. Doch ihrer Abneigung gegen Körperbehaarung tat das keinen Abbruch. Sie zwang sich, ihn zu küssen, während er ihre trockene Vulva entlangfuhr, in der Hoffnung, dass sie ein Kuss wenigstens etwas feucht machen würde.</text:span></text:p>
      <text:p text:style-name="P367">Mit der anderen Hand griff er ihr an die Brust und drückte zu, ein wenig zu fest. Nach einer Weile, als sich bei ihr unten nichts regte, stieß er sie mit dieser Hand von sich. „Los, leg dich hin“, befahl er ihr, während er seine Hose aufschnürte.</text:p>
      <text:p text:style-name="P367">Sie feuchtete einen Finger an und bemühte sich selbst ein wenig, während sie ihm beim entkleiden zusah. Sein Schwanz war nicht allzu groß, und sie war froh darüber. Er schien auf den ersten Blick auch gesund zu sein. Alles in allem würde es kein Problem werden. </text:p>
      <text:p text:style-name="P367"><text:soft-page-break/>Er kniete sich nackt über sie und fühlte abermals, ob sie feucht genug war. Ungeduldig steckte er ihr zwei Finger in den Mund. Dania war unvorbereitet, doch gab sich alle Mühe, an ihnen zu lutschen, während sie brutal ihren Mund erforschten.</text:p>
      <text:p text:style-name="P367">Er zog sie wieder raus, und Dania spürte einen durchdringenden Schmerz, als er sie mit einem Mal in sie hineinsteckte. Er verging schnell, als er sie bearbeitete, doch sie musste ein wenig mit dem Finger nachhelfen, damit es ihr ansatzweise gefiel. Zusätzlich auch noch genießerisch auszusehen wurde immer schwieriger.</text:p>
      <text:p text:style-name="P367">„Fass meinen Schwanz an. Er ist ja noch nicht einmal hart.“</text:p>
      <text:p text:style-name="P367">Dania beeilte sich, dem Folge zu leisten. Umso schneller würde er ihr Loch in Ruhe lassen. Seine Fingernägel waren wirklich unangenehm. Sie nahm ihn auch ein wenig in den Mund, und er wurde schnell größer, bis er ihn aus ihrem Mund riss und weitermachen wollte.</text:p>
      <text:p text:style-name="P321"><text:span text:style-name="T34">Er ergriff ihren Hintern mit beiden Händen und hob ihren Unterleib hoch. Sie teilte ihre Lippen mit den Fingern, und grob fand er ihre Öffnung. </text:span><text:span text:style-name="T112">Er kniete vor ihr, hielt sie auf Hüfthöhe, und stieß mit seinen Lenden rhythmisch zu. Dania fing routiniert zu stöhnen an.</text:span></text:p>
      <text:p text:style-name="P352">Dania musste sich mit ihren Ellenbogen in die Luft hieven, damit ihr Rücken nicht unbequem durchbog. Eine sehr anstrengende Stellung, doch der Kunde war König. Sie sprachen kein Wort, und sie konnte nur an seinem Grunzen ablesen, dass es ihm gefiel.</text:p>
      <text:p text:style-name="P322"><text:span text:style-name="T34">Das Brocken hatte mittlerweile seine Wirkung auf sie verloren, dieser armselige Schwanz war ernüchternd. Sie sehnte sich nach noch einer Line, doch erst einmal musste sie diesen Typen zu Ende ficken. </text:span>Und er braucht sowieso schon viel zu lange.</text:p>
      <text:p text:style-name="P352">Sie schlug einen Stellungswechsel vor, und er nahm sie wie ein Tier von hinten. So hatte sie wenigstens die Hände frei, um sich selbst zu berühren, und es fühlte sich bald besser an. Es war auch einfacher, begeistert zu klingen.</text:p>
      <text:p text:style-name="P352">„Na, du Schlampe, gefällt dir das?“</text:p>
      <text:p text:style-name="P352">Sie entschloss sich, dass es Zeit war, einen Orgasmus vorzutäuschen, und beschleunigte ihr Stöhnen. Kurz davor, und sie nahm die Hand von ihrem Kitzler, um sich besser, abzustützen, als…</text:p>
      <text:p text:style-name="P352">Er entlud sich in sie, simultan zu ihrer Vorstellung. Sie zog es dennoch durch und hechelte erschöpft ein paar letzte Seufzer heraus. Wahrscheinlich gefiel ihm, dass sie zusammen gekommen waren. Nicht, dass das jetzt noch von Bedeutung war.</text:p>
      <text:p text:style-name="P353">Er zog ihn heraus und ließ sich neben sie auf die Matratze fallen. Er würde ein paar Momente brauchen.</text:p>
      <text:p text:style-name="P323">Wenn ich an sein Geld will, muss ich jetzt handeln. Gleich hat er sich gefangen. Seine Hose liegt auf dem Boden…</text:p>
      <text:p text:style-name="P323"><text:span text:style-name="T34">Sie beglückwünschte ihn, während sie ihr Kleid über den Kopf zog. „Das hat schon lange keine mehr bei mir geschafft.“ </text:span>Er lächelt nicht. Hört er zu?</text:p>
      <text:p text:style-name="P353">Sie griff nach ihrer Handtasche, tat aber so, als würde sie straucheln, und ließ sie auf den Boden fallen. Nun lagen sowohl seine Hose, also auch ihre Tasche in Griffweite.</text:p>
      <text:p text:style-name="P353">„Ich Tollpatsch.“ seufzte sie, als sie sich bückte.</text:p>
      <text:p text:style-name="P323">Jetzt.</text:p>
      <text:p text:style-name="P353">Dann griff sie blitzschnell mit einer Hand nach ihrer Tasche, mit der anderen nach seiner Hose. Sie sprang auf und rammte mit ihrer Schulter die Tür der Hütte auf. Sie stürzte nach draußen.</text:p>
      <text:p text:style-name="P323"><text:span text:style-name="T34">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53">Sie hetzte voran. Der Samen, der ihr Bein herunterlief, eine unangenehme Erinnerung. „Bleib stehen, du Hure!“ Da vorne eine Ecke. Er kam hinterher.</text:p>
      <text:p text:style-name="P323"><text:span text:style-name="T34">Sie bog um die Ecke. </text:span>Was für ein Pech, Milizionäre.<text:span text:style-name="T34"> Drehte sich um hundertachzig Grad und rannte in die andere Richtung, konnte der greifenden Hand ihres Freiers knapp ausweichen.</text:span></text:p>
      <text:p text:style-name="P353">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324"><text:span text:style-name="T34">„</text:span><text:span text:style-name="T113">Du dumme Hure dachtest wohl, du könntest mich ausrauben, na warte!“ Er versetzte ihr einige </text:span><text:soft-page-break/><text:span text:style-name="T113">harte Schläge auf den Hinterkopf. </text:span></text:p>
      <text:p text:style-name="P368">„Hilfe!“, rief Dania, den Mund voll Stroh, wenn auch nicht Schlimmerem. Die Milizionäre waren doch nur wenige Meter weiter…</text:p>
      <text:p text:style-name="P368">„Was tust du denn da, Soldat 11?“ - „Und warum hast du keine Hose an?“ Dania hörte lautes Lachen.</text:p>
      <text:p text:style-name="P368">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68">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68">„Nein danke, die ist ja voll mit Scheiße. Du auch, übrigens. Mann, elf, das wird eine witzige Geschichte morgen beim Frühstück.“</text:p>
      <text:p text:style-name="P325">Wie konnte ich nur so dumm sein und einen von der Miliz ficken.<text:span text:style-name="T34"> Das war das letzte, was Dania dachte, bevor Soldat 11 ihr gegen den Kopf trat und sie das Bewusstsein verlor.</text:span></text:p>
      <text:p text:style-name="P368"/>
      <text:h text:style-name="Heading_20_1" text:outline-level="1"><text:bookmark-start text:name="__RefHeading___Toc11758_710709543"/>Joran – Bastelt in seinem kleinen magische<text:span text:style-name="T305">n</text:span> Labor, trifft Arghan<text:bookmark-end text:name="__RefHeading___Toc11758_710709543"/></text:h>
      <text:p text:style-name="P368"/>
      <text:p text:style-name="P369">„Verdammter J‘zharr!“</text:p>
      <text:p text:style-name="P369">Joran fluchte. Er schlug nochmal zu. Er fluchte wieder. Diesmal ließ er sich etwas kreativeres einfallen. „Bei J‘zharrs rauchendem Bart!“</text:p>
      <text:p text:style-name="P326"><text:span text:style-name="T34">Noch ein Nagel. „</text:span><text:span text:style-name="T114">Kannst. Du. Nicht. In. J‘zharrs faltigem Arsch steckenbleiben!“</text:span></text:p>
      <text:p text:style-name="P370">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Zaubersprüchen den Stein erweichen wie manche Poeten das Herz eines frigiden Inquisitors.</text:p>
      <text:p text:style-name="P370">Joran wusste das. Mit Magie kannte er sich aus. Diese ganze Hütte diente keinem anderen Zweck, als mit ihr herumzuexperimentieren; doch sie aus Stein zu bauen, war eine schlechte Idee gewesen. Nicht mal das Regal für seine Ingredienzen konnte er nun an die Wand nageln. Er fluchte abermals, die Ideen gingen ihm jedoch aus. „J‘zharrs Splitter!“</text:p>
      <text:p text:style-name="P370">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70">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70">Joran erfand verbotene Dinge. Joran war ein guter Erfinder. Und in dieser Eigenschaft lebte er in ständiger Angst vor der Inquisition.</text:p>
      <text:p text:style-name="P327"><text:span text:style-name="T34">Natürlich war das der Grund gewesen, das Labor aus Stein zu bauen. </text:span><text:span text:style-name="T115">Nicht nur Experimente konnten in Flammen aufgehen, auch neugierige Forscher waren leicht entzündlich. Stein schütze vor Feuer.</text:span><text:span text:style-name="T34"> </text:span><text:span text:style-name="T115">Das Labor</text:span><text:span text:style-name="T34">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70">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327"><text:span text:style-name="T34">Er besah sich die Macken, die er in der Wand hinterlassen hatte. </text:span><text:span text:style-name="T115">Eins der Löcher war sogar ge</text:span><text:soft-page-break/><text:span text:style-name="T115">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71">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71">Joran seufzte. Gerne hätte er einen solchen Bohrer erfunden, doch er wollte die Zeit und Ressourcen seines Arbeitgebers nicht auf Mechanik verschwenden, wenn er eigentlich Bor-Mischungen erforschen und Bor-Rezepte entwickeln sollte. <text:span text:style-name="T318">Immerhin war er nicht der einzige Magier, der in den Diensten Arghan Howls stand, und er wollte den anderen nicht das Budget streitig machen.</text:span></text:p>
      <text:p text:style-name="P328"><text:span text:style-name="T34">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25">Joran zu verstehen gegeben, dass er Hoffnungen in sein Potenzial setzte.</text:span><text:span text:style-name="T34"> </text:span><text:span text:style-name="T125">U</text:span><text:span text:style-name="T34">nd </text:span><text:span text:style-name="T116">Joran </text:span><text:span text:style-name="T125">wollte sich bemühen</text:span><text:span text:style-name="T116">, die Erwartungen eines so reichen und gebildeten Mannes zu </text:span><text:span text:style-name="T125">erfüllen</text:span><text:span text:style-name="T116">, </text:span><text:span text:style-name="T119">auch wenn er ihn immer ein bisschen einschüchterte.</text:span></text:p>
      <text:p text:style-name="P329"><text:span text:style-name="T34">Die Liste mit Anforderungen wurde länger und länger. Einige alchemische Apparate musste er noch bestellen. Die Zutaten hatte er </text:span><text:span text:style-name="T117">selbst </text:span><text:span text:style-name="T34">besorg</text:span><text:span text:style-name="T117">en müssen, die gab es nicht in Howls Fabriken.</text:span><text:span text:style-name="T34"> </text:span><text:span text:style-name="T117">Sie waren also bereits hier, </text:span><text:span text:style-name="T34">weswegen ein Regal, um sie aufzubewahren, umso wichtiger war.</text:span></text:p>
      <text:p text:style-name="P372">Das Bor selbst war auch noch nicht geliefert worden. Joran fragte sich, wo Howl es her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72">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bekam. Howl hatte ihm erklärt, dass ihm das nur wenig brachte, wenn er jetzt seine Waffen nicht mehr verkaufen konnte, doch Joran hatte nur mit den Achseln gezuckt. Sein Geschäft war das erfinden von Erfindungen, nicht sie zu verkaufen. Davon verstand er nur so viel, dass er wusste, dass er lieber nichts davon verstehen wollte. Seine Erfindungen sollten den Menschen von Nutzen sein, nicht nur möglichst viel Profit abwerfen. <text:span text:style-name="T318">Howl zwang ihn wenigstens nicht, Waffen zu erfinden; dafür hatte er genug Leute.</text:span></text:p>
      <text:p text:style-name="P373">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73"/>
      <text:p text:style-name="P373">Vor Howls Büro musste Joran warten. Er musste nur die Liste unterschreiben lassen, eigentlich keine große Sache, doch die Sekretärin wies ihm einen Platz zu und versenkte den Blick wieder in ihren Unterlagen.</text:p>
      <text:p text:style-name="P330"><text:span text:style-name="T34">Die beiden Leibwächter, die vor der Tür von Howls Büro aufgebaut waren, musterten ihn wie immer </text:span><text:span text:style-name="T118">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74">Nach einer Weile wurde er hereingerufen.</text:p>
      <text:p text:style-name="P375">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332"><text:soft-page-break/><text:span text:style-name="T34">Er war einer der reichsten Unternehmer Lagons und hatte sogar einen Sitz im Rat inne, dem höchsten politischen Gremium der Stadt. Sein vernarbtes Gesicht zeugte davon, dass er </text:span><text:span text:style-name="T119">für die Wissenschaft einiges riskiert hatte, bevor er begann, sich auf das geschäftliche zu konzentrieren. Seine Narben waren größtenteils von einem Okular verborgen, einem Sicherverbesserungsgerät, auf das Joran sehr stolz war und dass die rechte Gesichtshälfte Howls größtenteils verbarg.</text:span></text:p>
      <text:p text:style-name="P333">Vielleicht werde ich auch eines Tages ein Okular brauchen. Für den Umgang mit Bor ist es vielleicht auch gar nicht so schlecht, die Sicht so weit vergrößern zu können.</text:p>
      <text:p text:style-name="P331"><text:span text:style-name="T34">„Du hast eine Liste mit Anforderungen zusammengestellt?“, </text:span><text:span text:style-name="T119">fragte Howl.</text:span></text:p>
      <text:p text:style-name="P374">Joran erinnerte sich rechtzeitig daran, sich zu verbeugen. „Ja, Herr, sie ist nicht allzu lang. Das Regal ließ sich leider nicht an der Wand befestigen, ich benötige ein anderes. Es sei denn...“</text:p>
      <text:p text:style-name="P374">Howl hielt kurz beim Schreiben inne und hob den Kopf. „Es sei denn was?“</text:p>
      <text:p text:style-name="P374">„Mit einem Drehbohrer könnte man eine spezielle Form von Nägeln in einer Steinwand befestigen. Der Bohrer wäre einfach zu konstruieren, die Nägel wären noch am umständlichsten herzustellen. Sie müssten geringelt sein.“</text:p>
      <text:p text:style-name="P374">„Geringelte Nägel?“ Howl kratzte sich am Kopf. „Ich weiß ja, dass du mich in so einer Angelegenheit niemals aufs Kreuz legen würdest, aber das klingt ungewöhnlich.“</text:p>
      <text:p text:style-name="P374">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74">„Also lösen sie nicht dein aktuelles Problem mit dem Regal, sondern sind nur so eine Idee?“</text:p>
      <text:p text:style-name="P374">Joran schluckte. „Ja, Herr, eine Idee, nur so eine… Idee.“</text:p>
      <text:p text:style-name="P331"><text:span text:style-name="T34">Howl steckte sich den Stift hinters </text:span><text:span text:style-name="T119">linke </text:span><text:span text:style-name="T34">Ohr und winkte Joran herbei, auf seinem vernarbten Gesicht ein wohlwollender Ausdruck. „Gib mal her, deine Liste.“</text:span></text:p>
      <text:p text:style-name="P331"><text:span text:style-name="T34">Joran entspannte sich und trat nach vorne. Howl </text:span><text:span text:style-name="T119">drehte an einem Rädchen seines Okulars, um die Linse genauer einzustellen und </text:span><text:span text:style-name="T34">überflog die Liste. „Das ist ja nichts ausgefallenes oder so.“ Er griff sich den Stift und setzte seine Unterschrift drunter. „Gut, dass du dieses Mal an Essen gedacht hast. Wenn du noch etwas brauchst, Kaffee, </text:span><text:span text:style-name="T119">Substanzen, </text:span><text:span text:style-name="T34">Arbeitskräfte, melde dich. </text:span><text:span text:style-name="T125">G</text:span><text:span text:style-name="T34">ib die Liste meiner Sekretärin, sie wird sich um deine Wünsche kümmern.“</text:span></text:p>
      <text:p text:style-name="P406"><text:span text:style-name="T34">Joran bedankte sich.</text:span></text:p>
      <text:p text:style-name="P406"><text:span text:style-name="T34">Howl drehte an seinem Okular, und Joran war es, als würde er ihm umso tiefer in die Augen sehen, als er ernst wurde. „Du bist der jüngste meiner Ingenieure, den ich mit der Magie betraue. Du legst eine Kreativität an den Tag, die ich von einem Mann, der vierzig Jahre mehr auf dem Buckel hat, nicht erwarten kann. Für die Sorgfalt, die die Magie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span></text:p>
      <text:p text:style-name="P331"><text:span text:style-name="T125">Joran nickte eifrig. </text:span><text:span text:style-name="T34">„</text:span><text:span text:style-name="T120">Nur eine Frage: wann kommt das Bor an? Je früher es kommt, desto schneller kann ich anfangen.“</text:span></text:p>
      <text:p text:style-name="P376"><text:span text:style-name="T318">Howl sah kurz auf seine Unterlagen. Wieder musste er das Okular scharf stellen. </text:span>„Wenige Tage. Mein Kontakt hat Schwierigkeiten, aber du wirst schon merken, wenn wir es liefern.“</text:p>
      <text:p text:style-name="P331"><text:span text:style-name="T34">Joran bedankte sich </text:span><text:span text:style-name="T119">und machte, dass er herauskam. Er wusste bei den meisten Menschen nicht, wie er sich richtig verhalten sollte, bei Vorgesetzten war es jedoch noch schlimmer. Da hatte er unter Umständen mit Konsequenzen zu rechnen.</text:span></text:p>
      <text:p text:style-name="P333">Hätte ich nicht von dem Bohrer anfangen sollen?<text:span text:style-name="T34"> Joran war sich unsicher.</text:span></text:p>
      <text:p text:style-name="P333"><text:span text:style-name="T34">Er wusste auch nicht genau, wie er die Sekretärin um die Gegenstände auf der Liste bitten sollte. War es in Ordnung, einfach zu fragen? </text:span><text:span text:style-name="T120">War sie in der Firmenhierarchie eher über oder eher unter ihm?</text:span><text:span text:style-name="T34"> </text:span><text:span text:style-name="T120">Immerhin belegte die Liste, dass er ein Recht auf diese Dinge hatte. Er überwand sich und sprach sie an.</text:span></text:p>
      <text:p text:style-name="P377">„Entschuldigen Sie, ich habe hier eine Liste mit Howls Unterschrift. Er meinte, Sie können mir diese Dinge auf Firmenkosten auftreiben.“</text:p>
      <text:p text:style-name="P376">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text:soft-page-break/>brauchen, um all das zu transportieren. Hier hast du ein paar Flammlinge. Das sollte genügen.“</text:p>
      <text:p text:style-name="P376">Joran bedankte sich, nahm die Gutscheine und das Geld und verließ das Vorzimmer.</text:p>
      <text:p text:style-name="P400"><text:span text:style-name="T120">Der schwierige Teil war getan. Jetzt konnte er endlich anfangen, zu erfinden.</text:span></text:p>
      <text:p text:style-name="P400"><text:span text:style-name="T120"/></text:p>
      <text:h text:style-name="P428" text:outline-level="1"><text:bookmark-start text:name="__RefHeading__13970_2035619654"/>Marcin – <text:span text:style-name="T198">überlebt ein Attentat und findet Dania auf der Straße liegen </text:span><text:bookmark-end text:name="__RefHeading__13970_2035619654"/></text:h>
      <text:p text:style-name="P381"/>
      <text:p text:style-name="P336">„Ehrwürden, kommt schon, nur ein paar Flammlinge!! Ihr habt doch sicher ein wenig Wechselgeld einstecken! Es ist ja nicht für mich, ich muss für meine Kinder sorgen!! helfen sie mir!“ </text:p>
      <text:p text:style-name="P336"><text:span text:style-name="T34">Marcin </text:span><text:span text:style-name="T121">ignorierte</text:span><text:span text:style-name="T34"> den Mann, bis dieser ihn an seinem Mantel zog. Er saß zerlumpt am Straßenrand und schien um Almosen zu betteln. Obwohl Marcin zu den ehrbaren Dieben</text:span><text:span text:style-name="T1"> </text:span><text:span text:style-name="T34">gehörte,</text:span><text:span text:style-name="T1"> </text:span><text:span text:style-name="T34">war er noch nie in seinem Leben mit Ehrwürden angesprochen worden. </text:span><text:span text:style-name="T121">Im organisierten Verbrechen</text:span><text:span text:style-name="T34"> erlebt</text:span><text:span text:style-name="T121">e</text:span><text:span text:style-name="T34"> man das nicht oft. </text:span></text:p>
      <text:p text:style-name="P336">„Was ihr in eurem Leben durch böse Taten erreicht habt, könnt ihr durch Güte vielleicht wieder wettmachen! Die Flamme wird euch eure Güte vergelten und euch beschützen. Doch helft meiner Familie!“ </text:p>
      <text:p text:style-name="P336">Der Bettler begann zunehmend, Marcin zu nerven. Er hatte <text:span text:style-name="T306">l</text:span>ukrativeres zu erledigen. „Deine <text:span text:style-name="T313">komische</text:span> Flamme hat mich noch nie beschützt. Glaubst du, ich <text:span text:style-name="T313">wäre ehrbarer Dieb</text:span>, wenn ich nicht für jedes Almosen eine Gegenleistung einfordern würde? Kampfkraft hast du mir ja wohl kaum anzubieten. Also wenn du nicht irgendeine nützliche Information für mich hast, lass mich in Ruhe.“ Er <text:span text:style-name="T313">riss </text:span>sich los und ging weiter.</text:p>
      <text:p text:style-name="P336"><text:span text:style-name="T34">Die </text:span><text:span text:style-name="T121">e</text:span><text:span text:style-name="T141">hrbaren Diebe</text:span><text:span text:style-name="T1"> </text:span><text:span text:style-name="T34">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21">e</text:span><text:span text:style-name="T141">hrbaren Diebe</text:span><text:span text:style-name="T1"> </text:span><text:span text:style-name="T34">immer Arbeit, und so funktionierte das Sozialsystem Lagons gegen Gefallen. Wer immer bereit war, einem Dieb einen Gefallen zu erweisen, konnte sich sicher sein, dass ihm geholfen wurde. </text:span><text:span text:style-name="T121">D</text:span><text:span text:style-name="T34">ie Diebe hatten einen komplizierten Ehrenkodex, der sie dazu zwang, einen Gefallen zu erwidern, wenn sie ihren Ruf nicht verlieren wollten. Und ein Dieb ohne Ruf war sehr bald entweder arbeitslos oder tot. </text:span></text:p>
      <text:p text:style-name="P336"><text:span text:style-name="T34">Marcin trat eine leere Konservendose aus dem Weg. Er machte dabei einen trügerisch gelangweilten Eindruck, als würde ihn ein</text:span><text:span text:style-name="T121">e Dose Mais</text:span><text:span text:style-name="T1"> </text:span><text:span text:style-name="T34">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aschend flinke kleine Augen, die ihn musterten, als sollte er das auf keinen Fall bemerken. </text:span></text:p>
      <text:p text:style-name="P336">Marcin schenkte ihm <text:span text:style-name="T306">ebensowenig eine </text:span>Reaktion, als die beiden aneinander vorüber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306">D</text:span>urch den Schock ließ er ohne Umschweife sein Messer fallen, drehte sich um und rannte, als wäre ihm der Teufel auf den Fersen. </text:p>
      <text:p text:style-name="P336">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36"><text:soft-page-break/><text:span text:style-name="T34">Marcin war ein außergewöhnlich guter Dieb. Wobei man </text:span><text:span text:style-name="T1">gut</text:span><text:span text:style-name="T34"> in dem Fall besser mit </text:span><text:span text:style-name="T1">am Leben</text:span><text:span text:style-name="T34"> übersetzen konnte. Er war etwa dreißig Jahre alt, was selten war, denn ein Dieb überlebte meistens nicht besonders lange; das Einkommen </text:span><text:span text:style-name="T99">und der Status</text:span><text:span text:style-name="T34"> der erfolgreicheren Diebe zog die Aufmerksamkeit neidischer und ehrgeiziger Leute auf sich. </text:span></text:p>
      <text:p text:style-name="P336"><text:span text:style-name="T34">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21">e</text:span><text:span text:style-name="T141">hrbaren Diebe</text:span><text:span text:style-name="T1"> </text:span><text:span text:style-name="T34">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78">Anscheinend reichte es für seine Sicherheit nicht mehr, Leutnant zu sein. Attentate gegen Marcin waren nicht alltäglich, doch sie kamen vor. Und in letzter Zeit häuften sie sich beunruhigend.</text:p>
      <text:p text:style-name="P378">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311">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79">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79">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der dritte, der ein Motiv und passende Umstände hatte.</text:p>
      <text:p text:style-name="P379">Marcin beschloss, in Zukunft etwas vorsichtiger vorzugehen. Sein Handeln erregte genug Aufsehen, wenn er jetzt einen weiteren Rivalen ausstoch, würde das nur noch mehr Misstrauen in dem fragilen Ökosystem der <text:span text:style-name="T308">e</text:span><text:span text:style-name="T309">hrbaren Diebe</text:span><text:span text:style-name="T310"> </text:span><text:span text:style-name="T307">des siebten Bezirks hervorrufen. Eine Gelegenheit würde sich ergeben.</text:span></text:p>
      <text:p text:style-name="P379">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312">beunruhigt gewesen.</text:span></text:p>
      <text:p text:style-name="P380">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80">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80">Er hatte genug gesehen und entschloss sich, eins seiner Verstecke aufzusuchen, die nicht weit von hier lagen. Da konnte er immer noch weitere Schritte planen, <text:span text:style-name="T313">seine Informanten durchgehen, sich ein Vorgehen zurechtlegen.</text:span></text:p>
      <text:p text:style-name="P380">Als er um die Ecke bog, fand er jedoch einen ungewöhnlichen Anblick <text:span text:style-name="T313">vor sich</text:span>. Eine Frau, sie lag auf dem Boden. Sie war offensichtlich bewusstlos. Das Kleid war ihr über den nackten Hintern <text:soft-page-break/>hochgerutscht, und <text:span text:style-name="T313">sie schien nichts bei sich zu haben. Ihre langen schwarzen Haare breiteten sich über den schlammigen Boden aus, und allgemein war sie bei dem Sturz ziemlich schmutzig geworden.</text:span></text:p>
      <text:p text:style-name="P335">Na toll, eine freie Hure. <text:span text:style-name="T34">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335">Oder… es gibt noch eine bessere Lösung.<text:span text:style-name="T34"> Es gab keinen Menschen, den er nicht irgendwie benutzen konnte; und die Situation, in die er heute hineingeraten war, bot dieser jungen Frau tatsächlich eine Gelegenheit.</text:span></text:p>
      <text:p text:style-name="P395">Marcin hob Dania vom Boden auf und schleppte ihren verdreckten, abgemagerten Körper in seinen Unterschlupf.</text:p>
      <text:p text:style-name="P395"/>
      <text:h text:style-name="Heading_20_1" text:outline-level="1"><text:bookmark-start text:name="__RefHeading___Toc11762_710709543"/>Varg – stürmt Jorans Labor<text:bookmark-end text:name="__RefHeading___Toc11762_710709543"/></text:h>
      <text:p text:style-name="P337"><text:a xlink:type="simple" xlink:href="#__RefHeading__13972_2035619654" text:style-name="Index_20_Link" text:visited-style-name="Index_20_Link"><text:span text:style-name="T122"/></text:a></text:p>
      <text:p text:style-name="P396">Varg drückte sich an die Steinwand. Seine schwarze Robe eignete sich perfekt für die Nacht. Dennoch achtete er darauf, nicht in das Mondlicht zu geraten, als er um die Ecke linste.</text:p>
      <text:p text:style-name="P396">Thorn war gegenüber in einer Seitengasse, stand im Schatten, und wartete darauf, dass Varg die Situation sicherte. Varg wusste, dass er seinen Mentor nicht enttäuschen durfte, doch die Razzia würde einfach werden. <text:span text:style-name="T317">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97">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97">Vielleicht war es eine schlechte Idee gewesen, in Roben hier her zu kommen. Doch da Novizen genau wie Inquisitoren keine andere Kleidung besitzen durften, war ihnen nichts anderes übrig geblieben. Wieder einmal verfluchte Varg die Vorschriften, die sie manchmal tatsächlich von den guten Taten abhielten, die sie sich zur Aufgabe gemacht hatten.</text:p>
      <text:p text:style-name="P397">Er entschied sich, nicht länger zu fackeln. Seine Aufgabe war ohnehin nicht so brisant wie Thorns – er sollte nur den Überblick behalten, Rückendeckung bewahren und sich um die Tür kümmern, mit dem Magier musste Thorn sich auseinandersetzen. <text:span text:style-name="T319">Im Ernstfall war nur ein Flammensplitter den Substanzen eines gewitzten Magiers gewachsen.</text:span></text:p>
      <text:p text:style-name="P398">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98">Das kunstvolle Schloss <text:span text:style-name="T320">sprach Bände zu Varg. Es war viel zu auffällig für den achten Bezirk; der Magier schien viel Geld mit seinen Machenschaften zu verdienen. Varg schauderte bei dem Gedanken, was ein so erfolgreicher Magier im Untergrund Lagons anrichten konnte. Wenn die falschen Leute Bor-Pulver in die Finger bekamen...</text:span></text:p>
      <text:p text:style-name="P407">Tja, ein Schloss ist nur so sicher, wie die Tür, in die es eingefasst ist.<text:span text:style-name="T34"> Weder Varg noch Thorn konnten Schlösser knacken; doch durch die meisten Türen kam man viel einfacher. Er holte sein Beil aus der Robe und zählte mit den Fingern herunter, für Thorn sichtbar. Drei, zwei, eins.</text:span></text:p>
      <text:p text:style-name="P407"><text:span text:style-name="T34">Dann hieb er mit der vollen Wucht seiner gestählten Arme gegen die Tür, dreimal, viermal, bis sich ein riesiger Riss durch die Tür zog. Ein Tritt hinterher, und die Tür brach in einige große Teile; </text:span><text:soft-page-break/><text:span text:style-name="T34">die Bruchstücke, die an den Angeln hingen, schwangen nach innen.</text:span></text:p>
      <text:p text:style-name="P407"><text:span text:style-name="T34">Varg zog sich sofort zurück und lief mehrere Schritte von der Tür weg, während Thorn den Schutz des Schattens verließ und majestätisch auf das Haus zuschritt. </text:span><text:span text:style-name="T126">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408"><text:span text:style-name="T34">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27">einen </text:span><text:span text:style-name="T34">Ecke stand ein Bett, doch es war leer.</text:span></text:p>
      <text:p text:style-name="P408"><text:span text:style-name="T34">Der Junge, der darin geschlafen hatte, </text:span><text:span text:style-name="T127">drückte sich in die andere Ecke und blickte panisch zwischen Thorn und Varg hin und her. </text:span><text:span text:style-name="T128">Seine Haut, seine Haare schimmerten rötlich in dem schummrigen Licht, dass den Raum in eine unwirkliche Athmosphäre versetzte. Thorns Finger, die den Splitter hoch erhoben hielten, warfen lange Schatten auf den Boden; einer von ihnen reichte durch Zufall gerade bis zu den Füßen des Verdächtigen, und schien auf ihn zuzukriechen. </text:span><text:span text:style-name="T133">Er war noch ein Junge, bei so einem Hänfling wollte Varg nicht von einem Mann sprechen.</text:span><text:span text:style-name="T128"> Eine kurze Hose war alles, was er trug, und Varg fragte sich schon, wann er sie durchnässte.</text:span></text:p>
      <text:p text:style-name="P408"><text:span text:style-name="T127">„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span></text:p>
      <text:p text:style-name="P408"><text:span text:style-name="T127">Thorns strenge Stimme donnerte durch den Raum. „Wo ist das Bor? Wir können das alles erheblich verkürzen, wenn du kooperierst.“</text:span></text:p>
      <text:p text:style-name="P409"><text:span text:style-name="T34">Der Junge überschlug sich fast beim Antworten. „Ich habe, ich habe keins! Ehrlich.“</text:span></text:p>
      <text:p text:style-name="P409"><text:span text:style-name="T34">Thorn lachte trocken. „Durchsuchen.“, wandte er sich an Varg.</text:span></text:p>
      <text:p text:style-name="P409"><text:span text:style-name="T34">Varg machte sich sofort ans Werk. Thorn ließ das Licht heller leuchten, sodass er es gut sehen konnte. Er suchte rücksichtslos und gründlich, </text:span><text:span text:style-name="T128">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410"><text:span text:style-name="T34">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span></text:p>
      <text:p text:style-name="P410"><text:span text:style-name="T34">„Hier, das sollte es sein!“ Er reichte seinem Mentor eine Schale mit einem rötlichen Pulver.</text:span></text:p>
      <text:p text:style-name="P410"><text:span text:style-name="T34">Thorn schüttelte den Kopf. „Du Narr, das ist Zucker. Bor sähe im Flammenschein ganz anders aus. Weitersuchen.“</text:span></text:p>
      <text:p text:style-name="P415"><text:span text:style-name="T34">Varg begann, die Papiere, die über den Tisch verteilt waren, von der Oberfläche zu fegen, um zu sehen, ob darunter vielleicht noch etwas lag, doch Thorn unterbrach ihn sofort.</text:span></text:p>
      <text:p text:style-name="P415"><text:span text:style-name="T34">„Bist du irre? Die Unterlagen sind das beste Beweismaterial, das wir kriegen können. </text:span><text:span text:style-name="T133">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410"><text:span text:style-name="T133">Sonst </text:span><text:span text:style-name="T34">fand </text:span><text:span text:style-name="T133">Varg </text:span><text:span text:style-name="T34">nichts auf dem Tisch, und auch das Bett auf den Kopf zu stellen war nutzlos. </text:span><text:span text:style-name="T133">Joran</text:span><text:span text:style-name="T34"> hatte die Wahrheit gesagt; es befand sich in der ganzen Hütte kein Bor. </text:span><text:span text:style-name="T133">Varg war fast ein bisschen enttäuscht, dass er vielleicht unschuldig war. </text:span><text:span text:style-name="T34">Hatten sie den falschen erwischt?</text:span></text:p>
      <text:p text:style-name="P410"><text:span text:style-name="T34">Thorn stellte sich bedrohlich, breitbeinig über </text:span><text:span text:style-name="T133">ihn</text:span><text:span text:style-name="T34">. „Wo hast du die Rattenaugen her? Die ganze alchemische Ausrüstung? Raus damit.“</text:span></text:p>
      <text:p text:style-name="P410"><text:span text:style-name="T133">Joran</text:span><text:span text:style-name="T34"> schien langsam seinen Mut wieder zu fassen. „Kein Bor! Ihr könnt mir gar nichts, ich bin unschuldig! Nichts davon ist verboten, und das wisst ihr.“</text:span></text:p>
      <text:p text:style-name="P410"><text:span text:style-name="T34">Thorn kniff die Zähne zusammen. „Beantworte meine Frage.“ Keine Reaktion, doch im schummrigen Licht sah Varg, wie der </text:span><text:span text:style-name="T133">Junge</text:span><text:span text:style-name="T34"> sich verzweifelt bemühte, Thorn nicht ins Gesicht zu sehen.</text:span></text:p>
      <text:p text:style-name="P410"><text:soft-page-break/><text:span text:style-name="T34">„Nun, viel Bart kann bei dir ja noch nicht schmoren“, sagte Thorn, als er den Splitter etwas dunkler dimmte, sodass er die Farbe heißer Glut annahm. Dann bückte er sich und näherte ihn langsam an das </text:span><text:span text:style-name="T133">Jorans Gesicht</text:span><text:span text:style-name="T34"> heran. Dem Träger eines Flammensplitters tat die Hitze nichts, doch jeder andere würde durch die Hitze versengt werden.</text:span></text:p>
      <text:p text:style-name="P410"><text:span text:style-name="T34">„Nein, genug! Ich sage euch alles.“ Er brach in Tränen aus und ratterte Namen und Adresse des Händlers herunter, der ihm die Zutaten verkauft hatte.</text:span></text:p>
      <text:p text:style-name="P410"><text:span text:style-name="T34">Thorn seufzte. „Verrate uns etwas, was wir noch nicht wissen. Was ist mit dem Laborzubehör?“</text:span></text:p>
      <text:p text:style-name="P410"><text:span text:style-name="T34">Soweit Varg es in dem Licht sehen konnte, wurde </text:span><text:span text:style-name="T133">Joran</text:span><text:span text:style-name="T34"> erheblich blasser. „Naja, so ein Fabrikverkauf eben. Die sind ja legal erhältlich. Keine… keine große Sache.“</text:span></text:p>
      <text:p text:style-name="P410"><text:span text:style-name="T34">Daran, dass sich die Schatten im Rest des Raumes verschoben, merkte Varg, dass der Flammensplitter näher an </text:span><text:span text:style-name="T133">Jorans</text:span><text:span text:style-name="T34"> Gesicht rückte.</text:span></text:p>
      <text:p text:style-name="P410"><text:span text:style-name="T34">„Howl, Howl Industries! Da kann man die kaufen.“</text:span></text:p>
      <text:p text:style-name="P410"><text:span text:style-name="T34">„</text:span><text:span text:style-name="T129">Und wo, wo wolltest du Bor herkriegen? Soweit ich weiß könnt ihr Ketzer so etwas ja nicht einfach mit einem Fingerschnippen beschwören oder so. Namen, Adressen.“</text:span></text:p>
      <text:p text:style-name="P410"><text:span text:style-name="T129">„Ich…“ Er schien fieberhaft zu überlegen, was gar nicht so einfach war, wenn man gleichzeitig darauf achten musste, sich die Haare nicht zu versengen.</text:span></text:p>
      <text:p text:style-name="P410"><text:span text:style-name="T129">„Varg, was meinst du? Wenn er das Bor am Körper trug, als wir ihn reinigten, könnte man das hinterher feststellen?“</text:span></text:p>
      <text:p text:style-name="P411"><text:span text:style-name="T34">Varg schmunzelte. „Oh, ich bin mir sicher, dass er Bor hatte. Er hat uns damit angegriffen. Doch im Kampf sind die Beweise leider verbrannt.“</text:span></text:p>
      <text:p text:style-name="P411"><text:span text:style-name="T34">„Aber, aber, Novize. Wäre das nicht gegen die Vorschriften?“, fragte Thorn spöttisch.</text:span></text:p>
      <text:p text:style-name="P411"><text:span text:style-name="T34">„Nun, nicht so wie ich die Vorschriften auslegen.“ Varg fand das durchaus witzig.</text:span></text:p>
      <text:p text:style-name="P411"><text:span text:style-name="T34">„Nathan!“ Der Name purzelte aus dem von Todesangst erfüllten Jungen heraus, bevor er ihn zurückhalten konnte. Erst wollte er die Worte ungesagt machen, sie herunterschlucken wie heraufgespülte Galle. Er hätte Kotze gegessen, um diesen Fehler rückgängig zu machen, ohne Zweifel. Doch zu spät, er hatte den Namen ausgespien, und nun klebte er am zerbrochenen Instrumentarium wie </text:span><text:span text:style-name="T130">ungebührliches Verlangen an der Seele eines Inquisitors.</text:span></text:p>
      <text:p text:style-name="P412"><text:span text:style-name="T34">„Nathan wer?“</text:span></text:p>
      <text:p text:style-name="P412"><text:span text:style-name="T34">„Nur Nathan. Kein Nachname. Ich bin nicht mehr als sein Gehilfe. Das soll sein neues Labor werden. Noch arbeitet er im alten. Vierter Bezirk.“</text:span></text:p>
      <text:p text:style-name="P413"><text:span text:style-name="T34">Varg war beeindruckt. </text:span><text:span text:style-name="T133">Joran</text:span><text:span text:style-name="T34"> schien die Wahrheit zu sagen.</text:span></text:p>
      <text:p text:style-name="P413"><text:span text:style-name="T34"/></text:p>
      <text:h text:style-name="Heading_20_1" text:outline-level="1"><text:bookmark-start text:name="__RefHeading___Toc11680_2067757309"/>Thorn – tötet <text:span text:style-name="T324">Nathan </text:span>den Magier, stellt Arghan zur Rede, erpresst ihn, <text:span text:style-name="T324">Raft schlecht aussehen zu lassen</text:span><text:bookmark-end text:name="__RefHeading___Toc11680_2067757309"/></text:h>
      <text:p text:style-name="P413"><text:span text:style-name="T131"/></text:p>
      <text:p text:style-name="P414"><text:span text:style-name="T34">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span></text:p>
      <text:p text:style-name="P414"><text:span text:style-name="T3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span></text:p>
      <text:p text:style-name="P414"><text:span text:style-name="T3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span></text:p>
      <text:p text:style-name="P414"><text:span text:style-name="T34">Wasser war nicht nur für die Menschen im vierten Bezirk tabu – auch der Rest Lagons mied </text:span><text:soft-page-break/><text:span text:style-name="T34">Wasser wie die Pest und wusch sich nur in Notfällen mit Wasser. Vom Trinken ganz abgesehen; das wäre Frevel gewesen. Der Wassergott Q‘holi war immerhin für J‘zharrs Tod persönlich verantwortlich. So musste der Durst Lagons über Säfte, Kaffee, und in Notfällen durch abgekochtes Wasser gestillt werden. Bei abgekochtem Wasser gab es eine theologische Interpretation, die erklärte, dass das Wasser durch J‘zharrs Flamme gereinigt werden würde. Dennoch trauten die wenigsten sich daran heran und griffen zu den Alternativen.</text:span></text:p>
      <text:p text:style-name="P414"><text:span text:style-name="T3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span></text:p>
      <text:p text:style-name="P414"><text:span text:style-name="T34">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span></text:p>
      <text:p text:style-name="P414">Außerdem – auch wenn sie es nie zugeben würden, trotz ihrem intellektuellen Anspruch nach Reflektion, es gefällt <text:span text:style-name="T323">Arghan </text:span>Howl, <text:span text:style-name="T323">Goran </text:span>Witte<text:span text:style-name="T322">n und den anderen, wenn sie Wörter kennen, mit denen andere nichts anfangen können. Am Ende ist all diese Wissenschaft und Forschung doch nur ein schöner Weg, sich überlegen fühlen zu können.</text:span><text:span text:style-name="T132"> Thorn hatte kein Problem damit, dass sie sich überlegen fühlen wollten; damit konnte er sich identifizieren. Aber sie hätten dabei wenigstens ehrlich zu sich selbst sein können.</text:span></text:p>
      <text:p text:style-name="P414"><text:span text:style-name="T134">Nachdem sie Joran mit dem Stiel von Vargs Beil schlafen geschickt hatten, waren </text:span><text:span text:style-name="T34">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32">Der Kutscher wollte sie nur an den Rand des Bezirks bringen, und sie hatten nicht genug Flammlinge dabei, um ihn zur Weiterfahrt zu bewegen.</text:span></text:p>
      <text:p text:style-name="P415">Ein Nachteil des frommen Lebens im Orden. Es wird von uns erwartet, sparsam und arm zu sein. Oder wenigstens geizig.<text:span text:style-name="T34"> Nichts störte Thorn mehr, als wenn er zu falscher Demut gezwungen war, doch er hatte nicht erwartet, heute noch so weit reisen zu müssen, und kein Geld mitgenommen.</text:span></text:p>
      <text:p text:style-name="P415"><text:span text:style-name="T34">So ging die Sonne bereits auf, als sie in die Straße einbogen, in der die Adresse war, die </text:span><text:span text:style-name="T133">Joran ihnen verraten hatte. </text:span><text:span text:style-name="T134">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416"><text:span text:style-name="T34">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auch hätte auch einiges von ihrer Wirkung eingebüßt.</text:span></text:p>
      <text:p text:style-name="P416"><text:span text:style-name="T34">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35">während Thorn seinen Flammensplitter herausholte.</text:span></text:p>
      <text:p text:style-name="P417"><text:span text:style-name="T135">E</text:span><text:span text:style-name="T34">r schenkte dem Splitter einen kurzen Blick – sie hatten viel miteinander durchgemacht. Thorn war egal, ob der Splitter wirklich einmal ein Teil J‘zharrs gewesen war. Für ihn zählte nur, dass er seine Wirkung tat. Und das hatte Thorn sichergestellt; die Freizügigkeit, die sich andere Inquisitoren erlaubten, hatte Thorn immer vermieden. Er hielt sich rein, und der Splitter behielt seine Kraft.</text:span></text:p>
      <text:p text:style-name="P416"><text:soft-page-break/><text:span text:style-name="T34">Der zweite </text:span><text:span text:style-name="T135">Axth</text:span><text:span text:style-name="T34">ieb verfing sich in der Tür, und Varg musste </text:span><text:span text:style-name="T135">ein bisschen rütteln, um sie wieder freizubekommen. Wertvolle Sekunden verstrichen, während er sich mit der Tür abmühte. Thorn war ungeduldig, von innen ertönte ein Fluchen. Er trat ein paar Schritte zurück, zur Sicherheit.</text:span></text:p>
      <text:p text:style-name="P417"><text:span text:style-name="T34">Varg trat die Fetzen der Tür beiseite. Prompt wehte ihm etwas ins Gesicht, und er taumelte – scheinbar orientierungslos. Thorn fluchte. Er hatte wohl eine Ladung Blindheits-Bor abbekommen. Er konnte nur hoffen, dass nicht mehr genug übrig war, um auch ihn zu blenden.</text:span></text:p>
      <text:p text:style-name="P417"><text:span text:style-name="T34">Thorn sprang auf den Türabsatz, darauf bedacht, Varg nicht zu nahe zu kommen, der mit seinem Beil wild um sich hackte. Kaum war er auf dem Türabsatz aufgekommen, sprang er wieder zurück – und prompt wehte eine zweite Prise Pulver durch die Luft, verfehlte Thorn jedoch.</text:span></text:p>
      <text:p text:style-name="P417">Das effektivste Pulver dürfte er damit losgeworden sein.</text:p>
      <text:p text:style-name="P417"><text:span text:style-name="T34">Da schoss ein Speer aus dem Eingang des Hauses, auf Varg zu. Der lenkte die Spitze wie durch ein Wunder von sich ab, indem er mit der Rückseite des Beils den Schaft des Speers traf; der Speer durchstieß die Luft hinter Vargs Rücken.</text:span></text:p>
      <text:p text:style-name="P417"><text:span text:style-name="T34">„Lass dich fallen!“, rief Thorn ihm zu, in der Hoffnung, dass der Novize sich so außer Reichweite brachte, und Thorn endlich eingreifen konnte. Der Flammensplitter juckte in seiner linken Hand, </text:span><text:span text:style-name="T136">und er bezwang sich selbst, um seine eiserne Willenskraft in die Hitze fließen zu lassen, die sich in seiner Hand konzentrierte.</text:span></text:p>
      <text:p text:style-name="P418"><text:span text:style-name="T34">Ein Arm wagte sich aus der Hütte; der Magier versuchte wohl, Varg auch auf dem Boden zu erstechen, solange er noch geblendet war. Thorn beschwor seine innere Leere, um reine Flammen in Richtung der Tür zu schicken, den Stoß zu unterbrechen. Der Magier schreckte zurück, und der Finger aus Flammen, den Thorn kurzzeitig entfesselt hatte, hinterließ einen schwarzen Fleck aus Ruß am Türrahmen.</text:span></text:p>
      <text:p text:style-name="P418"><text:span text:style-name="T34">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span></text:p>
      <text:p text:style-name="P418"><text:span text:style-name="T34">Er durfte die Hitze nicht sein Herz ergreifen lassen. Die reine Wärme weckte die Emotionen mindestens genauso wie ein Kampf es tat, doch Thorn musste die Distanz zu allem bewahren.</text:span></text:p>
      <text:p text:style-name="P418"><text:span text:style-name="T34">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37">Das flackernde Feuer erhellte den fensterlosen Raum und zeichnete Sekunde für Sekunde neue Bilder.</text:span><text:span text:style-name="T34"> Der Magier stieß mit dem Speer nach ihm, </text:span><text:span text:style-name="T137">doch ausweichen konnte er noch, und Thorn sprang nach rechts von der Tür weg, auf der Suche nach seiner Konzentration.</text:span></text:p>
      <text:p text:style-name="P419"><text:span text:style-name="T34">Nathan, wie der Magier hieß, wenn sich Thorn recht erinnerte, griff mit der einen Hand nach einem weiteren Pulver, das im Zimmer herumlag. Thorn raffte seine Robe und brachte sich in Ordnung.</text:span></text:p>
      <text:p text:style-name="P419"><text:span text:style-name="T34">Mit einer Feuerwelle hatte er nicht gerechnet. Anscheinend hatten nun auch die Bor-Magier eine Mischung für Feuer entdeckt. Doch Thorn merkte, dass es nur sehr schwach war. Die Feuerwelle erreichte ihn zwar, doch er spürte es kaum. Auf Thorns kahlen Schädel waren keine Haare zum versengen mehr. Um ihn rum gingen Papiere in Flammen auf.</text:span></text:p>
      <text:p text:style-name="P419"><text:span text:style-name="T34">Er ruhte in sich. </text:span>Das Feuer frisst alles gleichermaßen, ohne Unterschiede. Nichts ist besser als etwas anderes. Nichts ist gut. Ich will nichts. Nichts.<text:span text:style-name="T34"> Die aufwallende Hitze des Kampfes, die Furcht, die Wut, wich der reinen Indifferenz gegenüber allem und jeden, bis kein Gefühl mehr seine reine Seele befleckte.</text:span></text:p>
      <text:p text:style-name="P419"><text:span text:style-name="T34">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der Magier mit einem Mal Feuer fing. Er interessierte sich nicht einmal für die Schreie, die irgendwann vom Feuer erstickt wurden, und er musste sich nicht dazu zwingen, Mitleid gegenüber dem Mann zu unterdrücken, der gerade am lebendigen Leib verbrannte.</text:span></text:p>
      <text:p text:style-name="P420"><text:span text:style-name="T34">Thorn war absolut leer. Absolut rein.</text:span></text:p>
      <text:p text:style-name="P419"><text:soft-page-break/><text:span text:style-name="T34"/></text:p>
      <text:p text:style-name="P420"><text:span text:style-name="T34">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span></text:p>
      <text:p text:style-name="P420"><text:span text:style-name="T34">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text:span></text:p>
      <text:p text:style-name="P420"><text:span text:style-name="T34">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span></text:p>
      <text:p text:style-name="P420"><text:span text:style-name="T34">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span></text:p>
      <text:p text:style-name="P420">Ich sollte herausfinden, was er will. Was hat er davon, Magier zu beschäftigen? Er beliefert sogar die Miliz mit Waffen. Warum so ein Risiko eingehen, wenn man vor allem gefeit ist, außer vor dem Orden der heiligen Flamme?</text:p>
      <text:p text:style-name="P420"><text:span text:style-name="T34">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span></text:p>
      <text:p text:style-name="P420"><text:span text:style-name="T34">Arghan Howl mochte kein Bauer sein. Doch er würde </text:span><text:span text:style-name="T138">die Figur in seine Richtung bewegen</text:span><text:span text:style-name="T34">, </text:span><text:span text:style-name="T138">oder ihn schlagen</text:span><text:span text:style-name="T34">.</text:span></text:p>
      <text:p text:style-name="P420"><text:span text:style-name="T34"/></text:p>
      <text:p text:style-name="P421"><text:span text:style-name="T34">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span></text:p>
      <text:p text:style-name="P421"><text:span text:style-name="T34">In den Spelunken, in denen sie von ihrem Job schwärmten, wurden sie natürlich dafür verachtet, ihr Leben an einen reichen Wichtigtuer verkauft zu haben. Am Ende des Tages hatte er mit ihnen so wenig gemeinsam wie ein Braunbär mit einer Gruppe Waschbären.</text:span></text:p>
      <text:p text:style-name="P421"><text:span text:style-name="T34">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34">durchzulassen.</text:span></text:p>
      <text:p text:style-name="P421">Ein schönes Büro<text:span text:style-name="T34">, dachte Thorn, als er durch die schweren Doppeltüren trat. </text:span>Hier klebt Macht in den Spinnenweben in den Bücherregalen. Sie summt hier durch die Gegend, und dieser Mann fängt sie ein wie ein kostenloses Abendessen.</text:p>
      <text:p text:style-name="P421"><text:span text:style-name="T34"/></text:p>
      <text:h text:style-name="P430" text:outline-level="1"><text:bookmark-start text:name="__RefHeading___Toc11764_710709543"/><text:span text:style-name="T306">t</text:span>o be done<text:bookmark-end text:name="__RefHeading___Toc11764_710709543"/></text:h>
      <text:p text:style-name="P337"/>
      <text:p text:style-name="P337"><text:a xlink:type="simple" xlink:href="#__RefHeading__13972_2035619654" text:style-name="Index_20_Link" text:visited-style-name="Index_20_Link">Dania – trifft Marcin und spioniert Gabor aus</text:a></text:p>
      <text:p text:style-name="P422">Stepanie – findet Dania auf Brocken auf der Straße, gibt ihr was zu Essen aus und kotzt sich aus</text:p>
      <text:p text:style-name="P337"><text:a xlink:type="simple" xlink:href="#__RefHeading__13974_2035619654" text:style-name="Index_20_Link" text:visited-style-name="Index_20_Link">Marcin – stiehlt Gabors Brockenvorrat</text:a></text:p>
      <text:p text:style-name="P337"><text:a xlink:type="simple" xlink:href="#__RefHeading__13976_2035619654" text:style-name="Index_20_Link" text:visited-style-name="Index_20_Link">Dania – tötet Gabor und flieht vor seinen Kameraden</text:a></text:p>
      <text:p text:style-name="P337"><text:a xlink:type="simple" xlink:href="#__RefHeading__13978_2035619654" text:style-name="Index_20_Link" text:visited-style-name="Index_20_Link">Thorn – wird vom Orden ausgestoßen und rettet Dania</text:a></text:p>
      <text:p text:style-name="P337"><text:a xlink:type="simple" xlink:href="#__RefHeading__13980_2035619654" text:style-name="Index_20_Link" text:visited-style-name="Index_20_Link">Marcin – lernt Thorn kennen, sie verschwören sich, mithilfe von Bor die Macht zu ergreifen</text:a></text:p>
      <text:p text:style-name="P337"><text:a xlink:type="simple" xlink:href="#__RefHeading__13982_2035619654" text:style-name="Index_20_Link" text:visited-style-name="Index_20_Link">Thorn – legt sich schlafen und freut sich seines Hochstaplertums</text:a></text:p>
      <text:p text:style-name="P337">Stepanie – redet mit ihrem Bruder über den aktuellen Tratsch im Orden </text:p>
      <text:p text:style-name="P402"><text:span text:style-name="T319">Joran – Howl macht Labor dicht und befragt ihn, Joran bereut, dass er so ein Feigling war</text:span></text:p>
      <text:p text:style-name="P402"><text:a xlink:type="simple" xlink:href="#__RefHeading__13984_2035619654" text:style-name="Index_20_Link" text:visited-style-name="Index_20_Link">Dania – überzeugt Marcin, es mit dem Komplott zu versuchen</text:a></text:p>
      <text:p text:style-name="P337"><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289">d</text:span></text:a><text:a xlink:type="simple" xlink:href="#__RefHeading__13986_2035619654" text:style-name="Index_20_Link" text:visited-style-name="Index_20_Link">er ihn von seinem Plan überzeugt</text:a></text:p>
      <text:p text:style-name="P337"><text:a xlink:type="simple" xlink:href="#__RefHeading__13988_2035619654" text:style-name="Index_20_Link" text:visited-style-name="Index_20_Link">Dania – lernt von Thorn den Umgang mit Bor</text:a></text:p>
      <text:p text:style-name="P337"><text:a xlink:type="simple" xlink:href="#__RefHeading__13990_2035619654" text:style-name="Index_20_Link" text:visited-style-name="Index_20_Link">Varg – sitzt in der Schule und lernt etwas über Mythologie</text:a></text:p>
      <text:p text:style-name="P337"><text:a xlink:type="simple" xlink:href="#__RefHeading__13992_2035619654" text:style-name="Index_20_Link" text:visited-style-name="Index_20_Link">Dania – tötet Kenin auf seiner Party</text:a></text:p>
      <text:p text:style-name="P337"><text:a xlink:type="simple" xlink:href="#__RefHeading__13994_2035619654" text:style-name="Index_20_Link" text:visited-style-name="Index_20_Link">Marcin – tötet Kenins vermeintlichen Mörder und ernennt sich zum Hauptmann</text:a></text:p>
      <text:h text:style-name="P399" text:outline-level="1"/>
      <text:h text:style-name="P429" text:outline-level="1"><text:bookmark-start text:name="__RefHeading__13972_2035619654"/>Dania – <text:span text:style-name="T198">trifft Marcin und spioniert Gabor aus</text:span><text:bookmark-end text:name="__RefHeading__13972_2035619654"/></text:h>
      <text:p text:style-name="P72"/>
      <text:p text:style-name="P390">Dania erwachte. Das war fürs erste eine Erleichterung für sie, denn davon <text:span text:style-name="T321">konnte sie nach einer solchen Begegnung nicht</text:span> ausgehen. <text:span text:style-name="T321">Die Miliz ging nicht gerade zimperlich damit um, wenn man sie verarschte. Und immerhin war Dania Kronzeugin dafür, dass der Soldat Prostitution in Anspruch genommen hatte, worauf die Todesstrafe stand – andere hätten sie nicht am Leben gelassen, auch wenn es unwahrscheinlich war, dass sie aussagte</text:span>.</text:p>
      <text:p text:style-name="P392">Sie war dennoch beunruhigt, denn der Ort gefiel ihr weniger; wer einmal in dem Versteck eines Diebes aufgewacht ist, der kennt das. Sie betastete ihr Gesicht. Ihr tat immer noch alles weh, doch das gröbste schien verheilt, und sie würde wohl keine sichtbaren Narben davontragen. Das war ganz gut für ihre Karriere. Wenn es nach dieser Begegnung noch eine geben würde. </text:p>
      <text:p text:style-name="P391">In diesem Moment kam ein Mann ins Zimmer und störte sie bei ihrer Selbstbetrachtung. Er sah ein wenig finster aus, ein Mann, der noch nie jemandem auch nur eine Freude gemacht hatte; er war um die dreißig, schlecht rasiert und hatte etwa kinnlange schwarze Haare, die wohl von einem sehr untalentierten Straßenmädchen geschnitten worden waren. Er trug einen langen, schwarzen, abgewetzten Ledermantel, der schon ein paar Klingen abgekriegt hatte, und unter dem man mit etwas Geschick eine ganze Waffenkammer verstecken konnte. Auf dem Kopf hatte er eine schwarze Ballonmütze, das Markenzeichen der Ehrbaren Diebe.</text:p>
      <text:p text:style-name="P391">„Ah, du bist aufgewacht, wie ich sehe.“ sagte er müde lächelnd.</text:p>
      <text:p text:style-name="P391">Dania schnaubte. „Soll ich mich jetzt vielleicht bedanken?“</text:p>
      <text:p text:style-name="P391">Er lachte ein zynisches Lachen. „Naja, immerhin habe ich dir einen ziemlichen Gefallen getan, indem ich dich vor allem möglichen Gesindel bewahrt habe.... du könntest genauso gut tot sein, wie fast alles, was sich wehrlos in einer Gasse der Slums aufhält.“ </text:p>
      <text:p text:style-name="P391">„Na toll, du wirst mich ja wohl kaum umsonst gerettet haben... und wie ich das übliche Pack so kenne, habe ich keinen müden Flammling mehr in meinen Taschen. Wie kann ich dich denn sonst so belohnen, mein tapferer Held? Wenn du dir das nicht bereits alles genommen hast, während ich schlief.“</text:p>
      <text:p text:style-name="P391">„Nein, daran bin ich nicht interessiert... mir fällt eine bessere Verwendung deiner Talente ein. Immerhin hat dir ein <text:span text:style-name="T1">Ehrbarer Dieb</text:span> einen Gefallen erwiesen, solche Gefallen zahlt man besser zurück, wie du weißt. Mich nennt man Marcin, hast du auch einen Namen?“</text:p>
      <text:p text:style-name="P391">„Ich heiße Sonja.“ log sie.</text:p>
      <text:p text:style-name="P391">„Hm, in deiner Tasche war ein <text:span text:style-name="T290">Buch, mit Widmung für eine</text:span> gewisse Dania... du kennst sie nicht zufällig?“ erwiderte er sarkastisch. „Du brauchst gar nicht erst versuchen, mich zu verarschen, das haben schon klügere versucht.“</text:p>
      <text:p text:style-name="P391">„Gut, ich bin Dania. Was willst du von mir?“</text:p>
      <text:p text:style-name="P391">„Mit deinen Talenten kommt man doch bestimmt ganz gut an gewisse Informationen, richtig? Ich brauche eine Spionin, die sich nicht zu mir zurückverfolgen lässt. Ich habe da einen gewissen Konkurrenten namens Gabor, weißt du, der hat den Fehler gemacht, sein Brockenrevier direkt neben meinem zu haben.... erzähl mir, wo er sein Brocken aufbewahrt und wo er schläft, und der Gefallen ist vergolten.“</text:p>
      <text:p text:style-name="P391">Dania wagte sich vor. „Der Aufwand und das Risiko ist aber um einiges höher als der, den du hattest, als du mich gerettet hast...“</text:p>
      <text:p text:style-name="P393"><text:span text:style-name="T34">„Na gut, ich stelle dir ein sauberes Kleid und eine Dosis Brocken. Du hast zwei Tage Zeit. Außerdem hast du noch nie meinen Namen gehört, mich noch nie gesehen, vergessen, wo sich dieses Versteck befindet und zwar auch, wenn </text:span><text:span text:style-name="T1">meine</text:span><text:span text:style-name="T34"> Leute dich fragen. Du hast hier keine Rückendeckung, verstanden? Keine Spur darf zu mir führen. Ich hole dir ein Ersatzkleid.“</text:span></text:p>
      <text:p text:style-name="P391">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en kleinen Brocken sowie ein paar Münzen zu. „Hier, für deine Arbeitsmoral. Du verlässt und betrittst das Haus durch dieses Fenster, niemand soll dich sehen.“ Damit verschwand er wieder.</text:p>
      <text:p text:style-name="P391"><text:soft-page-break/></text:p>
      <text:p text:style-name="P391">Nach einer Weile und ein paar Fragen hatte sie Gabor gefunden. Er lehnte lässig an einem Hofeingang und wartete auf Kunden. Dania ging langsam vorbei und erhaschte einen Blick auf das Hofinnere. Die Wände an der Seite waren glatt, nach hinten ging eine Tür und ein kleines Fenster mit zerbrochener Scheibe in ein kleines Haus. Im Hof saß ein Junge, vielleicht elf Jahre alt, schüchtern an der Hauswand und wartete auf Befehle seines Arbeitgebers.</text:p>
      <text:p text:style-name="P391">Dania ging um die Ecke und beobachtete Gabor unauffällig über einen Schminkspiegel. Ein abgemagerter Mann in Lumpen kam vorbei und bat Gabor um etwas Brocken. Er gab ihm ein paar Flammlinge. Gabor gab ein Handzeichen in den Hof, woraufhin der Junge mit ein paar Brocken wiederkam und sie dem Mann gab. Der Mann entfernte sich und der Junge setzte sich wieder in den Hof. </text:p>
      <text:p text:style-name="P393"><text:span text:style-name="T1">Das ist also ihr Ablauf,</text:span><text:span text:style-name="T34"> dachte sie. </text:span><text:span text:style-name="T1">Bewahren sie das Brocken in dem Haus auf? Bestimmt nicht alles. Vielleicht kann ich das aus dem Jungen quetschen.Als erstes kümmere ich mich um Gabors Schlafplatz.</text:span><text:span text:style-name="T34"> Sie ging auf Gabor zu. </text:span></text:p>
      <text:p text:style-name="P391">„Akzeptierst du als Bezahlung auch ein bisschen Liebe, Süßer? Du siehst müde aus, den ganzen Tag hier stehen und Geld scheffeln ist doch bestimmt anstrengend, ich könnte dich doch ein bisschen massieren...“ sie trug extra dick auf, immerhin musste er so für eine Weile sein Geschäft aufgeben. Man konnte in seinem dümmlichen Gesicht geradezu beobachten, wie es ratterte. Doch einem weiteren Lächeln Danias konnte er sich nicht mehr widersetzen. Er rief dem Jungen zu, dass für heute Schluss sei und er morgen zur neunten Stunde wieder da sein solle. Zu Dania sagte er: </text:p>
      <text:p text:style-name="P391">„Na gut, einen Brocken wäre mir das wohl wert...“ </text:p>
      <text:p text:style-name="P393"><text:span text:style-name="T1">Es wirkt verdächtig, wenn ich nicht feilsche.</text:span><text:span text:style-name="T34"> „glaub mir, das wird dir mindestens fünf Brocken wert sein... glaubst du, ich bin eine gewöhnliche Straßenhure?“</text:span></text:p>
      <text:p text:style-name="P391">„zwei Brocken kannst du haben, meinetwegen, wenn du mich begeisterst, denke ich über mehr nach.“ Für zwei Brocken hätte sie unter normalen Umständen kein bisschen Bein gezeigt, aber dieser Ansatz war ihre einzige gute Möglichkeit. </text:p>
      <text:p text:style-name="P391">„Los, gehen wir zu dir, ich brenne schon fast!“ heuchelte sie Verlangen.</text:p>
      <text:p text:style-name="P391">Er führte sie in einen Verschlag drei Straßen weiter. </text:p>
      <text:p text:style-name="P391"/>
      <text:p text:style-name="P391">Aufgerissen, geplündert wie eine Packung Hoover Beans, und jetzt nur eine leere Tüte.</text:p>
      <text:p text:style-name="P391">Allerdings eine Tüte, die sich immer noch in seiner Hand befand.</text:p>
      <text:p text:style-name="P394">Würde er mich vielleicht behalten? <text:span text:style-name="T34">HarmoNIIIEMALS!!!! </text:span>Mich wollte noch nie jemand... </text:p>
      <text:p text:style-name="P394">Ist es gut bei jemandem? </text:p>
      <text:p text:style-name="P394">Brocken gäbe es wohl auch genug... oder ist das nur die Dosis, die mich mich das fragen lässt?</text:p>
      <text:p text:style-name="P391">Auf dem Tisch lag noch eine kurze Line. Sie kroch unter der Decke hervor, hielt ihre Nase über das Pulver und zog es ein. ZOG ZOG ZOG BIS ER IN IHR EXPLODIERTE? WO WAR ER?? <text:span text:style-name="T1">LASST IHN MICH NEHMEN, BIS ER MICH ZURÜCKNIMMT</text:span> ist er der ominöse Richtige? </text:p>
      <text:p text:style-name="P394">Er sieht aus wie mein Vater, frage ich mich das gerade oder <text:span text:style-name="T34">BUNT BUNT </text:span>ekel?<text:span text:style-name="T34"> BUNT </text:span>gerade nicht. </text:p>
      <text:p text:style-name="P391">Sie entschied sich, ihn sanft zu wecken. </text:p>
      <text:p text:style-name="P391">„Willst du mich auch zu dir nehmen, schlagen, versorgen, hassen, lieben!!?? ficken, wenn dir danach ist?? was glaubst du, dass ich dich einfach wie meinen Vater aussehen lasse? Du wärst nicht mal gut für mich, wenn du zwanzig Jahre älter wärst!!!“</text:p>
      <text:p text:style-name="P391">Gabor rappelte sich von ihrem gemeinsamen Nachtlager hoch. Er schaltete relativ schnell, dafür dass er kaum zwei Stunden Schlaf genossen hatte. „Warte, komm runter, Brocken und Wut sind keine gute Kombination!“ eine magische Entladung lies ein Glas auf dem Tisch zerspringen. „Krieg dich lieber wieder ein!!“ </text:p>
      <text:p text:style-name="P391">Worte drangen aus seinem Mund, die ihn schmutziger und schmutziger erscheinen ließen. Was hatte sie sich eingebildet? Nie könnte er einem Wunder wie ihr das Feuer reichen. Nichtmal ihr Vater war schlimm genug, als dass er an ihn heranreichte. Wofür auch immer er sich hielt, er hatte ausgespielt. Er sollte schweigen. </text:p>
      <text:p text:style-name="P391">Er verstummte mitten im Satz, seine Augen kniffen sich zusammen. Seine Konzentration schien zu schwinden, einen Augenblick später sank er in sich zusammen und begann zu schnarchen. Ihr <text:soft-page-break/>Wille hatte ihn in den Schlaf geschickt. </text:p>
      <text:p text:style-name="P391">Angewidert verließ sie Gabors Verschlag und trat auf die Straße. Heute konnte der erste Tag sein, an dem sie der Welt zeigte, wozu die Dania, die sie immer verabscheut hatten, wirklich fähig war. Oder war das nur, was das Brocken ihr immer einredete, wenn sie einem dieser Morgen beiwohnte? Die neunte Stunde war bereits überschritten, Gabor würde wohl zu spät zur Arbeit kommen. Das brachte sie auf eine Idee, wie sie an die andere Information kommen könnte. Sie merkte sich die Lage seiner wertlosen Hütte und begab sich zu dem Hof, wo er normalerweise sein Brocken loswurde.</text:p>
      <text:p text:style-name="P391"/>
      <text:p text:style-name="P391">Brocken ist <text:span text:style-name="T290">durchaus ein interessantes SubsTänzchen, wie dem Leser bereits aufgefallen sein müsste. Es sorgt für eine interessante Mischung aus Visionen, Größenwahn und zufälligen Entladungen magischer Natur, die es zu einer sehr</text:span> gefährlichen Droge macht. </text:p>
      <text:p text:style-name="P391">Der Grund, warum der Orden der Flamme hinter dem Brocken her war, waren allerdings nicht die psychedelischen Eigenschaften, die meisten Ordensmitglieder waren in der Hinsicht etwas prüde. Die Inquisitoren jagten Brockenhersteller und -dealer wegen den magischen Nebenwirkungen. Der Orden verdammte alles, was nur irgendwie nach Magie roch. Er war rund um die Uhr auf der Suche nach heimlichen Magiern, Wombats und allem, was nur ein bisschen blitzte und blinkte. Die Macht des Ordens beruhte auf göttlichen Artefakten, den Flammensplittern, was rein rechtlich gesehen keine Magie, sondern die Gnade J'zharrs darstellte. Jede anders gestaltete Magie schränkte das Machtmonopol des Ordens ein, und wurde so natürlich bekämpft. Außerdem störten die Brockensüchtigen das Ideal der inneren Reinheit, dass die Anhänger J'zharrs verbreiteten.</text:p>
      <text:p text:style-name="P391">Effektiv konnten sie aber nichts gegen die Sucht ausrichten, als ab und an eine Razzia gegen illegale Wombatfarmen durchzuführen. Ihr ideologischer Einfluss auf die Bevölkerung Lagons war enorm, doch einen Süchtigen überzeugen, die Religion muss erst noch erfunden werden.</text:p>
      <text:p text:style-name="P391"/>
      <text:p text:style-name="P391">„Na, mein Kleiner, schon mal Brüste gesehen?“</text:p>
      <text:p text:style-name="P391">Der Junge schaute sie mit so großen Augen an, als würde er mit den beiden Göttinnen, die halb aus dem Dekolleté rutschten, an Größe wetteifern wollen. </text:p>
      <text:p text:style-name="P391">„M-mein Boss hat gesagt, ich soll nicht mit den Kunden reden!“</text:p>
      <text:p text:style-name="P391">„Aber, aber, ich bin doch nicht als Kundin hier. Ich will dir Dinge zeigen, die Jungens in deinem Alter eigentlich noch nicht sehen dürfen... aber wer macht schon immer nur, was erlaubt ist.“ Dania zwinkerte verschmitzt und öffnete den obersten Verschluss ihres Mieders. „Erwachsene immer mit all ihren Regeln und Verboten, streben nach lauter unwichtigen Dingen, statt einfach mal einen Moment zu genießen.“ der zweite Verschluss fiel ihren flinken Fingern zum Opfer. „Mein großer Bruder war schon immer ein Arsch zu mir...“ Ihre Brüste berührten seine Wangen um ein Haar. „nie hat er mir von seinem Brockenversteck erzählt... irgendwann bin ich ihm mal heimlich gefolgt, und habe es herausgefunden, aber unser geschwisterliches Vertrauen war danach nicht mehr so fest.“ </text:p>
      <text:p text:style-name="P391">„F-f-fest? D-d-darf ich die mal anfassen?“ </text:p>
      <text:p text:style-name="P391">„Kommt darauf an, kann ich dir vertrauen?“</text:p>
      <text:p text:style-name="P391">„J-j-jaa!!“ kam aus der tiefsten Inbrunst seiner Kinderseele.</text:p>
      <text:p text:style-name="P391">„verrätst du mir denn dein Brockenversteck?“</text:p>
      <text:p text:style-name="P391">„Ich kann es dir auch zeigen, Gabor meint, ich soll es direkt unter meinem Bett aufbewahren... ich wohne direkt in dem Haus hier am Ende des Hofes!“</text:p>
      <text:p text:style-name="P391"/>
      <text:p text:style-name="P391">Triumph.</text:p>
      <text:p text:style-name="P392"><text:span text:style-name="T1">Kaum zu glauben, dass es etwas gibt, worin ich gut bin. Marcin wird stolz auf mich sein. Sogar Vater wäre stolz auf mich. </text:span>Größe. Wahre Größe. <text:span text:style-name="T1">Wäre heute einer der Tage, wo er mich nicht schlagen würde, wenn ich nach hause komme? </text:span>Hoffnung. <text:span text:style-name="T1">NIEMALS wird er mich wieder schlagen!!</text:span></text:p>
      <text:p text:style-name="P392">Frieden. </text:p>
      <text:p text:style-name="P391">Der Kick ließ langsam wieder nach, doch nach dem Jungen roch sie immer noch. <text:span text:style-name="T1">Ob das wohl eine gute Idee war, </text:span>fragte sie sich. <text:span text:style-name="T1">Geschadet hat es ihm denke ich nicht. Abgesehen von dem, was Marcin wohl mit ihm und seinem Brocken anstellt. Jungs träumen von so etwas. Und meine Jung</text:span><text:soft-page-break/><text:span text:style-name="T1">fräulichkeit wurde mir vor meinem zwölften Lebensjahr genommen, insofern ist er ganz gut dabei.</text:span></text:p>
      <text:p text:style-name="P394">Ich weiß nicht mal seinen Namen. <text:span text:style-name="T294">Ich glaube nicht, dass irgendjemand</text:span> ihn weiß. </text:p>
      <text:p text:style-name="P391">Wo die Farben wieder verschwanden, wurde ihr klar, dass der Junge gar nicht mehr lustig neben ihr herhüpfte, das war wohl eine Illusion gewesen. Die Visionen, die man auf Gabors Zeug bekam, waren echt tückisch. Würde dem Jungen wohl auf Dauer kaum gut bekommen. </text:p>
      <text:p text:style-name="P391"><text:span text:style-name="T1">Vielleicht hätte er sein erstes Mal nicht auf Brocken haben wollen,</text:span> dachte sie schmunzelnd. <text:span text:style-name="T1">Doch so konnte ich zwei erste Male verbinden. Jetzt kann er sich wie ein echter Mann fühlen. Vielleicht besser so, zu Kindern ist Lagon nicht besonders gut.</text:span></text:p>
      <text:p text:style-name="P391">Das unbeschreibliche Gefühl, auf die Realität Lagons zu blicken, auf seine Opfer, und Teil dieses Rädchenwerks zu sein, dass die einen an die Spitze, und die anderen unter die Räder drehte.</text:p>
      <text:p text:style-name="P391">Zynische Leere.</text:p>
      <text:p text:style-name="P391"/>
      <text:p text:style-name="P391">„Du bist schon etwas früher zurück, wie ich sehe. Ich hoffe, das bedeutet nicht, dass du einen Aufschub willst.“ Marcins kalte Augen hatten zu viele schlechte Spione gesehen. Und seine kräftigen Hände hatten ihre Rate schon oft verringert.</text:p>
      <text:p text:style-name="P391">„Keine Sorge. Meinen Körper als Waffe einsetzen ist eins der Dinge, die ich ganz gut beherrsche. Gabor wohnt in einer armseligen Hütte drei Straßen von dem Hinterhof entfernt, wo er sein Zeug verkauft. Sein Zeug versteckt der Junge, mit dem er zusammenarbeitet, unter seinem Bett. Der schläft in dem Haus hinter dem Hof.“ </text:p>
      <text:p text:style-name="P391">„Okay. Gut gemacht, ich denke, du hast Potential.“ Dania war sichtlich erleichtert. „Ich wäre verrückt, wenn ich eine Drogensüchtige das Brocken holen lassen würde, und außerdem hast du bei dem anderen Job vielleicht sogar mehr Chancen als ich. Du kommst leichter an ihn ran. Hast du schon mal jemanden getötet?“</text:p>
      <text:p text:style-name="P391">Dania musste ungewollt schlucken. <text:span text:style-name="T1">Jetzt bloß nicht schwach wirken. Dieser Mann kann mir eine Zukunft und sichere Arbeit bieten, für die ich vielleicht nie wieder einen kleinen Jungen verführen muss.</text:span> „Ja, das ist kein Problem.“ <text:span text:style-name="T1">Auf Brocken kriege ich das hin. </text:span>„Gib mir eine kleine Dosis und ich tu das für dich. Du wirst sehen, ich werde dich wieder nicht enttäuschen. Aber mein Preis sind fünf Brocken, und ich will auch mal in Bargeld bezahlt werden. fünf Brocken und dreißig Flammlinge, das sollte dir eine Leiche ja wohl wert sein.“</text:p>
      <text:p text:style-name="P391">„Abgemacht, das klingt nach einem Deal. Wir treffen uns hier wieder.“ Er warf ihr die Brocken hin. „Hier, da hast du deine Brocken. Das Geld gibt es hinterher.“ Dania legte sich eine erste Line und BLUT WIRD MIR DEN WEG SCHON WEISEN AUF DEM WEG IN EINE SIC- „Und hier hast du ein kleines Messer, das müsstest du ganz gut zwischen deinen Titten verstecken können. Schneid ihm am besten die Kehle durch, wenn er dir den Rücken zuwendet, wenn er das nicht tut, warte, bis er sich sicher fühlt und stoß es ihm ins Herz. Denk daran, du musst ihn überraschen. Der erste Mord ist der schwerste.“ -here Zukunft?</text:p>
      <text:p text:style-name="P392">Angst.</text:p>
      <text:p text:style-name="P71"/>
      <text:h text:style-name="Heading_20_1" text:outline-level="1"><text:bookmark-start text:name="__RefHeading__13974_2035619654"/>Marcin – <text:span text:style-name="T198">stiehlt Gabors Brockenvorrat</text:span><text:bookmark-end text:name="__RefHeading__13974_2035619654"/></text:h>
      <text:p text:style-name="P71"/>
      <text:p text:style-name="P71"><text:tab/>Diese Dania war wahrscheinlich echt nicht so untalentiert. Sie hatte einen gewissen Pragmatismus, der sie zu einer ganz guten Spionin machte. Wenn sie nur nicht ständig auf Drogen wäre... doch das war in den Slums von Lagon eben ein unausweichliches Übel.</text:p>
      <text:p text:style-name="P71"><text:tab/>Marcin näherte sich dem Hof. Die Diebesmütze hatte er abgenommen und unter seinem Mantel versteckt. Musste ja nicht jede Spur gleich zu ihm führen. Ehrgeizige Diebe hatte nicht gerade ein einfacheres Leben. Der Junge saß im Hof und freute sich über die Schönheit der Welt und seines Hinterhofes. Ab und an sprossen plötzlich hier und da Blumen aus dem Boden, die unnatürlich lila schimmerten. Gabor war nicht da. </text:p>
      <text:p text:style-name="P71"><text:tab/>„Ist das dein Haus da, Junge?“ er reagierte nicht. „Junge, hörst du mich schlecht?“ Der Junge blickte ihn plötzlich trotzig an.</text:p>
      <text:p text:style-name="P71"><text:tab/>„Ich hab auch einen Namen, du nutzloser Junkie.“ </text:p>
      <text:p text:style-name="P71"><text:soft-page-break/><text:tab/>Das wunderte Marcin. Natürlich hatte er sich die Situation hier bereits selbst angeschaut, auch bevor er Dania das erste mal losgeschickt hatte. Marcin war ein Profi. Aber damals hatte dieser Junge nüchtern, schüchtern und teilnahmslos in der Ecke gehockt und gehorsam jedes Wort seines Bosses und Meisters abgewartet, um sofort pflichtbewusst aufzuspringen und jeden Befehl ordnungsgemäß auszuführen. Gut, Brocken machte Menschen größenwahnsinnig. Aber Gabor war kein so unfähiger Dieb, dass er seinen Untergebenen, gerade wenn sie noch so jung waren, Brocken erlaubte. Dieser hier kam offensichtlich gerade in die Pubertät. Das Alter, in dem Kinder gut zu manipulieren sind, wenn man ihnen Anerkennung vorgaukelt. Marcin hatte eine Idee. Er setzte seine Ballonmütze auf.</text:p>
      <text:p text:style-name="P71"><text:tab/>„Und wie heißt du, mein Junge?“</text:p>
      <text:p text:style-name="P71"><text:tab/>Plötzlich fing der Junge zu stammeln an. Er sprang auf und rannte panisch in Richtung Gasse. Marcin hatte sich geirrt, der hier hatte doch keinen Mumm, der war nicht für seine Zwecke geeignet, auch wenn er klug genug war, vor einer Ballonmütze, die er beschimpft hatte, wegzurennen. <text:tab/>Gelangweilt trat er die Tür zu seiner Hütte ein. Sie bestand nur aus einem einzigen Raum. In der Ecke lag eine zerschlissene Matratze mit einer sichtbaren Wölbung am Fußende. <text:span text:style-name="T1">Stümper</text:span>, dachte Marcin. Er hob sie hoch und zerrte eine Tüte mit Brocken unter ihr hervor. </text:p>
      <text:p text:style-name="P71"/>
      <text:h text:style-name="Heading_20_1" text:outline-level="1"><text:bookmark-start text:name="__RefHeading__13976_2035619654"/>Dania – <text:span text:style-name="T198">tötet Gabor und flieht vor seinen Kameraden</text:span><text:bookmark-end text:name="__RefHeading__13976_2035619654"/></text:h>
      <text:p text:style-name="P71"/>
      <text:p text:style-name="P71"><text:tab/>Die Angst trieb sie vorwärts. Marcin hatte sie wieder durchschaut. <text:span text:style-name="T1">Der erste Mord ist der schwerste, </text:span>der Satz trieb sich immer tiefer in ihre Gedanken. Auf diesen Marcin musste sie aufpassen. Doch dass er <text:span text:style-name="T1">der erste Mord</text:span> gesagt hatte, erfüllte sie mit Hoffnung. Offenbar hatte er tatsächlich langfristige Pläne mit ihr. </text:p>
      <text:p text:style-name="P71"><text:tab/>Doch dafür musste sie erst mal den ersten hinter sich bringen. Die Fassade von Gabors Versteck ragte vor ihr in den Himmel. Die Visionen des Brocken lassen diese armselige Hüte wohl ziemlich groß erscheinen, <text:span text:style-name="T1">heute früh war das Ding doch noch nicht so groß? </text:span>Penismetaphern schossen dem Autor in den Sinn. Doch Dania stellte sich nur die Frage, wie zur Hölle sie ihren ersten Mord überstehen sollte. Sie zog noch eine Line Brocken. </text:p>
      <text:p text:style-name="P71"/>
      <text:p text:style-name="P71"><text:tab/>Gabor war verständlicherweise relativ irritiert, als die Hure, die ihn gestern um Brocken angehauen hatte und am nächsten morgen sehr verstört hatte, voll auf Drogen mit einem Messer in der Hand in sein Zimmer taumelte. Besonders die Kombination gibt ziemlich epische Szenen ab. Leute mit einem Messer sind gefährlich. Leute auf Drogen meistens eher lächerlich. Deswegen vermeiden die meisten Diebe übrigens Drogen bei Mordaufträgen.</text:p>
      <text:p text:style-name="P71"/>
      <text:p text:style-name="P68"><text:tab/>Was fällt ihm ein, sich zu wehren. Er zieht ein Schwert. Wie lächerlich. Wie erwartet. Hm, eine Mordlustige Brockenhure geht auf mich los, was mach ich bloß? Klar, ich ziehe ein Schwert. Idiot. Wieso muss diese Welt immer nach den Regeln gehen? Verdammt. </text:p>
      <text:p text:style-name="P68"><text:tab/>Naja, ein Schwert. Dagegen kann ich echt null ausrichten. Gut dass die Zeit gerade so langsam vergeht, normalerweise wäre ich bei all diesem Nachdenken in ungünstigen Situationen wohl bereits tot. </text:p>
      <text:p text:style-name="P68"><text:tab/>„Hast du nicht Lust, einfach das Schwert wieder hinzulegen und so zu tun, als wäre ich nicht da? Einfach das Interesse an mir verlieren? Hey, ich bin doch nur ein unwichtiger Scheißteil dieser kranken Stadt. Was gehe ich dich bitte an? Kümmere dich doch um deinen eigenen Scheiß.“ </text:p>
      <text:p text:style-name="P68"><text:tab/>Oh Mann, das klingt ja genial. SO rette ich mein Leben. Dania, sogar deine Fantasie verarscht dich. </text:p>
      <text:p text:style-name="P71"><text:tab/>Gabors Blick klärte sich. „Ja wenn das so ist“ sagte er. Desinteressiert legte er das Schwert weg und drehte ihr den Rücken zu. Es interessierte ihn nicht einmal, wie sie ihm den Mund zuhielt und die Kehle durchschnitt.</text:p>
      <text:p text:style-name="P71"/>
      <text:p text:style-name="P71"><text:tab/>Gabors Männer wären wohl ziemlich baff gewesen, wenn sie diese ungewollte magische Demonstration gesehen hätten. Doch dafür kamen sie zwei Minuten zu spät. Sie waren zu fünft und <text:soft-page-break/>gerade auf dem Weg zu ihrem Auftraggeber, um ihre wöchentliche Bezahlung abzuholen. Sie unterhielten sich über unrealistische Vorgänge in Fantasy-Romanen.</text:p>
      <text:p text:style-name="P71"><text:tab/>„Ist doch klar, wenn dem Autor nicht mehr einfällt, wie es weitergehen könnte, wenn es keinen logischen Ausweg mehr zu geben scheint, wenn er sich in seiner Geschichte verrannt hat, alles was den meisten Idioten einfällt ist Magie. Plötzlich passiert Magie, irgendjemand entdeckt seine verborgenen magischen Talente, dreht plötzlich an dem Ring, den sein Großvater ihm vererbt hat, sagt plötzlich ein Wort, dass ihm <text:span text:style-name="T1">nur so </text:span>in den Sinn gekommen ist und seine Bedrohung in Asche verwandelt. Und die Geschichte wird wieder interessant. Ich bin es Leid, Freunde, ich bin es Leid.“</text:p>
      <text:p text:style-name="P71"><text:tab/>„Wem sagst du das, es ist echt lächerlich. Sämtliche ernstzunehmende Autoren lassen sich etwas sinnvolles einfallen, komplizierte Wendungen, Handlungsstränge, die schon vorher vorbereitet wurden und plötzlich zusammenführen, all solche Spielereien. Aber Fantasy-Autoren? Nichts als Magie. Keine Kreativität. Fantasy-Autoren sind wertlos, Müll. Diese ganzen Teenies können die ja vielleicht noch überzeugen, aber kein Wunder, dass das sonst niemand liest.“</text:p>
      <text:p text:style-name="P71"><text:tab/>Unter diesen blasphemischen Worten kommen sie in die Gasse, in der Gabors Haus steht, und nachdem einer von ihnen von einem Blitz erschlagen wird, gehen sie auf Eingang zu. Kurz bevor sie das Haus betreten wollen, kommt ihnen eine sichtlich verstörte junge Frau entgegen und verschwindet Grußlos in die Nacht. </text:p>
      <text:p text:style-name="P71"><text:tab/>Sie kommt nicht weit, bis die Rufe ertönen. <text:span text:style-name="T1">Verdammtes Pech, die haben mir jetzt gerade noch gefehlt. Diesmal schau ich nicht zurück beim rennen. </text:span>Auf das Straßenpflaster achtend rennt sie vor sich hin, die Männer hinter ihr beklagen sich lautstark über den Tod ihres Arbeitgebers und dass „die Hure wahrscheinlich unseren Lohn geklaut“ hat. Ferner sind sie beunruhigt über das Wetter und die aktuelle politische Situation, doch das haut in Lagon niemanden mehr vom Hocker, deswegen meckern sie lieber über ihre verlorenen Flammlinge. </text:p>
      <text:p text:style-name="P71"><text:tab/><text:span text:style-name="T1">Mein Kleid behindert mich beim rennen, verdammt!! Ich will gar nicht wissen, was die wohl mit mir anstellen, wenn die mich erwischen. Mittlerweile haben sie auch das Meckern aufgegeben und werden schneller!! </text:span>Angst <text:span text:style-name="T1">nicht schon wieder vergewaltigt </text:span>Panik. <text:span text:style-name="T1">Nicht zurückschauen da vorne ist eine Ecke, die schaffe ich</text:span> Schock <text:span text:style-name="T1">ich habe gerade jemanden umgebracht! </text:span>Blut. <text:span text:style-name="T1">Verdammt, hinterlasse ich eine Spur?</text:span> Schock. <text:span text:style-name="T1">Habe ich das wirklich getan? </text:span>Gegenwind. <text:span text:style-name="T1">War da hinten nicht die Abzweigung? Da kann ich sie abschütteln! </text:span>Ecke. <text:span text:style-name="T1">Schnell hierum </text:span>Ein Inquisitor. <text:span text:style-name="T1">Ein Inquisitor? </text:span></text:p>
      <text:h text:style-name="P429" text:outline-level="1"><text:bookmark-start text:name="__RefHeading__13978_2035619654"/>Thorn – <text:span text:style-name="T198">wird vom Orden ausgestoßen und rettet Dania</text:span><text:bookmark-end text:name="__RefHeading__13978_2035619654"/></text:h>
      <text:p text:style-name="P73"/>
      <text:p text:style-name="P73"><text:tab/>Der Boden fühlte sich kalt an. </text:p>
      <text:p text:style-name="P73"><text:tab/>Rätselhaft. So war er ihm definitiv noch nie vorgekommen.</text:p>
      <text:p text:style-name="P73"><text:tab/>Auch wenn er diese Hallen nie als besonders einschüchternd empfunden hatte. Dieser Ort war immer nur eine Chance für ihn gewesen. </text:p>
      <text:p text:style-name="P73"><text:tab/>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73"><text:tab/>Die kratzige Stimme des Großinquisitors holte ihn zurück in die Wirklichkeit.</text:p>
      <text:p text:style-name="P73"><text:tab/>„… 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68"><text:span text:style-name="T142"><text:tab/>Die ewige Litanei, wer nicht für uns ist, ist gegen uns, Vertrauen missbraucht, was weiß ich.</text:span><text:span text:style-name="T139"> </text:span></text:p>
      <text:p text:style-name="P73"><text:tab/>Es hing ihm sowieso langsam zum Halse raus, dieses ewige Gebuckel, diese vorgetäuschte Frömmigkeit. Wie viele Jahre hatte er an diesen verdammten Orden verschwendet? </text:p>
      <text:p text:style-name="P73"><text:tab/>Als sie ihn zum Portal schleiften, versuchte er vor lauter Verachtung gar nicht, sich zu wehren. Er stolperte die steinernen, erhabenen Treppen mehr herunter, als er stolzierte. Die Nächte im Kerker der Inquisition hatten ihn ein wenig entkräftet. Davon abgesehen war er noch nie von besonders guter körperlicher Verfassung gewesen. Sein Geist war seine Waffe. </text:p>
      <text:p text:style-name="P68"><text:span text:style-name="T139"><text:tab/></text:span><text:span text:style-name="T142">Was fällt diesen aufgeblasenen Schwachköpfen eigentlich ein? Denken, sie könnten mich, den großen THORN VON HARTLINGEN aus ihrem Orden werfen? Denen ist wohl nicht bewusst, wie sehr sie mich brauchen...</text:span></text:p>
      <text:p text:style-name="P68"><text:span text:style-name="T142"><text:tab/></text:span><text:span text:style-name="T139">Er rappelte sich auf, ignorierte die neugierigen Blicke und ging ziellos in irgendeine Richtung. </text:span></text:p>
      <text:p text:style-name="P68"><text:span text:style-name="T139"><text:tab/></text:span><text:span text:style-name="T142">Keiner von diesen Schlappschwänzen hat auch nur ein bisschen Weitblick. Nicht mehr lange, und ich hätte sie endlich aus ihrer Unwissenheit heraus in eine bessere Zukunft führen können! Aber diese </text:span><text:span text:style-name="T143">a</text:span><text:span text:style-name="T142">ufgeblasenen </text:span><text:span text:style-name="T143">w</text:span><text:span text:style-name="T142">ichtigtuerischen Arschgeigen...</text:span><text:span text:style-name="T139"> </text:span></text:p>
      <text:p text:style-name="P68"><text:span text:style-name="T139"><text:tab/>Je weiter er sich von den heiligen Hallen entfernte, desto leichter fiel ihm das fluchen, das er in all den Jahren als heiliger Inquisitor fast verlernt hatte. Eigentlich war es eine Befreiung, endlich frei denken, frei laufen, frei handeln konnte... nur diese verdammte keusche Robe hing ihm immer noch wie Blei am Körper, aus dickem, unbequemen braunen </text:span><text:span text:style-name="T142">Scheiß</text:span><text:span text:style-name="T139">stoff. </text:span></text:p>
      <text:p text:style-name="P68"><text:span text:style-name="T139"><text:tab/></text:span><text:span text:style-name="T142">Ich werde sowas von zurückkehren, ihr habt euch das jetzt eingebrockt, ihr habt es euch mit mir versaut, das hättet ihr euch wohl vorher überlegen sollen. Und wenn ich wiederkomme, werde ich eure SCHEISShallen mit Blu...</text:span></text:p>
      <text:p text:style-name="P68"><text:span text:style-name="T142"><text:tab/></text:span><text:span text:style-name="T139">„Entschuldigt, ehrwürdiger Inquisitor, </text:span><text:span text:style-name="T140">können Sie</text:span><text:span text:style-name="T139"> mir vielleicht den Weg zu...“ </text:span></text:p>
      <text:p text:style-name="P73"><text:tab/>Der Mann konnte den Satz nicht vollenden, Thorns Hass hatte sich wie im vorrübergehen seiner Faust bemächtigt.</text:p>
      <text:p text:style-name="P68"><text:span text:style-name="T139"><text:tab/></text:span><text:span text:style-name="T142">..t streichen und eure Scheißroben allesamt verbrennen und eure ach so keuschen nackten Körper von Huren entwürdigen lassen und eure Eingeweide...</text:span></text:p>
      <text:p text:style-name="P68"><text:span text:style-name="T142"><text:tab/></text:span><text:span text:style-name="T139">Über kurz oder lang brauchte er wohl eine Unterkunft. Der Gedanke traf ihn wie ein Schlag. Er hatte eine Tasche mit Geld versteckt, für alle Fälle, aber die war am anderen Ende der Stadt in einem geheimen Postfach versteckt. Wo war er eigentlich? In seiner Rage war er wohl ein kleines bisschen </text:span><text:span text:style-name="T142">zu</text:span><text:span text:style-name="T139"> ziellos gelaufen. Hier kannte er sich nicht aus, auch wenn es nicht gerade nach einer guten Ecke aussah. Er rutschte in einer kleinen Pfütze mit undefinierbarem Inhalt aus. </text:span></text:p>
      <text:p text:style-name="P68"><text:span text:style-name="T139"><text:tab/></text:span><text:span text:style-name="T142">Was zur...</text:span></text:p>
      <text:p text:style-name="P73"><text:tab/>Thorn hätte sein Gleichgewicht wohl noch gefunden, wenn nicht just in diesem Moment eine ziemlich panische, kühn bekleidete junge Frau mit schwarzen Haaren in ihn hineingerannt wäre. </text:p>
      <text:p text:style-name="P73"><text:tab/>„Helft mir, Hochwürden, grausame Häscher sind mir auf den Fersen!! Ich bin mir sicher, dass ich es euch vergüten kann.“ sie zwinkerte anzüglich. „doch helft mir, reinigt sie, was weiß ich, ihr seid doch ein Inquisitor!!“ </text:p>
      <text:p text:style-name="P73"><text:soft-page-break/><text:tab/>In diesem Moment kamen vier schlecht gelaunte bewaffnete Diebe um die Ecke. Auch sie guckten ziemlich blöd, als sie Dania in den Armen eines Inquisitors erblickten. Aufeinander liegend. In einer Dreckpfütze. Mühsam rappelte Thorn sich auf. </text:p>
      <text:p text:style-name="P71"><text:span text:style-name="T142"><text:tab/>„Da steht ihr, Blut im Sinn und starrt voll Hass. Hass ist alles, was euch ausmacht, alles was euch antreibt, alles, was euch am Leben erhält. Doch bedenket, wen hasset ihr wirklich?“ </text:span><text:span text:style-name="T29">Verdammt, </text:span><text:span text:style-name="T142">dachte er, </text:span><text:span text:style-name="T29">sie haben mir meinen Flammensplitter abgenommen, als sie mich rausgeworfen haben!</text:span><text:span text:style-name="T142">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r der Halunken hatte Tränen in den Augen.</text:span></text:p>
      <text:p text:style-name="P73"><text:tab/>Ein anderer schien nicht so überzeugt. „Das mit diesem reinigen sagt ihr immer, kurz bevor ihr euren komischen Feuerball rausholt und uns wegpustet, nichwa? Einer von euch Scheißfanatikern hat meinen Bruder getötet!“</text:p>
      <text:p text:style-name="P68"><text:span text:style-name="T142"><text:tab/>J'zharr müsste mich wirklich hassen. Wenn er noch exisiteren würde. </text:span><text:span text:style-name="T139">„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73"><text:tab/>Der f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meiner Schwester beworfen!“ der Wortführer schien noch nicht überzeugt. </text:p>
      <text:p text:style-name="P73"><text:tab/>„Siehest du, mein Sohn, das war alles im Sinne deines Bruders. Weißt du, jetzt trägt er ein Hemd aus Flammen, das sich fortlaufend selbst reinigt und seine Schwester muss er auch nicht mehr ertragen.“</text:p>
      <text:p text:style-name="P73"><text:tab/>„Naja, meine Schwester wurde leider auch -“</text:p>
      <text:p text:style-name="P73"><text:tab/>„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73"><text:tab/>Das Mädchen unterbrach ihn. „Ist ja gut, Inquisitor, sie sind weg.“ Gabors Schergen hatten wohl einen rationalen Kosten/Lohn-Vergleich angewendet und sich entschieden, dass keine Vagina der Welt den Aufwand wert war, erlöst zu werden. „Vielen Dank, mein Held... wollt ihr es gleich jetzt und hier, oder wollen wir uns einen netten -“ </text:p>
      <text:p text:style-name="P68"><text:span text:style-name="T139"><text:tab/>„Nein danke, ihr könnt euer Kleid anbehalten. Ich bin ein Inquisitor J'zharrs, </text:span><text:span text:style-name="T142">du</text:span><text:span text:style-name="T139"> wirst meine innere Reinheit nicht beflecken. Doch ich denke, ich habe anderweitige Verwendung für dich. Wie heißt du?“</text:span></text:p>
      <text:p text:style-name="P73"><text:tab/>„Hm, Leute haben mir schon ne Menge interessante Namen gegeben, mein Vater hat mich Dania genannt.“</text:p>
      <text:p text:style-name="P73"><text:tab/>„In Ordnung, und hast du eine Unterkunft hier in der Nähe? Ich schaffe es heute Nacht wohl nicht mehr zurück in die heiligen Hallen.“ </text:p>
      <text:p text:style-name="P73"><text:tab/>„Nun ja, Ich bin mir nicht sicher, ob das ihren Ansprüchen genügt...“</text:p>
      <text:p text:style-name="P68"><text:span text:style-name="T139"><text:tab/>„Ich bin ein heiliger Mann, und J'zharr predigt innerliche Reinheit, und nicht äußerliche.“ </text:span><text:span text:style-name="T142">Bei J'zharr, was gäbe ich nicht für ein gescheites Bett nach all den Jahren... doch wenn ich meine Tarnung aufrecht erhalten will, muss das wohl sein. Mit etwas Glück hat sie Kontakte.</text:span><text:span text:style-name="T139"> </text:span></text:p>
      <text:p text:style-name="P73"><text:tab/>„Das könnte das Problem sein, Ich kann euch einen Schlafplatz besorgen, doch die Bude gehört dem wohl hinterhältigsten Dieb im ganzen siebten -“</text:p>
      <text:p text:style-name="P68"><text:span text:style-name="T139"><text:tab/>„Das ist wunderbar, J'zharr predigt, dass niemand verloren ist, wenn er bereut. Führe mich zu diesem Mann des Schmutzes.“ </text:span><text:span text:style-name="T142">JA verdammt!! Sie </text:span><text:span text:style-name="T139">hat</text:span><text:span text:style-name="T142"> Kontakte. </text:span></text:p>
      <text:p text:style-name="P68"><text:span text:style-name="T139"><text:tab/>„Ihr seid ein mutiger u</text:span><text:span text:style-name="T291">nd guter Mensch, </text:span><text:span text:style-name="T292">Hochstapl – Ver</text:span><text:span text:style-name="T144">zeihung, Hochwürden, meine tiefste Ent</text:span><text:soft-page-break/><text:span text:style-name="T144">schuldigung!!“ Als sie sich tief bis zum Boden verbeugte, huschte ein diabolisches Grinsen über Thorns Gesicht, als er bedachte, wie nah sie damit an der Wahrheit war.</text:span></text:p>
      <text:p text:style-name="P75"/>
      <text:h text:style-name="Heading_20_1" text:outline-level="1"><text:bookmark-start text:name="__RefHeading__13980_2035619654"/>Marcin – <text:span text:style-name="T198">lernt Thorn kennen, sie verschwören sich, mithilfe von Bor die Macht zu ergreifen</text:span><text:bookmark-end text:name="__RefHeading__13980_2035619654"/></text:h>
      <text:p text:style-name="P75"/>
      <text:p text:style-name="P75"><text:tab/>„Und, wie ist es gelaufen?“ </text:p>
      <text:p text:style-name="P68"><text:span text:style-name="T144"><text:tab/>In diesem Moment nahm er den Mann war, der hinter Dania das Zimmer betrat. Er war glatzköpfig, hatte eine ziemlich undurchsichtige Miene aufgesetzt und trug – </text:span><text:span text:style-name="T145">eine Robe des Ordens der Flamme? Moment mal!!</text:span></text:p>
      <text:p text:style-name="P75"><text:tab/>„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Dealer? Was für eine Auftragskillerin bist du eigentlich!?“</text:p>
      <text:p text:style-name="P75"><text:tab/>„Beruhige dich, beruhige dich, er ist nett. Er hat mir das Leben gerettet! Und Gabor ist tot, übrigens.“ </text:p>
      <text:p text:style-name="P68"><text:span text:style-name="T144"><text:tab/>„Nett? </text:span><text:span text:style-name="T145">Nett? </text:span><text:span text:style-name="T144">Meinst du 'Ich werde eure gesamten Brockenvorräte beschlagnahmen und euer Geschäft zerschlagen'-nett oder 'Ich verwandle euch gleich jetzt und hier in Aschenhaufen'-nett!? Was ist mit seiner Verstärkung? Wurdet ihr verfolgt? Weiß noch jemand, dass ihr hier seid? Verdammte Brockennutte.“ </text:span></text:p>
      <text:p text:style-name="P75"><text:tab/>Thorn meldete sich zu Wort. „Beruhige dich, Ich bin nicht im Auftrag des Ordens hier. Dein Brocken interessiert mich einen Dreck.“ Er entschied sich, die Karten auf den Tisch zu legen. „Im Gegenteil, Ich bin nicht gerade der orthodoxeste Inquisitor, und ich bin mir sicher, wir beide können uns gegenseitig helfen.... Vielleicht weißt du, wie zerstritten der Orden der Flamme ist. Nun, ich könnte Unterstützung von außen gebrauchen. Ich beobachte dich ohnehin schon seit einer Weile... dein kleines Unternehmen wäre ein guter Verbündeter für meine Zwecke.“ </text:p>
      <text:p text:style-name="P68"><text:span text:style-name="T144"><text:tab/>Marcin war sprachlos. </text:span><text:span text:style-name="T145">Was zur Hölle hat Dania mir da angeschleppt? Verdammt. Ein Inquisitor, der hinter mir her ist? Schon eine Weile hinter mir her war? Ich muss unvorsichtig gewesen sein. Ob einer meiner Leute... Dania kann es kaum gewesen sein, sie ist nicht lange genug dabei. Wurde Kenin misstrauisch? Nein, das wäre nicht sein Weg, diese Dinge zu regeln. </text:span></text:p>
      <text:p text:style-name="P75"><text:tab/>Thorn räusperte sich. „Bist du interessiert, neben erheblichem Reichtum auch große Macht auf politischer Ebene zu erlangen?“</text:p>
      <text:p text:style-name="P68"><text:span text:style-name="T144"><text:tab/>Bei diesen Worten brannte etwas unter Marcins Ballonmütze durch. </text:span><text:span text:style-name="T145">Meint er Macht oder Macht in meinem Sinne? Die, wo man nicht bei jedem Drink aufpassen muss, ob man gerade Opfer einer politischen Intrige wird?</text:span></text:p>
      <text:p text:style-name="P75"><text:tab/>„Ich weiß, wie ehrgeizig du bist. Keine Sorge, ich weiß einen Weg, wie du unter dem Radar bleiben kannst und trotzdem Macht ausüben kannst. Wusstest du, dass deine kleine Freundin hier eine natürliche Begabung für Magie besitzt? Wenn man ihr beibringen würde, wie sie sie richtig nutzt... dann wäre das sicher zu unser aller Vorteil.“</text:p>
      <text:p text:style-name="P75"><text:tab/><text:span text:style-name="T1">Der hat das Schlangensein aber ziemlich perfektioniert... ein Inquisitor, der die Magie unterstützt? Der magische Begabung erkennt? Zumindest weiß ich jetzt, dass man ihm nicht trauen sollte. Naja, mich haben schon einige versucht, übers Ohr zu hauen. Und wenn dem Orden meine Aktivitäten bekannt sind, bleibt mir eh nichts anderes übrig, als zu verschwinden. Dann lieber die Flucht nach vorn.</text:span></text:p>
      <text:p text:style-name="P75"><text:tab/>„Und warum sollte ich dir trauen, Inquisitor? Deine eigenen Brüder können das ja anscheinend auch nicht.“</text:p>
      <text:p text:style-name="P75"><text:tab/>„Musst du gar nicht. Mir reicht es, wenn ich dir trauen kann, du bist schließlich ein <text:span text:style-name="T1">ehrbarer</text:span> Dieb. Ich helfe dir, egal ob du mir traust oder nicht. Ich könnte unserer kleinen Freundin ein paar Formeln beibringen, und dann können wir, wenn wir auf einem Level sind, uns zu dritt gegenseitig helfen.“</text:p>
      <text:p text:style-name="P75"><text:tab/>„Ich bin nicht vollständig überzeugt“, sagte Marcin misstrauisch. <text:span text:style-name="T1">Vielleicht kann ich ihn noch ein </text:span><text:soft-page-break/><text:span text:style-name="T1">bisschen aus der Reserve locken.</text:span></text:p>
      <text:p text:style-name="P75"><text:tab/>„Ich mache dich zu dem höchsten Tier der ehrbaren Diebe, du hilfst mir, dieser Stadt meinen Stempel aufzudrücken.“ sagte Thorn. „Das dürfte doch nicht so schwer sein. Oh, und du kannst soviel Brocken haben, wie du willst“, fügte er mit einem Seitenblick auf Dania hinzu.</text:p>
      <text:p text:style-name="P75"><text:tab/>Dania saß regungslos in der Ecke, sie kam bei der Diskussion der zwei Männer nicht mehr mit. Sie hatte aufgehört, dem Geschehen zu folgen, als ihr nicht mehr klar war, ob sie einer der beiden umbringen wollte. Jetzt, wo das Adrenalin nachließ, spürte sie die lähmende Wirkung des Brockens wieder.</text:p>
      <text:p text:style-name="P75"><text:tab/>„Klar, ich helfe dir, dir den Weg nach oben zu morden, und wenn du dort bist, bin ich der einzige, der etwas gegen dich in der Hand hat, und wache eines morgens mit einem zweiten Grinsen auf“, sagte Marcin. „Klingt fair.“</text:p>
      <text:p text:style-name="P75"><text:tab/>„Glaub mir, da wo ich hin will, werde ich dich nie entbehren können... du bist ein Mann der Schatten, der Unterwelt. Ich bin für die Sonne gemacht, für das politische Parkett und das ewige Lächeln der Diplomatie. Wir ergänzen uns prima, denn du könntest mit meiner Position nichts anfangen und ich würde als Dieb wohl keine zwei Tage überleben, ehrbar oder nicht.“</text:p>
      <text:p text:style-name="P75"><text:tab/>Dania saß immer noch teilnahmslos in der Ecke.</text:p>
      <text:p text:style-name="P75"><text:tab/>„Ja, und wofür brauche ich dich, wenn du von Schatten eh nichts verstehst?“</text:p>
      <text:p text:style-name="P75"><text:tab/>„Die Welt besteht aus mehr als nur deinen Schatten, und wir haben alle drei Talente, die an der richtigen Stelle eingesetzt allen von uns dienen können. Du hast Informationen, Dania hat ihre magischen Kräfte sowie ihre Talente als Frau und ich habe Kontakte, Wissen und bin ein guter Strohmann für öffentliche Ämter. Jeder für sich alleine ist nichts, doch zu dritt können wir die <text:span text:style-name="T1">ganze verdammte Stadt </text:span>regieren!!“</text:p>
      <text:p text:style-name="P75"><text:tab/><text:span text:style-name="T1">Es gibt nichts gefährlicheres als einen Mann mit einer Vision. Zumindest hat er nicht vor, mir bei der erstbesten Gelegenheit in den Rücken zu stechen. Und Dania ist sowieso naiv genug, um ihm jedes einzelne Wort zu glauben. Magisches Talent? Vielleicht sind ihre Halluzinationen stärker. Aber fürs erste bleibt mir nichts anderes übrig, als gute Miene zu diesem Spiel zu machen. Wer weiß, was sich daraus entwickelt? </text:span>„Na gut, das klingt halbwegs vernünftig. Und was schlägst du konkret vor? Der erste Schritt in deinem bösen Masterplan?“</text:p>
      <text:p text:style-name="P75"><text:tab/>„Wie ist deine genaue Stellung bei den ehrbaren Dieben?“</text:p>
      <text:p text:style-name="P75"><text:tab/>„Ich bin Leutnant, mein Hauptmann ist Kenin. Ich bin so etwas wie seine rechte Hand. Ich regle zwar meine eigenen Geschäfte, aber er hört auf meinen Rat. Warum fragst du?“</text:p>
      <text:p text:style-name="P75"><text:tab/>„Nur mal angenommen, unser lieber Freund Kenin würde einen tragischen Unfall erleiden... als rechte Hand wärst du wohl sein direkter Nachfolger, oder?“ </text:p>
      <text:p text:style-name="P75"><text:tab/>„Verdammt, es gibt einen guten Grund, dass ich diese Stellung innehabe!! Hauptleute kriegen für meinen Geschmack zu oft die Kehle durchgeschnitten! Was glaubst du, wie ich es geschafft habe, so lange zu überleben!?“ </text:p>
      <text:p text:style-name="P75"><text:tab/>„Glaub mir, wenn wir da sind, wo wir hin wollen, wirst du alles wissen, was in dieser Stadt vorgeht, Während niemand deinen Namen oder dein Aussehen kennen wird. Es gibt einen Grund, warum Menschen nach Macht gieren – es ist toll, an der Macht zu sein. Wir beide sind die wohl hinterhältigsten Menschen in dieser ganzen verdammten Stadt. Das macht uns ziemlich gut darin, Hinterhalte zu durchschauen, oder? Und das ist das, was uns am Leben <text:span text:style-name="T1">und </text:span>an der Macht halten wird. Doch um dahin zu kommen, brauchen wir dich erst mal in einer einflussreicheren Position... und Dania ist unser Schlüssel dazu.“</text:p>
      <text:p text:style-name="P75"/>
      <text:h text:style-name="Heading_20_1" text:outline-level="1"><text:bookmark-start text:name="__RefHeading__13982_2035619654"/>Thorn – <text:span text:style-name="T199">legt sich schlafen und freut sich seines Hochstaplertums</text:span><text:bookmark-end text:name="__RefHeading__13982_2035619654"/></text:h>
      <text:p text:style-name="P75"/>
      <text:p text:style-name="P75"><text:tab/>Thorn streckte sich auf dem Lager aus, das Marcin ihm gewährt hatte. Es war eine ziemlich abgeranzte alte Matratze, die voller Flecken rätselhafter Herkunft war – und dass er sich in einem Bordell befand, erklärte nur etwa die Hälfte davon. </text:p>
      <text:p text:style-name="P75"><text:tab/><text:span text:style-name="T1">Ich sollte es mal mit Glücksspiel versuchen</text:span>, dachte er. <text:span text:style-name="T1">Ich wusste gar nicht, wie gut ich bluffen </text:span><text:soft-page-break/><text:span text:style-name="T1">kann. Wie gut, dass er mir geglaubt hat, dass ich ihn schon länger beobachte... das hat wohl den Ausschlag gegeben, dass er mit mir zusammenarbeiten will.</text:span></text:p>
      <text:p text:style-name="P75"><text:tab/>Er hätte sich in diesem Moment gerne selbst betrachtet, in seiner ersten Nacht als Ex-Inquisitor und Hochstapler. Doch es befand sich kein Spiegel in dem engen Loch. Selbst wenn, es gab auch kein Licht, keine Kerzen, keine Schwefelhölzer, und er begann, seinen Flammensplitter schmerzlich zu vermissen. Er wunderte sich, wo er den Mut hergenommen hatte, ohne göttliche Macht im Rücken diesem Mörder so ins Gesicht zu lügen. </text:p>
      <text:p text:style-name="P75"><text:tab/><text:span text:style-name="T1">Dania magisches Talent, </text:span>dachte er, <text:span text:style-name="T1">dass ich nicht lache. Als ob Magie von Talent abhinge; aber wenn ich ihr die Formeln und die Zutaten verschaffe, und sie feststellt, dass es nichts leichteres gibt, als ein bisschen Staub herumzupusten, werden sie das schon glauben.</text:span></text:p>
      <text:p text:style-name="P75"><text:tab/>Heute hatte er Glück gehabt, unverschämtes Glück, dass er Dania gefunden hatte, und dass er den Abend überlebt hatte. Wenn sich diese Glück nun nur noch ein paar hundert Male ebenso verhielt, konnte er seine Träume vielleicht verwirklichen.</text:p>
      <text:p text:style-name="P75"/>
      <text:h text:style-name="Heading_20_1" text:outline-level="1"><text:bookmark-start text:name="__RefHeading__13984_2035619654"/>Dania – <text:span text:style-name="T199">überzeugt Marcin, es mit dem Komplott zu versuchen</text:span><text:bookmark-end text:name="__RefHeading__13984_2035619654"/></text:h>
      <text:p text:style-name="P75"/>
      <text:p text:style-name="P75"><text:tab/>Er schlug ihr ins Gesicht. </text:p>
      <text:p text:style-name="P75"><text:tab/>„Wenigstens deinen Auftrag hast du ausgeführt? Du verbrocktes Stück hast mir ja eine Scheiße ins Haus geschleppt... könnte irgendeine Spur zu mir führen? Jedenfalls dürfen die dich niemals zusammen mit mir sehen. Und Thorn am besten auch nicht.“ Rastlos schritt Marcin im Zimmer auf und ab. „Wie auch immer, da müssen wir jetzt durch.“ </text:p>
      <text:p text:style-name="P75"><text:tab/>„Ach was, Thorn scheint doch nett zu sein! Er hat mir das Leben gerettet. Davon abgesehen kann er uns beide unglaublich reich und mächtig machen, hat er gesagt!“ Dania war nicht halb so beunruhigt wie Marcin. <text:span text:style-name="T1">Thorn war jedenfalls bisher um einiges netter zu mir als dieser verdammte Dieb, ehrbar hin oder her</text:span>, dachte sie.</text:p>
      <text:p text:style-name="P75"><text:tab/>„Ich hätte dich für klüger gehalten, als einem Inquisitor zu vertrauen“, sagte Marcin. „auch wenn ich zugeben muss, dass sein Angebot verlockend klingt. Aber das müssen wir jetzt auslöffeln.“ </text:p>
      <text:p text:style-name="P75"><text:tab/>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Bei J'zharr, hast du denn gar keinen Ehrgeiz!“</text:p>
      <text:p text:style-name="P75"><text:tab/>„Ehrgeiz ist eine ziemlich tödliche Eigenschaft unter Dieben.“</text:p>
      <text:p text:style-name="P75"><text:tab/>Dania seufzte. „Ist dein Horizont immer so winzig? Vielleicht solltest du mehr von deinem eigenen Zeug nehmen, dann würdest du deine Chancen erkennen... mit Thorns Hilfe wirst du nicht dein Leben lang Dieb bleiben, bis eines Tages eine Klinge auf dich wartet. Mit Thorns Hilfe wirst du am ende noch <text:span text:style-name="T1">Spion</text:span>. Das ist, was er von dir will.“</text:p>
      <text:p text:style-name="P75"><text:tab/>„Ich war mein Leben lang Dieb, das ist das, was ich am besten kann!“ </text:p>
      <text:p text:style-name="P75"><text:tab/>„Informationen sammeln, Leute hinterrücks erstechen, Beziehungen spielen lassen... das ist genau so die Stellenbeschreibung eines Spions wie eines Diebs, und genau da liegen doch deine Stärken! Kenin ist doch eh ein Narr, so lange wie ich in seinem Bezirk arbeiten konnte, ohne dass er davon Wind gekriegt hat. Du bist wie alt? Dreißig? Etwas älter? Und immer noch jeden Tag Angst haben müssen, dass plötzlich eine der Klingen trifft? Thorn gibt dir die Chance, deinen bisherigen Job aus dem Hintergrund machen zu können.“</text:p>
      <text:p text:style-name="P75"><text:tab/>„Verdammt, du hast tatsächlich Überzeugungstalent... vielleicht hat Thorn recht, und du bist tatsächlich die richtige für diesen Job. Ich denke darüber nach, fürs erste müssen wir sowieso sein Spiel mitspielen, damit er seinen Freunden beim Orden nichts erzählt. Kenin umzubringen wird <text:soft-page-break/>aber nicht so einfach wie Gabor, er ist nicht umsonst Hauptmann geworden; vielleicht kann Thorns magischer Schnickschnack das ja erleichtern, aber es darf trotzdem keine Spur zu mir führen, denk dran.“</text:p>
      <text:p text:style-name="P75"><text:tab/>Dania war erleichtert. So alt war Marcin also noch nicht, dass seine Engstirnigkeit schon überhand über seinen Ehrgeiz genommen hatte. Vielleicht war es aber auch genau das, und er sehnte sich nach einem sichereren Leben.</text:p>
      <text:p text:style-name="P75"/>
      <text:h text:style-name="Heading_20_1" text:outline-level="1"><text:bookmark-start text:name="__RefHeading__13986_2035619654"/>Varg – <text:span text:style-name="T199">trifft sich mit Thorn, Der ihn von seinem Plan überzeugt</text:span><text:bookmark-end text:name="__RefHeading__13986_2035619654"/></text:h>
      <text:p text:style-name="P75"/>
      <text:p text:style-name="P75"><text:tab/>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75"><text:tab/>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zwang er seine Töchter dazu, ihr Geld auf die im neunten genauso wie im siebten Bezirk übliche Weise zu verdienen, obwohl der Ertrag seiner Metzgerei zum überleben gereicht hätte. Jedoch war er ein Mann mit Vision gewesen, er wollte nicht den Rest seines Lebens in dem Loch fristen, dass seine Frau immer zuhause genannt hatte. </text:p>
      <text:p text:style-name="P388"><text:tab/>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75"><text:tab/><text:span text:style-name="T1">Und niemand hat je erfahren, wieso das Feuer sich so schnell ausgebreitet hat, </text:span>dachte Varg. Er war ein gläubiger <text:span text:style-name="T314">junger </text:span>Mann, doch er war der Ansicht, dass man J'zharr in seinem Wirken wo es nur ging unterstützen sollte. </text:p>
      <text:p text:style-name="P75"><text:tab/>Der Abschied von seinen Schwestern war ihm schwergefallen, doch sie verstanden, dass er nicht nur ihre Zukunft, sondern die von Frauen in ganz Lagon verbessern wollte.</text:p>
      <text:p text:style-name="P75"><text:tab/>Das ganze war nun zwei Jahre her, und seine Ausbildung zum Inquisitor neigte sich dem Ende zu, 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75"><text:tab/><text:span text:style-name="T290">Sein Ausbilder war ein gewisser Thorn von Hartlingen gewesen, und als dieser aus dem Orden ausgeschlossen worden war, hatte ihn das schwer getroffen. Varg hatte ihn sehr geschätzt, als charismatischen Anführer genau so wie als gewieften Taktiker, der sich wie kein anderer in den Feind hineinversetzen konnte. Zusammen hatten sie dutzende Brockendealerringe ausgehoben und einigen „ehrbaren“ Dieben den Garaus gemacht. Einmal hatten sie sogar ein Magielabor ausheben können, dass wahrscheinlich von der Loge der innovativen Eliten betrieben worden war. Sie hatten es gestürmt, der Magier war allerdings bei dem Einsatz gereinigt worden, bevor er belastende Aussagen machen konnte. Sie waren sich so gut wie sicher, dass Arghan Howl, ein großindustrieller Waffen</text:span><text:soft-page-break/><text:span text:style-name="T290">fabrikant und Unternehmer, Mitglied der Loge, das Labor betrieben hatte, doch ohne Aussage konnten sie einen so angesehen Mann nicht der Inquisition vorführen</text:span>, und so konnten sie nicht mehr tun, als die Ausrüstung, Zutaten und Formeln zu konfiszieren, das Labor zu zerstören und es bei einer Warnung zu belassen. Doch Varg war nie so stolz gewesen wie an diesem Tag. Ihnen, ja <text:span text:style-name="T1">ihnen</text:span> war ein empfindlicher Schlag gegen diese Ketzer von der Loge gelungen, diese Fortschrittsfanatiker, die jeglicher Ethik ihre Zukunftsfähigkeit absprachen.</text:p>
      <text:p text:style-name="P75"/>
      <text:p text:style-name="P75"><text:tab/>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eine Nachricht zurückschrieb.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75"><text:tab/><text:span text:style-name="T1">Oder kommt es mir nur so vor, jetzt, wo er offiziell kein Heiliger mehr ist? Er wirkt, als hätte ihn das sehr verletzt, und als würde er den Mangel an Heiligkeit nun mit Stolz verdecken wollen.</text:span></text:p>
      <text:p text:style-name="P75"><text:tab/>„Du weißt, dass ich für dich eingetreten wäre, wenn ich bereits ein vollwertiges Ordensmitglied wäre. Eine Schweinerei, dass sie dich rausgeschmissen haben, an den Vorwürfen ist doch eh nichts dran, oder? Die glauben wohl, sie könnten auf einen Inquisitor wie dich verzichten!“</text:p>
      <text:p text:style-name="P75"><text:tab/>„Ich will nicht über die Vorwürfe reden“, sagte Thorn abwesend. Er schien mit den Gedanken woanders. </text:p>
      <text:p text:style-name="P75"><text:tab/>„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75"><text:tab/>Thorn riss sich zusammen. „Du hast Recht, die Lagoner verdienen mehr, als von diesen Tölpeln beschützt zu werden. Varg, vertraust du mir? Ich kann dieser Stadt helfen, doch dafür brauche ich dein absolutes Vertrauen und deine Hilfe.“</text:p>
      <text:p text:style-name="P75"><text:tab/>„Das hast du, das hast du! Du bist der einzige, der in diesen Zeiten des Verbrechens, der Korruption, der Unreinheit und allgemeinen Sittenlosigkeit noch weiß, was zu tun ist. Ich helfe dir.“</text:p>
      <text:p text:style-name="P75"><text:tab/>„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75"><text:tab/>Varg war beunruhigt. „Was meinst du? Erkenntnisse?“</text:p>
      <text:p text:style-name="P75"><text:tab/>„Was verdient Arghan Howl deiner Meinung nach, dafür dass er sich geheimer Labors bedient hat, um magische <text:span text:style-name="T1">Waffen</text:span> zu entwickeln, die Tod und Unheil über das Volk Lagons bringen?“</text:p>
      <text:p text:style-name="P75"><text:tab/>„Na, er verdient es, vor das Gericht der Inquisition zu kommen und von seinen Sünden und seiner Gier gereinigt zu werden!“</text:p>
      <text:p text:style-name="P75"><text:tab/>„Und warum konnten wir ihn nicht reinigen? Warum lebt er munter weiter und forscht an Magie herum, um Massenvernichtungswaffen zu erschaffen?“</text:p>
      <text:p text:style-name="P75"><text:tab/>„Weil wir ihn nicht festnehmen durften... Die Inquisition darf ohne Beweise nicht handeln.“</text:p>
      <text:p text:style-name="P75"><text:tab/>„Genau. Warum ist Kenin vom siebten Bezirk immer noch Hauptmann der <text:span text:style-name="T314">e</text:span>hrbaren Diebe und verkauft sein Brocken an die armen verlorenen Seelen?“</text:p>
      <text:p text:style-name="P75"><text:tab/>„Woher weißt du, <text:span text:style-name="T314">wer</text:span>...“</text:p>
      <text:p text:style-name="P75"><text:tab/>„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text:soft-page-break/>der gesamte Rat korrupt, <text:span text:style-name="T1">weil der Orden seinen Regeln und Prinzipien folgen muss.</text:span> Nur deswegen. Verstehst du mich?“</text:p>
      <text:p text:style-name="P75"><text:tab/>„Stimmt, der <text:span text:style-name="T290">Orden tut viel zu wenig, diese Stadt ist immer noch voll mit Leid.“</text:span></text:p>
      <text:p text:style-name="P389"><text:tab/>„Woher hatten wir den Tipp für das Labor? Sags mir.“</text:p>
      <text:p text:style-name="P389"><text:tab/>„Von diesem kleinen Erfinder da, der der Magie verdächtigt wurde, Jona oder so hieß er...“</text:p>
      <text:p text:style-name="P75"><text:span text:style-name="T290"><text:tab/>„Und wie konnten wir herauskriegen, wo es ist? Wir haben ihn mit der direkten Anschuldigung konfrontiert, dass wir </text:span><text:span text:style-name="T293">wissen,</text:span><text:span text:style-name="T290"> was er tut und er ist sofort zusammengebrochen und hat uns davon erzählt. Wir hatten leider keine Beweise </text:span>gegen ihn und mussten ihn laufenlassen, aber <text:span text:style-name="T315">d</text:span>as Labor konnten wir ausheben. Und all das wäre nicht möglich gewesen, wenn?“</text:p>
      <text:p text:style-name="P75"><text:tab/>„wenn wir uns an die Vorschriften gehalten hätten?“ sagte Varg unsicher.</text:p>
      <text:p text:style-name="P75"><text:tab/>„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75"><text:tab/>Varg jubilierte innerlich. „Ich wusste, du würdest verstehen, dass man etwas tun muss!“</text:p>
      <text:p text:style-name="P75"><text:tab/>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75"><text:tab/>„Ja! Ich bin dabei und zu allen Schandtaten bereit!“ Varg war überglücklich, dass er für ein besseres Lagon kämpfen konnte.</text:p>
      <text:p text:style-name="P75"><text:tab/>„Gut, sind die konfiszierten Gegenstände noch im Lager der heiligen Hallen? Es fällt bestimmt nicht auf, wenn die Rezepte fehlen.“</text:p>
      <text:p text:style-name="P75"><text:tab/>In seiner Euphorie merkte Varg nicht mal, wie er seine Prinzipien verriet.</text:p>
      <text:p text:style-name="P75"/>
      <text:h text:style-name="Heading_20_1" text:outline-level="1"><text:bookmark-start text:name="__RefHeading__13988_2035619654"/>Dania – <text:span text:style-name="T199">lernt von Thorn den Umgang mit Bor</text:span><text:bookmark-end text:name="__RefHeading__13988_2035619654"/></text:h>
      <text:p text:style-name="P75"/>
      <text:p text:style-name="P75"><text:tab/>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600 Jahren gebaut worde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75"><text:tab/>Über all diesen hochinteressanten Überlegungen war es Dania kaum zu verdenken, dass sie nicht so gefesselt zuhörte. Die Konzentration war ihr noch nie leicht gefallen. Eine Schule hatte sie wegen ihrer familiären Situation sowieso nie besucht, weswegen ihr Konzentrationsmangel noch nie zum Problem geworden war. In ihrem Kopf gingen nun mal meistens interessantere Sachen vor als in der Realität. Dafür hatte ein Leben mit halluzinogenen Stoffen und einer gewissen Notwendigkeit zum wegträumen gesorgt. </text:p>
      <text:p text:style-name="P75"><text:tab/>Dass sie gerade nüchtern war, und ihre Wahrnehmung wohl ausnahmsweise die Realität relativ wahrheitsgetreu darstellte, machte sie auf rätselhafte Weise stutzig. Denn wenn ihre gesamte geballte Erinnerungskraft sie nicht trog, dann redete Thorn mittlerweile seit einer guten Viertelstunde auf sie ein. Das war für sie nur insofern für Bedeutung, dass sich daraus wohl mal gewisse Konsequenzen ergeben würden. Wahrscheinlich würde er denken, dass sie den Wortlaut seines Monologs und am besten auch noch den Sinn verstanden hatte. </text:p>
      <text:p text:style-name="P75"><text:tab/>Er war ein Inquisitor, er hatte jahrelang Zeit gehabt, über den Sinn von einigen Sachen nachzudenken. Unter gar nicht so unwahrscheinlichen Umständen war das nicht nur plausibel, sondern sogar wichtig für sie, was er sagte. Oder zumindest nützlich. Dania hatte sich schon oft nach dem Sinn einiger Sachen gefragt – in einigen ihrer lichteren Momente. Wieso sich in den höheren Gesell<text:soft-page-break/>schaftsschichten und mittlerweile auch teilweise in den Slums neumodischer Schnickschnack wie Besteck durchgesetzt hatte, war ihr zum Beispiel schleierhaft. </text:p>
      <text:p text:style-name="P75"><text:tab/><text:span text:style-name="T1">Dafür müsste ich wohl Sozi... Sizolog... Sozialistin sein, um da dahinterzusteigen, </text:span>dachte sie sich.</text:p>
      <text:p text:style-name="P75"><text:tab/>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75"><text:tab/>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75"><text:span text:style-name="T1"><text:tab/>Nichtsdestotrotz produktives Denken</text:span>, dachte sie. <text:span text:style-name="T1">Thorn muss stolz au-</text:span></text:p>
      <text:p text:style-name="P75"><text:tab/>In diesem Moment traf sie seine Rückhand. </text:p>
      <text:p text:style-name="P75"><text:tab/>„Hörst du mir überhaupt zu? Ich rede mir hier seit einer halben Stunde auf dich ein, und du zeigst nicht ein bisschen Verständnis! Verstehst du, es ist <text:span text:style-name="T1">wichtig</text:span>, dass du lernst, mit deinem Talent umzugehen!“</text:p>
      <text:p text:style-name="P75"><text:tab/>„Ja, also das ist ja schon hochinteressant, was du da erzählst... aber etwas zu viel... Naja, Gerede, fürchte ich... ich kann da leider oft nicht so ganz... folgen.“</text:p>
      <text:p text:style-name="P75"><text:tab/>„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öten auf die Reihe kriegst. Magie ist kompliziert und nichts für unbesorgte Gemüter, bei der erstbesten Gelegenheit brennst du dir ein Loch in deine Zukunftspläne, wenn du nicht aufpasst.“</text:p>
      <text:p text:style-name="P75"><text:tab/>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75"><text:tab/><text:span text:style-name="T1">Noch nie Brocken genommen, aber alles darüber wissen. Klar, mein Großer weiser Meister, was auch immer. </text:span></text:p>
      <text:p text:style-name="P75"><text:tab/>Thorn sprach etwas versöhnlicher, anscheinend sah man ihre Ablehnung in ihrem Gesichtsausdruck. Das Gefühle verbergen würde sie als Spionin auch noch lernen müssen.</text:p>
      <text:p text:style-name="P75"><text:tab/>„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75"><text:tab/>Dania war sprachlos. „Ich kann sie... mich einfach vergessen lassen?“</text:p>
      <text:p text:style-name="P75"><text:tab/>„Das Pulver hat nur begrenzte Wirkung, unter Umständen, wenn die Dosis zu klein ist, kann es sein, dass Erinnerungsfetzen zurückbleiben und über kurz oder lang wieder zurückkehren. Ich habe es bis jetzt nur bei dem Typen angewendet, von dem ich die Zutaten habe, und da hat es funktioniert.“</text:p>
      <text:p text:style-name="P75"><text:tab/>„Kein Wunder, dass ihr das verbieten wollt, dieses Rezept öffnet Kriminellen aller Art ja Tor und Tür... also uns.“ </text:p>
      <text:p text:style-name="P75"><text:soft-page-break/><text:tab/>„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75"><text:tab/>„Ich könnte mich damit <text:span text:style-name="T1">selbst</text:span> vergessen?“ fragte Dania hoffnungsvoll.</text:p>
      <text:p text:style-name="P75"><text:tab/>„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75"><text:tab/>Dania seufzte. „Spaßverderber... nüchtern bin ich eh zu nichts zu gebrauchen, geschweige denn für einen Mord.“</text:p>
      <text:p text:style-name="P75"><text:tab/>Thorn beachtete sie nicht. „Und es gibt noch mehr Probleme: Ich bin ein totaler Amateur darin, diese Pulver zusammenzumischen. Dieses hier besteht aus Bor, das ist die magische Essenz, und ein paar zerriebenen Blütchen der Myosotis Sylvatica, die für das Spezifikum der Wirkung verantwortlich sind. Allerdings war der Mörser, mit dem ich die Blüten zerstoßen habe, wohl nicht ganz sauber, denn es treten Nebenwirkungen auf... der Typ, der mich bis jetzt vergessen hat, hat jetzt beispielsweise grün-flimmernde Haare, und ich befürchte, dass er in Zukunft sowieso als Kontakt für Zutaten wegfallen wird, da der erste Inquisitor, der ihn damit erwischt, ihn wohl hochkant reinigen wird.“ </text:p>
      <text:p text:style-name="P75"><text:tab/>Dania tastete panisch ihre Frisur ab.</text:p>
      <text:p text:style-name="P75"><text:tab/>Thorn ignorierte sie. „Ich kann nicht feststellen, welche Substanzen wohl noch in das Pulver mit hinein gekommen sind, ich bin ja kein Alchemist, sondern nur ein angehender Ketzer. Eventuell musst du eben improvisieren, und pass auf, dass du nicht Feuer fängst.“</text:p>
      <text:p text:style-name="P75"><text:tab/>„Und wie wende ich denn jetzt dieses Pulver an?“</text:p>
      <text:p text:style-name="P75"><text:tab/>„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75"><text:tab/>„Das sollte ich hinbekommen. Wie meine Gedanken auf Brocken Auswirkungen haben, habe ich ja bereits ein, zwei mal bestaunen können.“</text:p>
      <text:p text:style-name="P75"><text:tab/>Marcin betrat den Raum. Er schien ziemlich angespannt zu sein und trug seine Diebesmütze. </text:p>
      <text:p text:style-name="P75"><text:tab/>„Habt ihr euren Magiekram besprochen? Die Feier geht gleich los, und wir sollten rechtzeitig sein. Dania, hast du dir eine Waffe ausgesucht? Hast du einen Ort zum verstecken gefunden?“</text:p>
      <text:p text:style-name="P75"><text:tab/>„Es ist ein Stichmesser mit stumpfer Schneide, nur die Spitze ist besonders angeschärft. Du sagst, er bevorzugt Männer? Dann habe ich das <text:span text:style-name="T1">perfekte </text:span>Versteck.“</text:p>
      <text:p text:style-name="P75"><text:tab/>Thorn lachte verächtlich. „Eine Schwuchtel? Dann tun wir den Dieben doch sogar etwas gutes.“</text:p>
      <text:p text:style-name="P75"><text:tab/>Marcin ignorierte diesen Satz mit unbewegter Miene. „Ich werde dich jedenfalls mit in sein Zimmer bringen können, das handhabt er so, damit seine Neigung nicht öffentlich wird. Und auch ihr solltet das für euch behalten, wenn ihr meiner Organisation nicht langfristig schaden wollt“, fügte er seltsam kalt hinzu. „Also, gehen wir?“</text:p>
      <text:p text:style-name="P75"/>
      <text:h text:style-name="Heading_20_1" text:outline-level="1"><text:bookmark-start text:name="__RefHeading__13990_2035619654"/>Varg – <text:span text:style-name="T199">sitzt in der Schule und lernt etwas über Mythologie</text:span><text:bookmark-end text:name="__RefHeading__13990_2035619654"/></text:h>
      <text:p text:style-name="P75"/>
      <text:p text:style-name="P75"><text:tab/>Varg saß mehr oder minder aufmerksam auf seiner Schulbank und spielte den eifrigen Zuhörer. Er hatte 'Mythologie'. Dem Pragmatiker Varg war das viel zu theoretisch und altbacken. Er nahm nur Fächer ernst, in denen er beigebracht bekam, wie er diese Stadt verbessern konnte. <text:span text:style-name="T295">W</text:span>ie es zu der Misere gekommen war, <text:span text:style-name="T295">brauchte er nicht wissen</text:span>. 'Nahkampfwaffen' war sein unübertroffenes Lieblingsfach. Doch Novizen des Ordens bekamen eine umfassende Ausbildung auch in Grund<text:soft-page-break/>wissen, ein Inquisitor sollte sich durch sein Wissen von dem Normalbürger abheben; wer behauptete zu wissen, was richtig und was falsch ist, sollte zumindest eine paar Lektionen aus der Geschichte ziehen. </text:p>
      <text:p text:style-name="P75"><text:tab/>„... 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75"><text:tab/>Orfan war ja reinen und guten Herzens, und ein frommer Inquisitor, doch sein rednerisches Talent glich dem einer feuchten Sumpfkröte. </text:p>
      <text:p text:style-name="P75"><text:tab/>„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75"><text:tab/>„Ja klar, er war einfach nur neidisch, weil die Bräute für ihn nicht so Feuer und Flamme waren!“ ertönte ein mutiger Zwischenruf aus der letzten Bankreihe. Vereinzelt folgte Gelächter, doch die meisten der etwa sechzig Novizen im Saal schaute wütend um sich, wer da solch eine Lästerung wagte. <text:tab/>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76"><text:span text:style-name="T142"><text:tab/>„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29">und</text:span><text:span text:style-name="T142"> Frauen ihm ausgeliefert waren. Darunter befand sich auch ein Schiff des Ordens, der damals noch in den Kinderschuhen steckte. Es sank mit dutzenden Novizen an Bord. Er vergewaltigte sie alle einen nach dem anderen und ließ sie dann ertrinken.“</text:span></text:p>
      <text:p text:style-name="P75"><text:tab/>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75"><text:tab/>„J'zharr war erst unfassbar traurig als er das erfuhr. Und doch weinte er nicht, denn Tränen sind des Wassers und den Memmen Q'holis gewidmet.“</text:p>
      <text:p text:style-name="P75"><text:tab/>„Weine nicht, auf dass die Flamme deinen Gram verbrenne!!!“ rief es im ganzen Saal, <text:span text:style-name="T296">auch Varg stimmte mit ein</text:span>.</text:p>
      <text:p text:style-name="P75"><text:tab/>„Und wie es die Natur des Feuers ist, wandte er sich der Wut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75"><text:tab/>Varg gähnte. Er hatte diese Geschichte natrlich wie alle hier bereits mit der Muttermilch aufgesogen. Ein Inquisitor musste sie auch nacherzählen können; jedenfalls einer im Schuld- und Gottesdienst. Da er aber in die Reinigung gehen wollte, ging ihn das eigentlich nichts an.</text:p>
      <text:p text:style-name="P75"><text:tab/>„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text:soft-page-break/>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75"><text:tab/>„Wir befolgen dies!!!“ tönte es erneut durch den Saal.</text:p>
      <text:p text:style-name="P75"/>
      <text:h text:style-name="Heading_20_1" text:outline-level="1"><text:bookmark-start text:name="__RefHeading__13992_2035619654"/>Dania – <text:span text:style-name="T199">tötet Kenin auf seiner Party</text:span><text:bookmark-end text:name="__RefHeading__13992_2035619654"/></text:h>
      <text:p text:style-name="P76"/>
      <text:p text:style-name="P75"><text:tab/>Sie fühlte sich leicht ungeschützt.</text:p>
      <text:p text:style-name="P75"><text:tab/>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P75"><text:tab/>Sie trug nur einen viel zu kurzen Minirock sowie ein so gut wie durchsichtiges Oberteil. In ihrem Ausschnitt war die Puderdose versteckt, unter ihrer linken Brust in die Wäsche geklemmt; und der Rock war so kurz, dass sie ständig Angst haben musste, dass die Klinge rausschaute und sie sich unter keinen Umständen hinsetzen konnte. </text:p>
      <text:p text:style-name="P75"><text:tab/>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P75"><text:tab/>„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von dem früheren. Aber er ist eben schlicht und ergreifend nicht helle genug, um Leutnantsgeschäfte zu führen.“</text:p>
      <text:p text:style-name="P75"><text:tab/>„Dann lass doch ihn die Arbeit erledigen, wenn er ihn eh töten will!“ flüsterte Dania zurück.</text:p>
      <text:p text:style-name="P75"><text:tab/>„Das will er doch gar nicht, glaubst du, er wäre dann Leibwächter? Selbst wenn er wollte, er ist viel zu unfähig.“</text:p>
      <text:p text:style-name="P75"><text:tab/>„wie praktisch, unfähige Leibwächter sind hilfreich bei Attentaten.“</text:p>
      <text:p text:style-name="P75"><text:tab/>„Und dem schiebst du nach dem Mord die Schuld in die Schuhe, wenn er mit den anderen Leibwächtern in den Raum kommt. Mit etwas Glück wird er am Ende selber glauben, dass er Kenin umgebracht hat.“</text:p>
      <text:p text:style-name="P75"><text:tab/>Sie näherten sich Tomor.</text:p>
      <text:p text:style-name="P75"><text:tab/>„Tomor, darf ich dir diese reizende junge Dame vorstellen?“</text:p>
      <text:p text:style-name="P75"/>
      <text:p text:style-name="P75"><text:tab/>Nachdem sie ein, zwei Pflichtgespräche geführt hatten, setzten sie sich in eine Ecke des Raumes.</text:p>
      <text:p text:style-name="P75"><text:tab/>„Wir sollten noch etwas warten, bis alle Anwesenden ein bisschen betrunkener sind. Das macht es wahrscheinlicher, dass sie die Geschichte glauben, gerade im Nachhinein. Die Leibwächter trinken <text:soft-page-break/>leider nichts, aber die sind eh nicht die hellsten Lichter, da wird das Pulver schon seinen Teil tun.“</text:p>
      <text:p text:style-name="P75"><text:tab/>So saßen sie angespannt in der Ecke herum und sahen den Dieben beim betrunken werden zu. Kenin war immer noch in seinem Hinterzimmer und vergnügte sich wohl mit Brocken und vielleicht einer Alibihure.</text:p>
      <text:p text:style-name="P75"><text:tab/>Als sie etwa zwei Stunden nichtstuerisch herumgesessen waren, stand Marcin mit einem Ruck auf. </text:p>
      <text:p text:style-name="P75"><text:tab/>„Zeit, dir den Gastgeber vorzustellen, meine liebe.“</text:p>
      <text:p text:style-name="P75"><text:tab/>Dania bekam plötzlich einen leichten Anflug von Panik, den sie sofort bekämpfte.</text:p>
      <text:p text:style-name="P75"><text:tab/>„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P75"><text:tab/>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75"><text:tab/>„Hallo, mein lieber, du hast auch endlich zu mir gefunden?“</text:p>
      <text:p text:style-name="P75"><text:tab/>„Hauptmann“, sagte Marcin förmlich. </text:p>
      <text:p text:style-name="P75"><text:tab/>„Ach, lass doch das förmliche Gehabe. Wofür bist du denn bitteschön hier? Sie ist eingeweiht, nehme ich an?“ fragte Kenin mit Blick auf Dania.</text:p>
      <text:p text:style-name="P75"><text:tab/>„Nein“, sagte Marcin etwas schnell, was Dania stutzig machte. Hatte er ihr etwas verschwiegen?Etwas, das wichtig für die Mission war? Sie schaute Marcin überrascht an.</text:p>
      <text:p text:style-name="P75"><text:tab/>„Hm“, sagte Kenin, „Das wird aber keinen großen Unterschied machen. Wie ist dein Name, schöne Frau?“ fragte er sie. </text:p>
      <text:p text:style-name="P75"><text:tab/>„Ich heiße Dania.“ </text:p>
      <text:p text:style-name="P75"><text:tab/>„Interessant...“ er legte sich eine Brocken-Line auf dem Tisch zurecht. „Sag mal,“ er zog sie durch die Nase, „bist du schon mal von zwei Männern gleichzeitig verwöhnt worden?“</text:p>
      <text:p text:style-name="P75"><text:tab/>„Das klingt allerdings interessant...“ sagte sie verführerisch. „Und was schwebt euch da vor?“ sie trat hinter sein Sofa. Und fing an, ihm wie selbstverständlich die Schultern zu massieren. <text:span text:style-name="T1">Jetzt bin ich in meinem Element</text:span>, dachte sie,<text:span text:style-name="T1"> auch wenn er genauso sehr nur vorgibt, dass ihm das gefällt.</text:span> </text:p>
      <text:p text:style-name="P75"><text:tab/>Marcin regte sich. „Hauptmann, ich fühle mich heute nicht so gut, meint ihr...“ </text:p>
      <text:p text:style-name="P75"><text:tab/><text:span text:style-name="T1">Das lenkt seine Aufmerksamkeit von mir ab!</text:span></text:p>
      <text:p text:style-name="P75"><text:tab/>„Wie wäre es, wenn du anfangen würdest, <text:span text:style-name="T1">du </text:span>zu mir zu sagen, Marcin? Nach all den Jahren? Das machst du auch sonst nicht. Im Gegenteil, sonst le...“ </text:p>
      <text:p text:style-name="P75"><text:tab/>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 </text:p>
      <text:p text:style-name="P75"><text:tab/><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75"><text:tab/>Sie pulte die Dose aus ihrem Ausschnitt.</text:p>
      <text:p text:style-name="P75"><text:tab/>Dann fing sie laut an zu kreischen.</text:p>
      <text:p text:style-name="P75"/>
      <text:h text:style-name="Heading_20_1" text:outline-level="1"><text:bookmark-start text:name="__RefHeading__13994_2035619654"/>Marcin – <text:span text:style-name="T199">tötet Kenins vermeintlichen Mörder und ernennt sich zum Hauptmann</text:span><text:bookmark-end text:name="__RefHeading__13994_2035619654"/></text:h>
      <text:p text:style-name="P75"/>
      <text:p text:style-name="P75"><text:soft-page-break/><text:tab/>Blut</text:p>
      <text:p text:style-name="P75"><text:tab/>Haut, reißend</text:p>
      <text:p text:style-name="P75"><text:tab/>Diese Augen, blicken benebelt und Verständnislos.</text:p>
      <text:p text:style-name="P75"><text:tab/>Diese Augen, deren Ausdruck er kannte wie jede einzelne Narbe auf diesem Oberkörper, der nun so unsanft durchstoßen worden war.</text:p>
      <text:p text:style-name="P75"><text:tab/>Als der Kopf wie irreal zur Seite fiel, brach eine Barriere, die er sicher geglaubt hatte wie nichts auf dieser Welt. </text:p>
      <text:p text:style-name="P75"><text:tab/>Freund?</text:p>
      <text:p text:style-name="P77"><text:tab/>Das war mein FREUND, du verdammte Hure!! und ICH habe das befohlen!!??</text:p>
      <text:p text:style-name="P75"><text:tab/>Der Schrei riss ihn zurück in die Realität.</text:p>
      <text:p text:style-name="P75"><text:tab/>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75"><text:tab/>„Er wurde ermordet!! Tomor, hier, die Mordwaffe!!“ er drückte dem völlig perplexen Tomor das blutige Messer in die Hand. </text:p>
      <text:p text:style-name="P75"><text:tab/>In diesem Moment pustete Dania eine gehörige Portion Pulver von ihrem Finger. Es bestäubte den gesamten Raum.</text:p>
      <text:p text:style-name="P75"/>
      <text:p text:style-name="P75"><text:tab/>Blut</text:p>
      <text:p text:style-name="P75"><text:tab/>Haut, reißend</text:p>
      <text:p text:style-name="P75"><text:tab/>Diese Augen, blicken benebelt und Verständnislos.</text:p>
      <text:p text:style-name="P75"><text:tab/>Diese Augen, deren Ausdruck er kannte wie jede einzelne Narbe auf diesem Oberkörper, der nun so unsanft durchstoßen worden war.</text:p>
      <text:p text:style-name="P75"><text:tab/>Als sein Blick auf den Mörder fiel, wie er die noch blutige Klinge in der Hand verständnislos anstarrte, brach etwas in Marcin, eine Barriere, die er sicher geglaubt hatte wie nichts auf dieser Welt. </text:p>
      <text:p text:style-name="P75"><text:tab/>Wie von Sinnen brüllte er. </text:p>
      <text:p text:style-name="P75"><text:tab/>„Du Mörder, gottverdammter Mörder, das war mein bester Freund, dein Boss, dein Anvertrauter!! Wie konntest du ihn so betrügen?? Du bist mir ein guter Leibwächter!!“ </text:p>
      <text:p text:style-name="P76"><text:span text:style-name="T142"><text:tab/>Das konnte nicht wahr sein. Und er stand nur da, mit dem eigenen Messer in der rechten Hand, dem blutigen in der linken, und versuchte sich einen Reim darauf zu machen? </text:span><text:span text:style-name="T29">Wie scheißarrogant ist dieser Wichser eigentlich!!!</text:span></text:p>
      <text:p text:style-name="P75"><text:tab/>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75"><text:tab/>Tomor fiel zu Boden, Marcin stand über ihm und spuckte auf ihn hinunter.</text:p>
      <text:p text:style-name="P75"/>
      <text:p text:style-name="P75"><text:tab/>„Ich habe ja schon immer gewusst, dass Tomor etwas gegen Kenin hat, da war der alte Sack selber schuld, dass er ihn auch noch als Leibwache eingestellt hat.“</text:p>
      <text:p text:style-name="P75"><text:tab/>„Was alter Sack? Kenin war jünger als du, du bist doch schon Mitte zwanzig!“</text:p>
      <text:p text:style-name="P75"><text:tab/>„Ach, ihr beiden Idioten streitet euch um euer Alter? Ehrt lieber mal den Toten! Das sieht dir ähnlich, dass du seine Ruhe störst!“</text:p>
      <text:p text:style-name="P75"><text:tab/>„Wieso kann kein einziger ehrbarer Dieb mal einen Toten respektieren!? Du willst doch Streit anfangen, so wie du hier rumschreist!“ </text:p>
      <text:p text:style-name="P75"><text:tab/>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75"><text:soft-page-break/><text:tab/>Also warfen sie die Leichen durch das Fenster in den Innenhof, und wiesen den Fahrer an, die Kutsche dort zu parken. Bevor er die Leiche endgültig in die Kutsche hievte, nahm er sich die Anstecknadel von dem blutigen Bademantel. </text:p>
      <text:p text:style-name="P75"><text:tab/>Als das getan war, rief Hauptmann Marcin seine Leutnants zu sich.</text:p>
      <text:h text:style-name="P429" text:outline-level="1"><text:bookmark-start text:name="__RefHeading___Toc10621_453400607"/><text:span text:style-name="T226">AKT 2 - </text:span>Durchtrieben <text:bookmark-end text:name="__RefHeading___Toc10621_453400607"/></text:h>
      <text:p text:style-name="P67"/>
      <text:h text:style-name="Heading_20_1" text:outline-level="1"><text:bookmark-start text:name="__RefHeading__13996_2035619654"/>Thorn – <text:span text:style-name="T199">versucht Einlass zu Arghan Howl zu erlangen</text:span><text:bookmark-end text:name="__RefHeading__13996_2035619654"/></text:h>
      <text:p text:style-name="P74"/>
      <text:p text:style-name="P74"><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67"><text:span text:style-name="T142"><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29">alles</text:span><text:span text:style-name="T139"> hätte erzählen können. </text:span></text:p>
      <text:p text:style-name="P73"><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74"><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74"><text:tab/>Im fünften Bezirk gab es kein Brockenproblem – die Einwohner hatten kein Geld für Brocken. </text:p>
      <text:p text:style-name="P74"><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74"><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74"><text:tab/>Die Loge der innovativen Eliten hatte es tatsächlich geschafft, ein System zu etablieren, das Menschen zu Ehrlichkeit, Leistung und Ordnung zwang, weil sie sonst unter die Räder des Systems gerieten. </text:p>
      <text:p text:style-name="P74"><text:tab/>Sie nannten es „Kapitalismus“.</text:p>
      <text:p text:style-name="P74"><text:tab/>„Kapitalismus“ war erfolgreich, und eins war Thorn gewiss: wer selbst erfolgreich sein wollte, der hängte sich am besten an erfolgreiche Menschen – um sie dann eines Tages zu überholen, und der Welt seinen eigenen Stempel aufzudrücken.</text:p>
      <text:p text:style-name="P74"/>
      <text:p text:style-name="P74"><text:tab/>Ein Undercoveragent hätte wohl angeklopft, sich eingeschlichen, sich hochgeschlafen oder (im <text:soft-page-break/>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74"><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74"><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74"><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287">Kaffee</text:span> bleibe. Das kleine blonde Vieh blickte sofort demütig drein und versprach alles zu tun, was ihn irgendwie zufrieden stellte, und eilte sofort los, auf der Suche nach einem <text:span text:style-name="T287">Kaffee</text:span>.</text:p>
      <text:p text:style-name="P74"><text:tab/><text:span text:style-name="T34">„Kapitalismus!“ seufzte Thorn andächtig, während er ihrem flatternden Röckchen nachblickte.</text:span></text:p>
      <text:p text:style-name="P73"><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74"><text:span text:style-name="T34"><text:tab/>Doch zu diesem Zweck hatte er sich selbst noch etwas von Danias Vergissmich-Pulver aufgehoben. </text:span><text:span text:style-name="T1">Immer eine Rückversicherung bereithalten</text:span><text:span text:style-name="T34">, dachte Thorn. Aber hier schien sowieso alles nach Plan zu laufen. </text:span></text:p>
      <text:p text:style-name="P73"><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73"><text:tab/>„Mr. Howl ist in einer Besprechung.“ Die Sekretärin blickte nicht einmal auf.</text:p>
      <text:p text:style-name="P73"><text:tab/>„Arghan würde es sicher wertschätzen, wenn ihr ihm mitteilt, dass er Thorn von Hartlingen empfangen will...“, sagte er ziemlich beiläufig.</text:p>
      <text:p text:style-name="P73"><text:tab/>Mit müdem Blick sah die Sekretärin auf und richtete ihre modische Brille. „Sie haben nicht einmal einen Termin?“</text:p>
      <text:p text:style-name="P73"><text:tab/>„Ich werde Arghan den Sachverhalt wohl selbst erklären müssen“, sagte Thorn und machte einen mutigen Schritt vor in Richtung der nächsten großen Doppeltür.</text:p>
      <text:p text:style-name="P73"><text:tab/>Die Sekretärin sah wieder in ihre Unterlagen. „Meine Herren, bitte geleiten sie Herrn von Hartlingen hinaus.“</text:p>
      <text:p text:style-name="P73"><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287">e</text:span>ibtisch saß. </text:p>
      <text:p text:style-name="P73"><text:tab/>Die Leibwächter fuhren herum, selbst die Sekretärin sprang auf und drehte sich um. Die beiden Grobiane stürmten ihm nach. Doch bevor die Leibwächter ihn fassen konnten, pustete Thorn etwas Staub von seinem Finger. </text:p>
      <text:p text:style-name="P73"/>
      <text:h text:style-name="Heading_20_1" text:outline-level="1"><text:bookmark-start text:name="__RefHeading__13998_2035619654"/><text:soft-page-break/>Dania – <text:span text:style-name="T199">fährt mit Marcin nach Hause und freut sich über ihren neuen Beruf</text:span><text:bookmark-end text:name="__RefHeading__13998_2035619654"/></text:h>
      <text:p text:style-name="P73"/>
      <text:p text:style-name="P73"><text:tab/>Marcin saß ihr in einer wackelnden Kutsche gegenüber. Er starrte aus dem Fenster, sein Mund zu einem grimmigen Strich zusammengepresst. Er schien mit sich zu hadern. </text:p>
      <text:p text:style-name="P73"><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73"><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7"><text:span text:style-name="T139"><text:tab/></text:span><text:span text:style-name="T29">Unwirklich. </text:span></text:p>
      <text:p text:style-name="P73"><text:tab/>Der Wirklichkeit entrissen. </text:p>
      <text:p text:style-name="P67"><text:span text:style-name="T139"><text:tab/>Sie hatte Kenin, Hauptmann der Ehrbaren Diebe, der Wirklichkeit entrissen. Die Wirklichkeit hatte keinen Preis verlangt und sie hatte nicht bezahlt. Sie hatte sich genommen, was sie nehmen musste – was ihr </text:span><text:span text:style-name="T29">gebührte</text:span><text:span text:style-name="T139">. Es war Teil ihrer Existenz, der Legitimation ihrer Existenz, dieses Leben zu nehmen. Es war an ihr gewesen, diese Stiche zu vollführen. </text:span></text:p>
      <text:p text:style-name="P67"><text:span text:style-name="T139"><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29">Ihr Herz.</text:span><text:span text:style-name="T139"> Sie hatte es sich </text:span><text:span text:style-name="T29">rechtmäßig</text:span><text:span text:style-name="T139"> genommen (soweit sie an Recht glaubte, das Recht jemals auf ihrer Seite gewesen war oder auch nur irgendjemand das Recht zu irgendetwas hatte), sie hatte sich sogar das Recht dazu </text:span><text:span text:style-name="T29">rechtmäßig</text:span><text:span text:style-name="T139"> genommen. </text:span></text:p>
      <text:p text:style-name="P73"><text:tab/>In Danias Augen war ein Messer schon immer die einzige Macht gewesen, der niemand widersprach, im Recht zu sein. </text:p>
      <text:p text:style-name="P73"><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73"><text:tab/>Sie hoffte, dass er ihr nicht böse war. Es gab keinen Grund für Kenin, länger zu leben – immerhin war er ein Meilenstein auf ihrem Weg zur Macht. </text:p>
      <text:p text:style-name="P67"><text:span text:style-name="T139"><text:tab/></text:span><text:span text:style-name="T29">Das versteht er doch, oder?</text:span><text:span text:style-name="T139"> Sie war sich nicht sicher. </text:span></text:p>
      <text:p text:style-name="P73"><text:tab/>„Du hast den Preis gezahlt, nun kannst du dir nehmen, was dir zusteht.“</text:p>
      <text:p text:style-name="P73"><text:tab/>Er reagierte nicht.</text:p>
      <text:p text:style-name="P73"><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73"><text:tab/>Marcin schien ihr zumindest zuzuhören, auch wenn er es nicht zeigen wollte. Vielleicht gefiel ihm auch der Gedanke nicht, dass sie das erkannt hatte.</text:p>
      <text:p text:style-name="P73"><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73"><text:soft-page-break/><text:tab/>„Halt die Fresse! Es ist genug.“ Er sah sie immer noch nicht an.</text:p>
      <text:p text:style-name="P73"><text:tab/>„Thorn ist genau so ein Mann, der eine Menge Geheimnisse hat... und genauso viele Gründe, sie geheim zu halten. Dabei ist er auch noch genau in deiner Nähe... Gib es zu, Kenin war langweilig und durchsichtig geworden.“</text:p>
      <text:p text:style-name="P73"><text:tab/>Er schaute tatsächlich auf. Obwohl wütend, klang er, als hätte er drei Tage nicht geschlafen. „Hörst du mit dieser Scheiße auf, wenn ich dir ein bisschen Brocken gebe!?“</text:p>
      <text:p text:style-name="P73"><text:tab/>Dania wollte weiter reden, sie hatte gerade so einen guten Gedankenfluss, wie als hätte sie Kenins Durchblick geerbt... geerntet. Doch der Gedanke an Brocken zerstörte jedes weitere Interesse an Marcins Beweggründen.</text:p>
      <text:p text:style-name="P73"/>
      <text:h text:style-name="Heading_20_1" text:outline-level="1"><text:bookmark-start text:name="__RefHeading__14000_2035619654"/>Thorn – <text:span text:style-name="T199">überzeugt Arghan von seiner Sache</text:span><text:bookmark-end text:name="__RefHeading__14000_2035619654"/></text:h>
      <text:p text:style-name="P73"/>
      <text:p text:style-name="P73"><text:tab/>„Habt ihr irgendeinen Grund, dass ihr uns in dieser äußerst wichtigen Besprechung stört?“ </text:p>
      <text:p text:style-name="P73"><text:tab/>Die beiden Leibwächter starrten ihn perplex an. Da stand ein wichtig aussehender Mann im Anzug im Büro ihres Chefs, war er vorhin an ihnen vorbeigekommen? Ihnen kam es so vor, als müsste er schon ewig hier gewesen sein.</text:p>
      <text:p text:style-name="P73"><text:tab/>„Mr. Howl, ist alles in Ordnung?“ fragte einer der beiden vorsichtig, er konnte sich nur daran erinnern, dass sein Boss irgendwie in Gefahr sein musste.</text:p>
      <text:p text:style-name="P73"><text:tab/>„Ja, Barry, mir geht es gut, geh wieder an deine Arbeit.“</text:p>
      <text:p text:style-name="P73"><text:tab/>„Alright, Boss, Alright, wir passen auf, verlassen sie sich auf uns.“ Sie ließen die beiden allein und zogen die schwere Tür hinter sich zu.</text:p>
      <text:p text:style-name="P73"/>
      <text:p text:style-name="P73"><text:tab/>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p>
      <text:p text:style-name="P74"><text:span text:style-name="T34"><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34"> war. </text:span></text:p>
      <text:p text:style-name="P73"><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73"><text:tab/>„Naja, ich habe immerhin noch eine Rechnung offen... und zwar eine gewaltige.“</text:p>
      <text:p text:style-name="P73"><text:tab/>Howl schien amüsiert. „Zumindest dass ihr nachtragend seid, habt ihr noch nicht abgelegt. Aber habe ich euch nicht das Schnippchen geschlagen? Warum kommt ihr zu mir?“</text:p>
      <text:p text:style-name="P73"><text:tab/>Thorn besah sich seine Fingernägel. „Immerhin haben wir denselben Schuldner für unsere Rechnungen, irre ich mich? Ich bin der Mann, der euch hilft, auch eure Rechnung zu begleichen.“</text:p>
      <text:p text:style-name="P73"><text:tab/>Das interessierte Howl. „Ihr wollt meine Probleme lösen? Ihr wollt dem Fortschritt die Steine aus dem Weg räumen?“ </text:p>
      <text:p text:style-name="P73"><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73"><text:tab/>„Das klingt ja fast schon zu gut... was wollt ihr noch im Gegenzug, außer meine Probleme zu lösen?“</text:p>
      <text:p text:style-name="P73"/>
      <text:h text:style-name="Heading_20_1" text:outline-level="1"><text:bookmark-start text:name="__RefHeading__14002_2035619654"/>Joran – <text:span text:style-name="T199">hat eine Kreativblockade und reflektiert über sein Leben</text:span><text:bookmark-end text:name="__RefHeading__14002_2035619654"/></text:h>
      <text:p text:style-name="P73"/>
      <text:p text:style-name="P73"><text:tab/>Joran starrte deprimiert auf das leere Blatt Papier vor ihm. </text:p>
      <text:p text:style-name="P73"><text:tab/>Das konnte nicht sein, dass ihm die Ideen ausgingen.</text:p>
      <text:p text:style-name="P73"><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73"><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73"><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73"><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73"><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73"><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73"><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73"><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73"><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73"><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67"><text:span text:style-name="T139"><text:tab/>Irgendwann ging er dazu über, nicht ganz so orthodoxe Substanzen in seiner Forschung zu verwenden – die aber eine sehr gute Wirkung hatten. Hätten die reichen Herrschaften des ersten Bezirks gewusst, dass ihre Rasiercreme </text:span><text:span text:style-name="T29">Wasser</text:span><text:span text:style-name="T139"> enthielt, öffentliche Aufstände hätten den Ruf von Howl Industries zerstört. </text:span></text:p>
      <text:p text:style-name="P73"><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73"><text:tab/>Joran war überglücklich, dass er die Chance hatte, auch diese unerforschten Zonen der Alchemie zu entdecken. Er wollte das Leben der Menschen aufrichtig verbessern – und eine derartig energetische Substanz bot ihm unerreichte Möglichkeiten.</text:p>
      <text:p text:style-name="P73"><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73"><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73"><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73"><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73"><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73"/>
      <text:p text:style-name="P73"><text:tab/>Nun saß er hier, spät abends an seinem Schreibtisch, und starrte weiter auf sein leeres Blatt Papier, zwang sich, die Gedanken nicht weiter abschweifen zu lassen und sich aufs erfinden zu konzentrieren.</text:p>
      <text:p text:style-name="P73"><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73"><text:tab/>Diese Erfindungen fand Arghan allerdings nicht halb so nützlich, nicht halb so gewinnbringend wie die Konstruktionen für die Reichen, gerade Alarmanlagen und Verteidigungsanlagen gingen weg wie warme Semmeln, angesichts Lagons Verbrechensrate. </text:p>
      <text:p text:style-name="P73"><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73"><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73"><text:tab/>Joran nahm sich vor, eine Maschine zu entwerfen, die einem das lesen beibrachte.</text:p>
      <text:p text:style-name="P73"/>
      <text:h text:style-name="Heading_20_1" text:outline-level="1"><text:bookmark-start text:name="__RefHeading__14004_2035619654"/>Marcin – <text:span text:style-name="T200">ist depressiv und wird von Thorns Idee, ein geheimes Labor zu bauen, wieder aktiv</text:span><text:bookmark-end text:name="__RefHeading__14004_2035619654"/></text:h>
      <text:p text:style-name="P73"/>
      <text:p text:style-name="P73"><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72"><text:span text:style-name="T142"><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142">würde er sich jemals wieder </text:span><text:span text:style-name="T29">selbst</text:span><text:span text:style-name="T142"> vertrauen können? </text:span></text:p>
      <text:p text:style-name="P72"><text:span text:style-name="T142"><text:tab/></text:span><text:span text:style-name="T29">Genug davon jetzt. Ich muss mich wiederfinden, das Grübeln bringt mich auch nicht weiter. </text:span></text:p>
      <text:p text:style-name="P72"><text:span text:style-name="T29"><text:tab/></text:span><text:span text:style-name="T142">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73"><text:tab/>Die Füße aus dem Bett zu hieven war noch relativ einfach, sich aufzusetzen bekam er auch noch gut hin, für das aufstehen brauchte er schon mehr Willenskraft. Er riss sich am Riemen und zwang sich mit einem Ruck hoch.</text:p>
      <text:p text:style-name="P72"><text:span text:style-name="T142"><text:tab/></text:span><text:span text:style-name="T29">Na toll, ein Schwächeanfall, das war ja klar. Will mir mein Körper jetzt sagen, Hey, geh lieber wieder ins Bett, ist doch scheiße hier draußen? Fick dich, wenn ich nicht bald meine Gang unter Kontrolle kriege, bin ich in einer Woche tot.</text:span></text:p>
      <text:p text:style-name="P73"><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73"><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73"><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73"><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72"><text:span text:style-name="T142"><text:tab/></text:span><text:span text:style-name="T29">Stimmen.</text:span></text:p>
      <text:p text:style-name="P73"><text:tab/>Draußen vor seiner Zimmertür hörte er Stimmen. Wenn er seine Instinkte schon wieder auf Vordermann brachte, wollte er gleich mal hören, was dort denn gesprochen wurde.</text:p>
      <text:p text:style-name="P73"><text:tab/>„...auch wenn er jetzt drei Tage sein Zimmer nicht verlassen hat, wenn du darauf bestehst, kannst du ihn sicher sprechen... ob er antwortet, ist halt nicht sicher.“</text:p>
      <text:p text:style-name="P73"><text:tab/>„Das geht in Ordnung, Dania, wenn er hört, was ich zu sagen habe, wird er schon zuhören. Das wird ihm gefallen.“</text:p>
      <text:p text:style-name="P69"><text:tab/>Das müsste Thorn sein. Klingt zumindest nicht nach einer Bedrohung.</text:p>
      <text:p text:style-name="P73"><text:tab/>Marcin öffnete die Tür, um seine Besucher willkommen zu heißen. „Ihr redet über mich? Ich höre alles, immer. Das ist mein Job. Also werde ich dir auch zuhören, Thorn, keine Angst.“</text:p>
      <text:p text:style-name="P72"><text:span text:style-name="T142"><text:tab/></text:span><text:span text:style-name="T29">Endlich mal wieder ein </text:span><text:span text:style-name="T31">eindrucksvoller</text:span><text:span text:style-name="T29"> Auftritt.</text:span></text:p>
      <text:p text:style-name="P73"><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73"><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73"><text:tab/>„Cool, ich kann noch mehr über Magie lernen? Lustige Pülverchen? Ein bisschen Brocken fällt da doch auch sicher für mich ab, oder?“ jubelte Dania voller Vorfreude.</text:p>
      <text:p text:style-name="P73"><text:soft-page-break/><text:tab/>„Kommt darauf an, ob wir einen Raum für ein Labor finden, aber ich bin sicher, Marcins Organisation hat dafür genug Ressourcen. Marcin?“ Thorn sah ihn erwartungsvoll an.</text:p>
      <text:p text:style-name="P73"><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73"><text:tab/>„Ich wusste, du bist mein Mann!“ sagte Thorn herzlich. „Bald können wir mit der ernsthaften Arbeit anfangen.“</text:p>
      <text:p text:style-name="P73"><text:tab/>„Und darf ich fragen, wer dein Novize ist?“ fragte Marcin misstrauisch.</text:p>
      <text:p text:style-name="P73"><text:tab/>„Er hat noch nicht zugesagt, aber ich werde gleich losgehen und ihn überzeugen. Mach dir wenigstens darum keine Sorgen, kümmer dich einfach um deine Aufgaben.“ Thorns neumodische Anzugjacke flatterte im Wind, als er sich umdrehte und ging.</text:p>
      <text:p text:style-name="P73"/>
      <text:h text:style-name="Heading_20_1" text:outline-level="1"><text:bookmark-start text:name="__RefHeading__14006_2035619654"/>Varg – <text:span text:style-name="T200">wird von Thorn von Magie überzeugt</text:span><text:bookmark-end text:name="__RefHeading__14006_2035619654"/></text:h>
      <text:p text:style-name="P73"/>
      <text:p text:style-name="P73"><text:tab/>„Die Stadt wird bald einen erheblichen Aufschwung erfahren!“ verkündete Thorn erfreut. „Und du kannst dazu beitragen, wenn du willst!“</text:p>
      <text:p text:style-name="P73"><text:tab/>Thorn und Varg saßen wieder in ihrem Stammcafe. Varg war von Thorns neuem Anzug ziemlich beeindruckt, der stand ihm tatsächlich viel besser als die ranzige Inquisitorenrobe, die auch ihn erwartete, wenn er das Gewand der Novizen ablegen würde.</text:p>
      <text:p text:style-name="P73"><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73"><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73"><text:tab/>„Das ist hervorragend! Schön zu hören, dass es außerhalb dieser Blase, in der ich lebe, noch tatkräftige Leute gibt. Was sind denn das für 'Verbündete', von denen du sprichst?“ Varg war gespannt auf seine künftigen Mitstreiter.</text:p>
      <text:p text:style-name="P73"><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73"><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73"><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73"><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73"><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73"><text:tab/>„Das klingt ja nach einer armen Seele, die endlich ihr Schicksal in die Hand nehmen will, auch noch im Dienste des Rechts! Und das, obwohl sie eine Frau ist.“ Varg war gespannt auf diese Dame des Glaubens.</text:p>
      <text:p text:style-name="P73"><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73"><text:tab/>„Magie!? Darauf hast du dich eingelassen!? Das ist doch vom Teufel!! Magie ist schuld, dass J'zharr in tausend Splitter zerbrach!!“</text:p>
      <text:p text:style-name="P73"><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73"><text:tab/>Varg grummelte zustimmend.</text:p>
      <text:p text:style-name="P73"><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73"><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73"><text:tab/>„Okay“, sagte er, „ich mache mit. Wenn wir Bor tatsächlich nur zum <text:span text:style-name="T184">G</text:span>uten einsetzen, bin ich bereit, für dich zu kämpfen.“</text:p>
      <text:p text:style-name="P73"><text:tab/>„Prima! Ich bin froh, dich dabei zu haben. Deine Anwesenheit wird mir genug Rückgrat geben, dass ich in der Gegenwart der Schwachen nicht auch schwach werde und unsere Ideale nicht vergesse.“</text:p>
      <text:p text:style-name="P73"><text:soft-page-break/></text:p>
      <text:h text:style-name="Heading_20_1" text:outline-level="1"><text:bookmark-start text:name="__RefHeading__14008_2035619654"/>Joran – <text:span text:style-name="T200">wird von Arghan zur Ausbildung Danias und Vargs gebracht</text:span><text:bookmark-end text:name="__RefHeading__14008_2035619654"/></text:h>
      <text:p text:style-name="P73"/>
      <text:p text:style-name="P73"><text:tab/>Er war schon wieder über seinen Skizzen eingeschlafen. Alles was er noch wusste, war, dass er über einem Luftschiff gegrübelt hatte... aber ihm absolut keine Möglichkeit für den Antrieb eingefallen war. </text:p>
      <text:p text:style-name="P73"><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73"><text:tab/>Doch die liebreizenden Inquisitorinnen wandten sich ab von seinem mächtigen stählernen Stamm.</text:p>
      <text:p text:style-name="P73"><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73"><text:tab/>zerrte Arghan an ihm und rüttelte ihn an den Schultern, sodass er unsanft erwachte. </text:p>
      <text:p text:style-name="P73"><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73"><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73"><text:tab/>„Was sagst du? Labor? Krieg? Mister Arghan, glaubst du, ein Krieg ist eine gute Idee? Gegen wen überhaupt?“</text:p>
      <text:p text:style-name="P73"><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73"><text:tab/>Joran fand es ein bisschen früh am morgen für politische Gespräche, doch er konnte nicht umhin, Howl recht zu geben. Er hatte die Folter des Ordens ja auch schon am eigenen Leib erfahren müssen, auch wenn Howl das nicht wusste.</text:p>
      <text:p text:style-name="P73"><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73"><text:tab/>„Ich soll... Mörder ausbilden?“</text:p>
      <text:p text:style-name="P73"><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73"><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73"><text:tab/>„Nicht die Armut ist die Krankheit, Joran, der Orden ist es! Und du bist ein ziemlich guter Chirurg. Lass und diesen Tumor aus Lagon herausoperieren! Wir bekämpfen Feuer mit Feuer, oder zumindest Flamme mit Wissenschaft. Für eine bessere Zukunft.“</text:p>
      <text:p text:style-name="P72"><text:span text:style-name="T142"><text:tab/></text:span><text:span text:style-name="T29">Ich habe immer noch ein etwas mulmiges Gefühl, </text:span><text:span text:style-name="T142">dachte Joran. </text:span><text:span text:style-name="T29">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73"><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73"><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73"/>
      <text:h text:style-name="Heading_20_1" text:outline-level="1"><text:bookmark-start text:name="__RefHeading__14010_2035619654"/>Thorn – <text:span text:style-name="T200">reflektiert über seine Verlogenheit und Pläne</text:span><text:bookmark-end text:name="__RefHeading__14010_2035619654"/></text:h>
      <text:p text:style-name="P73"/>
      <text:p text:style-name="P73"><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72"><text:span text:style-name="T142"><text:tab/></text:span><text:span text:style-name="T29">Verdammter Idealismus,</text:span><text:span text:style-name="T142"> dachte er. </text:span><text:span text:style-name="T29">Aber nur solange Menschen wie Varg mir so etwas abnehmen, kann ich ihnen ihre verdammte Aufgabe näher bringen. </text:span><text:span text:style-name="T142">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72"><text:span text:style-name="T142"><text:tab/></text:span><text:span text:style-name="T29">Amüsant, wie Varg, Dania, sogar Arghan sich irgendwo an ihre Ideale klammern. Schwächere </text:span><text:soft-page-break/><text:span text:style-name="T29">Geister brauchen das wohl, um nicht den Verstand zu verlieren.</text:span><text:span text:style-name="T142">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3"><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73"><text:tab/><text:span text:style-name="T1">Umso bessere Bedingungen für uns,</text:span> dachte Thorn. </text:p>
      <text:p text:style-name="P73"/>
      <text:h text:style-name="Heading_20_1" text:outline-level="1"><text:bookmark-start text:name="__RefHeading__14012_2035619654"/>Dania – <text:span text:style-name="T200">wacht auf Brocken im Labor auf</text:span><text:bookmark-end text:name="__RefHeading__14012_2035619654"/></text:h>
      <text:p text:style-name="P72"/>
      <text:p text:style-name="P73"><text:tab/>Sie saß vollkommen mit sich und der Welt im Einklang in einer Ecke. Das verwunderte sie auch nicht weiter, sie verwunderte gar nichts, immerhin war sie mit sich selbst und der Welt im Einklang. Da hatte sie doch eine harmlose Ecke nicht zu beachten.</text:p>
      <text:p text:style-name="P73"><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73"><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73"><text:tab/><text:span text:style-name="T1">Unklebrig, </text:span>dachte sie,<text:span text:style-name="T1"> und trotzdem satt. So fühlt sich wohl eine fabrikneue Packung Hoover Beans. </text:span>Einem Mädchen des siebten Bezirks bl<text:span text:style-name="T226">ie</text:span>ben wahrlich nicht viele Metaphern.</text:p>
      <text:p text:style-name="P73"><text:tab/>Ihr war am Rande ein wenig bewusst, dass das Brocken ihr wohl einfach einen Schub an Selbstbewusstsein gab, und sie sich toll fühlte, weil sie sich toll fühlen wollte... doch dieses Gefühl ging viel tiefer. </text:p>
      <text:p text:style-name="P73"><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73"><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73"><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73"><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73"><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73"><text:tab/>Diese Erinnerungen begannen, etwas wehzutun, und sie merkte, dass sie wohl langsam herunterkam. Sie begann sich schnell einzureden, dass es jetzt gut sei, und dass sie ja jetzt ein neues Leben anfange – mit etwas Glück (und Thorn<text:span text:style-name="T226">s Hilfe</text:span>) musste sie nie wieder so arbeiten. </text:p>
      <text:p text:style-name="P73"><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73"><text:tab/><text:span text:style-name="T1">Soll er sich doch sein eigenes Geld erficken</text:span>, dachte sie. <text:span text:style-name="T1">Ich werde das jedenfalls nicht mehr tun. Nicht mal mehr für mich selbst – ich ermorde es mir ab jetzt! </text:span></text:p>
      <text:p text:style-name="P73"><text:tab/>Drei Wochen waren seit dem Mord an Kenin vergangen. Sie hatte seitdem nicht mehr arbeiten müssen, Marcin hatte sie bei sich wohnen lassen, und ihr sogar eine tägliche Dosis Brocken bereitgestellt. </text:p>
      <text:p text:style-name="P73"><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73"><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73"><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73"><text:soft-page-break/><text:tab/>Dann klopfte es an der Decke.</text:p>
      <text:p text:style-name="P73"/>
      <text:h text:style-name="Heading_20_1" text:outline-level="1"><text:bookmark-start text:name="__RefHeading__14014_2035619654"/>Joran – <text:span text:style-name="T200">reist in den elften Bezirk und lernt Dania kennen</text:span><text:bookmark-end text:name="__RefHeading__14014_2035619654"/></text:h>
      <text:p text:style-name="P72"/>
      <text:p text:style-name="P73"><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73"><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73"><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73"><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73"><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73"><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73"><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73"><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69"><text:tab/>Da steht eine Frau...<text:span text:style-name="T34">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73"><text:tab/>Die Träume waren nichtsdestotrotz immer wiedergekehrt.</text:p>
      <text:p text:style-name="P69"><text:span text:style-name="T34"><text:tab/></text:span>Und nun steht so ein Traum vor mir?<text:span text:style-name="T34"> </text:span>Und durchbohrt mich mit ihren Blicken.</text:p>
      <text:p text:style-name="P73"><text:tab/>Joran bemerkte plötzlich, wie er da wohl gerade stand, mal wieder hatte er sich nicht unter Kontrolle. Er zwang sich, eine aufrechte Haltung anzunehmen, den Mund zu schließen und wieder einen normalen Menschen zu spielen.</text:p>
      <text:p text:style-name="P73"><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73"><text:tab/>Er schluckte, öffnete den Mund und startete einen weiteren Versuch.</text:p>
      <text:p text:style-name="P73"><text:tab/>„H-Hallo, ich bin Jo- äh, Joran!“ </text:p>
      <text:p text:style-name="P69"><text:span text:style-name="T34"><text:tab/></text:span>Verdammt, wie kann man sich bei seinem eigenen Namen verhaspeln.</text:p>
      <text:p text:style-name="P73"><text:tab/>Die Frau starrte ihn verwundert an, sie schien überrascht, doch dann wandte sie sich einfach ab, ging wieder in die Hocke und betrachtete weiter den Käfig in der Ecke, den Joran erst jetzt bemerkte. </text:p>
      <text:p text:style-name="P69"><text:span text:style-name="T34"><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34"> können?</text:span></text:p>
      <text:p text:style-name="P73"><text:tab/>Wie konnte so ein Wesen überhaupt jemandem etwas zuleide tun? Sie sah viel zu unberührt von dieser Welt und allem drum und dran aus, als dass sie jemals zu irgendeiner bösen Tat imstande wäre. Im Gegen</text:p>
      <text:p text:style-name="P73"><text:tab/>Sie unterbrach seine Gedanken ziemlich abrupt, indem sie sich bewegte. Sie stand unwillkürlich auf, ging zu einem der Tische, und langte sich in den Ausschnitt. Jorans Herz blieb beinahe stehen, von hier aus konnte er fast sehen, was da alles in.... </text:p>
      <text:p text:style-name="P73"><text:tab/>Sie holte ein Tütchen mit einem seltsamen Pulver heraus, langte sich unter den Rock, zog ein Messer hervor, legte damit eine Linie aus dem Pulver, und zog sie routiniert durch die Nase ein. </text:p>
      <text:p text:style-name="P73"><text:tab/>„Was ist los, Joran, willste auch was?“</text:p>
      <text:p text:style-name="P73"/>
      <text:h text:style-name="Heading_20_1" text:outline-level="1"><text:bookmark-start text:name="__RefHeading__14016_2035619654"/>Dania – <text:span text:style-name="T205">lernt Varg kennen und führt mit Varg und Joran eine theologische Diskussion</text:span><text:bookmark-end text:name="__RefHeading__14016_2035619654"/></text:h>
      <text:p text:style-name="P72"/>
      <text:p text:style-name="P73"><text:tab/>Seltsamer Kauz, der da in diesen lustigen Raum geklettert kam. Der war ja wie vom Blitz getroffen. </text:p>
      <text:p text:style-name="P69"><text:span text:style-name="T34"><text:tab/></text:span>Ist ja gut, ich hab auch noch nie einen Wombat gesehen, trotzdem flippe ich nicht so aus. Verdammter Junkie. Naja. Jo- ähm Joran? Ist Jo-ähm sein Vorname? Interessant, habe ich noch nie so gehört. <text:span text:style-name="T200">Er kommt wohl</text:span> nicht aus dem siebten Bezirk, <text:span text:style-name="T200">wenn er einen Nachnamen hat</text:span>. Was wohl der Wombat dazu meint.</text:p>
      <text:p text:style-name="P73"><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69"><text:span text:style-name="T34"><text:tab/>Wenn man von Brocken runterkam, hatte man immer so ein gutes Verständnis von Logik. Sonst war Logik nicht unbedingt Danias Stärke, aber Logik war doch relativ einfach, wenn sie sich nicht mehr an diese ganzen </text:span>Regeln<text:span text:style-name="T34"> halten musste. </text:span></text:p>
      <text:p text:style-name="P73"><text:tab/>Waren die beiden womöglich einfach nur eine Halluzination? Auch möglich, aber dann wäre er eine ziemlich seltsame. Solche Klamotten hatte sie ja noch nie gesehen.</text:p>
      <text:p text:style-name="P73"><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73"><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69"><text:tab/>Höchste Zeit für die nächste Line!<text:span text:style-name="T34"> Immerhin war ihr Vorrat unerschöpflich. Wieso sagte dieser Joran eigentlich nichts und bewegte sich nicht? Seltsam. Sie stand auf und machte sich eine Line zurecht und zog eine Hälfte hoch.</text:span></text:p>
      <text:p text:style-name="P69"><text:span text:style-name="T34"><text:tab/></text:span>Komm, ich binde ihn ein bisschen ein. <text:span text:style-name="T34">Sie sah ihn an. </text:span>Der schaut aber fasziniert.</text:p>
      <text:p text:style-name="P73"><text:tab/>„Was ist los, Joran, willste auch was?“</text:p>
      <text:p text:style-name="P73"><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73"><text:tab/>Die Wirkung kam sofort und knallte gescheit rein. Sie fühlte sich total produktiv und bereit, alles zu lernen, was sie wissen musste, um ihr Talent als Magierin richtig einzusetzen.</text:p>
      <text:p text:style-name="P73"><text:tab/>„Okay, Joran, lass uns anfangen, bring mir alles über Bor bei!“</text:p>
      <text:p text:style-name="P73"><text:tab/>Joran schluckte. „Lass uns doch noch auf den anderen Schüler warten, okay?“</text:p>
      <text:p text:style-name="P73"><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73"><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73"><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73"><text:tab/>Ihre Gedankengänge wurden von einem ziemlichen Gepolter gestört. Dania zuckte zusammen. In dem Haus über ihnen veranstaltete jemand wohl ein ziemliches Durcheinander.</text:p>
      <text:p text:style-name="P73"><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73"><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73"><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73"><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73"><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73"><text:tab/>Prompt wunderte sie sich, wie zur Hölle sie das bitteschön vollbracht haben konnte... Das Brocken schien sie mal wieder zu beflügeln. Der Novize wimmerte jedenfalls erst mal ängstlich vor sich hin: </text:p>
      <text:p text:style-name="P73"><text:tab/>„Warte, ich bin einer der neuen Schüler hier, beruhige dich! Ich komme von Thorn!“</text:p>
      <text:p text:style-name="P73"><text:tab/>Dania musste erst einmal laut lachen.</text:p>
      <text:p text:style-name="P73"><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73"><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73"><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73"><text:tab/>„Nein, ich bin nur deine Mitmörderin. Joran da unten ist unser Lehrer, der ist harmloser als ich, keine Sorge.“</text:p>
      <text:p text:style-name="P73"><text:tab/>Der Novize hatte das Zimmer mittlerweile wieder aufgeräumt und wartete, bis sie die Strickleiter abstieg. Doch Dania dachte gar nicht daran: </text:p>
      <text:p text:style-name="P73"><text:tab/>„Nein, du gehst zuerst, ich habe etwas gegen Inquisitoren in meinem Rücken.“ So resolut wollte sie schon immer mal wirken. „Los, mach schon!“ </text:p>
      <text:p text:style-name="P73"><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73"><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73"><text:tab/>„Grüß J'zharr, ich wollte mich nochmal vorstellen, ich bin Varg, und ich will diese Stadt ein bisschen menschenwürdiger machen. Und ihr seid?“</text:p>
      <text:p text:style-name="P73"><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73"><text:tab/>Varg kniff die Augen zusammen. „Joran heißt du? Kennen wir uns nicht?“</text:p>
      <text:p text:style-name="P73"><text:tab/>„Ja, ich bin Joran, grüß J'zharr, Herr Varg... das letzte Mal, wo ich euch traf, wart ihr aber noch nicht so ein begeisterter Verfechter der Magie... i-ich bin sehr erfreut über euren Sinneswandel! Was ist passiert, dass ihr zu Vernunft gekommen seid?“</text:p>
      <text:p text:style-name="P73"><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73"><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73"><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73"><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73"><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73"><text:tab/>„Äh, nein? Woher soll ich so was wissen?“</text:p>
      <text:p text:style-name="P73"><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73"><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73"><text:tab/>Varg murrte, dagegen konnte er nichts sagen.</text:p>
      <text:p text:style-name="P73"><text:tab/>Joran fuhr fort: „Was für unsere Zwecke aber viel wichtiger ist: wir können das Bor aus den Wombats extrahieren und nutzbar machen, indem wir es aus ihren Körperflüssigkeiten destillieren. Wisst ihr, was eine Destillerie ist?“</text:p>
      <text:p text:style-name="P73"><text:tab/>Dania schaute auf. „Natürlich, der zahnlose John, der hat in unserer Straße gewohnt, als ich noch klein war, der hatte so ein Ding, hat irgendeine Brühe verkauft, die er damit hergestellt hat... war das Bor!? War der dann wohl ein Magier!?“</text:p>
      <text:p text:style-name="P73"><text:tab/>Joran verdrehte die Augen.</text:p>
      <text:p text:style-name="P73"/>
      <text:h text:style-name="Heading_20_1" text:outline-level="1"><text:bookmark-start text:name="__RefHeading__14018_2035619654"/>Thorn – <text:span text:style-name="T201">planen die Machtergreifung und den Fall des Ordens</text:span><text:bookmark-end text:name="__RefHeading__14018_2035619654"/></text:h>
      <text:p text:style-name="P73"/>
      <text:p text:style-name="P73"><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69"><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69"><text:span text:style-name="T34"><text:tab/>Thorn hätte niemals den Fehler gemacht, Arghan zu vertrauen, er hatte etwas viel besseres – er kannte seine Motivationen, und konnte </text:span>einschätzen<text:span text:style-name="T34">, wie handeln würde.</text:span></text:p>
      <text:p text:style-name="P69"><text:tab/>Durchschauen ist besser als vertrauen<text:span text:style-name="T34">, dachte Thorn.</text:span></text:p>
      <text:p text:style-name="P73"><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73"><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69"><text:span text:style-name="T34"><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73"><text:tab/>„Nein, danke, ich habe kein zweistöckiges Haus. Ich hoffe, wir werden in naher Zukunft die Luft bereisen, dann würde ich gerne eins nehmen, aber ich fürchte, bis dahin nimmt es mir nur Platz weg.“</text:p>
      <text:p text:style-name="P73"><text:tab/>„Na gut, das mag ein Argument sein. So komm mit, Thorn, lass uns in mein Büro gehen, wir haben einiges zu besprechen!“</text:p>
      <text:p text:style-name="P73"><text:tab/>Kurze Zeit und sehr viele Stufen später saßen sie sich in Howls Büro gegenüber. Eine Sekretärin servierte den beiden Drinks. Howl steckte sich eine Zigarre an, paffte ein, zwei Züge, und sah Thorn an. </text:p>
      <text:p text:style-name="P73"><text:tab/>„Also, wir wollen den Orden entmachten, und das Verbot für Bor aufheben. Gegen den Glauben der gesamten Stadtbevölkerung. Klingt nach einer Herausforderung! Aber du wärst nicht Thorn, wenn du nicht bereits einen Plan hättest, habe ich Recht?“</text:p>
      <text:p text:style-name="P73"><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69"><text:span text:style-name="T34"><text:tab/></text:span>Was trinken die hier bitte für ein widerliches Zeug,<text:span text:style-name="T34"> dachte Thorn. </text:span>Scheiß-Modernisierung.</text:p>
      <text:p text:style-name="P69"><text:span text:style-name="T34"><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34">, wir sollten das wissen nennen, das klingt seriöser.“ </text:span></text:p>
      <text:p text:style-name="P73"><text:tab/>Er nahm noch einen Schluck, mehr aus Durst als aus Appetit, aber er musste feststellen, dass dieser nun völlig anders schmeckte. Das war wohl der Clou bei diesen neumodischen Getränken. Thorn nahm sich vor, den dritten dann mit Neugier zu trinken. </text:p>
      <text:p text:style-name="P73"><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73"><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73"><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69"><text:span text:style-name="T34"><text:tab/>Arghan war hochmotiviert und sein Verstand lief auf Hochtouren. </text:span>Gut, dass er nicht misstrauisch wird, wenn man nur auf seiner Partitur spielt. <text:span text:style-name="T34">Thorn blickte ihn einfach weiter erwartungsvoll an.</text:span></text:p>
      <text:p text:style-name="P73"><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73"><text:tab/>„Ich wollte schon immer mal ein Volksheld sein!“, sagte Thorn hinterhältig grinsend. „angenommen, ich schlage einen Aufstand nieder, der Patrizier müsste sich erkenntlich zeigen, nicht wahr?“</text:p>
      <text:p text:style-name="P73"/>
      <text:h text:style-name="Heading_20_1" text:outline-level="1"><text:bookmark-start text:name="__RefHeading__14020_2035619654"/>Varg – <text:span text:style-name="T201">und Dania üben dem Schwertkampf</text:span><text:bookmark-end text:name="__RefHeading__14020_2035619654"/></text:h>
      <text:p text:style-name="P73"/>
      <text:p text:style-name="P73"><text:tab/>Tschak, Tschak, Tschak, Tschak.</text:p>
      <text:p text:style-name="P73"><text:tab/>Durchatmen, umkreisen.</text:p>
      <text:p text:style-name="P73"><text:tab/>Vorpreschen.</text:p>
      <text:p text:style-name="P73"><text:tab/>Tschak, Tschak.</text:p>
      <text:p text:style-name="P73"><text:tab/>Holz auf Holz, Monoton, immer gleich.</text:p>
      <text:p text:style-name="P70"><text:span text:style-name="T139"><text:tab/></text:span><text:span text:style-name="T142">Und sie macht sich ziemlich gut, sie ist sehr beweglich.</text:span><text:span text:style-name="T139"> </text:span></text:p>
      <text:p text:style-name="P73"><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73"><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73"><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73"><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70"><text:span text:style-name="T139"><text:tab/>Aber bis es gut genug funktionierte, um einen echten Kampf zu überleben, musste sie noch </text:span><text:span text:style-name="T142">viel</text:span><text:span text:style-name="T139"> üben.</text:span></text:p>
      <text:p text:style-name="P73"><text:tab/>Tschak, Tschak, und ein dumpfer Schlag von Holz auf dämpfenden Stoff.</text:p>
      <text:p text:style-name="P73"><text:tab/>„Du machst dich sehr gut, Dania! Aber dieser Schlag hätte dich getötet, wenn ich eine Klinge benutzt hätte. Bleib konzentriert!“</text:p>
      <text:p text:style-name="P73"><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70"><text:span text:style-name="T139"><text:tab/>Dania würde nie einfach Sprüche reißen. Da war Varg sich sicher, Naja, ein bisschen. </text:span><text:span text:style-name="T142">So gut kenne ich sie ja noch nicht. Aber für einen Junkie scheint sie ganz okay zu sein, das hatte ich mir immer schlimmer vorgestellt. </text:span></text:p>
      <text:p text:style-name="P73"><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73"><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73"><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73"><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73"><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73"><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73"><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73"><text:tab/>„Spüre, wie du den Schwung ausnutzen kannst. Dann musst du nicht so viel Kraft investieren.“</text:p>
      <text:p text:style-name="P73"><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73"><text:tab/>„Okay, das reicht fürs erste mit Luft zerhacken. Suchen wir uns eine nette Vogelscheuche, auf die du ein bisschen einstechen kannst?“</text:p>
      <text:p text:style-name="P73"/>
      <text:h text:style-name="Heading_20_1" text:outline-level="1"><text:bookmark-start text:name="__RefHeading__14022_2035619654"/>Marcin – <text:span text:style-name="T201">überlebt Tomans Attentat und plant mit Thorn die Übernahme des achten Bezirks</text:span><text:bookmark-end text:name="__RefHeading__14022_2035619654"/></text:h>
      <text:p text:style-name="P73"/>
      <text:p text:style-name="P73"><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73"><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73"><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73"><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73"><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73"><text:tab/>Doch erst mal standen die normalen Tagesgeschäfte an, einer seiner Spione rannte gerade ziemlich abgehetzt durch die Tür seines Büros. </text:p>
      <text:p text:style-name="P73"><text:tab/>„Hauptmann, deine Leute sind in Gefahr! Ein Attentäter treibt hier sein Unwesen, er hat schon zwei Diebe erwischt, zwei Straßen weiter von hier – und zwar hinterrücks, nacheinander!“</text:p>
      <text:p text:style-name="P73"><text:tab/>„Verdammt, das hat mir gerade noch gefehlt. Klingt nach nem professionellen, führ mich mal hin.“ </text:p>
      <text:p text:style-name="P73"><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73"><text:tab/>Der Spion führte ihn auf die Straße hinaus, es war gegen Nachmittag, und in der Gasse, in der <text:soft-page-break/>Marcins Hauptquartier lag, waren fünf Leute unterwegs, ein Junkie schlief, an eine Hauswand gelehnt. </text:p>
      <text:p text:style-name="P73"><text:tab/>„Hier entlang, folge mir!“</text:p>
      <text:p text:style-name="P73"><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73"><text:tab/>Marcin kniete sich nieder, um sich die Leiche des einen anzuschauen. Die beiden mussten irgendeinen Grund gehabt haben, plötzlich in die eine Richtung zu laufen – zum Beispiel, weil jemand ihnen gesagt hatte, dass dort ein Angriff - </text:p>
      <text:p text:style-name="P73"><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73"><text:tab/>„Ich habe Wurfmesser, denk gar nicht daran, wegzurennen.“ Marcin schnaubte. „Du scheinst ein intelligenter Mann zu sein, meinen Respekt. Ich Idiot hätte dich nicht als Spion, sondern als Attentäter anheuern sollen. Wer hat dir mehr gezahlt?“</text:p>
      <text:p text:style-name="P73"><text:tab/>„Du bist ein genauso intelligenter Mann, fürchte ich. Intelligent genug, um zu verstehen, wie viel mehr ich dir lebendig wert bin?“ Er spuckte aus. Außerdem bewegte er sich mit kleinen Schritten von Marcin weg, doch der ging mit.</text:p>
      <text:p text:style-name="P73"><text:tab/>„Intelligent genug, um zu verstehen, wie wertvoll so ein Mann in meinen Diensten wäre.“ Er zog ein Wurfmesser. „Und wie verheerend in den Diensten eines anderen.“</text:p>
      <text:p text:style-name="P73"><text:tab/>„Okay, ich sehe, ich habe keine Wahl... sagt dir der Name Hakun etwas?“</text:p>
      <text:p text:style-name="P73"><text:tab/>„Von welchem Bezirk ist der denn bitte? Hier im siebten nicht, davon hätte ich gehört.“</text:p>
      <text:p text:style-name="P70"><text:span text:style-name="T139"><text:tab/>„Vergiss die Bezirke. Vergiss die Diebe. Ich hatte gerade als Spion bei dir angeheuert, als ein scheiß-</text:span><text:span text:style-name="T142">Ratsmitglied</text:span><text:span text:style-name="T139">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70"><text:span text:style-name="T139"><text:tab/>Marcin fiel die Kinnlade herunter. „Verdammt, jemand im </text:span><text:span text:style-name="T142">Rat </text:span><text:span text:style-name="T139">weiß über mich Bescheid? Meinst du den Scheiß-Stadtrat?“</text:span></text:p>
      <text:p text:style-name="P73"><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73"><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73"><text:tab/>„Mein Name ist Toman. Und vielen Dank für deine Gnade.“</text:p>
      <text:p text:style-name="P73"><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73"><text:tab/>„Hallo, mein Freund, und, genießt du deinen neuen Job?“ Thorn hatte sein typisches kaltes Lächeln aufgesetzt. </text:p>
      <text:p text:style-name="P73"><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73"><text:soft-page-break/><text:tab/>Thorn runzelte die Stirn. „Verdammt, wollte er dich nur testen oder...“</text:p>
      <text:p text:style-name="P73"><text:tab/>„Bezweifle ich, dafür hat er zu viel Aufwand betrieben, der Attentäter war sehr gut ausgewählt und keiner von der Wegwerf-Sorte.“</text:p>
      <text:p text:style-name="P73"><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73"><text:tab/>„Ja, scheint so. Hast du eine Idee?“</text:p>
      <text:p text:style-name="P70"><text:span text:style-name="T139"><text:tab/>„Hm, wenn er es auf dich abgesehen hat, ist das eine krasse Beeinträchtigung für unsere Pläne... und wenn er die Stadt unter Kontrolle hat, ist er definitiv ein Hindernis für uns, wenn </text:span><text:span text:style-name="T142">wir</text:span><text:span text:style-name="T139">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73"><text:tab/>„Zeit? Der kommt bei der nächsten Gelegenheit noch selbst vorbei, um sicherzugehen, dass ich diesmal draufgehe.“</text:p>
      <text:p text:style-name="P73"><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70"><text:span text:style-name="T139"><text:tab/>Marcin war verblüfft. Thorn schien eine wahre Ideen</text:span><text:span text:style-name="T142">maschine</text:span><text:span text:style-name="T139"> zu sein. „Okay, und was ist dein Plan?“</text:span></text:p>
      <text:p text:style-name="P73"><text:tab/>„Wusstest du schon, das vor dir der neue Magister von Bezirk Sieben steht? Oder einem der anderen Slums, such dir einen aus. Am besten einen, in dem du dir vorstellen könntest, mit den dort ansässigen Diebesgangs einen Aufstand zu organisieren.“</text:p>
      <text:p text:style-name="P70"><text:span text:style-name="T139"><text:tab/></text:span><text:span text:style-name="T142">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139">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73"><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73"><text:tab/>„Aber was helfen uns ein paar Diebe, die ihren eigenen Staat in Lagon errichten? Vor allem, wenn du der arme Typ bist, auf dessen Kosten die Revolte geht?“</text:p>
      <text:p text:style-name="P73"><text:tab/>„Da kommen deine Probleme mit Hakun ins Spiel – Du gehst zu Hakun hin -“</text:p>
      <text:p text:style-name="P73"><text:tab/>Marcin unterbrach ihn. „Was? Das ist doch lebensmüde Scheiße! Einer seine Männer hat mich heute fast umgebracht! Wofür soll das jetzt gut sein!?“ </text:p>
      <text:p text:style-name="P73"><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70"><text:span text:style-name="T139"><text:tab/>Marcin fiel die Kinnlade herunter. </text:span><text:span text:style-name="T142">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139"> Er fing sich, räusperte sich kurz und schwieg einen Moment. Er war sich nicht sicher, ob der Plan das Risiko wert war. </text:span><text:span text:style-name="T142">Und doch, irgendwie muss ich Hakun ja loswerden. Da klingt das sogar nach einem ziemlich vernünftigen Plan.</text:span><text:span text:style-name="T139"> „Hakun umzubringen ist denke ich das schwerste an dem Plan.“</text:span></text:p>
      <text:p text:style-name="P73"><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70"><text:span text:style-name="T139"><text:tab/></text:span><text:span text:style-name="T142">Verdammt, der Plan ist nicht nur gut, sondern sogar notwendig. Anders werde ich diesen Hakun nie los. Und ich muss zugeben, dass Thorn unsere Stärken sehr gut einschätzt und einsetzen will. </text:span><text:span text:style-name="T139">Marcin seufzte. „In Ordnung, ich bin dabei. Ich muss zugeben, der Plan gefällt mir. Auch wenn es utopisch ist, Hakuns Platz einzunehmen... zumindest ruhigstellen können wir ihn nur auf diese Art und Weise.“</text:span></text:p>
      <text:p text:style-name="P70"><text:span text:style-name="T139"><text:tab/>Thorn lächelte, und diesmal erreichte es sogar seine Augen. Es sah immer noch nicht, Naja, </text:span><text:span text:style-name="T142">nett</text:span><text:span text:style-name="T139"> aus, immerhin planten sie gerade ein paar Morde, aber zumindest sah man, wie viel Spaß es ihm machte, solche Komplotte auszutüfteln. „Ach, wer weiß, wie sich die Dinge entwickeln“, sagte er geheimnisvoll.</text:span></text:p>
      <text:p text:style-name="P73"/>
      <text:h text:style-name="Heading_20_1" text:outline-level="1"><text:bookmark-start text:name="__RefHeading__14024_2035619654"/>Joran – <text:span text:style-name="T201">macht einen Lehrplan für Dania und Varg</text:span><text:bookmark-end text:name="__RefHeading__14024_2035619654"/></text:h>
      <text:p text:style-name="P73"/>
      <text:p text:style-name="P73"><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73"><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70"><text:span text:style-name="T139"><text:tab/></text:span><text:span text:style-name="T142">Arghan, du verdammtes Schlitzohr. Aber gut, in unserem Fall ist es tatsächlich sinnvoll, dass ich damals nicht nachgefragt habe.</text:span></text:p>
      <text:p text:style-name="P73"><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70"><text:span text:style-name="T139"><text:tab/></text:span><text:span text:style-name="T142">Nun gut, das mit den Abwehrmaßnahmen überwinden hätten wir also, Zeit, ein paar Pülverchen zusammenzustellen, die die beiden einsetzen können, um unentdeckt zu bleiben.</text:span></text:p>
      <text:p text:style-name="P73"><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70"><text:span text:style-name="T139"><text:tab/></text:span><text:span text:style-name="T142">Genug jetzt, konzentriere dich auf deine Arbeit, erfinden kannst du später noch.</text:span></text:p>
      <text:p text:style-name="P73"><text:tab/>Er hatte auch einst ein Pulver entdeckt, dass die Haut widerstandsfähiger und härter machte, wie eine natürliche Rüstung, sodass die beiden theoretisch auch nackt kämpfen konnten, ohne dass sie allzu viel befürchten mussten. Das sollte Dania... </text:p>
      <text:p text:style-name="P72"><text:span text:style-name="T29"><text:tab/>Was denkst du da schon wieder, Joran!? Das ist unanständig.</text:span><text:span text:style-name="T142">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73"><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73"><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73"><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73"><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73"><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73"><text:tab/>Er ging nach draußen, um einen Arbeiter mit Bestellungen zu Arghan Howl zu schicken.</text:p>
      <text:p text:style-name="P73"><text:soft-page-break/></text:p>
      <text:h text:style-name="Heading_20_1" text:outline-level="1"><text:bookmark-start text:name="__RefHeading__14026_2035619654"/>Dania – <text:span text:style-name="T201">bringt Magister Darn um</text:span><text:bookmark-end text:name="__RefHeading__14026_2035619654"/></text:h>
      <text:p text:style-name="P73"/>
      <text:p text:style-name="P73"><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72"><text:span text:style-name="T142"><text:tab/></text:span><text:span text:style-name="T29">Na, dann überzeugen wir ihn mal von meinem Lernfortschritt</text:span><text:span text:style-name="T142">, dachte sie.</text:span></text:p>
      <text:p text:style-name="P73"><text:tab/>Einen Dieb zu überraschen, speziell einen wie Marcin, der einen jahrelangen Erfahrungsvorsprung hatte, war ein Ding der Unmöglichkeit – nur dass das Dania noch nie jemand gesagt hatte.</text:p>
      <text:p text:style-name="P73"><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73"><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73"><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73"><text:tab/>Als sie etwas ausgelaugt oben angekommen war, sah sie sich um – Marcin war nicht mehr allzu weit von der Gasse entfernt, nur noch ein paar Meter. Die Baracke, auf der sie stand, hatte ein Flachdach. Sie schlich sich Stück für Stück an den Rand heran. </text:p>
      <text:p text:style-name="P69"><text:tab/>Nicht entdeckt werden!</text:p>
      <text:p text:style-name="P73"><text:tab/>Marcin sah nicht ansatzweise nach oben. In der Mitte wäre die beste Gelegenheit. Sie setzte noch einen Fuß näher an den Abgrund. Auf ihn springen, Messer an die Kehle. Sie zog die Klinge hervor. Zwei Meter noch, einer....</text:p>
      <text:p text:style-name="P73"><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73"><text:tab/>Sie schaffte es irgendwie, halbwegs sauber zu landen, zumindest verletzte sie sich nicht. Doch aufrichten konnte sie sich nicht, Marcins Klinge an ihrer Kehle flüsterte ihr zu, jetzt lieber keine schnellen Bewegungen zu machen.</text:p>
      <text:p text:style-name="P73"><text:tab/>„Das Schreien solltest du beim nächsten Mal weglassen“, sagte Marcin, „doch ich bewundere deine Ambition.“</text:p>
      <text:p text:style-name="P72"><text:span text:style-name="T142"><text:tab/></text:span><text:span text:style-name="T29">Nicht ein kleines Stückchen Stolz schwingt in deiner Stimme mit? Arschloch.</text:span><text:span text:style-name="T142"> </text:span></text:p>
      <text:p text:style-name="P73"><text:tab/>Er zog das Schwert weg und steckte es wieder ein. „Aber nett, dass du mir bereits entgegenkommst, dann können wir das auch gleich hier besprechen – ich habe einen Auftrag für dich.“</text:p>
      <text:p text:style-name="P73"/>
      <text:p text:style-name="P73"><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73"><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73"><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73"><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72"><text:span text:style-name="T142"><text:tab/></text:span><text:span text:style-name="T29">Eine kleine Dosis Brocken würde jetzt viel besser zu meiner Verkleidung passen...</text:span><text:span text:style-name="T142"> </text:span></text:p>
      <text:p text:style-name="P73"><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73"><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73"><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73"><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72"><text:span text:style-name="T142"><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29">Spielplätze </text:span><text:span text:style-name="T147">und </text:span><text:span text:style-name="T32">Suppenküchen</text:span><text:span text:style-name="T147"> für die Armen</text:span><text:span text:style-name="T142"> zu bauen. Was bitteschön qualifizierte so einen Mann für einen Magister?</text:span></text:p>
      <text:p text:style-name="P73"><text:tab/>Während sie so sinnierte, sah sie, dass der Inquisitor das Amt wieder verließ. Sein Gesichtsausdruck hatte sich nicht gebessert, anscheinend waren noch mehr Leute nicht besonders glücklich mit Alliser Darns Arbeit. </text:p>
      <text:p text:style-name="P73"><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72"><text:span text:style-name="T142"><text:tab/></text:span><text:span text:style-name="T29">Wenn ich jetzt eine Dosis nehme, kann ich den offensiven Ansatz vollkommen vergessen.</text:span><text:span text:style-name="T142"> </text:span></text:p>
      <text:p text:style-name="P73"><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73"><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73"><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66"><text:soft-page-break/><text:span text:style-name="T139"><text:tab/>Sonst war der Raum leer, viele Leute kamen nicht, um von Magister Alliser Darn regiert zu werden. Immerhin gab es im achten Bezirk gleich </text:span><text:span text:style-name="T29">drei</text:span><text:span text:style-name="T139"> Clans der Ehrbaren Diebe, die genauso gerne für das Recht</text:span><text:span text:style-name="T149">™ ihrer Bittsteller sorgten. </text:span></text:p>
      <text:p text:style-name="P66"><text:span text:style-name="T149"><text:tab/></text:span><text:span text:style-name="T150">Der auf dem Stuhl ist wahrscheinlich Magister Darn,</text:span><text:span text:style-name="T151"> dachte Dania. </text:span><text:span text:style-name="T150">Der ist ja nicht gerade mit viel Schönheit gesegnet worden... mal sehen, was das für eine Auswirkung auf meine Ausrede hat.</text:span></text:p>
      <text:p text:style-name="P66"><text:span text:style-name="T151"><text:tab/>„Verehrter Magister, helft mir!“ schluchzte sie vollkommen aufgelöst, während sie auf ihn zu stolperte. </text:span><text:span text:style-name="T150">Es darf nicht verdächtig wirken, dass ich hier ohne Grund hineinkomme.</text:span><text:span text:style-name="T151">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66"><text:span text:style-name="T151"><text:tab/></text:span><text:span text:style-name="T150">In Ordnung, gleich wird er mich wegschicken. Ist ja nicht sein Job, das Geld einer freien Hure einzutreiben.</text:span><text:span text:style-name="T151">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6"><text:span text:style-name="T151"><text:tab/></text:span><text:span text:style-name="T150">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6"><text:span text:style-name="T151"><text:tab/></text:span><text:span text:style-name="T150">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66"><text:span text:style-name="T151"><text:tab/></text:span><text:span text:style-name="T150">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202">ködert Hakun mit Geschichte über Revolte im achten Bezirk</text:span><text:bookmark-end text:name="__RefHeading__14028_2035619654"/></text:h>
      <text:p text:style-name="P1"/>
      <text:p text:style-name="P52"><text:span text:style-name="T142"><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29">Arbeitsplatz</text:span><text:span text:style-name="T142">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52"><text:span text:style-name="T142"><text:tab/>Ein leichtes Lächeln blitzte kurz durch Hakuns gleichgültige Miene, er sah definitiv einen talentierten Mann vor sich. Hakun </text:span><text:span text:style-name="T29">mochte</text:span><text:span text:style-name="T142">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203">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55"><text:tab/>Verdammt, wenn der mich weiter so anpreist, glaube ich ihm ja noch selbst. Dabei soll das ja wirklich nur eine Zwischenstation werden.</text:p>
      <text:p text:style-name="P54"><text:span text:style-name="T139"><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142">und der fettgefressensten</text:span><text:span text:style-name="T139"> - Männer Lagons</text:span><text:span text:style-name="T142">.</text:span><text:span text:style-name="T139">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229">i</text:span>rk überlegt hatte, und wie eine Beamtenstellung ihn von der harten Arbeit befreit hätte, und wie er dadurch zu höherem bestimmt war. </text:p>
      <text:p text:style-name="P54"><text:span text:style-name="T139"><text:tab/></text:span><text:span text:style-name="T142">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276">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276">meine Herren</text:span>, in einem halben Jahr habe ich den Bezirk so weit, dass <text:span text:style-name="T276">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203">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52"><text:span text:style-name="T142"><text:tab/></text:span><text:span text:style-name="T29">Anscheinend hat Thorn schon seinen Dienst angetreten,</text:span><text:span text:style-name="T142"> dachte er. </text:span><text:span text:style-name="T29">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203">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55"><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184">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184">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54"><text:span text:style-name="T139"><text:tab/></text:span><text:span text:style-name="T142">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54"><text:span text:style-name="T139"><text:tab/>Thorn vergrub sein Gesicht in seinen Händen. </text:span><text:span text:style-name="T142">Das darf, das darf einfach nicht wahr sein.</text:span></text:p>
      <text:p text:style-name="P54"><text:span text:style-name="T139"><text:tab/>„Bringen sie mir einen ihrer Leute, der lesen kann, aber, zuhören, </text:span><text:span text:style-name="T142">nicht</text:span><text:span text:style-name="T139">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203">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52"><text:span text:style-name="T142"><text:tab/></text:span><text:span text:style-name="T29">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52"><text:span text:style-name="T142"><text:tab/></text:span><text:span text:style-name="T29">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52"><text:span text:style-name="T142"><text:tab/></text:span><text:span text:style-name="T29">Dieser misstrauische Bastard. Verkriech dich doch in dein Kellerlabor.</text:span><text:span text:style-name="T142"> „Jaja, sie kommt nur nicht so gut auf ihre Vergangenheit klar, das ist alles, was willst du noch?“</text:span></text:p>
      <text:p text:style-name="P52"><text:span text:style-name="T142"><text:tab/>Joran kniete sich vor ihn auf den Boden und versuchte, ihm bedrohlich mit dem Finger im Gesicht herumzuwischen.</text:span><text:span text:style-name="T29"> Amüsant.</text:span><text:span text:style-name="T142"> „Hast du sie angefasst? Ich hab gesehen, dass sie auf die saß. Wenn du ihr etwas tust... was näherst du dich ihr überhaupt! Hast du nicht so ein Gelübde einzuhal</text:span><text:soft-page-break/><text:span text:style-name="T142">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52"><text:span text:style-name="T142"><text:tab/></text:span><text:span text:style-name="T29">Dieser verdammte kleine Freak</text:span><text:span text:style-name="T142">, dachte Varg.</text:span><text:span text:style-name="T29">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30">Typen</text:span><text:span text:style-name="T29">.</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185">sonst wie</text:span> verletzen, ohne dass die Haut durchdrungen wird.“</text:p>
      <text:p text:style-name="P1"><text:tab/>Dania war begeistert. „Geil, dann könnten wir praktisch nackt kämpfen? Das wäre interessant... vor allem der Aspekt mit der Ablenkung.“</text:p>
      <text:p text:style-name="P52"><text:span text:style-name="T142"><text:tab/>Varg stutzte. Ihm wurde heiß und kalt bei dem Gedanken – </text:span><text:span text:style-name="T29">wieso sieht sie Joran an bei diesem Satz?</text:span><text:span text:style-name="T142"> </text:span><text:span text:style-name="T29">Warum macht mir das Sorgen?</text:span><text:span text:style-name="T142">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52"><text:span text:style-name="T142"><text:tab/></text:span><text:span text:style-name="T29">Es hat schon einen Grund, dass sich meine Brüder von Frauen fernhalten.</text:span></text:p>
      <text:p text:style-name="P1"/>
      <text:h text:style-name="Heading_20_1" text:outline-level="1"><text:bookmark-start text:name="__RefHeading__14038_2035619654"/>Marcin – <text:span text:style-name="T204">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52"><text:span text:style-name="T142"><text:tab/></text:span><text:span text:style-name="T29">Beziehungsweise nach Plan lief,</text:span><text:span text:style-name="T142"> dachte Marcin, und musste unwillkürlich schmunzeln. Ein beunruhigender Humor in einer derart ernsten Situation. Doch obwohl alles so beunruhigend sein sollte, </text:span><text:soft-page-break/><text:span text:style-name="T142">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52"><text:span text:style-name="T142"><text:tab/></text:span><text:span text:style-name="T29">Verdammt, das war voreilig. Aber mir spielt es in die Hände. </text:span><text:span text:style-name="T142">„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52"><text:span text:style-name="T142"><text:tab/></text:span><text:span text:style-name="T29">Eins</text:span><text:span text:style-name="T142">,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52"><text:span text:style-name="T142"><text:tab/></text:span><text:span text:style-name="T29">Zwei</text:span><text:span text:style-name="T142">,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52"><text:span text:style-name="T142"><text:tab/></text:span><text:span text:style-name="T29">Drei</text:span><text:span text:style-name="T142">.</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204">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52"><text:span text:style-name="T142"><text:tab/>Joran winkelte sein rechtes Bein an. </text:span><text:span text:style-name="T29">Ich muss auch dringend mal eine Hose erfinden, die keine Beulen wirft. Bisher hat sich das Problem ja noch nicht so oft gestellt, aber...</text:span><text:span text:style-name="T142"> Er wagte auch gar nicht, hinüber zu sehen, ob sie überhaupt hinschaute. Er hatte Angst, dass sich das Problem noch verschlimmern würde, falls das überhaupt möglich war. Und er hatte Angst, dass sein Blick sich wieder selbstständig machen würde. </text:span></text:p>
      <text:p text:style-name="P52"><text:span text:style-name="T142"><text:tab/>„Das ist schon ziemlich piksig, das Gras, findest du nicht?“ Im selben Augenblick verfluchte er sich für diesen Satz. </text:span><text:span text:style-name="T29">Mann, klingt das dämlich</text:span><text:span text:style-name="T142">. </text:span></text:p>
      <text:p text:style-name="P1"><text:tab/>Doch von rechts kam nur ein helles Lachen. „Findest du? Ich finde, die Sonne sticht viel schlimmer. Aber ich bin auch so empfindlich bei Hitze.“ </text:p>
      <text:p text:style-name="P52"><text:span text:style-name="T142"><text:tab/>So empfindlich, dass sie offenbar meinte, sie könnte es ihm zumuten, sich mit einem Hauch von nichts in die Sonne zu legen, neben ihn. Nicht dass er es nicht heiß fand. Verdammt, es war wirklich heiß. </text:span><text:span text:style-name="T29">Ich halte es ja auch nicht im Hemd aus. Aber in dem kühlen Keller war es auch definitiv zu langweilig.</text:span><text:span text:style-name="T142">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52"><text:span text:style-name="T142"><text:tab/>Joran war baff. Das interpretierte sie da hinein? „Nein, nein, das ist nicht wegen dem da... ich hab den gar nicht bemerkt... Ich stehe doch nicht auf Männer!“ unbewusst hatte er sich beim reden zu ihr umgedreht, und da war es zu spät – </text:span><text:span text:style-name="T29">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52"><text:span text:style-name="T142"><text:tab/>„Nein, nein, mit Varg habe ich mich eher über – religiöse Belange gestritten.“ </text:span><text:span text:style-name="T29">Das fehlte noch, das sie glaubt, wir streiten uns um sie. Das ist gar nicht gut für das Unterrichtsklima.</text:span><text:span text:style-name="T142"> </text:span></text:p>
      <text:p text:style-name="P1"><text:tab/>„Und du bist sicher, dass du auf Frauen stehst? Hattest du denn schon mal eine?“ Dania zwinkerte ihm zu.</text:p>
      <text:p text:style-name="P52"><text:span text:style-name="T142"><text:tab/>„Ähm – in meiner Fabrik arbeiteten nie welche, und... ich weiß nicht... ich hab nie wirklich welche kennengelernt. Aber ich habe jedenfalls noch nie von Männern geträumt.“ </text:span><text:span text:style-name="T29">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52"><text:span text:style-name="T142"><text:tab/></text:span><text:span text:style-name="T29">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52"><text:span text:style-name="T142"><text:tab/></text:span><text:span text:style-name="T29">Naja, Varg schätzt mich sogar ganz gut ein, fürchte ich... </text:span><text:span text:style-name="T142">„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204">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256">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55"><text:tab/>Dieser Marcin weiß zu viel, als gut für mich ist... aber ist er gefährlicher als Hakun? Das ist kein guter Konflikt, um zwischen die Fronten zu geraten, oder?<text:span text:style-name="T34"> „Und warum sollte Hakun nun einer dieser richtigen Leute sein? Und das hier ein richtiger Zeitpunkt? Das einzige, was Hakuns Tod für mich derzeit bedeuten würde, wäre der Beweis, dass ich ein schlechter Leibwächter bin.“</text:span></text:p>
      <text:p text:style-name="P55"><text:span text:style-name="T34"><text:tab/>„Hm“ Marcin blickte spöttisch-traurig in seine Tasse. „Das könnte ich nie daran ertragen, bei der Miliz zu sein... dass man so ein verdammter, unfreier </text:span>Kriecher <text:span text:style-name="T34">sein muss. Dieser durchtriebene Bastard behandelt dich wie Müll, du musst jede verdammte Sekunde um deine Karriere fürchten, und du siehst wahrscheinlich keinen Flammling dafür... womit lügst du dir das eigentlich schön? </text:span><text:soft-page-break/><text:span text:style-name="T34">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205">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185">Soldat</text:span> vor einer Tür, und Dania machte sich daran, ihre Klinge griffbereit zu haben.</text:p>
      <text:p text:style-name="P1"><text:tab/>Doch Marcin nickte ihm zu, der <text:span text:style-name="T185">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185">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232">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205">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52"><text:span text:style-name="T142"><text:tab/></text:span><text:span text:style-name="T29">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52"><text:span text:style-name="T142"><text:tab/>„Du bist doch viel zu hässlich, um der Vater meines kleinen Timmy zu sein. Magister, sehen sie ihn doch nur mal an. Dieser Schnurrbart versaut ihm total die Visage. Schaut mein Timmy etwa so aus, als hätte er einen Schnurrbart? Timmy ist </text:span><text:span text:style-name="T29">mein</text:span><text:span text:style-name="T142"> Sohn.“</text:span></text:p>
      <text:p text:style-name="P1"><text:tab/>„Sein Name ist Tommy, du verblödeter Versager! Und dass er keinen Bart hat kommt daher, dass seine Mutter keinen hat, ganz klar. Mein Sohn wird nicht so einen ungebildeten Idioten als Vater haben!“</text:p>
      <text:p text:style-name="P52"><text:span text:style-name="T142"><text:tab/>„Ich habe ihn Timmy genannt, mir ist egal, wie du deine Kinder nennst, aber ich werde meinen Sohn gewiss nicht </text:span><text:span text:style-name="T29">Tommy</text:span><text:span text:style-name="T142">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52"><text:span text:style-name="T142"><text:tab/></text:span><text:span text:style-name="T29">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52"><text:span text:style-name="T142"><text:tab/></text:span><text:span text:style-name="T29">Verdammte Scheiße, das kann doch nicht wahr sein. </text:span><text:span text:style-name="T142">„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52"><text:soft-page-break/><text:span text:style-name="T142"><text:tab/></text:span><text:span text:style-name="T29">Mit etwas Glück spricht sich das herum, und ich muss mich in Zukunft nicht mehr um so etwas Belangloses kümmern. Ich habe wirklich besseres zu tun.</text:span></text:p>
      <text:p text:style-name="P52"><text:span text:style-name="T29"><text:tab/></text:span><text:span text:style-name="T142">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52"><text:span text:style-name="T142"><text:tab/></text:span><text:span text:style-name="T29">Was nun wohl wieder ansteht...hätte er mich darüber nicht einfach persönlich informieren können, ohne dass ich in dieses Drecksloch von Provinz fahren muss?</text:span></text:p>
      <text:p text:style-name="P1"><text:tab/>Thorn hoffte, dass bei dem Plan nichts <text:span text:style-name="T185">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52"><text:span text:style-name="T142"><text:tab/></text:span><text:span text:style-name="T29">Hohe Amtsträger haben gerade keine besonders lange Lebenserwartung, </text:span><text:span text:style-name="T142">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52"><text:span text:style-name="T142"><text:tab/></text:span><text:span text:style-name="T29">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52"><text:span text:style-name="T142"><text:tab/></text:span><text:span text:style-name="T29">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52"><text:span text:style-name="T142"><text:tab/>Thorn rümpfte die Nase. „Verdammt, ich habe alle möglichen Sicherheitsvorkehrungen getroffen, um hierher zu kommen – damit nicht einmal der Kutscher ahnen kann, was ich in dieser Ecke der Stadt will. Und das nur, weil Joran etwas </text:span><text:span text:style-name="T29">gefunden</text:span><text:span text:style-name="T142">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52"><text:span text:style-name="T142"><text:tab/></text:span><text:span text:style-name="T29">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205">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52"><text:span text:style-name="T142"><text:tab/></text:span><text:span text:style-name="T29">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52"><text:span text:style-name="T142"><text:tab/></text:span><text:span text:style-name="T29">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52"><text:span text:style-name="T142"><text:tab/></text:span><text:span text:style-name="T29">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52"><text:span text:style-name="T142"><text:tab/></text:span><text:span text:style-name="T29">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52"><text:span text:style-name="T142"><text:tab/></text:span><text:span text:style-name="T29">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52"><text:span text:style-name="T142"><text:tab/></text:span><text:span text:style-name="T29">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52"><text:span text:style-name="T142"><text:tab/>Sie lachte schon wieder. </text:span><text:span text:style-name="T29">Lacht sie mich aus?</text:span><text:span text:style-name="T142">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52"><text:span text:style-name="T142"><text:tab/></text:span><text:span text:style-name="T29">Bei J'zharr, hör bloß nicht auf zu reden.</text:span></text:p>
      <text:p text:style-name="P52"><text:span text:style-name="T29"><text:tab/>„</text:span><text:span text:style-name="T142">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52"><text:span text:style-name="T142"><text:tab/></text:span><text:span text:style-name="T29">Was? Ach, ja, jetzt muss ich wieder... reden.</text:span><text:span text:style-name="T142">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142">vom töten, nicht – äh...“</text:span></text:p>
      <text:p text:style-name="P52"><text:span text:style-name="T142"><text:tab/>„Ach ja, glaube ich dir.“ Dania zwinkerte ihm verschwörerisch zu. </text:span><text:span text:style-name="T29">Verdammt.</text:span><text:span text:style-name="T142"> „Wovon träumst du denn dann? Wenn du einen der richtigen Feuerträume hast, einen der schmutzigen, nicht einen der reinen...“ Sie schluckte. „hast du auch mal von mir geträumt?“</text:span></text:p>
      <text:p text:style-name="P52"><text:span text:style-name="T142"><text:tab/>„Ich -“</text:span><text:span text:style-name="T29"> Was ist das in ihren Augen? </text:span><text:span text:style-name="T142">„Ich würde -“ </text:span><text:span text:style-name="T29">Verletzung? </text:span><text:span text:style-name="T142">„Warum...“ </text:span><text:span text:style-name="T29">Erwartung?</text:span><text:span text:style-name="T142"> „Dania, ich -“ </text:span><text:span text:style-name="T29">Was soll ich denn darauf antworten!? Ohne dass sie - </text:span><text:span text:style-name="T142">„Du bist... schön, weißt du...“ </text:span><text:span text:style-name="T29">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52"><text:span text:style-name="T142"><text:tab/>„Du verdammter – du solltest ein heiliger Mann sein. Gottesfürchtig, fromm. Ich wollte mich – ich wollte mich </text:span><text:span text:style-name="T29">sicher</text:span><text:span text:style-name="T142">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198">Albtraumsequenz, Arghan beauftragt ihn mit Schulgründung</text:span><text:bookmark-end text:name="__RefHeading__14048_2035619654"/></text:h>
      <text:p text:style-name="P52"/>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179">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179">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179">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179">schnippten</text:span> und <text:span text:style-name="T179">schnippten</text:span> und ihn zum Täter machten, zum Mörder der letzten Bastion von freiem Geist, die in dem Raum schwebte.</text:p>
      <text:p text:style-name="P55"><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179">Körperlose</text:span> Existenz.</text:p>
      <text:p text:style-name="P55"><text:span text:style-name="T34"><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55"><text:span text:style-name="T34"><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55"><text:span text:style-name="T34"><text:tab/></text:span>Das soll ich sein? Weit haben meine Gefühle mich gebracht.<text:span text:style-name="T34"> Sarkasmus brauchte keinen Körper.</text:span></text:p>
      <text:p text:style-name="P1"><text:tab/>Sein Spiegelbild war noch nicht <text:span text:style-name="T179">völlig</text:span> aus Stein, Joran sah die bunte Kleidung, die er immer trug, sich von den vielen grauen Steinen um ihn <text:span text:style-name="T179">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55"><text:span text:style-name="T34"><text:tab/>S</text:span>ein Herz verachtete längst mit, und er spürte, wie es brannte, wie es sich von ihm nährte. Er fürchtete um seine <text:span text:style-name="T179">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55"><text:span text:style-name="T34"><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55"><text:span text:style-name="T34"><text:tab/></text:span>Ich streckte die Hand aus und fasste sie an. Das Feuer konnte mir nichts anhaben, den ich war nicht existent. Ich war auch nicht <text:span text:style-name="T181">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34">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55"><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55"><text:span text:style-name="T34"><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78"><text:span text:style-name="T152"><text:tab/>„</text:span><text:span text:style-name="T158">Ich ertrinke!!! ich ERTRINKE!!!“ </text:span><text:span text:style-name="T152">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181">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78"><text:span text:style-name="T152"><text:tab/>„Keine Sorge, du wirst hier </text:span><text:span text:style-name="T153">weiterforschen</text:span><text:span text:style-name="T152">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198">auf Magister Darns Trauerfeier</text:span><text:bookmark-end text:name="__RefHeading__14050_2035619654"/></text:h>
      <text:p text:style-name="P1"/>
      <text:p text:style-name="P79"><text:span text:style-name="T152"><text:tab/></text:span><text:span text:style-name="T158">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55"><text:tab/>Vielleicht kann ich ja bereits beim nächsten Mal eine Armee mitnehmen.</text:p>
      <text:p text:style-name="P7"><text:tab/>Doch das sollte ihn heute nicht beschäftigen, heute war Thorn nur für Politik hier, nicht für Rache. Solange würde ihn das nur aufhalten.</text:p>
      <text:p text:style-name="P7"><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text:span text:style-name="T277">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277">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198">und Toman geraten in einen Hinterhalt im achten Bezirk</text:span><text:bookmark-end text:name="__RefHeading__14052_2035619654"/></text:h>
      <text:p text:style-name="P1"/>
      <text:p text:style-name="P1"><text:tab/>Marcin war bereits fast am Ende seines Rundgangs angekommen. Einmal im Monat ging er alle Punkte ab, die seine Leute hatten, an denen sie Geld verdienten. Jeden Deal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Deal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52"><text:span text:style-name="T142"><text:tab/></text:span><text:span text:style-name="T29">Miliz</text:span><text:span text:style-name="T142">,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52"><text:span text:style-name="T142"><text:tab/></text:span><text:span text:style-name="T29">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52"><text:span text:style-name="T142"><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29">sprang</text:span><text:span text:style-name="T142">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52"><text:span text:style-name="T142"><text:tab/></text:span><text:span text:style-name="T29">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Deal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Dealer vor.“</text:p>
      <text:p text:style-name="P1"><text:tab/>Sie machten sich auf den Weg, die Straßen zurück, die Marcin vorhin gekommen war; nur dass sie diesmal ein offeneres Auge hatten, ob nicht irgendwo noch jemand um diese Zeit auf war. Sie kamen ohne weitere Zwischenfälle bei dem Deal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Deal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Deal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198">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180">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78"><text:span text:style-name="T152"><text:tab/>Dania schmunzelte. </text:span><text:span text:style-name="T158">Na, hat der kleine Novize jetzt auch endlich am großen Vergnügen geschnuppert? Und ich dachte schon er wäre immun gegen ein bisschen Spaß.</text:span></text:p>
      <text:p text:style-name="P78"><text:span text:style-name="T158"><text:tab/></text:span><text:span text:style-name="T152">„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78"><text:span text:style-name="T152"><text:tab/></text:span><text:span text:style-name="T158">Klingt anspruchsvoll. Ja, da werden die Waffen einer Frau gebraucht. Aber schade, dass ich niemanden töten darf...</text:span></text:p>
      <text:p text:style-name="P1"><text:tab/>Marcin fuhr fort: „Also, Dania geht rein, indem sie den Deal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Deal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78"><text:span text:style-name="T152"><text:tab/></text:span><text:span text:style-name="T158">Oh ja, das kann ich gut gebrauchen, wenn ich diesen Job gut durchstehen will.</text:span><text:span text:style-name="T152">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78"><text:span text:style-name="T152"><text:tab/></text:span><text:span text:style-name="T158">Habe ich ihm das erlaubt? Da kann ich mich aber nicht daran erinnern.</text:span><text:span text:style-name="T152"> Sie drehte sich um, wo er ihr Kleid zur Seite gelegt hatte und jetzt auf sie zukommen wollte. Doch sie schubste ihn einfach, mit einer Kraft, die sie nie in sich gekannt hatte, so dass er der Länge nach auf das Bett fiel. </text:span></text:p>
      <text:p text:style-name="P78"><text:span text:style-name="T152"><text:tab/></text:span><text:span text:style-name="T158">So ist es richtig. So liegst du gut.</text:span><text:span text:style-name="T152"> Sie konnte Überraschung in seinen Augen sehen, und wie sich ihr Spiegelbild in seiner </text:span><text:span text:style-name="T154">N</text:span><text:span text:style-name="T152">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78"><text:span text:style-name="T152"><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158">ihr </text:span><text:span text:style-name="T152">Sklave so zu bieten hatte. Nicht dass sie </text:span><text:soft-page-break/><text:span text:style-name="T152">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181">runter zerren.</text:span> Doch sie fasste in ihren Stiefel, sprang auf, und hatte plötzlich eine einen Meter lange Klinge in der Hand. Die Überraschung in den Augen des Mannes dauerte nicht lange genug, um ihr <text:span text:style-name="T181">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78"><text:span text:style-name="T152"><text:tab/></text:span><text:span text:style-name="T158">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181">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198">und Dania befragen die Diebe</text:span><text:bookmark-end text:name="__RefHeading__14056_2035619654"/></text:h>
      <text:p text:style-name="P1"/>
      <text:p text:style-name="P79"><text:span text:style-name="T152"><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158">Reinheit</text:span><text:span text:style-name="T152"> vor J'zharr. Seine innere Reinheit hatte er sich immer als letzte Ausrede nach seinem Tod vorgestellt, der Punkt, der ihn vor J'zharrs Zorn würde retten können.</text:span></text:p>
      <text:p text:style-name="P79"><text:span text:style-name="T152"><text:tab/></text:span><text:span text:style-name="T158">Ewige Verdammnis fühlt sich ziemlich gut an, das kann ich nicht leugnen.</text:span><text:span text:style-name="T152">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79"><text:span text:style-name="T152"><text:tab/></text:span><text:span text:style-name="T158">Verdammt, was habe ich gerade...</text:span><text:span text:style-name="T152">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79"><text:span text:style-name="T152"><text:tab/></text:span><text:span text:style-name="T158">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179">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79"><text:span text:style-name="T152"><text:tab/></text:span><text:span text:style-name="T158">Ich schneide nur das Geschwür aus dieser Stadt. Ich bin ein Chirurg, ich entferne eine Krebszelle,</text:span><text:span text:style-name="T152"> redete er sich ein.</text:span><text:span text:style-name="T158"> Diese Stadt kann nur durch Feuer geheilt werden.</text:span><text:span text:style-name="T152"> Und es reichte ihm, das glauben zu können.</text:span></text:p>
      <text:p text:style-name="P1"><text:tab/>Den dritten erledigte er auch schnell, die <text:span text:style-name="T179">Qual</text:span> mit Dania wollte er ihm ersparen. Die stocherte immer noch an dem Boss herum, und Varg wollte das nicht länger zulassen. Er <text:span text:style-name="T179">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198">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79"><text:span text:style-name="T152"><text:tab/></text:span><text:span text:style-name="T158">Ich frage mich, was diese Typen verbrochen haben, dass Marcin sie verrät. Aber das wird schon seine Richtigkeit haben.</text:span><text:span text:style-name="T152"> </text:span></text:p>
      <text:p text:style-name="P1"><text:tab/>Im Brief stand weiter, dass er sie ruhig als Reste der Ehrbaren Diebe in seinem Bezirk hinrichten konnte – dann hatte er offiziell einen sauberen Bezirk. Thorn war begeistert.</text:p>
      <text:p text:style-name="P79"><text:span text:style-name="T152"><text:tab/></text:span><text:span text:style-name="T158">Dann ist meine Aufgabe hier beendet, und es wartet bereits ein Ratssitz auf mich. Arghan wird sich freuen.</text:span><text:span text:style-name="T152">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198">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174">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170">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170">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171">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172">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173">Zusätzliche Herausforderung? Erkläre das mal meinen Toten! Das hat nichts mehr mit Herausforderung zu tun!“</text:span></text:p>
      <text:p text:style-name="P1"><text:tab/><text:span text:style-name="T3">Verdammter Idiot. Was bringen die einem heute auf den Offiziersschulen bei?</text:span></text:p>
      <text:p text:style-name="P24"><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174">Der Feldwebel wurde nur trotzig durch das angebrüllt werden. Das war wohl die Sorte mit den reichen Eltern, kein Wunder, dass er so verweichlicht war. </text:span>„<text:span text:style-name="T174">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8"><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175">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175">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175">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9"><text:tab/>Dragan setzte sich wieder hin und tat so, als würde er etwas wichtiges in seinen Unterlagen suchen. Der Feldwebel verstand den Wink und verließ das Büro.</text:p>
      <text:p text:style-name="P4"><text:tab/><text:span text:style-name="T176">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10"><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10"><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177">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177">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178">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1"><text:tab/>Wenn die beiden zu einem guten Einverständnis kommen würden, sollte er keine Probleme bekommen. Er hoffte nur, dass diese Sachen nicht ans Licht kommen würden, aber immerhin waren sie beide Profis. Er stand auf, um sich einen neuen Kaffee zu holen.</text:p>
      <text:p text:style-name="P11"><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198">Die Eröffnung der Schule</text:span><text:bookmark-end text:name="__RefHeading__14062_2035619654"/></text:h>
      <text:p text:style-name="P53"/>
      <text:p text:style-name="P12"><text:tab/>„...<text:span text:style-name="T182">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2"><text:tab/><text:span text:style-name="T182">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2"><text:tab/>„<text:span text:style-name="T182">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3"><text:tab/><text:span text:style-name="T182">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3"><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3"><text:tab/>„<text:span text:style-name="T183">Ich erteile das Wort nun Arghan Howl, Geschäftsführer von Howl Industries, der all das hier überhaupt erst möglich gemacht hat.“</text:span></text:p>
      <text:p text:style-name="P13"><text:tab/><text:span text:style-name="T183">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3"><text:tab/><text:span text:style-name="T183">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3"><text:soft-page-break/><text:tab/>„<text:span text:style-name="T187">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3"><text:tab/><text:span text:style-name="T183">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3"><text:tab/>„<text:span text:style-name="T187">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3"><text:tab/><text:span text:style-name="T183">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3"><text:tab/>„<text:span text:style-name="T188">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3"><text:tab/><text:span text:style-name="T189">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3"><text:tab/><text:span text:style-name="T189">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3"><text:tab/><text:span text:style-name="T189">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3"/>
      <text:h text:style-name="Heading_20_1" text:outline-level="1"><text:bookmark-start text:name="__RefHeading__14064_2035619654"/>Varg – <text:span text:style-name="T197">Ulpors Hinrichtung, im Orden, zweifelt mal wieder an Dania und Thorn</text:span><text:bookmark-end text:name="__RefHeading__14064_2035619654"/></text:h>
      <text:p text:style-name="P20"/>
      <text:p text:style-name="P20"><text:tab/><text:span text:style-name="T190">Varg verachtete den Mann, wie jeder andere im Raum.</text:span></text:p>
      <text:p text:style-name="P20"><text:tab/>„<text:span text:style-name="T190">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20"><text:tab/><text:span text:style-name="T191">Varg und die anderen standen im Innenhof des Ordens und schauten auf das Podest, auf dem der </text:span><text:soft-page-break/><text:span text:style-name="T191">Mann mit den Armen an eine Vorrichtung gekettet war. Er war nackt, auch wenn er früher eine Robe getragen hatte, Varg erinnerte sich an das Gesicht.</text:span></text:p>
      <text:p text:style-name="P20"><text:tab/>„<text:span text:style-name="T192">Ich bereue, ich bereue, ich bereue. Ich wurde nur verführt, es wird nicht wieder vorkommen!“</text:span></text:p>
      <text:p text:style-name="P20"><text:tab/><text:span text:style-name="T192">Der Novize neben Varg spuckte auf den Boden. Viele der Anwesenden schienen allerdings eher gelangweilt als besonders angeekelt von den Verbrechen des Mannes.</text:span></text:p>
      <text:p text:style-name="P20"><text:tab/><text:span text:style-name="T193">Selbst der Inquisitor in der schwarzen Robe, der hinter dem Gequälten stand, blickte verschärft gleichgültig in die Weite. Ihn schien der Angekettete zu adressieren, als er Dinge wie „Das ist alles ein Irrtum!“ und „Ich habe das nicht verdient!“ schrie.</text:span></text:p>
      <text:p text:style-name="P20"><text:tab/><text:span text:style-name="T194">Dem schwarzgewandeten Inquisitor wurde es zu dumm. Er trat vor und rief in die Menge: </text:span>„<text:span text:style-name="T194">Der Novize Ulpor, den ihr hier seht, hat seine Robe durch Unzucht mit Männern entweiht.“</text:span></text:p>
      <text:p text:style-name="P20"><text:tab/><text:span text:style-name="T195">Varg erinnerte sich – mit Ulpor hatte er sich nie gut verstanden, er war ihm immer zu gottlos gewesen. Er hatte eine Vergangenheit bei den Ehrbaren Dieben. Aber schwul? Hatte er nicht immer die Witze über Frauen gemacht? Varg war verwirrt.</text:span></text:p>
      <text:p text:style-name="P20"><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5"><text:tab/>Der Inquisitor fuhr fort: „Ihr alle wisst, wie J'zharr so etwas sieht. Die Welt muss von diesem Schmutz gereinigt werden. Was blüht also unserem Arschficker hier?“</text:p>
      <text:p text:style-name="P20"><text:tab/>„<text:span text:style-name="T195">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2"><text:tab/>„<text:span text:style-name="T195">Das ist J'zharrs Urteil.“ der Inquisitor holte einen Flammensplitter aus seiner Robe hervor, trat von dem Podest herunter, und steckte es in Brand. Die Novizen johlten auf.</text:span></text:p>
      <text:p text:style-name="P26"><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2"><text:tab/><text:span text:style-name="T197">Die Novizen klatschten rythmisch in die Hände.</text:span></text:p>
      <text:p text:style-name="P26"><text:tab/>Er begann zu rufen. Er hatte wohl eingesehen, wie unvermeidlich es war. Ein Feigling war er schon bei den Dieben nicht gewesen:</text:p>
      <text:p text:style-name="P20"><text:tab/>„<text:span text:style-name="T195">Ihr könnt den Gedanken an Liebe wohl nicht ertragen!“</text:span></text:p>
      <text:p text:style-name="P20"><text:tab/><text:span text:style-name="T195">Sein Gesicht war verzerrt.</text:span></text:p>
      <text:p text:style-name="P20"><text:tab/>„<text:span text:style-name="T195">Was wollt ihr schon davon wissen, wie es ist zu ficken!? Zu ficken!“</text:span></text:p>
      <text:p text:style-name="P25"><text:tab/>War das Wut, Schmerz, Panik, oder nur der letzte Ausdruck eines Mannes, der sich aufgegeben hatte?</text:p>
      <text:p text:style-name="P20"><text:tab/>„<text:span text:style-name="T195">Als wären eure Träume rein! Als würdet ihr nicht mit feuchten Bettlaken aufwachen!“</text:span></text:p>
      <text:p text:style-name="P20"><text:tab/><text:span text:style-name="T195">Sein Gesicht ähnelte Dania, bei ihren ersten noch verzweifelten Kämpfen. Er schrie einen wortlosen Schrei aus, als eine Flamme an seinem Fuß leckte.</text:span></text:p>
      <text:p text:style-name="P20"><text:tab/>„<text:span text:style-name="T195">Eure Köpfe gehören hierhin! Wer von euch schaut nicht heimlich seinem Zellengenossen beim umziehen zu!? Warum schlaft ihr denn immer beide nackt in euren Zellen!?“</text:span></text:p>
      <text:p text:style-name="P20"><text:tab/><text:span text:style-name="T196">Oder wie Danias Gesicht, als sie... als sie ihm... als sie genauso wenig anhatte wie Ulpor gerade...</text:span></text:p>
      <text:p text:style-name="P20"><text:tab/><text:span text:style-name="T196">Die Flammen schritten mittlerweile weiter an ihm herauf, doch sein Schrei behielt Worte. Nur begannen sie, seine Sprache zu umrahmen, seiner Anklage wortlose Kraft zu geben.</text:span></text:p>
      <text:p text:style-name="P20"><text:tab/><text:span text:style-name="T196">Jeder von euch begehrt. Jeder von euch ist ein Sünder. Jeder von euch ist Schwul. Jeder von euch ist gefangen in seinem eigenen Kopf und seinen Lenden. Jeder von euch ist Dania.</text:span></text:p>
      <text:p text:style-name="P20"><text:tab/><text:span text:style-name="T12">Was, Dania? Hat er das gerade gesagt? Brennt seine Stimme?</text:span></text:p>
      <text:p text:style-name="P27"><text:tab/>Du, wie jeder einzelne von euch, ist das unreine der Welt, und egal, wie viel ihr versucht, andere für eure Verbrechen schuldig zu erklären, eure Schuld verfolgt euch bis in die feuchten Träume.</text:p>
      <text:p text:style-name="P56"><text:tab/><text:span text:style-name="T196">Varg sah kein Podest mehr, kein Gesicht, keine Novizen mehr um sich herum. Nur Flammen. Und die Flammen trugen genau ein Gesicht.</text:span></text:p>
      <text:p text:style-name="P21"><text:tab/><text:span text:style-name="T196">Ich brenne nicht für meine Sünden, ich brenne für eure. Ihr könnt euch eure Sünden nicht eingestehen, deswegen verurteilt ihr mich. Ich spreche es einfach laut aus. </text:span></text:p>
      <text:p text:style-name="P21"><text:span text:style-name="T196"><text:tab/></text:span><text:span text:style-name="T12">Das Gesicht streckt mir die Zunge heraus. Sie spottet über mich! Na warte, der werde ich es besorgen. So lacht sie nicht mehr, wenn ich ihr das Maul stopfe, wenn sie den Mund mit meinem Saft voll hat...</text:span></text:p>
      <text:p text:style-name="P28"><text:soft-page-break/><text:tab/>„Schwänze! Sperma! Löcher! Hitze! Haut! Scheiße! Feucht! Haare überall! Glied! Pfahl! Schwengel! Spritze!“</text:p>
      <text:p text:style-name="P21"><text:tab/><text:span text:style-name="T196">Die Novizen brüllten ihren Hass heraus. Der Verdammte seine Erlösung.</text:span></text:p>
      <text:p text:style-name="P21"><text:tab/><text:span text:style-name="T196">Nie hat sich etwas so gut angefühlt.</text:span></text:p>
      <text:p text:style-name="P21"><text:span text:style-name="T196"><text:tab/></text:span><text:span text:style-name="T12">Ich schreie, „Brenn, brenn, Schwuchtel, brenn!“, es reicht mir nicht, ich strecke die Faust in die Luft, und haue ins Nichts, immer wieder. Ich spucke den Verdammten an, auch wenn er es nicht fühlt. Ich fühle es.</text:span></text:p>
      <text:p text:style-name="P28"><text:tab/>Das war das erste Mal in meinem Leben, dass sich etwas richtig angefühlt hat.</text:p>
      <text:p text:style-name="P21"><text:tab/><text:span text:style-name="T206">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1"><text:tab/><text:span text:style-name="T206">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1"><text:tab/><text:span text:style-name="T206">So wurde es leerer um Varg, der seinen Blick nicht von der verkohlten Leiche lösen konnte. Man konnte nicht mehr viel daran ausmachen, kaum etwas wies noch darauf hin, dass dieser Körper mal Ulpor gehört hatte.</text:span></text:p>
      <text:p text:style-name="P21"><text:tab/><text:span text:style-name="T14">So sieht J'zharrs reinigende Flamme aus. Sie wäscht nun mal alle Sünde von uns, wie könnte da noch ein persönliches Merkmal übrig bleiben?</text:span><text:span text:style-name="T206">, sagte er sich.</text:span></text:p>
      <text:p text:style-name="P21"><text:tab/><text:span text:style-name="T206">Ohne die klaren Konturen hätte es ebenso gut ein anderer Körper sein können, Danias, oder seiner. Und er wusste nun, warum er Ulpors Tod um so energischer angefeuert hatte. Solange noch ein anderer brannte, musste er sich selbst nicht anklagen.</text:span></text:p>
      <text:p text:style-name="P21"><text:tab/><text:span text:style-name="T207">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1"><text:tab/><text:span text:style-name="T207">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1"><text:tab/><text:span text:style-name="T15">Habe ich mich damit auch an meinen Schwestern vergangen?</text:span></text:p>
      <text:p text:style-name="P29"><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1"><text:tab/><text:span text:style-name="T207">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1"><text:tab/><text:span text:style-name="T207">Damit war Varg sich mittlerweile lang nicht mehr so sicher. Hatte der Anzug, den er neuerdings </text:span><text:soft-page-break/><text:span text:style-name="T207">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1"><text:tab/><text:span text:style-name="T208">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1"><text:tab/><text:span text:style-name="T16">Immerhin ist er ein verdammter Ehrbarer Dieb, ich arbeite ja schon mit dem Feind zusammen.</text:span></text:p>
      <text:p text:style-name="P30"><text:tab/>Nun, er konnte ja fürs erste nur mutmaßen, noch hatte er keinerlei Gründe, anzunehmen, dass die Aktivitäten ihrer kleinen Verschwörung nicht mehr den Zielen dienten, für die er damals eingetreten war. Und sie hatten ja auch schon mehrfach gute Dinge erreicht, die Brockendealer, die sie beseitigt hatten, und Hakuns Tod, waren auf jeden Fall gute Aktionen gewesen, die ihm auch ein ungeahntes Gefühl der Befriedigung verschafft hatten -</text:p>
      <text:p text:style-name="P21"><text:tab/><text:span text:style-name="T16">Und nicht nur das, was nach dem Kampf passiert ist.</text:span></text:p>
      <text:p text:style-name="P30"><text:tab/>Er hatte an diesen Tagen wirklich etwas Gutes tun können. Doch mit der Macht, die nun in ihren Händen vereint lagt, musste doch wohl mehr möglich sein, als so kleine Aktionen, die Dania und er auch fast hätten allein durchführen können.</text:p>
      <text:p text:style-name="P21"><text:tab/><text:span text:style-name="T208">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1"><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1"><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1"><text:tab/><text:span text:style-name="T209">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1"><text:tab/>„<text:span text:style-name="T209">Varg, nicht wahr? Warte, dreh noch mal um.“</text:span></text:p>
      <text:p text:style-name="P21"><text:tab/><text:span text:style-name="T209">Varg wurde etwas mulmig zumute, doch wahrscheinlich war es nur etwas ganz normales.</text:span></text:p>
      <text:p text:style-name="P21"><text:tab/>„<text:span text:style-name="T209">Ja, Großinquisitor?“</text:span></text:p>
      <text:p text:style-name="P21"><text:tab/>„<text:span text:style-name="T210">Du weißt, ich bin über all unsere Aktivitäten informiert, und du bist gerade verdeckt bei den Ehrbaren Dieben im Einsatz, nicht wahr?<text:tab/></text:span></text:p>
      <text:p text:style-name="P21"><text:tab/>„<text:span text:style-name="T210">Ja, Großinquisitor. Brocken-Aufklärung.“</text:span></text:p>
      <text:p text:style-name="P21"><text:tab/>„<text:span text:style-name="T210">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210">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1"><text:tab/><text:span text:style-name="T210">Der bucklige Großinquisitor versuchte, sich ein Stück weit zu strecken, um mit Varg auf Augenhöhe zu sein, doch es gelang ihm nicht recht. Varg kannte Isigor nicht als besonders gütigen Mann, er fragte sich, woher dieser Anflug nun kam.</text:span></text:p>
      <text:p text:style-name="P21"><text:tab/>„<text:span text:style-name="T210">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1"><text:tab/><text:span text:style-name="T210">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1"><text:tab/>„<text:span text:style-name="T211">Ja, Großinquisitor, ich spreche mit ihm. Ich gehe direkt hin.“, sagte er.</text:span></text:p>
      <text:p text:style-name="P21"><text:tab/>„<text:span text:style-name="T211">Gut, Novize. Ich bin zuversichtlich, dass du deine Aufgabe angemessen erfüllst.“ mit diesen Worten drehte er sich wieder um und machte sich auf den weiteren Weg in Richtung Küche.</text:span></text:p>
      <text:p text:style-name="P21"><text:tab/><text:span text:style-name="T211">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1"><text:tab/><text:span text:style-name="T211">Da er sich der Anordnung des Großinquisitors nicht widersetzen konnte, schlug er die Richtung von Orfans Büro ein.</text:span></text:p>
      <text:p text:style-name="P21"/>
      <text:h text:style-name="P424" text:outline-level="1"><text:bookmark-start text:name="__RefHeading__5823_1936027996"/>Dania – redet <text:span text:style-name="T214">mit Varg über den Orden, mit </text:span>Howl wegen Aufgaben <text:span text:style-name="T214">als</text:span> professionelle Attentäterin <text:span text:style-name="T225">und mit Joran über Schule, verpasste Chancen, Kindheit</text:span><text:bookmark-end text:name="__RefHeading__5823_1936027996"/></text:h>
      <text:p text:style-name="P14"/>
      <text:p text:style-name="P15"><text:tab/><text:span text:style-name="T212">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span></text:p>
      <text:p text:style-name="P32"><text:tab/>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15"><text:tab/><text:span text:style-name="T213">Dania fluchte. Auch weil sie sonst schon den ganzen Tag noch nichts gesagt hatte. Niemand hörte es, außer ihr selbst, und so fluchte sie noch einmal, doch die Götter gaben ihr keine Antwort.</text:span></text:p>
      <text:p text:style-name="P15"><text:tab/>„<text:span text:style-name="T213">Verdammte Scheiße“, fluchte sie also ein drittes Mal, weil es sich einfach richtig anfühlte.</text:span></text:p>
      <text:p text:style-name="P15"><text:tab/><text:span text:style-name="T213">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span></text:p>
      <text:p text:style-name="P15"><text:tab/><text:span text:style-name="T18">Der findet schon einen Gesprächspartner.</text:span></text:p>
      <text:p text:style-name="P33"><text:soft-page-break/><text:tab/>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33"><text:tab/>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57"><text:tab/><text:span text:style-name="T214">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span></text:p>
      <text:p text:style-name="P57"><text:span text:style-name="T214"><text:tab/></text:span><text:span text:style-name="T35">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span></text:p>
      <text:p text:style-name="P61"><text:tab/>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57"><text:span text:style-name="T34"><text:tab/></text:span><text:span text:style-name="T36">Dania sah sich ein wenig um. Die wenig</text:span><text:span text:style-name="T38">en</text:span><text:span text:style-name="T36"> Arbeiter, die gerade auf dem Feld waren, waren alle zu weit weg, als dass sie sie gut hätten erkennen können. Das begrüßte Dania sehr, und schob ihr Kleid ein wenig über die Knie.</text:span></text:p>
      <text:p text:style-name="P34"><text:tab/>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62"><text:tab/>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58"><text:tab/><text:span text:style-name="T215">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span></text:p>
      <text:p text:style-name="P63"><text:tab/>Varg will wissen, wie es sich anfühlt. Er scheint die Hände auf der Bettdecke zu haben, doch an der S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59"><text:tab/><text:span text:style-name="T215">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span></text:p>
      <text:p text:style-name="P64"><text:soft-page-break/><text:tab/>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64"><text:tab/>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59"><text:tab/><text:span text:style-name="T37">Dania begann, auch ihrerseits einen Finger in sich hineinzustecken.</text:span></text:p>
      <text:p text:style-name="P57"><text:span text:style-name="T34"><text:tab/></text:span><text:span text:style-name="T216">Varg stutzt, und fragt, ob sich das denn gut anfühle, so gut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span></text:p>
      <text:p text:style-name="P59"><text:tab/><text:span text:style-name="T216">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65"><text:tab/>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60"><text:tab/><text:span text:style-name="T38">Und auch Dania zuckt auf, ihr Körper bäumt sich ein wenig, doch die Augen bleiben geschlossen, die Bewegungen gleichmäßig.</text:span></text:p>
      <text:p text:style-name="P65"><text:tab/>Varg lässt sich davon nicht stören und fährt fort, in ihn hineinzustoßen. Nach kurzer Zeit kommt auch Varg, und der Arsch des anderen füllt sich bis ins tiefe mit seinem Saft, als Varg über ihm kauert und sich an seinen Rücken schmiegt.</text:p>
      <text:p text:style-name="P60"><text:span text:style-name="T34"><text:tab/></text:span><text:span text:style-name="T38">Danias letzte Bewegungen erstarben, sie schmiegte sich nur an die Wand, entspannte ihre Glieder und schlug die Augen auf.</text:span></text:p>
      <text:p text:style-name="P60"><text:span text:style-name="T38"><text:tab/>In der Ferne sah sie drei Männer auf sich zukommen, </text:span><text:span text:style-name="T217">verdammt.</text:span><text:span text:style-name="T38">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60"><text:span text:style-name="T38"><text:tab/></text:span><text:span text:style-name="T39">Die drei Männer kamen näher, es waren Arghan, Varg und Joran. Sie gab sich betont gelassen und wartete, bis die drei die Hütte erreicht hatten.</text:span></text:p>
      <text:p text:style-name="P60"><text:span text:style-name="T39"><text:tab/>„</text:span><text:span text:style-name="T40">Guten Morgen, Dania!“ Joran war sichtlich erfreut, sie zu sehen. Varg sah etwas missmutig drein, er hatte mal erwähnt, dass ihm auf Kutschenfahrten schnell übel wurde. Arghan Howl war </text:span><text:soft-page-break/><text:span text:style-name="T40">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35"><text:tab/><text:span text:style-name="T218">Dania legte ihre Panik, ob sie erwischt worden war, schnell ab. Sie freute sich, dass endlich etwas passierte und sie Besuch bekam. „Schön, dass endlich jemand hier auftaucht! In diesem Provinznest langweilt man sich ja völlig zu Tode.“</text:span></text:p>
      <text:p text:style-name="P35"><text:tab/>„<text:span text:style-name="T219">Wir beschaffen dir schon bald etwas Arbeit.“ sagte Howl im vorbeigehen und öffnete die Tür zu der Hütte. Joran lächelte Dania abschließend zu und stieg mit hinab durch die Falltür. Varg zögerte.</text:span></text:p>
      <text:p text:style-name="P35"><text:tab/>„<text:span text:style-name="T219">Fangt schon mal ohne mich an“, rief er ihnen nach, „ich wäre gerne noch ein bisschen an der frischen Luft.“</text:span></text:p>
      <text:p text:style-name="P35"><text:tab/><text:span text:style-name="T219">Dania sah ihn mitleidig an. „Waren die Straßen wieder zu holprig?“ Varg verzog das Gesicht und setzte sich neben sie.</text:span></text:p>
      <text:p text:style-name="P35"><text:tab/>„<text:span text:style-name="T219">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35"><text:tab/><text:span text:style-name="T19">Das ist so typisch für Joran,</text:span><text:span text:style-name="T219"> dachte sie. </text:span><text:span text:style-name="T19">Er will ständig gutes tun, aber am Ende macht seine Wissenschaft nur alles unangenehmer und komplizierter. </text:span><text:span text:style-name="T219">Doch Varg schien nicht wirklich über Joran reden zu wollen.</text:span></text:p>
      <text:p text:style-name="P35"><text:tab/><text:span text:style-name="T220">Sie sprach ihn lieber auf seinen Alltag an. </text:span>„<text:span text:style-name="T219">Wie ist es im Orden? Hat sich etwas verändert, seit du nicht mehr so viel da bist? Wundert sich jemand?“</text:span></text:p>
      <text:p text:style-name="P35"><text:tab/>„<text:span text:style-name="T220">Ich denke nicht, dass jemand Verdacht schöpft. Immer mal wieder habe ich ja auch Erfolge. Zum Beispiel, als wir zwei neulich das Diebesversteck ausgehoben haben? Als wir…“ Er stockte kurz.</text:span></text:p>
      <text:p text:style-name="P35"><text:tab/>„<text:span text:style-name="T220">Ja ich erinnere mich“, unterbrach ihn Dania. „du hast ihnen das als Ermittlungserfolg verkauft? Wir haben da doch ein totales Chaos hinterlassen. Du hast ihnen doch nicht etwas alles von der Aktion...“</text:span></text:p>
      <text:p text:style-name="P35"><text:tab/>„<text:span text:style-name="T220">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35"><text:tab/><text:span text:style-name="T220">Dania stockte. „Oh. Ist so etwas nicht total ungewöhnlich?“</text:span></text:p>
      <text:p text:style-name="P35"><text:tab/>„<text:span text:style-name="T220">Nein, sie haben es nur für eine reinere Form von Brocken gehalten.“, beruhigte Varg sie. „Der Vorfall wurde unter 'Keine besonderen Vorkommnisse' abgeheftet.“</text:span></text:p>
      <text:p text:style-name="P35"><text:tab/><text:span text:style-name="T220">Dania zwinkerte ihm zu. „Also ich wüsste da ein besonderes Vorkommnis...“ doch sie brach ab, es war offensichtlich, dass Varg nicht darüber reden wollte.</text:span></text:p>
      <text:p text:style-name="P35"><text:tab/><text:span text:style-name="T221">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span></text:p>
      <text:p text:style-name="P35"><text:tab/><text:span text:style-name="T221">Dania zuckte mit den Schultern. „Die Leute, die wir umgebracht haben, waren nicht gerade die reinsten Engel. Lagon ist besser dran ohne sie.“</text:span></text:p>
      <text:p text:style-name="P35"><text:tab/><text:span text:style-name="T221">Varg wehrte ab. „Nein, das meine ich gar nicht. Egal. Ich fühle mich, als hätte ich etwas wieder gut zu machen, ich habe an J'zharr gesündigt.“</text:span></text:p>
      <text:p text:style-name="P35"><text:tab/><text:span text:style-name="T221">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span></text:p>
      <text:p text:style-name="P35"><text:tab/><text:span text:style-name="T221">Varg stieß ihre Hand fort, stand auf und spuckte auf den Boden. „Vergiss es. Lass uns runtergehen und etwas produktives tun. Die anderen beiden hecken sicher schon wieder etwas aus.“</text:span></text:p>
      <text:p text:style-name="P35"><text:tab/><text:span text:style-name="T20">Er weicht wieder einmal aus. Na gut, ich gebe ihm besser etwas Zeit. Er war wohl wieder zu lange im Orden…</text:span></text:p>
      <text:p text:style-name="P37"><text:tab/>Sie nickte zustimmend. Die beiden gingen in die Hütte, hoben die Falltür an und kletterten in den Keller, wo Arghan und Joran über kompliziert aussehenden Skizzen brüteten.</text:p>
      <text:p text:style-name="P35"><text:tab/>„<text:span text:style-name="T222">Ah, da seid ihr ja, unsere Lieblingsattentäter!“, sagte Arghan. „kommt her, wir haben zu tun.“</text:span></text:p>
      <text:p text:style-name="P35"><text:soft-page-break/><text:tab/>„<text:span text:style-name="T222">Wer ist denn als nächstes auf der Liste?“, fragte Varg.</text:span></text:p>
      <text:p text:style-name="P35"><text:tab/>„<text:span text:style-name="T222">Ihr müsst zum Glück erstmal niemanden ermorden“, sagte Joran. „Marcin hat ein paar andere Möglichkeiten offengelegt, wie wir vorankommen.“</text:span></text:p>
      <text:p text:style-name="P36"><text:tab/>„<text:span text:style-name="T222">Das kann aber etwas schwieriger als Mord werden, Tote reden nicht, also lasst die Finger von euren Klingen“, witzelte Arghan.</text:span></text:p>
      <text:p text:style-name="P81"><text:span text:style-name="T159"><text:tab/>Mord? Die stellen sich das aber </text:span><text:span text:style-name="T160">einfach</text:span><text:span text:style-name="T159"> vor. Diese Stümper. Nun, man kann ihnen kaum vorwerfen, dass sie noch nie jemanden getötet haben.</text:span></text:p>
      <text:p text:style-name="P81"><text:span text:style-name="T159"><text:tab/></text:span><text:span text:style-name="T223">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span></text:p>
      <text:p text:style-name="P84"><text:tab/>Die Männer, die sie getötet hatte, waren ihr noch gut im Gedächtnis. Gabor, Kenin, Darn, Hakun, und all die anderen, deren Namen sie nicht einmal kannte – und Namen nie wieder eine Rolle spielen würden.</text:p>
      <text:p text:style-name="P86"><text:tab/>Blut gäbe einen schönen Nagellack ab. Ich sollte das tragen, als geheimes Symbol meiner Macht, das nur ich verstehe.</text:p>
      <text:p text:style-name="P81"><text:span text:style-name="T21"><text:tab/></text:span><text:span text:style-name="T223">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span></text:p>
      <text:p text:style-name="P86"><text:tab/>Verdammt, schon das mit Gabor hätte ganz anders laufen können. Und dann stände ich wohl kaum heute hier und würde mit diesen Männern reden.</text:p>
      <text:p text:style-name="P81"><text:span text:style-name="T21"><text:tab/></text:span><text:span text:style-name="T223">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span></text:p>
      <text:p text:style-name="P84"><text:tab/>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87"><text:tab/>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81"><text:span text:style-name="T22"><text:tab/></text:span><text:span text:style-name="T224">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span></text:p>
      <text:p text:style-name="P85"><text:tab/>Nun, ein paar dieser Leute hatte sie wohl höchstpersönlich umgebracht. Kenin und Darn hätten sie wohl eher gebraucht, als ihnen bewusst gewesen war, und Hakun wäre ihr definitiv ein guter Arbeitgeber gewesen.</text:p>
      <text:p text:style-name="P87"><text:tab/>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wohl auch nicht mehr im Orden.</text:p>
      <text:p text:style-name="P81"><text:span text:style-name="T22"><text:tab/></text:span><text:span text:style-name="T224">Auch im großen Rest der Leute von Lagon war Magie wohl noch ein zu großes Tabu – anders konnte sie sich nicht erklären, dass Varg und sie mit diesen Taktiken so viel Erfolg hatten. Bor </text:span><text:soft-page-break/><text:span text:style-name="T224">musste wohl erst noch ein bisschen in Mode kommen, bis ihr Alleinstellungsmerkmal marktfähig wäre.</text:span></text:p>
      <text:p text:style-name="P85"><text:tab/>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85"><text:tab/>Arghan war die perfekte Wahl, sie arbeitete ja bereits mit ihm zusammen, und beide wussten, das der jeweils andere Dreck am Stecken hatte. Niemand würde wollen, dass die Geheimnisse des jeweils anderen ans Licht kamen.</text:p>
      <text:p text:style-name="P81"><text:span text:style-name="T161"><text:tab/>Sie könnte wohl auch weiter mit Joran zusammenarbeiten, und</text:span><text:span text:style-name="T162">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81"><text:span text:style-name="T162"><text:tab/>„</text:span><text:span text:style-name="T163">Verstanden, Dania?“ Sie schreckte aus ihren Gedanken auf. Die drei starrten sie an.</text:span></text:p>
      <text:p text:style-name="P38"><text:tab/>„Dabei ist sie doch gerade nüchtern“, witzelte Arghan.</text:p>
      <text:p text:style-name="P38"><text:tab/>Dania ging nicht darauf ein. „Äh, tut mir leid, ich war abgelenkt. Was soll ich tun?“</text:p>
      <text:p text:style-name="P38"><text:tab/>Joran lächelte sie an. „Dich in ein Haus schleichen und versuchen, etwas über den Bewohner herauszufinden. Er treibt Unzucht mit Männern. Und du sollst einen stichfesten Beweis finden, damit wir ihn damit erpressen können.“</text:p>
      <text:p text:style-name="P81"><text:span text:style-name="T163"><text:tab/></text:span><text:span text:style-name="T160">Er steht auf Männer? Das könnte genau der Fall sein, bei dem ich meine Tricks nicht werde anwenden können.</text:span></text:p>
      <text:p text:style-name="P38"><text:tab/>Dania zuckte mit den Schultern. „Ich bräuchte ein paar Bor-Mischungen dafür, denke ich. Und das da ist der Grundriss seines Hauses?“</text:p>
      <text:p text:style-name="P81"><text:span text:style-name="T163"><text:tab/>Joran nickte. „Er ist Hauptmann der </text:span><text:span text:style-name="T164">Miliz</text:span><text:span text:style-name="T163">, das heißt, es wird ein paar Alarmanlagen und Wachen geben. </text:span><text:span text:style-name="T164">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39"><text:tab/>Varg grinste. Er verstand das wohl als Kompliment. Die Novizen konkurrierten mit der Miliz um die Autorität in der Stadt, und er hatte nicht viel für sie übrig.</text:p>
      <text:p text:style-name="P39"><text:tab/>„In Ordnung, wenn du mich gut ausstattest, sollte das kein Problem sein. Nach was für einem Beweis suche ich denn?“</text:p>
      <text:p text:style-name="P39"><text:tab/>„Bilder, verdächtige Abrechnungen, ein Tagebuch vielleicht. Du findest schon etwas.“</text:p>
      <text:p text:style-name="P39"><text:tab/>Dania nickte. „Wie ein Tagebuch aussieht, weiß ich. Wann geht es los?“</text:p>
      <text:p text:style-name="P81"><text:span text:style-name="T164"><text:tab/>Varg meldete sich zu Wort. „Ich brauche noch </text:span><text:span text:style-name="T165">eine Nacht</text:span><text:span text:style-name="T164">, ich muss heute Nacht etwas für den Orden erledigen. Wir können uns morgen Abend bei seinem Haus treffen. Wischen wir dieser Schwuchtel eins aus.“ Dania stimmte dem zu. </text:span><text:span text:style-name="T165">Joran gab noch zu Bedenken, dass er zwei Tage benötigte, um die nötigen Pulver zusammenzumischen, aber schon alle Zutaten hier hatte.</text:span></text:p>
      <text:p text:style-name="P81"><text:span text:style-name="T164"><text:tab/>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165">alles zusammen?“</text:span></text:p>
      <text:p text:style-name="P40"><text:tab/>Joran nickte. Varg und Arghan gingen, während Dania nochmal über die Pläne beugte. Doch kurz danach viel ihr noch etwas ein, und sie kletterte nach draußen, um den beiden noch nachzueilen. Sie holte Arghan kurz vor der Kutsche ein.</text:p>
      <text:p text:style-name="P40"><text:tab/>„Mr. Howl, warten Sie kurz. Ich wollte Sie noch etwas fragen.“</text:p>
      <text:p text:style-name="P40"><text:tab/>Varg und Arghan hielten an und drehten sich zu ihr. „Ja, was ist?“</text:p>
      <text:p text:style-name="P40"><text:tab/>„Thorn lastet mich nicht gerade aus, und ich werde hier nur in Brocken bezahlt. Sie haben doch sicher noch andere Probleme als nur diese kleine Intrige, und können sich jemand wie mich auch leisten, nicht wahr?“</text:p>
      <text:p text:style-name="P40"><text:tab/>Arghan nickte zögernd.</text:p>
      <text:p text:style-name="P40"><text:tab/>Dania fuhr fort. „Nun, benötigen Sie meine Dienste? Ich bin gut, und bei der Arbeit nicht auf Bro<text:soft-page-break/>cken. Sie können sich auf meine Arbeit verlassen, Sie sehen ja, was wir in so kurzer Zeit geschafft haben. Und ich weiß bereits genug über Sie, dass Sie mir sowieso mit ihrer schmutzigen Wäsche vertrauen müssen.“</text:p>
      <text:p text:style-name="P40"><text:tab/>Arghan schaute zu Boden und überlegte kurz. „Ich behalte es im Hinterkopf. Wenn ich dich einmal brauche, lasse ich es dich wissen. Die Bezahlung wird angemessen sein.“</text:p>
      <text:p text:style-name="P40"><text:tab/>Dania bedankte sich, umarmte Varg zum Abschied und ging zurück zur Hütte, während die beiden Männer hinter ihr in die Kutsche stiegen. Im Labor war Joran schon wieder am arbeiten. Dania sah ihm eine Weile schweigend zu.</text:p>
      <text:p text:style-name="P40"><text:tab/>Sie hielt die Stille jedoch nicht lange aus. Ihr war heute schon lange genug langweilig gewesen. „Ich hoffe nur, ich finde einen Beweis, und erkenne ihn auch. Ich kann doch nicht einmal lesen.“</text:p>
      <text:p text:style-name="P81"><text:span text:style-name="T165"><text:tab/>Ohne den Blick von seiner Arbeit zu nehmen, fragte Joran ungläubig nach. „Du kannst nicht lesen? </text:span><text:span text:style-name="T166">Hattet ihr keine Schulen im siebten Bezirk?“</text:span></text:p>
      <text:p text:style-name="P41"><text:tab/>Dania schnaubte. „Ich hatte nie Zeit, hinzugehen. Mein Vater ließ mich betteln oder stehlen, und betrank sich dann von dem, was ich bekam. Alles was ich weiß, hat er mir beigebracht oder musste ich auf der Straße selbst lernen, bis ihr mir Unterricht in der Kunst des Tötens gegeben habt.“</text:p>
      <text:p text:style-name="P81"><text:span text:style-name="T166"><text:tab/>Joran schüttelte den Kopf, sah sich aber nicht zu ihr um. „Dann hätte ich dir wohl zuerst </text:span><text:span text:style-name="T167">lesen beibringen sollen. So etwas ist wichtig! Wenn man einmal lesen gelernt hat, fällt der ganze Rest sofort viel leichter. Vielleicht sollte ich dich erst einmal in unsere Schule stecken, wenn das alles hier vorbei ist.“</text:span></text:p>
      <text:p text:style-name="P42"><text:tab/>Dania schnaubte. „Niemand steckt mich in eine Schule, wenn schon, dann gehe ich selbst dahin. Ich arbeite lieber, als zu lernen. Da bin ich meine eigene Herrin.“</text:p>
      <text:p text:style-name="P42"><text:tab/>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2"><text:tab/>Dania lachte verächtlich. „Ein normales Leben? Diese Chance hatte ich nie. Was gehört denn alles zu einem normalen Leben?“</text:p>
      <text:p text:style-name="P42"><text:tab/>„Naja, eine stabile Arbeit, sodass man sich ohne größere Risikos einen Lebensunterhalt verdienen kann, Freunde, die einen unterstützen können und für die man da ist, eine Familie...“</text:p>
      <text:p text:style-name="P81"><text:span text:style-name="T167"><text:tab/>„Auf eine Familie kann ich gut und gerne verzichten. </text:span><text:span text:style-name="T168">Freunde hatte ich nie.</text:span><text:span text:style-name="T167"> Und </text:span><text:span text:style-name="T168">was ich tue, macht mir Spaß</text:span><text:span text:style-name="T167">. Attentäterin zu sein ist die erste Arbeit, auf die ich so etwas wie stolz sein kann. Ich bin unabhängig, muss meinen Körper nicht verkaufen, </text:span><text:span text:style-name="T168">und… und ich mag es, mit Varg und dir zu arbeiten.“</text:span></text:p>
      <text:p text:style-name="P43"><text:tab/>Jetzt hielt Joran beim mischen inne. „Du… oh. Danke!“ er sah ziemlich verwirrt aus, als wüsste er nicht so recht, wie er das einordnen sollte.</text:p>
      <text:p text:style-name="P44"><text:tab/>Dania lächelte und trat neben ihn. Sie legte ihm eine Hand auf den Rücken. „Ja, ich mag dich, und Varg auch. Ich glaube tatsächlich, euch beide würde ich meine Freunde nennen.“</text:p>
      <text:p text:style-name="P44"><text:tab/>Joran drehte seinen Kopf leicht zu ihr. Er legte den Stößel weg, den er gerade in der Hand hatte.</text:p>
      <text:p text:style-name="P82"><text:span text:style-name="T168"><text:tab/>Dania redete weiter. „Ihr beiden seid die ersten, die ich so bezeichnen würde. Natürlich gab es immer Leute in meinem Alter in meinem Viertel, aber da kam es sehr stark darauf an, wer den Kunden bekommen hat, wer das Almosen bekam und wer nicht, und so konnte ich sie nie als Freunde sehen. </text:span><text:span text:style-name="T169">Ich bin ziemlich froh, euch getroffen zu haben.</text:span><text:span text:style-name="T168">“ Sie nahm die Hand von Jorans Rücken.</text:span></text:p>
      <text:p text:style-name="P83"><text:span text:style-name="T168"><text:tab/></text:span><text:span text:style-name="T169">Joran taute</text:span><text:span text:style-name="T168"> wieder auf. Er schwieg noch etwas, dann setzte er an. </text:span></text:p>
      <text:p text:style-name="P83"><text:span text:style-name="T168"><text:tab/>„Du bist die erste, die mehr in mir sieht als den seltsamen Freak, der mit seinen Büchern redet. Die nicht sofort </text:span><text:span text:style-name="T169">die Nase rümpft, wenn ich den Raum betrete.“ er schwieg kurz, und schien sich etwas Mut zusammenzunehmen.</text:span></text:p>
      <text:p text:style-name="P45"><text:tab/>„Danke“, sagte er.</text:p>
      <text:p text:style-name="P46"/>
      <text:h text:style-name="P425"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4"/>
      <text:p text:style-name="P14"><text:tab/><text:span text:style-name="T227">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4"><text:tab/><text:span text:style-name="T23">Ein Raum, der meiner würdig ist, und der Zukunft, die ich dieser Stadt bringe.</text:span></text:p>
      <text:p text:style-name="P47"><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6"><text:span text:style-name="T146"><text:tab/></text:span><text:span text:style-name="T228">Und noch war seine neue Position keinesfalls gesichert.</text:span></text:p>
      <text:p text:style-name="P16"><text:tab/>„<text:span text:style-name="T228">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6"><text:tab/><text:span text:style-name="T229">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6"><text:tab/>„<text:span text:style-name="T229">Wundert es euch nicht, dass -“, setzte ein anderes Ratsmitglied an, ein etwas älterer, fragil wirkender Herr, wurde jedoch vom Patrizier unterbrochen, der die Sitzungsleitung innehatte.</text:span></text:p>
      <text:p text:style-name="P16"><text:tab/>„<text:span text:style-name="T229">Ihnen wurde das Rederecht nicht erteilt. Stellen sie einen diesbezüglichen Antrag auf Rederecht beim Ratspräsidiumskomitee und ihnen wird das Wort erteilt.“</text:span></text:p>
      <text:p text:style-name="P16"><text:tab/><text:span text:style-name="T229">Ratsinquisitor Callen, der Rederecht zu haben schien, sprang ein und vollendete die Frage. </text:span>„<text:span text:style-name="T229">Ist es für niemanden hier beunruhigend, dass zwei der Unterschriften auf dem Formular auf eine Zeit datiert wurden, bevor dieser Platz im Rat überhaupt frei wurde? Zwei der Unterstützer scheinen vor Hakuns Tod unterschrieben -“</text:span></text:p>
      <text:p text:style-name="P16"><text:tab/><text:span text:style-name="T229">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6"><text:tab/><text:span text:style-name="T24">Ich hoffe, ich werde mich auch weiter nicht </text:span><text:span text:style-name="T25">all zu sehr</text:span><text:span text:style-name="T24"> mit diesen Formalien beschäftigen müssen. Ich habe ja wohl dringenderes zu tun als Satzungen nach Schwächen und Fehlern zu durchsuchen. </text:span><text:span text:style-name="T148">Thorn wurde immer ungeduldiger, je länger das Verfahren dauerte. </text:span><text:span text:style-name="T33">Aber wenn ich mich dafür nicht zusammenreißen kann, dürfte es auch mit dem Rest der Privilegien und Chancen, die mit dem Amt verbunden sind, schlecht aussehen...</text:span></text:p>
      <text:p text:style-name="P17"><text:tab/><text:span text:style-name="T230">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230">nur ein „Ratsinquisitor Callen, wenn ich bitten darf!“ einwerfen konnte. </text:span></text:p>
      <text:p text:style-name="P48"><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7"><text:tab/>„<text:span text:style-name="T230">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7"><text:tab/><text:span text:style-name="T231">Damit verschwand der Beamte wieder hinter den Pulten, von denen aus das Ratspräsidiumskomitee sein Werk tat, um die Ratssitzungen zu verwalten und zu gewährleisten, dass die Mühlen der Bürokratie möglichst geräuschlos arbeiteten.</text:span></text:p>
      <text:p text:style-name="P17"><text:tab/>„<text:span text:style-name="T231">Wir haben noch die Frage der Ämterkumulation zu klären, Ihr seid bereits Magister des achten Bezirks, nicht wahr? Ist die Versammlung einverstanden, wenn Herr von Hartlingen beide Ämter gleichzeitig innehält?“</text:span></text:p>
      <text:p text:style-name="P17"><text:tab/><text:span text:style-name="T231">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7"><text:tab/><text:span text:style-name="T231">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7"><text:tab/><text:span text:style-name="T231">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7"><text:tab/><text:span text:style-name="T231">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7"><text:tab/><text:span text:style-name="T26">Ein Mann mit Idealen würde nun vielleicht darüber nachdenken, wie die ganze Stadt einst so aussehen sollte – ich muss mir so etwas nicht vorlügen. Schön ist es hier, und schön werde ich es hier </text:span><text:soft-page-break/><text:span text:style-name="T26">haben.</text:span></text:p>
      <text:p text:style-name="P49"><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279">um</text:span> ein letztes Mal <text:span text:style-name="T279">zu </text:span>schwitzen und konspirative Gespräche <text:span text:style-name="T279">zu </text:span>führen.</text:p>
      <text:p text:style-name="P17"><text:tab/><text:span text:style-name="T232">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7"><text:tab/>„<text:span text:style-name="T233">Gut gemacht, heute im Rat“, begrüßte er Arghan. „Ich musste ja nicht ein Wort der Bewerbung sagen. Wie hast du andere Bewerber verhindert? Und du, Marcin, gibt’s was neues aus deinen Bezirken?“</text:span></text:p>
      <text:p text:style-name="P17"><text:tab/><text:span text:style-name="T233">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7"><text:tab/><text:span text:style-name="T234">Marcin schaute auf den Boden, während Thorn sich seines Anzugs entledigte. Auf seinem Schoß hatte er ein weißes Handtuch drapiert – die Falten, die es warf, sahen so zufällig aus, dass sie schon fast absichtlich so angeordnet zu sein schienen.</text:span></text:p>
      <text:p text:style-name="P17"><text:tab/>„<text:span text:style-name="T234">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7"><text:tab/>„<text:span text:style-name="T234">Oh, du weißt schon, dass ich jetzt nicht mehr Magister bin, oder? Wir werden einiges an direkter Kontrolle im achten Bezirk verlieren.“ Thorn setzte sich hin.</text:span></text:p>
      <text:p text:style-name="P17"><text:tab/><text:span text:style-name="T234">Marcin schaute wieder auf. </text:span>„<text:span text:style-name="T234">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7"><text:tab/><text:span text:style-name="T234">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7"><text:tab/>„<text:span text:style-name="T234">Das sind gravierende Probleme, die wir eigentlich vermeiden können sollten. Haben wir nicht noch einen loyalen Mann, den wir auf den Posten setzen könnten?“</text:span></text:p>
      <text:p text:style-name="P17"><text:tab/>„<text:span text:style-name="T234">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7"><text:tab/>„<text:span text:style-name="T234">Wie, sie hat dich nach Arbeit gefragt? Worum ging es genau?“</text:span></text:p>
      <text:p text:style-name="P17"><text:tab/>„<text:span text:style-name="T234">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7"><text:tab/><text:span text:style-name="T27">Was? Ist sie verrückt? Mit ihrem Wissen über meine Machenschaften, erwägt sie es wo anders zu arbeiten? Nicht, dass dieses Mädchen mir noch gefährlich werden kann… bei J'zharr, diese Hure ist wirklich unberechenbar.</text:span></text:p>
      <text:p text:style-name="P50"><text:tab/>„Dreckige Wäsche, ja? Hat sie es formuliert wie, naja, wie eine versteckte Drohung?“</text:p>
      <text:p text:style-name="P17"><text:tab/><text:span text:style-name="T234">Arghan wurde unruhig. </text:span>„<text:span text:style-name="T234">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7"><text:soft-page-break/><text:tab/><text:span text:style-name="T235">„Ja, allerdings. Sie kommt dafür nicht in Frage, der Rat würde sich nie von einer solchen Person überzeugen lassen. Eine Frau in politischen Ämtern, jaja. Das hat Lagon noch nicht gesehen!“</text:span></text:p>
      <text:p text:style-name="P17"><text:tab/><text:span text:style-name="T235">Marcin und Arghan stimmten in sein Gelächter mit ein. Thorn ging die Sache mit Dania jedoch nicht aus dem Kopf. </text:span><text:span text:style-name="T28">Dass ich wirklich dachte, ich könnte sie kontrollieren… aber bei solchen Junkies kann man eben nie wissen. </text:span><text:span text:style-name="T235">Er wischte den Gedanken beiseite.</text:span></text:p>
      <text:p text:style-name="P51"><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51"><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9"><text:tab/>„<text:span text:style-name="T235">Was? Du willst ernsthaft mit Wasser arbeiten? Das ist ja widerlich.“ Marcin rümpfte die Nase. Thorn schaute nur etwas irritiert, was Arghan da vorzuschlagen schien.</text:span></text:p>
      <text:p text:style-name="P19"><text:tab/>„<text:span text:style-name="T235">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9"><text:tab/><text:span text:style-name="T235">Marcin wurde das zu bunt. </text:span>„<text:span text:style-name="T235">Ja, deswegen sind wir ja auch Menschen und keine Tiere. Wir haben eben Verstand.“</text:span></text:p>
      <text:p text:style-name="P19"><text:tab/>„<text:span text:style-name="T235">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9"><text:tab/><text:span text:style-name="T235">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8"><text:tab/><text:span text:style-name="T235">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8"><text:tab/><text:span text:style-name="T236">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8"><text:tab/><text:span text:style-name="T236">Marcin stimmte zu. „Ja, da könnt ihr beschließen, so viel ihr wollt – die Macht in Lagon liegt wo anders. Und leider auch nicht vollständig bei den Dieben, wir müssen uns ja auch verstecken.“</text:span></text:p>
      <text:p text:style-name="P18"><text:tab/><text:span text:style-name="T236">Thorn nickte. „Und zwar vor den Leuten des Ordens – und vor den Milizen. Deswegen führt langfristig kein Weg daran vorbei, dass wir das Patriziat unter unsere Kontrolle kriegen.“</text:span></text:p>
      <text:p text:style-name="P18"><text:tab/><text:span text:style-name="T236">Arghan lachte auf. „An Ambitionen mangelt es dir freilich nicht. Also, was schlägst du vor?“</text:span></text:p>
      <text:p text:style-name="P18"><text:tab/>„<text:span text:style-name="T236">Der Patrizier hat in erster Linie drei Vorteile: er bestimmt über die Bezirke und damit über die </text:span><text:soft-page-break/><text:span text:style-name="T236">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8"><text:tab/><text:span text:style-name="T236">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8"><text:tab/>„<text:span text:style-name="T236">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8"><text:tab/>„<text:span text:style-name="T236">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8"><text:tab/>„<text:span text:style-name="T237">Und was diese Hauptleute betrifft,“, sagte Marcin und knackste mit den Fingerknöcheln. „überlasst das einfach mir.“</text:span></text:p>
      <text:p text:style-name="P18"/>
      <text:h text:style-name="Heading_20_1" text:outline-level="1"><text:bookmark-start text:name="__RefHeading___Toc10947_1886493331"/>Marcin – trifft sich mit Dragan privat, es wird romantisch, keiner traut sich klar zu reden, Dragan muss auf die Toilette <text:span text:style-name="T237">(Formatierung)</text:span><text:bookmark-end text:name="__RefHeading___Toc10947_1886493331"/></text:h>
      <text:p text:style-name="P18"/>
      <text:p text:style-name="P88">Marcin fragte sich nach wie vor, ob es wirklich eine gute Idee war, sich mit Dragan zu treffen. <text:span text:style-name="T237">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89">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32">Zu lange habe ich das gedacht. Ich habe genug. So kann man doch nicht leben, als vollkommen leere Hülle. Auch wenn niemand das merken darf, ich bin ein Mensch und ich habe menschliche Bedürfnisse.</text:p>
      <text:p text:style-name="P132"><text:span text:style-name="T34">Dieser Sinneswandel war nicht allzu lange her – es hatte Klick gemacht, als er mit Dragan in die</text:span><text:soft-page-break/><text:span text:style-name="T34">sem Café gesessen war und seinen Schritt – </text:span>Das ist nichts, womit ich mich jetzt ablenken sollte.</text:p>
      <text:p text:style-name="P90">Er ging durch die Straßen des <text:span text:style-name="T238">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91">Er konnte es gar nicht erwarten, Dragans Haus näherzukommen. Für zögern war es nun eh zu spät. Er würde diesen Sprung ins kalte Wasser wagen.</text:p>
      <text:p text:style-name="P91">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91">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91">Da war er an der Tür angekommen, die sich halb einschüchternd, halb einladend vor ihm aufbaute. Sie hatte zwei Flügel, was für Marcin ein ungewohnter Anblick war. In seiner Unkenntnis, ob das auch technischer Schnickschnack oder einfach nur <text:span text:style-name="T239">ein Klotz Holz zum schön anschauen, entschied er sich dafür sie einfach zu bewundern. Und anzuklopfen.</text:span></text:p>
      <text:p text:style-name="P92">Er hörte schwere Schritte hinter der Tür. Der rechte Flügel schwang auf. Dragan blickte ihn an, sein markantes, glattrasiertes Gesicht versuchte ein Lächeln, als wäre es solchen Luxus nicht gewohnt.</text:p>
      <text:p text:style-name="P92">„Komm herein, ich habe dich schon erwartet,“ sagte er, trat zur Seite und bedeutete ihm, einzutreten.</text:p>
      <text:p text:style-name="P92">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92">Dragan geleitete ihn in ein offenes Zimmer, dass er wohl für Empfänge benutzte. Bedienstete waren keine zu sehen. Darüber war Marcin froh, Dragan schien von derselben Notwendigkeit für Diskretion auszugehen wie er.</text:p>
      <text:p text:style-name="P92">„<text:span text:style-name="T240">Keine Bediensteten, hm? Ich dachte, du kommandierst gerne?“ Marcin nutzte den Gedanken für eine Gesprächseröffnung.</text:span></text:p>
      <text:p text:style-name="P92">„<text:span text:style-name="T240">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92">„<text:span text:style-name="T240">Wein wäre mir fast lieber, wenn du so etwas hast. Trinke ich selten genug. Und ihr habt sicher besseren hier, als in unseren Gassen...“ Marcin grinste.</text:span></text:p>
      <text:p text:style-name="P93">Dragan nickte. „Das klingt nach einer guten Idee.“ er verschwand in einem Gang und kehrte kurz darauf mit einer Flasche und zwei Gläsern zurück.</text:p>
      <text:p text:style-name="P93">Marcin lehnte sich zurück, während Dragan ihre Gläser füllte. „<text:span text:style-name="T241">S</text:span>o lässt es sich leben! Könnte mir gefallen hier. Wen musstest du alles ermorden und ausrauben, um hier zu landen?“</text:p>
      <text:p text:style-name="P93">Dragan lachte. „<text:span text:style-name="T241">D</text:span>ie Miliz tut so etwas doch nicht, wir sind <text:span text:style-name="T241">die guten, wusstest du das nicht?“</text:span></text:p>
      <text:p text:style-name="P94">„Erzähl das mal den Opfern,“ schnaubte Marcin, „wer keine Steuern zahlen will oder gegen eure Gesetze verstößt ist da ganz schnell anderer Meinung...“ <text:span text:style-name="T1">Hm, sollte ich das Thema wirklich anschneiden?</text:span></text:p>
      <text:p text:style-name="P94">Dragan kam ihm zuvor. „Ich würde nur ungern über die Arbeit reden heute... es lebt sich schon schwer genug mit solchen Zweifeln.“</text:p>
      <text:p text:style-name="P94">Da musste Marcin ihm zustimmen, ein Leben an der Waffe wurde durch moralische Bedenken nicht unbedingt angenehmer. Er nahm einen Schluck von seinem Wein. „Und ist dieser Luxus der <text:soft-page-break/>Grund, warum <text:span text:style-name="T242">du dich für die Miliz entschieden hast?“ Marcin interessierte sich nur selten für andere Menschen und ihre Entscheidungen, und er musste feststellen, dass er sich über so etwas tatsächlich noch nie Gedanken gemacht hatte.</text:span></text:p>
      <text:p text:style-name="P95">Dragan verzog den Mund. „Nein, dafür hätte ich nicht zur Miliz gemusst. Meine Eltern hätten mir damals durchaus auch andere Wege ermöglicht... <text:span text:style-name="T243">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95">Marcins Grinsen wurde breiter. „Den Teil von dir, den niemand sehen darf? Schon absurd, dass sie töten eher akzeptieren als manche Formen der Liebe. Aber stimmt, in der Wache ist es leichter, mit so etwas davonzukommen, oder?“</text:p>
      <text:p text:style-name="P96">„Man wird sogar dazu ermuntert,“ sagte Dragan, ihm zuzwinkernd. „Alles was recht ist, um Männer dazu zu bringen, für den eigenen Zweck zu kämpfen.“</text:p>
      <text:p text:style-name="P96">„Die ganzen jungen Männer, mit denen man sich umkleidet, haben sicher auch nicht geschadet.“</text:p>
      <text:p text:style-name="P96">Dragan lachte. „Das war vielleicht ein unbewusstes Argument... wie ist das denn bei den Dieben, bist du auch deswegen zu denen?“</text:p>
      <text:p text:style-name="P96">„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96">„Es ist schwer, Freunde sterben zu sehen... das kenne ich...“ Dragan legte mitfühlend eine Hand auf sein Knie.</text:p>
      <text:p text:style-name="P96">Marcin schnaubte. „Und gut die Hälfte davon auch noch durch meine eigene Hand. Es ist vor allem schwer, Freunde zu bleiben, wenn man niemandem trauen kann.“</text:p>
      <text:p text:style-name="P133">Seltsam, er nimmt seine Hand nicht von meinem Knie, nicht einmal nach solch einer Offenbarung? Das müsste mich jetzt misstrauisch machen, oder nicht?</text:p>
      <text:p text:style-name="P105">Dragan schaute zu Boden. „Dafür kann man kaum dich verantwortlich machen. Ich weiß, wie es ist, seine Tarnung auf jeden Fall aufrecht erhalten zu müssen. Egal, welches Opfer man dafür bringen muss.“</text:p>
      <text:p text:style-name="P105">Marcin wollte ausspucken, aber erinnerte sich noch rechtzeitig daran, dass sich das in noblen Häusern wie diesem nicht gehörte. „Ich habe es so satt. Eine Welt, in der wir uns nicht mehr verstecken müssten... dafür würde ich gerne töten.“</text:p>
      <text:p text:style-name="P105">Dragan schnaubte. „Keine Chance. Versuch doch mal zu schreien: 'Ja, ich stehe auf Männer!' In der nächsten Sekunde sind die verdammten Inquisitoren mit ihren Flammensplittern da und reinigen dich zu purer, reiner Asche. Hast du das schon einmal mit angesehen?“ </text:p>
      <text:p text:style-name="P105">Marcin schüttelte den Kopf. „Die Drohung ist so schon real genug. Ich wache jeden morgen mit der Angst auf, dass einer meiner Ex-Typen dem Verhör nicht stand gehalten hat und meinen Namen herausposaunt hat.“</text:p>
      <text:p text:style-name="P105">Dragan leerte sein Glas in einem Zug und füllte sich direkt nach. „Trinken wir – auf eine Welt, in der wir uns nicht mehr verstecken müssen.“</text:p>
      <text:p text:style-name="P134">Oh ja.<text:span text:style-name="T34">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34"><text:span text:style-name="T34">Doch jetzt merkte er, wie locker er sich in Dragans Gegenwart fühlte. </text:span><text:span text:style-name="T41">So unterschiedlich waren sie sich nicht, auch wenn sie auf verschiedenen Seiten kämpften. Und sie teilten ein Geheimnis, das sie zusammenschweißte wie keine ihrer Waffenbrüder.</text:span></text:p>
      <text:p text:style-name="P106">Dragan erhob sich. „Ich geh mal pissen. Bin gleich wieder da.“</text:p>
      <text:p text:style-name="P106">Marcin lehnte sich zurück und genoss das Schauspiel, dass sein Hintern beim weggehen bot.</text:p>
      <text:p text:style-name="P135"/>
      <text:h text:style-name="P429"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35"/>
      <text:p text:style-name="P106">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106">Doch konnte er dem Dieb trauen?</text:p>
      <text:p text:style-name="P135">Verdammt, er hat sogar selbst gesagt, dass er schon eigene Freunde umgebracht hat. Bestimmt war er nicht jedes mal der Verratene, der moralischste ist er ja nicht gerade. Gut möglich, dass mir das eines Tages auch passiert.</text:p>
      <text:p text:style-name="P135"><text:span text:style-name="T34">Doch warum sagte er das dann so offen? </text:span><text:span text:style-name="T42">War das eine Masche? Wollte er gefährlich wirken? Nun, das war ihm gelungen. Dragan konnte nicht leugnen, dass ihn solche Geschichten nicht nur unangenehm berührten. Es lag vielmehr eine ganz eigene Faszination darin.</text:span></text:p>
      <text:p text:style-name="P107">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36">Zu dumm, dass ich mir meine verborgene Klinge nicht gleich umgeschnallt habe<text:span text:style-name="T34">, dachte Dragan. Aber er wollte Marcin erst einmal ohne solche Dinge begegnen, und hatte seinen Mut zusammengenommen. Er hatte ihm diese Chance aus bestem Wissen gegeben. </text:span>Und jetzt fühle ich mich nicht mehr sicher genug, um sie zu behalten?</text:p>
      <text:p text:style-name="P136"><text:span text:style-name="T34">Er nahm die Hand von der Klinke und ging in sein Schlafzimmer. </text:span><text:span text:style-name="T46">Er konnte nichts sehen, also zündete er die Kerze auf dem Nachttisch an. Da endlich sah er </text:span><text:span text:style-name="T34">das bereitliegende Holster samt Dolch, </text:span><text:span text:style-name="T46">nahm es</text:span><text:span text:style-name="T34">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36">Wahrscheinlich nicht einmal mit mir.</text:p>
      <text:p text:style-name="P136"><text:span text:style-name="T34">War es gefährlich, dass er bei dem Dieb so schwach wurde? Einmal hatte dieser seine offensichtliche Schwäche bereits ausgenutzt, </text:span><text:span text:style-name="T43">und Dragan schätzte Marcin klug und erfahren genug ein, sich die Stelle zu merken, und immer wieder darauf einzustechen, wenn es ihm nützlich wäre.</text:span></text:p>
      <text:p text:style-name="P137">Wenn er nur andere Stellen genauso gewissenhaft mit seinen Stichen bedachte.</text:p>
      <text:p text:style-name="P97">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97">Er holte seinen Schwanz heraus. Es war nicht einfach zu pinkeln, halbsteif wie er durch seine Fantasien war. Dragan fluchte, halb über den störenden Umstand, halb darüber, dass er sich nicht kontrollieren konnte.</text:p>
      <text:p text:style-name="P137">Ruhig. So geht das nicht. </text:p>
      <text:p text:style-name="P97">Er atmete tief durch. Und fasste einen Entschluss.</text:p>
      <text:p text:style-name="P137">Wenn das der einzige Weg ist, soll es eben so sein.</text:p>
      <text:p text:style-name="P137"><text:span text:style-name="T34">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34">das Bad.</text:span></text:p>
      <text:p text:style-name="P97">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97">Dragan stützte sein Knie auf dem Sofa ab. Seine rechte Hand fand Marcins Schulter, seinen Hals. Marcin legte die Hand auf seine Schenkel, strich nach oben.</text:p>
      <text:p text:style-name="P97">Als Dragan plötzlich eine Klinge in der Hand hatte.</text:p>
      <text:p text:style-name="P97">Zustieß.</text:p>
      <text:p text:style-name="P97"/>
      <text:p text:style-name="P97">Marcin blickte ungläubig. Schien das Geräusch des platzenden Polsters kaum wahrzunehmen, wie die Klinge seinen Hals streifte.</text:p>
      <text:p text:style-name="P108">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108">Dragan hielt den Dolch fest umklammert, machte jedoch keine Anstalten aufzustehen.</text:p>
      <text:p text:style-name="P108">Marcin stand langsam auf, wie um Dragan nicht weiter durch plötzliche Bewegungen zu beunruhigen. Er machte auch keine Anstalten, eine Waffe zu ziehen.</text:p>
      <text:p text:style-name="P108">„Es ist nichts passiert, beruhige dich.“ Marcin strich sich beiläufig über den Hals, fand aber kein Blut an seinem Finger. „Du hälst deine Waffen nicht anständig scharf.“</text:p>
      <text:p text:style-name="P138">Ich wäre ihm jetzt so ausgeliefert. Das war sowas von nicht kühl und präzise. Wie ein Amateur.</text:p>
      <text:p text:style-name="P108">Dragan besann sich, raffte sich auf. „Ich – warte.“ Er stützte sich auf und versuchte aufzustehen, griff jedoch in eine Scherbe und fluchte.</text:p>
      <text:p text:style-name="P108">Marcin strich sich etwas imaginären Staub von der Schulter. „Ich verstehe dich, ich verstehe dich viel zu gut. Ich würde mir auch nicht trauen, wenn ich du wäre.“ Er kratzte sich an der unrasierten Wange und hörte auf, sich Dragan zu nähern.</text:p>
      <text:p text:style-name="P108">Dragan stand endgültig auf, steckte den Dolch weg. „Ich dir auch nicht. Ich mir auch nicht.“</text:p>
      <text:p text:style-name="P108">„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108">„Und ich habe mehr zu verlieren als eine schlaflose Nacht.“ Dragan zog sein loses Gewand näher an sich. „Schade.“</text:p>
      <text:p text:style-name="P108">Marcin hob sein Weinglas, leerte es, wandte sich zum gehen. „Vielleicht, wenn wir eines Tages mal auf derselben Seite stehen.“</text:p>
      <text:p text:style-name="P108">Marcin drehte sich um und ging zur Tür. Das Glas nahm er mit.</text:p>
      <text:p text:style-name="P138"/>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98"/>
      <text:p text:style-name="P100"><text:span text:style-name="T244">Dania</text:span> war wie ein Dienstmädchen gekleidet. Arghan hatte ihr die Verkleidung besorgt, damit sie im ersten Bezirk nicht auffiel. Immerhin waren <text:span text:style-name="T244">einige</text:span> wachsame Augen auf die Straße gerichtet, trotz der späten Stunde. So gekleidet jedoch wirkte sie wie ein Dienstmädchen, das mit seinen Beschäftigungen im Verzug war. Nicht wie eine Einbrecherin und Spionin.</text:p>
      <text:p text:style-name="P100">Während sie <text:span text:style-name="T244">in die Straße ihres Ziels</text:span> bog, sah sie, <text:span text:style-name="T244">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100">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39">Diese Stille ist der größte Lohn, den ich in meinem Job zu erwarten habe.</text:p>
      <text:p text:style-name="P100">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39">Konzentriere dich.</text:p>
      <text:p text:style-name="P139"><text:span text:style-name="T34">Die Tür kam nicht infrage, aber einige der Fenster sahen aus, als könnte man sie aufhebeln. </text:span><text:span text:style-name="T44">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109">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109">Um das Fenster aufzuhebeln, holte sie einen Dolch hervor. Ihre Klappklinge wollte sie dafür nicht verwenden. Die war zu dünn, und wäre im schlimmsten Fall noch abgebrochen. Der Dolch war viel besser für diese Aufgabe geeignet.</text:p>
      <text:p text:style-name="P140"><text:span text:style-name="T34">Ein kurzer Kraftakt, ein leichtfüßiger Sprung, und sie war drinnen. Sie überlegte, ob sie die Kerze ausblasen sollte, entschied sich jedoch dagegen. </text:span><text:span text:style-name="T45">Das Licht konnte sie bei ihrer Suche gut gebrauchen.</text:span></text:p>
      <text:p text:style-name="P142"><text:span text:style-name="T56">Joran</text:span><text:span text:style-name="T34"> hatte gesagt, sie sollte sich auf die Suche nach einem Beleg für ein geheimes Liebesleben machen. Dania wusste nicht so genau, was sie sich darunter vorstellen sollte, doch hier war sie nun und durchsuchte das Arbeitszimmer des Mannes. Ein </text:span><text:span text:style-name="T56">Hauptmann</text:span><text:span text:style-name="T34">, hatte </text:span><text:span text:style-name="T56">Joran</text:span><text:span text:style-name="T34"> gesagt... </text:span>dafür hätte ich mehr Wachen erwartet. <text:span text:style-name="T244">Das ist schon fast zu einfach.</text:span><text:span text:style-name="T56"> Ihre Alarmglocken klingelten.</text:span></text:p>
      <text:p text:style-name="P110">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41">Und <text:span text:style-name="T244">die anderen</text:span> mein<text:span text:style-name="T244">en</text:span> wirklich, ich wäre die richtige für den Job? Verdammt, ich kann doch nicht einmal lesen. Die Sache stinkt doch zum Himmel.</text:p>
      <text:p text:style-name="P110">Die Schubladen förderten nicht viel interessantes zu Tage, bis auf eine, die ein kleines Schloss hatte, und die Dania nicht aufbekam, egal, wie sehr sie daran rüttelte.</text:p>
      <text:p text:style-name="P141">Du Amateurin, als würde einmal rütteln nicht reichen. Du weckst noch das ganze Haus auf. Wie viele auch immer hier wohnen. Immerhin, diese Schublade sieht genau nach dem Ort auf, an dem Leute private Konversation aufbewahren würden.</text:p>
      <text:p text:style-name="P110">Schlösser zu knacken, war in ihrer Ausbildung noch nicht drangekommen, eine Schande. Sie klappte ihr Schwert auf und versuchte ein wenig in dem Schloss herumzustochern, aber ohne Erfolg.</text:p>
      <text:p text:style-name="P141">Bevor ich es noch kaputtmache, sollte ich lieber nach dem Schlüssel suchen.</text:p>
      <text:p text:style-name="P110">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43"><text:span text:style-name="T34">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34">wurde, und aus der sie Stimmen hörte. </text:span><text:span text:style-name="T56">Sie</text:span><text:span text:style-name="T34"> konnte jedoch kein Wort verstehen.</text:span></text:p>
      <text:p text:style-name="P143">Das ist dann wohl die falsche Richtung.<text:span text:style-name="T34"> </text:span>Ich sollte mir erst einmal die Türen vornehmen.</text:p>
      <text:p text:style-name="P143"><text:span text:style-name="T34">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34"> Als sie wieder auf den Gang trat, hörte sie jedoch Schritte. Jemand näherte sich, und würde gleich um die Biegung kommen.</text:span></text:p>
      <text:p text:style-name="P143">Verdammt. Weinkeller oder Toillette? Wo soll ich mich eher verstecken?</text:p>
      <text:p text:style-name="P111">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111">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111">Gerade rechtzeitig. Der Mann, er trug ein weites Gewand über engen Hosenkleidern, ging in die Toillette. In der Hand trug er einen Dolch samt Anschnallgurte...</text:p>
      <text:p text:style-name="P144"><text:span text:style-name="T34">Nach ein paar Augenblicken, die ihr wie ewig vorkamen, verließ der Mann die Toillette wieder. Dania konnte aus der Dunkelheit heraus ein paar Blicke auf ihn erhaschen; </text:span><text:span text:style-name="T56">sie kannte den Mann! Das war dieser Soldat, der nach dem Mord auf Hakun ihre Flucht organisiert hatte... brach sie bei einem ihrer eigenen Leute ein?</text:span></text:p>
      <text:p text:style-name="P144"><text:span text:style-name="T34">Der Dolch ragte kaum sichtbar aus seinem Ärmel. Hätte Dania ihn nicht gesucht, hätte sie ihn wohl übersehen. </text:span>Marcin sucht dauerhaft nach solchen Details. Ihm <text:span text:style-name="T244">wäre </text:span>er sicher auf<text:span text:style-name="T244">ge</text:span>fallen. <text:span text:style-name="T244">Ich muss meine Sinne für so etwas schärfen.</text:span><text:span text:style-name="T34"> Sie war erleichtert, </text:span><text:span text:style-name="T56">als er ging</text:span><text:span text:style-name="T34">.</text:span></text:p>
      <text:p text:style-name="P143"><text:span text:style-name="T34">Dania huschte auf den Gang. Sie hatte richtig geraten, den Dolch hatte er wohl aus dem Schlafzimmer geholt. Vor ihr </text:span><text:span text:style-name="T46">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45">Wenn es nicht nur Männerkleider wären, würde ich mir vielleicht welche mitnehmen... </text:p>
      <text:p text:style-name="P112">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45"><text:span text:style-name="T34">Als sie daran roch, schreckte sie zurück, und ließ ihn fallen. Sie ahnte, wofür... </text:span>igitt. Das ist so widerlich. Unter anderen Umständen hätte ich das vielleicht... aber so?<text:span text:style-name="T34"> </text:span></text:p>
      <text:p text:style-name="P112">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112">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45">Du darfst ihn unter keinen Umständen umbringen – denk daran. Und wenn er dich sieht, wird das schwierig.</text:p>
      <text:p text:style-name="P145"><text:span text:style-name="T34">Der Mann zerrte sich das Dolchholster vom Arm, schmetterte es gegen die rechte Wand, wo es wenige Schritte vor Danias Füßen zu Boden fiel. </text:span><text:span text:style-name="T47">Sein Gewand riss er sich vom Leib und warf es aufs Bett. Es trug rote Flecken, die Dania im schummrigen Licht nicht genauer erkannte – </text:span><text:span text:style-name="T56">was war da vorne passiert?</text:span></text:p>
      <text:p text:style-name="P102">Da erst merkte sie, dass der Mann schluchzte. Er hatte sich außerdem an der Hand verletzt.</text:p>
      <text:p text:style-name="P146"><text:soft-page-break/>Verdammt, <text:span text:style-name="T244">wenn er mit uns verbündet ist oder war, könnte wichtig sein, was hier passiert ist</text:span>... <text:span text:style-name="T34">doch das wusste sie nicht, und sie konnte nicht davon ausgehen. Der Auftrag zählte. Sie achtete nur darauf, den Atem anzuhalten.</text:span></text:p>
      <text:p text:style-name="P102">Der Mann öffnete den Kleiderschrank, und Dania nutzte die Deckung des Geräuschs, um Luft zu holen. Er holte etwas heraus, was wie ein Saunamantel aussah, als er sich umdrehte und das Zimmer verließ, ohne Dania zu bemerken.</text:p>
      <text:p text:style-name="P102">Als sich seine Schritte entfernten, erlaubte Dania sich zu verschnaufen.</text:p>
      <text:p text:style-name="P146">Das war knapp, so knapp...<text:span text:style-name="T34">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46"><text:span text:style-name="T34">In der zweiten Schublade der Kommode fand sie einen Schlüssel, der klein genug aussah, um zum winzigen Schloss im Arbeitszimmer zu passen. Der </text:span><text:span text:style-name="T56">Hauptmann</text:span><text:span text:style-name="T34">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102">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102">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102">Das Fenster stand noch offen.</text:p>
      <text:p text:style-name="P102">Als es zufiel, war Dania über alle Berge.</text:p>
      <text:p text:style-name="P146"/>
      <text:h text:style-name="P426" text:outline-level="1"><text:bookmark-start text:name="__RefHeading___Toc7395_734790973"/>(Thorn – Ratssitzung, es geht um langweilige Realpolitik)<text:bookmark-end text:name="__RefHeading___Toc7395_734790973"/></text:h>
      <text:p text:style-name="P99"/>
      <text:p text:style-name="P102">Lorem Ipsum.</text:p>
      <text:p text:style-name="P99"/>
      <text:h text:style-name="Heading_20_1" text:outline-level="1"><text:bookmark-start text:name="__RefHeading___Toc7397_734790973"/><text:span text:style-name="T48">Joran – träumt von Dania, wacht auf, nennt sich selbst verliebt, </text:span><text:span text:style-name="T49">versucht zu arbeiten zum runterkommen, Experiment geht schief, Unfall, aber nicht ernsthaft verletzt</text:span><text:bookmark-end text:name="__RefHeading___Toc7397_734790973"/></text:h>
      <text:p text:style-name="P101"/>
      <text:p text:style-name="P103">Die Dunkelheit, die Joran umgab, war erdrückend. Die ganze Welt lastete auf ihm. Seine Augen standen aufgerissen, doch nichts. Das Nichts war überall, fraß sich in seine Lungen, in seine Nasenlöcher, seinen Mund, seinen Magen.</text:p>
      <text:p text:style-name="P103">Der Geruch des Nichts. Der Geschmack von Erde.</text:p>
      <text:p text:style-name="P103">Joran versuchte zu husten, doch die daran beteiligten Muskeln schienen nur das Nichts, das seine Körperbahnen füllte, hin und her zu schieben, zu drücken. Er würde sich seinen Weg durch all das Bahnen müssen, seine Freiheit erkämpfen – atmen! Nur atmen!</text:p>
      <text:p text:style-name="P103">Jorans Verstand arbeitete fieberhaft, versuchte die Situation zu umreißen. Den Zustand? War es vielleicht nur ein Modus des Seins, statt der Umgebung, die ihn in Ketten hielt? War er die Ketten?</text:p>
      <text:p text:style-name="P147">Der erste Schrei könnte die Lösung sein, wie ihn die Kinder tätigen, mit dem ein Neugeborenes sich seinen Platz in der Welt einfordert.<text:span text:style-name="T34"> Das war der erste klare Gedanke. War es bereits ein solcher Schrei? Schrie sein Verstand um Beachtung, um Beteiligung an dem, dass sie Welt nennen?</text:span></text:p>
      <text:p text:style-name="P147"><text:span text:style-name="T34">Doch an einer solchen Welt wollte er nicht beteiligt sein, er wollte nicht an seinen eigenen Ketten </text:span><text:soft-page-break/><text:span text:style-name="T34">teilhaben. </text:span>Mich selbst einsperren. Dann hat das Nichts gewonnen. Um sein zu können, muss man wollen müssen.</text:p>
      <text:p text:style-name="P103">Und auf das wollen kam es an! Sein Wille formte, füllte, erfüllte seine Glieder mit Sinn und Funktion.</text:p>
      <text:p text:style-name="P103">„Hier im Westen sind wir frei, und müssen nichts, nur funktionieren“ klang ihm durch den Kopf, von einer fremden Stimme gedacht, in einer fremden Dimension, einer ihm unbekannten Welt gesagt und aufgenommen.</text:p>
      <text:p text:style-name="P103">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47"><text:span text:style-name="T34">Dann traf eins seiner Beine, in dem unstillbaren Drang nach </text:span>vorwärts<text:span text:style-name="T34">, auf eine neue Art von Nichts. Eine ohne Widerstand.</text:span></text:p>
      <text:p text:style-name="P103">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47">Ich war keine Raupe, und ich bin kein Schmetterling – ich bin viel freier als beide je waren. Ich, Joran, bin ein vollwertiger Käfer.</text:p>
      <text:p text:style-name="P104">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48"><text:span text:style-name="T50">W</text:span><text:span text:style-name="T34">ie sie </text:span><text:span text:style-name="T50">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49"><text:span text:style-name="T34">Das heißt: nein, er wusste nur, dass er wollte. Das war viel wichtiger. Man musste wollen – </text:span>um sein zu können, muss man wollen müssen.<text:span text:style-name="T34"> Er war der Wille. Sonst – Nichts.</text:span></text:p>
      <text:p text:style-name="P113">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113">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114">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114">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50"><text:span text:style-name="T34">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34">auch als die Beine ihren Schritt nicht verlangsamten.</text:span></text:p>
      <text:p text:style-name="P150"><text:span text:style-name="T34">Er fasste sich und blickte um sich. Der Boden schien ewig weit weg. Nicht dass die Höhe ihm Angst machte, seine Flügel würden ihn schon am fallen hindern. </text:span><text:span text:style-name="T51">Als er an Dania hinaufblickte, sah er ein kurzes </text:span><text:span text:style-name="T53">blaues </text:span><text:span text:style-name="T51">Kleid, dass die Beine luftig umwirbelte. Es ließ sich in seinem Tanz von dem Antrieb des Ganges führen und schien mit dem Wind und ihrer Bewegung zu spielen...</text:span></text:p>
      <text:p text:style-name="P151"><text:span text:style-name="T34">In all dem hin und her öffnete es außerdem den Blick auf – </text:span>Uh oh. <text:span text:style-name="T34">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115">Durch das Gestrüpp der Haare wuselte er sich an ihrem Bein nach oben, nach innen, seinem Ziel entgegen. Er war zu beschäftigt, um konzentriert nach oben zu starren, kletterte einfach weiter seinem Ziel entgegen. Je weiter er nach innen kam - </text:p>
      <text:p text:style-name="P115">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52"><text:span text:style-name="T34">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34"> dachte der Teil von Joran, der verstand, formte, und schaffen wollte.</text:span></text:p>
      <text:p text:style-name="P152"><text:span text:style-name="T34">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53">Blau </text:span><text:span text:style-name="T34">erwischt zu werden, und er wusste nicht, was der Aufprall bei ihm anrichten würde. Auch mit seinen verbesserten Reflexen würde er es schwer haben, dem Kleid auszuweichen.</text:span></text:p>
      <text:p text:style-name="P152"><text:span text:style-name="T34">Er hielt inne, klammerte sich fest, und konzentrierte sich erst einmal darauf, den Anblick zu genißen, zu dem er bereits gekommen war. Der wabernde Stoff verdeckte immer noch regelmäßig das Geschlecht der Frau, er konnte jedoch </text:span><text:span text:style-name="T52">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53"><text:span text:style-name="T34">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116">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116">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116">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53"><text:span text:style-name="T34">Kurz vor seinem Ziel bestand der Boden nicht mehr aus dunkler Erde und Gras, sondern wurde von der Rückseite ihres Kleides zu Boden gedrückt. </text:span><text:span text:style-name="T53">Seine Beine, die vorhin schon die Wärme ihrer Schenkel dem kalten Boden als Untergrund vorgezogen hatten, freuten sich über den weichen Untergrund, in dem er mit jedem Schritt ein wenig einsank.</text:span></text:p>
      <text:p text:style-name="P117">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117">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117">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117">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117">Da bewegten sich die Lippen, die Danias zweiten Mund umschlossen, beugten sich zu Joran vor und küssten ihn auf den Panzer. Sie sprachen:</text:p>
      <text:p text:style-name="P155"><text:span text:style-name="T34">„Du dummer Käfer! Das </text:span><text:span text:style-name="T54">bist du geworden. Du könntest ein Mensch sein, doch das hat dir nicht gereicht. Gott wolltest du werden, und wolltest dich nach deinem Willen formen, und das passiert mit den kleinen Herzen – sie enden doch nur als Käfer.“ </text:span></text:p>
      <text:p text:style-name="P118">Sie schien zu husten, als ein weiterer, großer Schwall Blut aus ihr drang, der Joran auf die Füße spritzte. Er zuckte zurück, wofür sie ihn abermals auslachte.</text:p>
      <text:p text:style-name="P154"><text:span text:style-name="T54">„Menschen sind Tiere, hat dich das an dir gestört? </text:span><text:span text:style-name="T55">Sie sie </text:span><text:span text:style-name="T54">an, </text:span><text:span text:style-name="T55">die Vulva</text:span><text:span text:style-name="T54">: </text:span><text:span text:style-name="T55">sie </text:span><text:span text:style-name="T54">reagier</text:span><text:span text:style-name="T55">t</text:span><text:span text:style-name="T54"> nur, wenn man </text:span><text:span text:style-name="T55">sie </text:span><text:span text:style-name="T54">stupst, doch selbst stupsen ist </text:span><text:span text:style-name="T55">ih</text:span><text:span text:style-name="T54">r unmöglich. </text:span><text:span text:style-name="T55">Sie </text:span><text:span text:style-name="T54">verschling</text:span><text:span text:style-name="T55">t</text:span><text:span text:style-name="T54">, wenn </text:span><text:span text:style-name="T55">sie </text:span><text:span text:style-name="T54">jemand in </text:span><text:span text:style-name="T55">s</text:span><text:span text:style-name="T54">ich </text:span><text:span text:style-name="T55">aufnimmt</text:span><text:span text:style-name="T54">, das ist ein gefundenes Fressen.“ Sie leckte sich über die Lippen. Joran fragte sich, wo die Zunge herkam - „Was </text:span><text:span text:style-name="T55">sie </text:span><text:span text:style-name="T54">schaffen will, scheide</text:span><text:span text:style-name="T55">t sie </text:span><text:span text:style-name="T54">aus, auf dass es schreie und nach Luft schnappe; </text:span><text:span text:style-name="T55">sie ist </text:span><text:span text:style-name="T54">das tierischste, das der Mensch zu bieten hat. Selbst was </text:span><text:span text:style-name="T55">sie schafft</text:span><text:span text:style-name="T54">, ist noch purer Zufall, und gut so! Das ist Natur, das ist die Kraft, die in allem wohnt!“</text:span></text:p>
      <text:p text:style-name="P118">So sagte sie, und Joran war von der Gewalt ihrer Stimme eingeschüchtert. Er duckte sich, knickte seine dürren Beine, bis er tief und demütig vor ihr kauerte.</text:p>
      <text:p text:style-name="P118">„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56">Ewig leben – was ist falsch daran? Die Götter dürfen das, und ich Mensch bin zum sterben verurteilt? Da unterschreibe ich doch lieber den Vertrag mit der Vernunft, der mich selbst zum Gott erheben kann! <text:span text:style-name="T34">Joran streckte seine Beine so weit durch, wie es geht, er wollte größer wirken. Seine Zunge hätte er am liebsten mit hinausgestreckt – doch an einer Zunge mangelte es ihm, dem Käfer.</text:span></text:p>
      <text:p text:style-name="P156"><text:span text:style-name="T34">Da schien die Göttin traurig zu werden, und Mitleid schien die Falten zu formen, die Joran als ihre Mimik deutete. Ihre Lippen sagten: „Aber du Mensch, </text:span><text:span text:style-name="T55">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119">„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57"><text:soft-page-break/>Und ich will euch ein gutes Mahl sein, oh Göttin. Ich dränge nicht auf die Heirat, die hässliche kleine Schwester der Lust. Lieber will ich in einer Göttin aufgehen, als Käfer zu bleiben.</text:p>
      <text:p text:style-name="P120">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57"/>
      <text:p text:style-name="P121">Joran wachte auf, vollkommen verwirrt. Schnell setzte er sich auf, tastete sich ab. Er schien wieder alles zu haben, Beine, Arme, Gesicht. Mehr der Probe, als der Aussage halber, sagte er: </text:p>
      <text:p text:style-name="P121">„Ich bin in Dania verliebt.“</text:p>
      <text:p text:style-name="P158">Meine Stimme funktioniert noch, immerhin, aber hey, warum denke ich das nur?</text:p>
      <text:p text:style-name="P121">„Meine Stimme funktioniert noch, immerhin.“</text:p>
      <text:p text:style-name="P158">Naja, dass ich das sage, als müsste ich es jemandem beweisen.</text:p>
      <text:p text:style-name="P158"><text:span text:style-name="T34">Er überlegte noch einmal, was er eben gesagt und gedacht hatte – und lachte über seine eigene Dämlichkeit. Dann hörte er ein lauter Schnarchen und lachte leiser; neben ihm lag Varg, der jedoch </text:span><text:span text:style-name="T56">zum Glück nichts gehört hatte, </text:span><text:span text:style-name="T34">unbekümmert weiterschlief und sich auf die andere Seite drehte.</text:span></text:p>
      <text:p text:style-name="P158"><text:span text:style-name="T34">Natürlich, er war im Dorf, unten im Keller des Verstecks. Wo auch sonst. </text:span>In Dania garantiert nicht. Und das wird auch nie passieren. Du bist kein Käfer.</text:p>
      <text:p text:style-name="P121">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121">Andere Menschen hatten wohl beste Freundinnen, um so etwas herauszufinden. Mit denen man darüber reden konnte, wie man sich fühlte, und all diese Dinge, die er in seiner Kindheit verpasst hatte. Nicht gehabt hatte.</text:p>
      <text:p text:style-name="P121">Jetzt konnte er mit Dania über viele Dinge reden. Über viele...</text:p>
      <text:p text:style-name="P158">Darüber eher nicht, nehme ich an.<text:span text:style-name="T34"> Schon der Gedanke, das Dania zu offenbaren, machte ihm Angst – </text:span>gehört wahrscheinlich so. Was weiß ich schon über Liebe?</text:p>
      <text:p text:style-name="P122">Das machte ihm Angst. Normalerweise wusste er eigentlich immer Bescheid, und das gab ihm Sicherheit. Er sollte sich dringend mit Dingen beschäftigen, von denen er Ahnung hatte. Das würde seine Laune bestimmt heben.</text:p>
      <text:p text:style-name="P159"><text:span text:style-name="T34">Er rieb sich noch einmal über die Augen. Unmöglich, festzustellen, wie spät es war – im Keller war es so oder so stockfinster. Ein </text:span><text:span text:style-name="T56">Fenster </text:span><text:span text:style-name="T34">oder Gatter hätte am Ende noch verraten, </text:span><text:span text:style-name="T56">dass die Hütte größer war, als sie aussah. So gab es nur einen schmalen Luftschacht, der garantierte, dass sie hier unten nicht erstickten.</text:span></text:p>
      <text:p text:style-name="P160"><text:span text:style-name="T56">E</text:span><text:span text:style-name="T34">r sollte sich auf seine Borforschung konzentrieren. </text:span><text:span text:style-name="T59">Er pustete </text:span><text:span text:style-name="T34">einen Schluck Sonnenblumenbor; das würde ihm helfen, in der Dunkelheit zu sehen. So musste er kein Licht anmachen und </text:span><text:span text:style-name="T59">Varg</text:span><text:span text:style-name="T34">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60"><text:span text:style-name="T34">Er hatte einige neue Chemikalien reinbekommen, und hatte vor, ein wenig mit ihnen zu experimentieren. </text:span><text:span text:style-name="T57">Er hatte ein wenig Angst davor, Schwefel zu verwenden – es war viel zu reaktiv und würde sicher bestenfalls chaotische Auswirkungen haben, wenn man es mit Bor mischen würde.</text:span></text:p>
      <text:p text:style-name="P123">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123">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124">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62"/>
      <text:h text:style-name="P427" text:outline-level="1"><text:bookmark-start text:name="__RefHeading___Toc7399_734790973"/>Varg – wacht davon auf, die beiden haben ein Gespräch über Wissenschaft, dann Religion, dann Dania<text:bookmark-end text:name="__RefHeading___Toc7399_734790973"/></text:h>
      <text:p text:style-name="P161"/>
      <text:p text:style-name="P161"><text:span text:style-name="T34">Ein riesiger Lichtblitz. Ein lauter Knall, als sich elektrische Ladung ihren Weg durch alle Leiter in der Umgebung machte. </text:span><text:span text:style-name="T59">Allen</text:span><text:span text:style-name="T34"> standen mit einem Schlag die Haare zu Berge. </text:span><text:span text:style-name="T58">Der Wombat in der Ecke stieß einen kehligen Schrei aus.</text:span><text:span text:style-name="T34"> Varg </text:span><text:span text:style-name="T58">stand von einem Moment auf den anderen im Raum, Schwert in der Hand – und keiner sah etwas, da der Blitz so schnell wieder weg war, wie er gekommen war.</text:span></text:p>
      <text:p text:style-name="P125">„Was ist los? Angriff? Joran?“ Varg schaltete schnell.</text:p>
      <text:p text:style-name="P161"><text:span text:style-name="T58">„Nein, beruhige dich. Experiment doof gelaufen.“ Joran</text:span><text:span text:style-name="T59">s Stimme kam von irgendwo aus dem stockdüsteren Zimmer</text:span><text:span text:style-name="T58">. „Licht wäre jetzt gut... beweg dich nicht, ich mach schon.“ </text:span><text:span text:style-name="T59">Kurze Zeit und ein rätselhaftes Klirren später flammte eine Kerze auf und erhellte die Szenerie.</text:span><text:span text:style-name="T58"> „Verdammt, ich bin in Bor getreten...“</text:span></text:p>
      <text:p text:style-name="P126">Varg legte das Schwert <text:span text:style-name="T245">zurück </text:span>auf den Boden. „Du verdammter Idiot, was war das denn?“ er sah zu dem Wombat in der Ecke, der verschreckt in seinem Käfig kauerte, aber offensichtlich atmete, wenn auch ungewöhnlich schnell. Er winselte.</text:p>
      <text:p text:style-name="P126">Joran wischte sich Schweiß von der Stirn. „Immerhin, es geht allen gut.“</text:p>
      <text:p text:style-name="P127">Varg machte sich daran, die Scherben der Kanne Bor einzusammeln, die Joran bei dem Schock fallen gelassen hatte. „Wenn hier seltener alles zu Bruch gehen würde, müsste ich seltener meine Tarnung riskieren, um Laborgeräte zu transportieren.“</text:p>
      <text:p text:style-name="P165"><text:span text:style-name="T155">„</text:span><text:span text:style-name="T156">Das ganze war nur, weil das Nachtsichtbor plötzlich seine Wirkung verloren hat... w</text:span><text:span text:style-name="T155">arum aber ist die Mischung gleich hochgegangen? Ich habe es doch noch gar nicht verpustet?“</text:span></text:p>
      <text:p text:style-name="P166"><text:span text:style-name="T152">Varg war ziemlich sauer. Geweckt worden zu sein machte es nicht besser. </text:span><text:span text:style-name="T155">„</text:span><text:span text:style-name="T152">Sag bloß, du willst das direkt im nächsten Experiment rausfinden. Du und deine dummen Experimente. Was bringt das überhaupt? Du und deine Spielereien...“</text:span></text:p>
      <text:p text:style-name="P128">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128">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128">„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66"><text:span text:style-name="T152">Varg hatte nun alle Scherben beisammen. „Du hast ja Recht, bei J'zharr. </text:span><text:span text:style-name="T157">Ich verstehe deinen </text:span><text:soft-page-break/><text:span text:style-name="T157">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129">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129">„Aber es ist gut, an J‘zharr zu glauben! Dadurch ist man gut zu den Menschen, und die Gesellschaft funktioniert… J‘zharrs Regeln und Gebote halten doch alles am laufen!“</text:p>
      <text:p text:style-name="P129">„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246">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129">„<text:span text:style-name="T246">Wer weiß, wenn nur genügend Leute J‘zharrs Gesetze befolgen würden, würde es ihnen sicher besser gehen.“ Varg klammerte sich an die Lehrsätze, die sie im Orden den ganzen Tag zu hören bekam – zumindest die wenigen, an die er sich noch erinnerte.</text:span></text:p>
      <text:p text:style-name="P129">„<text:span text:style-name="T246">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129">„<text:span text:style-name="T247">Aber was sie tun ist falsch! Sie beleidigen damit J‘zharr! All die Unzucht, die durch Lagon strömt – der Orden ist doch der einzige, der sich dagegen auflehnt! Und wir arbeiten mit Nutten, sogar Zuhältern zusammen...“</text:span></text:p>
      <text:p text:style-name="P163">Und wir arbeiten nicht nur zusammen, sie korrumpieren uns auch,<text:span text:style-name="T34"> dachte Varg bitter. Dania hatte das schlechteste aus ihm herausgeholt, und nun bekam er es nicht mehr dorthin zurück.</text:span></text:p>
      <text:p text:style-name="P130">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130">Etwas in Varg zog sich zusammen. „Aber die Sitten hat sie nicht abgelegt… du weißt doch, wie schamlos sie ist. Ich glaube, sie will das auch heute noch.“</text:p>
      <text:p text:style-name="P130">„Was, Sex?“</text:p>
      <text:p text:style-name="P130">Varg krümmte sich beim Klang dieses Wortes. „Ähhh, wenn du das so...“</text:p>
      <text:p text:style-name="P130">Joran lachte. „Und du bist nie auf die Idee gekommen, das Sex ihr vielleicht einfach Spaß macht? Das ist doch nicht das Problem an Prostitution! Verheiratete machen das doch auch.“</text:p>
      <text:p text:style-name="P164">Dieser ruchlose kleine…<text:span text:style-name="T34"> Varg verbat sich, den Fluch zu Ende zu denken. „Bei Verheirateten ist das doch etwas ganz anderes! Wenn das von J‘zharr gesegnet ist…“</text:span></text:p>
      <text:p text:style-name="P131">„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64">Leichter. So kann man es auch ausdrücken.<text:span text:style-name="T34"> Varg war verwirrt und angeekelt und dann war da noch dieses andere Gefühl… weswegen der Ekel umso stärker wurde. Er hievte den Ekel hoch wie einen Schutzschild.</text:span></text:p>
      <text:p text:style-name="P131">„Eines Tages kann sie so etwas sicher wieder besser erleben… dann macht es ihr vielleicht auch Spaß. Ich hoffe glatt...“ Joran hielt inne.</text:p>
      <text:p text:style-name="P131"><text:soft-page-break/>Varg schluckte. „Was hoffst du?“</text:p>
      <text:p text:style-name="P131">Joran blickte kurz ins Leere, fing sich wieder. „Ich hoffe, dass du das eines Tages auch kannst.“</text:p>
      <text:p text:style-name="P131"/>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31"/>
      <text:p text:style-name="P167">Sich in seinem Büro zu treffen war undenkbar, doch Marcin hatte genug Schlupfwinkel in seinen Bezirken. Thorn war unangenehm, dass er sich dafür bewegen musste – doch lieber machte er eine <text:span text:style-name="T248">Spazierfahrt </text:span>durch den siebten Bezirk, als dass ein Ehrbarer Dieb und eine Prostituierte in seinen Räumlichkeiten gesehen wurden.</text:p>
      <text:p text:style-name="P169">Es war auch nicht schlecht mal wieder die Stadt zu sehen; immerhin würde er sie einmal regieren müssen, und da war es nur gut, wenn er so oft wie möglich frische Luft bekam.</text:p>
      <text:p text:style-name="P258">Wenn man sie nur frisch nennen könnte. Joran löst hoffentlich auch dieses Problem eines Tages - <text:span text:style-name="T34">Doch bis eine solche Lösung legal wäre, hatte Thorn noch einiges zu tun.</text:span></text:p>
      <text:p text:style-name="P170">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70">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259">Nur wegen meiner bunten Mischung war ich in der Lage, Hakun aus dem Weg zu räumen und den achten Bezirk zum prosperieren zu bringen. Ich darf nie vergessen, dass man am besten einen großen Werkzeugkoffer mitbringt, wenn man nicht weiß, was einen erwartet.</text:p>
      <text:p text:style-name="P260"><text:span text:style-name="T34">Zufrieden mit sich selbst blickte er aus der Kutsche nach draußen. Die Hütten des siebten Bezirks, der unter seinem Einfluss stand, waren zwar nicht besonders ansehnlich, </text:span><text:span text:style-name="T60">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71">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61"><text:span text:style-name="T34">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61">Er verließ die Kutsche, hinterließ der Fahrerin ein großzügiges Trinkgeld und ging die letzten beiden Straßen zu Fuß.</text:span></text:p>
      <text:p text:style-name="P172"><text:soft-page-break/>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72">Als Thorn die Tür öffnete, blickte er auf. Seine Hand wanderte sofort unter seinen Mantel, entspannte sich aber, als er Thorn erkannte. Thorn schloss die Tür hinter sich und deutete mit dem Kopf zu Dania. „Weck sie.“</text:p>
      <text:p text:style-name="P172">Marcin trat mit dem Stiefel unten gegen das Sofa. Dania hatte nicht fest geschlafen und war sofort wach.</text:p>
      <text:p text:style-name="P172">„Hm, gibt es etwas zu tun? Schande.“ sie gähnte und setzte sich auf.</text:p>
      <text:p text:style-name="P262"><text:span text:style-name="T34">Thorn trat an den Tisch und blickte auf die Papiere, die auf ihm ausgebreitet lagen. </text:span><text:span text:style-name="T62">Neben ihnen lag ein längliches… Stück Holz?</text:span></text:p>
      <text:p text:style-name="P173">„Was ist das denn?“ fragte Thorn und griff nach dem Holz. Es prustete aus Dania heraus. Thorn blickte sie verwundert an, hob es hoch, und roch daran. Er verzog das Gesicht.</text:p>
      <text:p text:style-name="P174">Beim Anblick von Thorns Gesichtsausdruck musste sogar Marcin lachen, während Dania sich gar nicht mehr einkriegte. Thorn legte es schnell wieder weg, und suchte nach etwas, um sich die Hände abzuwischen.</text:p>
      <text:p text:style-name="P174">„Das, mein lieber Thorn, ist ein Dildo.“, sagte Marcin zwischen zwei Lachern. „Und er ist die Lösung für eins unserer Probleme.“ mit diesen Worten erinnerte er sich an seine sonstige Ernsthaftigkeit und wurde wieder so grimmig wie sonst.</text:p>
      <text:p text:style-name="P174">Thorn wischte seine Hände angewidert am Stoff des Sofas ab. „Was wollt ihr bitte mit dem Ding? Ist das Wombatscheiße oder wie? Ist das wichtig für unser Bor?“</text:p>
      <text:p text:style-name="P174">Dania konnte nicht mehr und hielt sich den Bauch, während Marcin Thorn erklärte, wofür ein Dildo benutzt wurde. </text:p>
      <text:p text:style-name="P175">Noch weiter konnte Thorn sein Gesicht gar nicht verziehen. „Welcher verdammten Schwuchtel habt ihr dieses Ding abgenommen? Wollt ihr mich damit ärgern? Wollt ihr mich damit in eine von diesen abartigen…. Perversen verwandeln?“</text:p>
      <text:p text:style-name="P175">„Nein“, sagte Marcin, „viel besser. Wir sichern uns damit der Unterstützung der Miliz. Wir haben damit endlich das Militär in der Hand, zumindest teilweise.“</text:p>
      <text:p text:style-name="P175">Thorn schaute hoch. „Was? Eine Schwuchtel bei der Miliz? Ich hoffe, die war nicht in meiner Einheit.“</text:p>
      <text:p text:style-name="P175">„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75">Dania lachte. „Ich kann ja nicht mal lesen, da habe ich wohl aus reinem Zufall die richtigen Briefe erwischt. Hätte nie gedacht, dass ein paar Buchstaben einem so viel Macht über einen Menschen geben können!“</text:p>
      <text:p text:style-name="P263"><text:span text:style-name="T34">Thorn runzelte die Stirn. </text:span>Dieses Mädchen weiß definitiv zu viel über mich. Und sie wird langsam gefährlicher… ich hoffe, sie versteht nie die Tragweite solcher Aussagen. <text:span text:style-name="T34">Er hob die Zeichnung auf. „Hm, den Typen habe ich noch nie gesehen. Aber das Bild ist gut gemacht. Der Zeichner war talentiert.“</text:span></text:p>
      <text:p text:style-name="P263"><text:span text:style-name="T34">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text:span><text:soft-page-break/><text:span text:style-name="T34">ziehen gebrauchen… und vielleicht eine eigene Hütte hier im Bezirk. Kriegst du nicht auch mehr Geld, seit wir dich in den Rat gebracht haben?“</text:span></text:p>
      <text:p text:style-name="P263">Verdammt<text:span text:style-name="T34">, dachte Thorn. </text:span>Seit wann ist dieses Gör klug genug, sich solche Argumente einfallen zu lassen?<text:span text:style-name="T34"> Er schnaubte. </text:span>Nun, immerhin benutzt sie Worte gegenüber mir. Sie scheint meine Autorität also nicht in Frage zu stellen. Ich sollte dafür sorgen, dass das auch so bleibt. So unwahrscheinlich es ist, ich brauche dieses Wrack von einem Mädchen.</text:p>
      <text:p text:style-name="P263"><text:span text:style-name="T34">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63">also versprich dir nicht zu viel. Eine Hütte fällt auch nicht vom Himmel, und in den Baracken, die Arghan für seine Arbeiter hochzieht, willst du nicht wohnen… glaub mir.“</text:span></text:p>
      <text:p text:style-name="P176">Marcin hustete. Thorn hörte sofort, dass es nicht war, weil Marcin krank gewesen wäre. „Ja, Marcin, auch du hast dir eine Budgeterhöhung redlich verdient. Zwei Bezirke <text:span text:style-name="T261">reichen dir wohl nicht als Geldquelle</text:span>? <text:span text:style-name="T261">Aber du hast dir für deine Dienste definitiv deinen Lohn verdient.</text:span> Ich kümmer mich d<text:span text:style-name="T261">a</text:span>rum.“</text:p>
      <text:p text:style-name="P176">Er schnaubte. „Aber nun zu wichtigerem. Wenn wir erst die Unterstützung von Hauptmann Dragan und seiner Miliz haben, trennt uns nichts mehr vom Patrizier. Dania, dein nächster Auftrag wird anspruchsvoller, als was du bisher gemacht hast...“</text:p>
      <text:p text:style-name="P177">Dania blickte interessiert auf. „Ich liebe Herausforderungen.“</text:p>
      <text:p text:style-name="P177"/>
      <text:h text:style-name="Heading_20_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76"/>
      <text:p text:style-name="P178">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64">Dragan.<text:span text:style-name="T34"> Wie ein Blitz durchfuhr der Name Marcins Gehirn. </text:span><text:span text:style-name="T249">Was zur Hölle habe ich getan? Ihn ausgerechnet Thorn zum Fraß vorwerfen? Der wildesten Bestie Lagons?</text:span><text:span text:style-name="T64"> Ihm wurde etwas übel, doch ablenken tat ihn das nicht.</text:span></text:p>
      <text:p text:style-name="P265"><text:span text:style-name="T34">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34"> Marcin konnte nicht anders als unwillkürlich schmunzeln, was aber schnell wieder verging.</text:span></text:p>
      <text:p text:style-name="P179">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79">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65">Man geht ein Ziel niemals nur auf eine Weise an. Aber war die Wahl meiner Mittel weise?</text:p>
      <text:p text:style-name="P179">Ein solches Risiko war Marcin noch nie eingegangen. Und nicht nur Dragan, auch Thorn war in seinem Spiel ein beinahe unberechenbarer Faktor. Wenn nur einer der beiden nicht knallhart auf sei<text:soft-page-break/>nen Vorteil bedacht seine Rolle durchzog, ging Marcins Strategie nicht mehr auf.</text:p>
      <text:p text:style-name="P265">Und Männer wie sie neigen zu Irrationalitäten. Ich habe oft genug erlebt, wie schwach Männer im Angesicht solcher Einsätze werden, wie schlecht sie spielen, wenn so viel im Pott ist – hoffen wir, dass zwei derart große Männer nicht den Kopf verlieren.</text:p>
      <text:p text:style-name="P179">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65">Dragan fallenzulassen liegt aber so wenig in seinem Interesse – wenn er das Patriziat wirklich will, ist er nicht so dumm, seinem Hass freien Lauf zu lassen.</text:p>
      <text:p text:style-name="P179">Als die Kutsche über eine holprige Bodenwelle fuhr, schlug ihm Danias müder Kopf gegen die Schulter. Sie erwachte sofort und etwas unsanft, rieb sich den Schädel und fragte: „Sind wir schon im ersten Bezirk?“</text:p>
      <text:p text:style-name="P265"><text:span text:style-name="T34">Marcin verneinte, woraufhin </text:span><text:span text:style-name="T65">sie sich wieder an ihn lehnte und ohne ein weiteres Wort wieder einschlief. Er wunderte sich kurz, wie kaputt ihr Schlafrhythmus war. </text:span><text:span text:style-name="T250">Brocken kann ein Leben ganz schön durcheinanderbringen. Ein Wunder, dass sie noch nie während einer Mission plötzlich eingeschlafen ist.</text:span></text:p>
      <text:p text:style-name="P266"><text:span text:style-name="T34">Schon schweiften seine Gedanken wieder ab. </text:span><text:span text:style-name="T251">Vielleicht, wenn wir eines Tages mal auf derselben Seite stehen,</text:span><text:span text:style-name="T66"> </text:span><text:span text:style-name="T34">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80">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80">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254">bei dieser Regel zu bleiben</text:span>. Marcin hoffte nur, dass er sich in diesem Fall nicht verkalkuliert hatte.</text:p>
      <text:p text:style-name="P180">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259">aber so gut wie nie bei Tageslicht</text:span>, <text:span text:style-name="T259">und </text:span>ganz würde er sich wohl nie daran gewöhnen. <text:span text:style-name="T259">D</text:span>irekt nach dem Elend des siebten Bezirks war der Kontrast beeindruckend.</text:p>
      <text:p text:style-name="P180">Sein Staunen stand aber in keinem Vergleich zu Danias. <text:span text:style-name="T252">Sie war die Idylle des ersten Bezirks noch viel weniger gewohnt. Selbst im elften Bezirk, wo sie immerhin viel Zeit verbrachte und das Chaos der Großstadt sich selten hin verirrte, lag immer ein Hauch von Armut, Argwohn und Verwesung in der Luft.</text:span></text:p>
      <text:p text:style-name="P181">Hier säumten sich Hecken und Gärten die breiten und ordentlichen Straßen entlang, <text:span text:style-name="T253">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82">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254">und deren Uniformen blitzblank waren und wie angegossen saßen</text:span>, störten die Szenerie, und die Kinder, die von ihren Müttern über die Gehwege gezerrt wurden, hatten keine Angst vor <text:soft-page-break/>ihnen. Die Soldaten waren darauf trainiert, immer zu lächeln, und alle vorbeikommenden nett zu grüßen, auch wenn es von diesen niemals erwidert wurde.</text:p>
      <text:p text:style-name="P182">Während Dania sich noch wunderte, dass es hier Wege gab, auf denen Fußgänger vor Kutschen sicher waren, versuchte Marcin, keine Aufmerksamkeit zu erregen und ging weiter.</text:p>
      <text:p text:style-name="P267">Immerhin habe ich meine Diebesmütze nicht auf. So gehen wir mit etwas Glück als Angestellte einer reichen Persönlichkeit durch.</text:p>
      <text:p text:style-name="P182">Dania kam ihm bald hinterher, und sie gingen in Richtung der Patriziervilla. Ihr Auftrag war, sie auszukundschaften, und einen Eindruck von ihr zu bekommen.</text:p>
      <text:p text:style-name="P183">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255">f</text:span>en, wie es die Karte versprach.</text:p>
      <text:p text:style-name="P184">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68">Hier unbemerkt ein paar Eindrücke zu sammeln, wird nicht einfach.<text:span text:style-name="T34"> Marcin fluchte.</text:span></text:p>
      <text:p text:style-name="P184">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68"><text:span text:style-name="T34">„Dania, wir brauchen einen Plan. Hast du Pulver, mit dem man hoch springen kann? </text:span><text:span text:style-name="T67">Und ein Vergissmich wäre noch praktisch, für den Rückweg. </text:span><text:span text:style-name="T34">Vielleicht muss ich über den Zaun“, raunte er ihr zu. Wortlos reichte sie </text:span><text:span text:style-name="T67">ihm zwei </text:span><text:span text:style-name="T34">Döschen, nach dem sie sich davon überzeugt hatte, dass niemand sie b</text:span><text:span text:style-name="T67">e</text:span><text:span text:style-name="T34">obachtete. </text:span><text:span text:style-name="T67">Marcin schraubte sie kurz auf, um sich ihres Inhalts zu vergewissern. „Nun gut. Du weißt, wie du die Wachen ablenkst?“</text:span></text:p>
      <text:p text:style-name="P185">Dania grinste breit. „Das werde ich nie verlernen. <text:span text:style-name="T259">Da kann man sich so viel herausnehmen</text:span>.“</text:p>
      <text:p text:style-name="P185">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85">„Selbstverständlich, Boss.“</text:p>
      <text:p text:style-name="P269"><text:span text:style-name="T34">„</text:span><text:span text:style-name="T70">Du musst nicht auf mich warten.“ </text:span><text:span text:style-name="T34">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68">Er war etwas nervös, weil er die Pulver noch nie verwendet hatte, und dann ausgerechnet in einer solchen riskanten Situation – doch er hatte Dania tausendmal dabei beobachtet und war gewohnt, derartige Risiken einzugehen.</text:span></text:p>
      <text:p text:style-name="P186">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86">Von der Menge, die er aus der Dose nahm, verschüttete er erst einmal die Hälfte, bis er es schaffte, den Finger ruhig zu halten und noch einmal nachzulegen. Dann blies er und spürte sofort, wie die Luft um ihn leichter wurde.</text:p>
      <text:p text:style-name="P270"><text:span text:style-name="T34">Er hatte in der Tat ein bisschen zu viel gewählt, und flog mit einer Armlänge unter sich über den </text:span><text:soft-page-break/><text:span text:style-name="T34">Zaun. Gegen das Fallen half das Pulver leider nicht, und als er sich abrollen wollte, krachte ihm der Rasen schmerzhaft entgegen. Marcin verkniff sich jeden Laut, rollte in die Hocke und versuchte, mit einem Blick wahrzunehmen, ob </text:span><text:span text:style-name="T69">ihn jemand gesehen hatte – doch die Fläche vor der Villa war ansonsten leer, und niemand schien aus dem Fenster zu sehen.</text:span></text:p>
      <text:p text:style-name="P187">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87">Marcin wusste, dass das nicht reichte. Mut und Beobachtungsgabe waren viel wichtiger. Vor allem angesichts der Fallen, die er bereits auf den ersten Blick erkennen konnte. Er presste sich in den Schatten einer Hecke und ließ sich Zeit zur Beobachtung.</text:p>
      <text:p text:style-name="P187">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71">Der Weg also.<text:span text:style-name="T34">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88">Noch schien Dania die beiden Wachen abzulenken, also würden sie den Weg nicht im Blick haben. Er beschloss, aufrecht und zügig zu gehen, wie als würde er hierher gehören; flüchtige Blicke würden sich nicht unbedingt wundern.</text:p>
      <text:p text:style-name="P272"><text:span text:style-name="T34">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71">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73">Was weiß ich, welche Fallen ich von hier aus nicht einmal wahrnehme.</text:p>
      <text:p text:style-name="P189">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89">Endlich war er an den Treppen angekommen und ließ sich in ihren Schatten sinken, lehnte sich an das Geländer. Durch die relative Dunkelheit und den kühlen Marmor beruhigte er sich sofort. Er gönnte sich noch eine kurze Verschnaufpause und sah zum Tor.</text:p>
      <text:p text:style-name="P273">Dania hat sich aus dem Staub gemacht. Cleveres Mädchen.</text:p>
      <text:p text:style-name="P274"><text:span text:style-name="T34">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73">Verkleidung</text:span><text:span text:style-name="T34"> am besten versorgt, da lohnte es sich vielmehr, den Lieferanteneingang zu finden. Er stahl sich wieder aus dem Schatten des Marmors, und diesmal hetzte er ohne zu zögern aus dem Sichtfeld um die Ecke.</text:span></text:p>
      <text:p text:style-name="P190">Der Garten ging auch an der Seite des Hauses weiter, wenn auch weniger schmuckvoll, da dies nicht die Schokoladenseite des Anwesens war. Die Luft war rein, es war niemand zu sehen, als Marcin sich voranschlich.</text:p>
      <text:p text:style-name="P190">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91">Der Käfig passte überhaupt nicht in die Ästhetik des restlichen Gebäudes, doch Marcin musste den Einfallsreichtum bewundern. Hier würde niemand ungesehen und unkontrolliert durchkommen. </text:p>
      <text:p text:style-name="P275"><text:soft-page-break/><text:span text:style-name="T34">Jedenfalls niemand, der sich nicht auf Bormagie verstand </text:span><text:span text:style-name="T72">oder gute Kontakte hatte</text:span><text:span text:style-name="T34">. </text:span><text:span text:style-name="T72">In Marcins Kopf formte sich natürlich bereits ein Plan. Für die Einzelheiten müsste Joran noch einmal seine Zutatenliste durchgehen, aber Marcin war sich sicher, dass sie etwas finden würden.</text:span></text:p>
      <text:p text:style-name="P192">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76"><text:span text:style-name="T34">Er hatte Glück – er musste nicht im Garten übernachten. Auch wenn es gefühlte Stunden dauerte, </text:span><text:span text:style-name="T74">und die Sonne bereits sehr tief stand,</text:span><text:span text:style-name="T34"> bis endlich eine Kutsche auftauchte, die wohl frische Zutaten für das Abendessen brachte. </text:span><text:span text:style-name="T80">Auf ihr prangte ein riesiges Logo mit der Aufschrift „Forthumpton &amp; Sohn“.</text:span><text:span text:style-name="T34"> Noch bevor sie angehalten hatte, hatte Marcin sich </text:span><text:span text:style-name="T80">den </text:span><text:span text:style-name="T34">Namen </text:span><text:span text:style-name="T80">bereits </text:span><text:span text:style-name="T34">eingeprägt.</text:span></text:p>
      <text:p text:style-name="P192">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261">Jüngeren</text:span> anwies, Pakete aus dem Wagen in das Gebäude zu tragen.</text:p>
      <text:p text:style-name="P276"><text:span text:style-name="T34">Die Soldaten stoppten ihn jedoch, und bekamen Ausweispapiere ausgehändigt. Der Offizier nahm sie und trug sie nach hinten, wo ein anderer Soldat mit einer Liste stand. Sie glichen die Namen ab, der Offizier nickte, brachte dem Lieferanten die Papiere </text:span><text:span text:style-name="T73">zurück, und die beiden begannen, ihre Pakete zu schleppen.</text:span></text:p>
      <text:p text:style-name="P277"><text:span text:style-name="T34">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93">Nachdem sie ein knappes Dutzend Pakete geschleppt hatten, verabschiedeten sie sich und stiegen wieder in die Kutsche. Die Soldaten verriegelten das Tor wieder, und alles konnte wieder den gewohnten Gang gehen.</text:p>
      <text:p text:style-name="P194">Marcin hatte genug gesehen. Es war Zeit, zu verschwinden. Er entschied sich, es beim Haupteingang zu versuchen und näherte sich dem vorderen Garten.</text:p>
      <text:p text:style-name="P278"><text:span text:style-name="T34">Als er wenige Meter vor der Ecke war, hörte er plötzlich Schritte. Marcin erstarrte, als ein Gärtner um die Ecke bog, grasfleckige </text:span><text:span text:style-name="T74">Uniform</text:span><text:span text:style-name="T34">, eine riesige Heckenschere in der Hand.</text:span></text:p>
      <text:p text:style-name="P194">Auch der Gärtner war ziemlich perplex, hier jemanden anzutreffen. „Entschuldigung, was machen Sie hier, wenn ich fragen darf?“</text:p>
      <text:p text:style-name="P195">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78"><text:span text:style-name="T34">Marcin handelte, ohne zu denken. Mit einem beherzten Sprung nach vorne ergriff er die Gartenschere. Die andere Hand packte den Gärtner am Hals. </text:span><text:span text:style-name="T74">Der Gärtner</text:span><text:span text:style-name="T34"> versuchte zu schreien, doch der Druck von Marcins im Würgen geübten Fingern ließ das nicht zu.</text:span></text:p>
      <text:p text:style-name="P278">Ein Arbeitsunfall, richtig. Wer lässt hier denn auch so fahrlässig die ganzen Fallen herumliegen?<text:span text:style-name="T34"> Marcin kicherte, entwand ihm mit einer ruckartigen Bewegung die Gartenschere und ließ sie fallen. Dann packte er den Gärtner, zog ihn noch ein paar Meter nach hinten und warf ihn in die Fallen neben der Hecke.</text:span></text:p>
      <text:p text:style-name="P278"><text:span text:style-name="T34">Was die Bärenfallen mit ihm anstellten, war nicht schön mit anzusehen. Viel beunruhigender war jedoch der durchdringende Ton, der plötzlich die Luft erfüllte, wie von einer Trompete. Die Fallen waren wohl mit einer </text:span><text:span text:style-name="T74">Luftbetriebenen Alarmanlage verbunden.</text:span></text:p>
      <text:p text:style-name="P195">Marcin fluchte. Blitzschnell musste er ein Versteck finden. An der Hausseite waren nur die Hecken zu sehen, hier konnte er sich nicht verstecken; er erinnerte sich an das Geländer und sprintete um die Hausecke.</text:p>
      <text:p text:style-name="P195">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95"><text:soft-page-break/>Marcin nutzte ihren toten Winkel, um in ihrem Rücken über den langen Weg zum Haupttor zu sprinten. In ihrer Eile hatten die Wachen es offen gelassen. </text:p>
      <text:p text:style-name="P279">Das Glück hat mich also nicht vollends verlassen.</text:p>
      <text:p text:style-name="P195">Marcin schlüpfte hindurch und normalisierte sofort seinen Gang. Lässig schob er die Hände in die Tasche, während er in zügigem Tempo die Straßenseite wechselte.</text:p>
      <text:p text:style-name="P279">Da wird wohl jemand einen neuen Gärtner brauchen.<text:span text:style-name="T34"> Marcin hatte sich auch den Namen der Firma auf der Uniform des Gärtners gemerkt, und freute sich, dass er mehrere Optionen hatte.</text:span></text:p>
      <text:p text:style-name="P195">Er beschloss, Dragan einen Besuch abzustatten.</text:p>
      <text:p text:style-name="P195"/>
      <text:h text:style-name="Heading_20_1" text:outline-level="1"><text:bookmark-start text:name="__RefHeading___Toc7827_585638094"/><text:span text:style-name="T49">Dragan – kriegt einen Besuch von Marcin, bei dem dieser ihn auffordert, </text:span><text:span text:style-name="T76">Namen</text:span><text:span text:style-name="T74"> in die Lieferantenliste einzutragen; Erpressung</text:span><text:bookmark-end text:name="__RefHeading___Toc7827_585638094"/></text:h>
      <text:p text:style-name="P195"/>
      <text:p text:style-name="P196">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96">Dragan fühlte sich in seinen eigenen vier Wänden zunehmend unsicher; die Zeiten wurden schließlich auch unsicherer. Dragan war mit Sicherheit beauftragt, von allen Leuten musste er das am besten wissen.</text:p>
      <text:p text:style-name="P280">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96">Er schnaubte, und entschied sich, die Tür zu öffnen. Seine Paranoia wurde langsam lächerlich. Er ging zur Haustür und beantwortete das Klopfen, indem er die Klinke betätigte.</text:p>
      <text:p text:style-name="P196">„Marcin?“ Dragan verfluchte sich selbst dafür, nur einen Bademantel zu tragen. Was sollte er von ihm denken?</text:p>
      <text:p text:style-name="P280">Was Marcin von mir denkt ist mir sowieso völlig unklar.<text:span text:style-name="T34"> Es freute ihn, dass er wieder auftauchte – immerhin hatte er bei ihrem letzten Date versucht, ihn zu töten.</text:span></text:p>
      <text:p text:style-name="P196">Wie räumte man so etwas aus dem Weg? Passierte Dieben das vielleicht öfter? Hatte er sich damals eigentlich entschuldigt? Dragans Gedanken fuhren Achterbahn.</text:p>
      <text:p text:style-name="P196">Marcin drängte sich an ihm vorbei ins Haus hinein, bevor er etwas herausbrachte.</text:p>
      <text:p text:style-name="P196">Dragan fluchte innerlich. Er wusste nicht, was er sagen sollte. Alles was er am Ende herausbrachte, war: „Ist dir jemand gefolgt? Du weißt, welche Risiken auf mir lasten.“ und sofort wollte er sich selbst ohrfeigen.</text:p>
      <text:p text:style-name="P280">Vorwürfe sind sicher das letzte, was er von mir hören will.</text:p>
      <text:p text:style-name="P196">Marcin blieb stehen, und sprach, ohne sich zu ihm umzudrehen, mit fast gleichgültiger Stimme: „Ich bin nicht deswegen hier.“ er senkte den Kopf leicht. „Auch wenn absolute Geheimhaltung natürlich auch deswegen wichtig ist.“</text:p>
      <text:p text:style-name="P196">Dragan stockte. Was auch immer Marcin sonst meinen konnte, konnte nur sehr viel unangenehmer sein.</text:p>
      <text:p text:style-name="P280"><text:span text:style-name="T34">„Ich brauche viel mehr einen Gefallen von dir.“ </text:span><text:span text:style-name="T75">Marcin ging vor ins Wohnzimmer, sah Wein und ein Glas auf dem Tisch stehen und goss es sich ein.</text:span></text:p>
      <text:p text:style-name="P197">„Einen Gefallen? Du meinst doch nicht so einen… wie letztes Mal?“ Dragan schluckte. Und entschied sich dagegen, sich auch ein Glas zu holen. Es sah so aus, als würde er einen klaren Kopf brauchen.</text:p>
      <text:p text:style-name="P281"><text:span text:style-name="T75">M</text:span><text:span text:style-name="T34">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79">Darauf, dass wir im</text:span><text:span text:style-name="T34"> selben Boot </text:span><text:span text:style-name="T79">sitzen</text:span><text:span text:style-name="T34">.“</text:span></text:p>
      <text:p text:style-name="P198"><text:soft-page-break/>Dragan starrte ihn an. Das Glas würdigte er keines Blickes.</text:p>
      <text:p text:style-name="P281">Dieser verdammte… Dieb will mich wohl verarschen.<text:span text:style-name="T34"> Er schluckte. </text:span>Ob er mich von Anfang an nur benutzen wollte? Ich hätte niemals so leichtfertig mit meinen Geheimnissen umgehen sollen.</text:p>
      <text:p text:style-name="P281"><text:span text:style-name="T34">„Einen Teufel werde ich tun. Du benutzt mich nicht. </text:span><text:span text:style-name="T77">Ich werde </text:span><text:span text:style-name="T79">gefährlichen Kriminellen </text:span><text:span text:style-name="T77">den ehrbaren Dieben sicher keinen Zutritt zum Anwesen des Patriziers geben. </text:span><text:span text:style-name="T79">Ich bin Sicherheitschef. Das ist nicht, was Sicherheitschefs tun. Wir schützen Leute.</text:span><text:span text:style-name="T77">“</text:span></text:p>
      <text:p text:style-name="P282"><text:span text:style-name="T34">Marcin seufzte. „Ich wollte das nicht tun. Aber du lässt mir keine Wahl.“ Langsam kippte er das Glas zur Seite, bis der Wein fast herauslief. „Mein Auftraggeber hat Beweise, dass du mit Männern… Briefe, und dir ist vielleicht aufgefallen, dass di</text:span><text:span text:style-name="T78">r</text:span><text:span text:style-name="T34"> dein Spielzeug abhanden gekommen ist.“</text:span></text:p>
      <text:p text:style-name="P199">Dragan verengte die Augen und merkte, dass er unwillentlich immer röter wurde – vor Scham und Wut gleichermaßen.</text:p>
      <text:p text:style-name="P199">Marcin erwiderte den Blick, ohne mit den Wimpern zu zucken. „Du hast keine Wahl. Ich auch nicht. Ich überbringe nur die Botschaft. Also handle rational und rette deinen Arsch.“</text:p>
      <text:p text:style-name="P199">Dragan zuckte es in den Gliedern. Er wollte diesen Mann zerbrechen, jedes einzelne seiner Glieder knacken wie einen dünnen Zweig. Er überlegte, wo er eine Waffe versteckt hatte, doch ihm war klar, dass er das nicht tun konnte. <text:span text:style-name="T257">Marcin hatte klargemacht, dass er die Informationen nicht selbst besaß. War ihm die kurzweilige Rache ein versautes Leben wert?</text:span></text:p>
      <text:p text:style-name="P199">„<text:span text:style-name="T257">Man hat immer eine Wahl. Und das weißt du.“ Dragan schnaubte, und registrierte mit Genugtuung, dass Marcin kurz zu Boden blickte. „Du hast dich entschieden, dass dir dein persönlicher Gewinn wichtiger ist als ich.“</text:span></text:p>
      <text:p text:style-name="P200">Marcin antwortete erst nicht, und mied es auch, Dragan in die Augen zu blicken. Es dauerte ein paar Momente, bis er sich gefangen hatte, und zurücksah. Leise sagte er:</text:p>
      <text:p text:style-name="P200">„Ja, habe ich. <text:span text:style-name="T258">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201">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202">Marcin zuckte mit den Schultern. „Ich habe dich immerhin nicht versucht zu erstechen. Wer von uns beiden hat hier mehr Vertrauen verdient?“</text:p>
      <text:p text:style-name="P202">Dragan schluckte.</text:p>
      <text:p text:style-name="P202">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260">wie ein Versprechen aus Blut</text:span>.</text:p>
      <text:p text:style-name="P203">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203">Dragan griff Marcin das Gegengift aus der Hand. Er leerte das Glas in einem Zug und spuckte Marcin den gesamten Wein ins Gesicht.</text:p>
      <text:p text:style-name="P203">„Ich bin dabei“, knurrte er. Doch vornehm würde er sich nicht knechten lassen.</text:p>
      <text:p text:style-name="P203"/>
      <text:h text:style-name="P429" text:outline-level="1"><text:bookmark-start text:name="__RefHeading___Toc7829_585638094"/>Dania – schleicht sich in das Haus des Patriziers, <text:span text:style-name="T186">bringt ihn um, kehrt heim um Thorn zu berichten, die beiden stoßen darauf an, sie stirbt vergiftet an dem Wein.</text:span><text:bookmark-end text:name="__RefHeading___Toc7829_585638094"/></text:h>
      <text:p text:style-name="P203"/>
      <text:p text:style-name="P204">Marcin hatte ihr natürlich erklärt, warum sie ein Lieferunternehmen überfielen und nicht den Palast. Und prinzipiell war es ihr auch egal, wen sie gerade töteten, solange für sie etwas dabei heraussprang. Es war jedoch ungewohnt.</text:p>
      <text:p text:style-name="P204">Die sogenannten normalen Bürger hatten in ihren Aufträgen bisher nie eine Rolle gespielt. Dania vermutete, dass sie einfach machten, was sie auch immer machten, während Dania ihre Herren umbrachte. Diesmal würden sie wohl nicht so glimpflich davon kommen.</text:p>
      <text:p text:style-name="P204">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262">traumatisiert zu werden, und all die Probleme aufzutauchen, vor denen das Leben im siebten Bezirk gestrotzt hatte.</text:span></text:p>
      <text:p text:style-name="P205">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205">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205">Solange <text:span text:style-name="T263">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206">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207">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207">Doch sie würde später etwas Brocken benötigen. Immerhin würde sie heute den Patrizier töten. Es gehörte sich nicht, eine solche Tat nüchtern auszuführen.</text:p>
      <text:p text:style-name="P283">Das besagt das Gesetz des Chaos.</text:p>
      <text:p text:style-name="P207">Ihr gefiel der Gedanke an ein Gesetz des Chaos. Sie begann ohnehin, einen eigenen Stil zu entwickeln, und ihre Taten hatten eindeutig Chaos verbreitet – so konnte sie ihm vielleicht etwas zurückgeben, dafür, dass es sie immer beschützt hatte.</text:p>
      <text:p text:style-name="P207">Marcin und Dania sprachen nicht viel, er war sogar noch schweigsamer als sonst. Dania wunder<text:soft-page-break/>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208">Auch wenn Dania nicht langweilig geworden war, und sie den kleinen netten Ausflug in den zweiten Bezirk durchaus genoss, war sie froh, als sich auf der anderen Straßenseite etwas regte. Ein <text:span text:style-name="T264">kleiner</text:span> Mann mittleren Alters, mit beginnender Halbglatze, die jedoch seinem würdevollen Aussehen keinen Abbruch tat, trat aus dem Geschäft und öffnete die <text:span text:style-name="T264">Rückseite der Kutsche, ein Ladeverdeck.</text:span></text:p>
      <text:p text:style-name="P284">Er ist ja sogar kleiner als ich. Das wird einfach.</text:p>
      <text:p text:style-name="P209"><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209">Dania gab Marcin unter dem Tisch einen leichten Tritt. Sofort sah er blitzschnell um sich, und Dania bemerkte, wie seine Hand mit einer blitzschnellen Bewegung unter seinen Mantel geglitten war. Sie schmunzelte.</text:p>
      <text:p text:style-name="P209">Marcin seufzte. „Dann wollen wir mal, hm? Ich gehe alleine rein. Du wartest draußen, bis beide innen sind.“ Er stand auf. </text:p>
      <text:p text:style-name="P209">Dania beobachtete Marcin, wie er in Richtung der Kutsche ging, den Alten grüßte, dann an ihm vorbei die Straße entlangschlenderte. Er setzte seine Diebesmütze auf und verschwand hinter der Kutsche, just als der Sohn mit einer weiteren Kiste auftauchte.</text:p>
      <text:p text:style-name="P209">Als der Sohn wieder in den Laden zurückging, sah Dania Marcin wieder auftauchen; bevor die Tür hinter dem Jungen zuschlug, schlüpfte er mit in den Laden. </text:p>
      <text:p text:style-name="P209">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209">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209">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209">Marcin lächelte zuvorkommend. „Danke meine Liebe, ich denke nicht, dass das notwendig ist. Herr Forthumpton weiß sicher, dass wir hier zivilisierte Leute sind, und keiner von uns vorschnell handeln sollte.“</text:p>
      <text:p text:style-name="P209">Dania nickte, trat von dem Mann zurück und lehnte sich in eine Ecke.</text:p>
      <text:p text:style-name="P209">„Was zum Q‘holi...“</text:p>
      <text:p text:style-name="P209">„Aber, aber, zivilisierte Leute achten doch auf ihre Sprache. Keine Sorge, sie haben von uns nichts zu befürchten. Meine Freundin dort drüben“ - er deutete mit dem Dolch auf Dania - „möchte ausschließlich etwas Arbeitserfahrung sammeln.“</text:p>
      <text:p text:style-name="P209">Der Alte sammelte sich und stellte sich straff hin. Er schien sich gefasst zu haben. „Was wollen sie? Kommen sie zum Punkt.“</text:p>
      <text:p text:style-name="P209">Marcin zuckte mit den Schultern. „Ich warte mit ihrem Sohn und seiner Freundin hier. Meine Kollegin kriegt eine Garnitur eurer Klamotten. <text:span text:style-name="T265">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210">Dania war beeindruckt von der Professionalität, die Marcin an den Tag legte. Er hatte langsam und ruhig gesprochen, und seine Kunstpause nach diesem Satz war genau lange genug, um den al<text:soft-page-break/>ten Forthumpton Zeit zu geben, das ganze zu verarbeiten.</text:p>
      <text:p text:style-name="P210">„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211">Der Alte hielt sich wacker, angesichts der Tatsache, dass er derlei Umgang nicht gerade gewöhnt war. „<text:span text:style-name="T266">Und wie kann ich dir vertrauen? Du tötest uns am Ende doch wahrscheinlich einfach trotzdem.“</text:span></text:p>
      <text:p text:style-name="P212">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212">Dania sah im Gesichtsausdruck des Vaters, dass er wohl schon von den Ehrbaren Dieben gehört, aber ihre Ehrlichkeit bisher für ein Märchen gehalten hatte. Er schien jedoch bereit, darüber hinwegzusehen, für die einzige Chance, seinen Sohn zu retten.</text:p>
      <text:p text:style-name="P211">„Das wird mir mein Geschäft vermiesen. <text:span text:style-name="T266">Ich werde danach keine Aufträge mehr bekommen, nicht nur vom Patrizier nicht. Auch sonst wird mir niemand mehr -“</text:span></text:p>
      <text:p text:style-name="P212">Marcin unterbrach ihn. „Der neue Patrizier wird da sicher mit sich reden lassen.“</text:p>
      <text:p text:style-name="P212">Der junge Forthumpton blickte mit großen Augen zwischen Dania und Marcin hin und her, entschied sich aber klugerweise, den Mund zu halten.</text:p>
      <text:p text:style-name="P212">Dania stieß sich von der Wand ab. „Also, wo bekomme ich meine Uniform her?“</text:p>
      <text:p text:style-name="P212"/>
      <text:p text:style-name="P212">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212">Dania durchbroch das Schweigen. „Keine Sorge. Ich stehe auf der Liste. Sie werden mich reinlassen. <text:span text:style-name="T267">Sobald die Miliz sich wundert, wo ich geblieben bin, machen sie sich bereit zu verschwinden.“</text:span></text:p>
      <text:p text:style-name="P214">Er sagte nichts und blickte stur gerade aus. Doch als Dania nachfragte, nickte er, zum Zeichen, dass er verstanden hatte.</text:p>
      <text:p text:style-name="P214">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213">Bald bogen sie in die Straße ein, in der die Rückseite des riesigen Anwesens aufragte.</text:p>
      <text:p text:style-name="P214">Sie nickte ihm zu. „Ich überlasse dir das Reden. Du kennst das Prozedere besser als ich.“ <text:span text:style-name="T268">Sie drückte ihm ihre Papiere in die Hand. „Hier. Wenn du ihnen die gibst, sollten wir keine Schwierigkeiten haben. Bei Frauen sind Bürokraten immer misstrauischer.“</text:span></text:p>
      <text:p text:style-name="P213">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213">„Gut, gut. Ich tus ja.“ murmelte er widerwillig. Sie lehnte sich zufrieden zurück.</text:p>
      <text:p text:style-name="P213">Als die Kutsche hielt, sprang sie aus dem Wagen. Er kletterte schwerfällig an seiner Seite herunter, während die Milizionäre die Tür langsam öffneten, <text:span text:style-name="T268">die in den Käfiggang zum Dienstboteneingang führte</text:span>. Dania registrierte den Öffnungsmechanismus – sie würde die Tür nicht alleine öffnen können. <text:span text:style-name="T268">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text:span><text:soft-page-break/><text:span text:style-name="T268">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215">Kurz darauf kehrte der Soldat zurück, reichte die Papiere dem Alten, und winkte sie durch. Sie hörte Forthumpton noch etwas von seinem Rücken murmeln und hörte, wie er wieder auf die Kutsche stieg. „Ich warte so lange!“ rief er ihr hinterher.</text:p>
      <text:p text:style-name="P215">Ihr war das nur Recht. Wenn er hier nicht entkam, würde er einen unliebsamen Zeugen abgeben; in Marcins Händen war der Alte definitiv besser aufgehoben. Sie würde ihn wohl nie wieder sehen.</text:p>
      <text:p text:style-name="P216">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216">Dania grüßte nett. „Guten Abend, ich bin heute für die Kisten verantwortlich.“ Sie lächelte.</text:p>
      <text:p text:style-name="P216">Das <text:span text:style-name="T269">Dienstm</text:span>ädchen guckte ein bisschen enttäuscht. „Oh, was ist denn mit dem Jungen, der hier sonst immer die Kisten schleppt?“</text:p>
      <text:p text:style-name="P216">Dania zuckte mit den Schultern, konnte sich aber ein Schmunzeln nicht verkneifen. „Krank.“</text:p>
      <text:p text:style-name="P216">„Zu schade.“ Das <text:span text:style-name="T269">Dienstm</text:span>ädchen wirkte sichtlich enttäuscht.</text:p>
      <text:p text:style-name="P216">Dania räusperte sich. „Aber du, ich habe eine Frage… könnte ich vielleicht hier kurz auf die Toilette? Der Wagen ist die ganze Zeit über die holprige Straße, und das schlägt mir immer so auf die Blase…“ Sie setzte ihre unschuldigste Miene auf.</text:p>
      <text:p text:style-name="P216">Das Mädchen blickte durch die offene Tür nach außen. „Nun, das ist eigentlich gegen die Vorschriften...“</text:p>
      <text:p text:style-name="P216">Dania hüpfte leicht auf und ab <text:span text:style-name="T269">und guckte flehentlich.</text:span></text:p>
      <text:p text:style-name="P217">Die junge Frau lachte. „Na gut, ich sehe, was ich tun kann.“ Sie ging kurz zur Tür und raunzte den rangniedrigsten Milizionär an, dass „die Dame“ auf die Toilette müsste und sie gleich wiederkämen. </text:p>
      <text:p text:style-name="P217">Dania grinste. „Du kennst die Tricks, hm?“</text:p>
      <text:p text:style-name="P218">„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220">Ein anderes Mädchen rauschte durch eine der Türen und sprach sie an: „Hey Julia, wenn du mit der Lieferung fertig bist, kannst du frisches Obst nach 203 bringen? Die Schalen dort müssen aufgefüllt werden.“</text:p>
      <text:p text:style-name="P220">Das Dienstmädchen, das wohl Julia hieß, meckerte kurz über das Treppensteigen, zog Dania aber zielstrebig weiter, während die andere einen großen Kürbis aus dem Regal griff und den Raum auf demselben Weg wieder verließ.</text:p>
      <text:p text:style-name="P218">Kurz darauf betraten sie einen Gang, der wohl zur Küche führte, und von dem zwei andere Türen abgingen.</text:p>
      <text:p text:style-name="P217">„Hier sind wir“, sagte <text:span text:style-name="T271">Julia</text:span> vor einer der Türen.</text:p>
      <text:p text:style-name="P217">„Gut“, sagte Dania, ergriff mit einem Mal ihren Kopf und schlug ihn kräftig gegen die Wand, einmal, zweimal, dreimal, bis <text:span text:style-name="T271">sie </text:span>bewusstlos zu Boden sank. Dania öffnete die Tür, und zog sie mit hinein. Hastig zog sie <text:span text:style-name="T271">die junge Frau</text:span> aus, um an ihre Uniform zu gelangen. Sie bestand aus <text:span text:style-name="T270">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217">„<text:span text:style-name="T270">Julia, tut mir leid, aber Olaf ist nicht der Meinung, dass ihr einfach zusammen aufs Klo könnt…“ Dania fluchte leise, zog ihre Klappklinge hervor und entfaltete sie. Dann stellte sie sich neben die Tür.</text:span></text:p>
      <text:p text:style-name="P219">Prompt hörte sie das Klopfen. Sie antwortete: „Herein?“</text:p>
      <text:p text:style-name="P219">Die Tür ging nach innen auf. Der Soldat öffnete sie, bis die Tür gegen das Bein des Dienstmäd<text:soft-page-break/>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85">So. Die Saat ist gesät. Bald regiert hier das Chaos.<text:span text:style-name="T34"> Sie lächelte zufrieden.</text:span></text:p>
      <text:p text:style-name="P285"><text:span text:style-name="T34">Doch noch musste sie sich die Ordnung zunutze machen. Bevor noch mehr Soldaten hinterhergeschickt wurden, ging sie zielstrebig zurück in die Vorratskammer. Sie griff sich eine Schale und legte ein paar Bananen, Äpfel, Orangen, und sogar eine riesige </text:span><text:span text:style-name="T82">Melone</text:span><text:span text:style-name="T34"> hinein und verließ die Kammer durch dieselbe Tür, die vorhin die andere Bedienstete benutzt hatte.</text:span></text:p>
      <text:p text:style-name="P285"><text:span text:style-name="T34">Nach einer kurzen Treppe, die den Hauptteil eines ziemlich staubigen Gang ausmachte, stand sie in einem vornehm aussehenden Korridor. </text:span><text:span text:style-name="T81">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221">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221">„Hey, du Göre, deine Uniform sitzt aber sehr schlecht, da unten piekt deine Unterwäsche heraus!“ der eine pöbelte sie mit der pikierten Rücksichtslosigkeit an, die nur Hochwohlgeborene an den Tag legen können. „Soll mein Freund hier sie dir mal richten?“</text:p>
      <text:p text:style-name="P221">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221">Um die nächste Ecke herum fand sie auch schon die Treppe, <text:span text:style-name="T272">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86"><text:span text:style-name="T34">Sie vermutete Zimmer 203 richtig im zweiten Stock, wo sie es nach kurzem herumirren herausgefunden hatte, dass die Zimmernummern oben in den Türrahmen graviert waren. Nach dem Klopfen trat sie ein und </text:span><text:span text:style-name="T82">erstarrte.</text:span></text:p>
      <text:p text:style-name="P287"><text:span text:style-name="T34">Drei Soldaten saßen an einem langen Tisch und fanden sich in ihre</text:span><text:span text:style-name="T83">m Kartenspiel</text:span><text:span text:style-name="T34">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87"><text:span text:style-name="T34">Sie wies auf ihre Schale, und murmelte, dass sie nur das Obst wieder auffüllen wollte. Die anderen beiden Soldaten nahmen ihr </text:span><text:span text:style-name="T83">Spiel</text:span><text:span text:style-name="T34"> wieder auf. Nur Dragan beobachtete sie weiter aus dem Augenwinkel, während sie die beiden kleinen Schalen mit Obst befüllte.</text:span></text:p>
      <text:p text:style-name="P222">Da bemerkte sie ihren Fehler; mit der Melone konnte sie hier absolut nichts anfangen. Sie war zu groß für die kleinen Schälchen und sie würde sie wieder mitnehmen müssen. Doch das meiste ihrer Bananen, Äpfel und Orangen wurde sie los.</text:p>
      <text:p text:style-name="P222">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223"><text:soft-page-break/>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223">Die beiden anderen feixten. „Von wegen, du bist am gewinnen! Wenn du wüsstest, was ich auf der Hand habe… du bluffst doch nur.“</text:p>
      <text:p text:style-name="P223">Dania beeilte sich, einen Knicks zu machen. „Selbstverständlich, Sir.“ Sie ergriff ihre Schale und ging nach draußen.</text:p>
      <text:p text:style-name="P223">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223">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223">Da kam sie an der Treppe an, und machte sich auf den Weg hinunter in den ersten Stock. Sie war fast im ersten Stock, als ihr eine ältere Bedienstete von oben nacheilte.</text:p>
      <text:p text:style-name="P223">„Entschuldigung, junges Ding – ich habe dich hier noch nie gesehen. Seit wann arbeitest du hier?“</text:p>
      <text:p text:style-name="P223">Dania räusperte sich. „Ich habe erst gestern angefangen. Habe gerade etwas Obst in 203 aufgefüllt.“</text:p>
      <text:p text:style-name="P223">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88"><text:span text:style-name="T34">Dania kam immer mehr ins Schwitzen. Diese Frau stellte die falschen Frage</text:span><text:span text:style-name="T84">n. </text:span><text:span text:style-name="T34">„Julia meinte, das geht schon in Ordnung so. </text:span><text:span text:style-name="T84">ich hatte nichts besseres zum drunter tragen...“</text:span></text:p>
      <text:p text:style-name="P224">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224">Dania überlegte fieberhaft, wie sie den immer stärker aufkeimenden Verdacht in der Frau zum Schweigen bringen könnte -</text:p>
      <text:p text:style-name="P224">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224">Ebenso die alte Frau. Sie blickte abermals von oben nach unten an Dania herab, und…</text:p>
      <text:p text:style-name="P224">„Hier ist sie! Hier oben! An der Treppe zum zweiten Stock!“ Wie am Spieß brüllte die Bedienstete los. Sie hatte eine kräftige Stimme, die von jahrzehntelangem rumkommandieren geschliffen worden war.</text:p>
      <text:p text:style-name="P224">Dania warf ihr die Obstschale ins Gesicht und rannte los. Sie musste nach unten, sich verstecken, vielleicht den Patrizier finden… wenigstens war jetzt das Chaos auf ihrer Seite.</text:p>
      <text:p text:style-name="P224">Als sie im Erdgeschoss ankam, sah sie gerade, wie aus dem Erdgeschoss Soldaten nach oben gestürmt kamen, fünf, sieben, zu viele, um zu kämpfen. Sie rannte den Korridor im ersten Stock entlang und um die Ecke.</text:p>
      <text:p text:style-name="P289"><text:span text:style-name="T34">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34"> darin. Vielleicht konnte sie sich ja wenigstens irgendwo verstecken.</text:span></text:p>
      <text:p text:style-name="P224">Sie rannte um eine weitere Ecke. Vor einer Tür stand ein Soldat, der sie mit großen Augen anstarrte. Er zog sein Schwert.</text:p>
      <text:p text:style-name="P289"><text:span text:style-name="T34">Dania zerrte ihre Klappklinge unter ihrem Kleid hervor. Sie kam ums Kämpfen wohl eh nicht drum herum, da konnte sie es wenigstens genießen. Der Soldat griff ohne Umschweife an und hieb in Richtung ihres Oberkörpers, schwer auszuweichen, also </text:span><text:span text:style-name="T85">lenkte</text:span><text:span text:style-name="T34"> sie den Hieb </text:span><text:span text:style-name="T85">über sich drüber. Sie </text:span><text:soft-page-break/><text:span text:style-name="T85">vermied, sein Schwert direkt zu blocken, weil ihre Klinge so fragil war – aber indem sie es ablenkte, konnte sie sogar näher an ihn heran. Sie trat ihm mit Effekt in die Weichteile.</text:span></text:p>
      <text:p text:style-name="P225">Während er sich zusammenkrümmte, konnte sie wieder zustechen. Der erste Stich ging ins Leere, weil er so taumelte. Beim zweiten Stich war sein Schwert im Weg, der dritte Stich jedoch traf seine Armbeuge.</text:p>
      <text:p text:style-name="P225">Nun hatte er es schon schwerer mit dem Blocken. Ihrem nächsten Stich konnte er nicht mehr ausweichen, und sie traf sein Herz. Ungläubig sah er, wie ihre Klinge aus ihm herausragte. Sie hatte einen Volltreffer gelandet, und er sackte zusammen.</text:p>
      <text:p text:style-name="P225">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225">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90">Es läuft aus dem Ruder. Verdammt. Was würde das Gesetz des Chaos jetzt empfehlen?<text:span text:style-name="T34"> </text:span></text:p>
      <text:p text:style-name="P225">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90"><text:span text:style-name="T34">Nach einer Line fühlte sie sich sofort besser. </text:span><text:span text:style-name="T86">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226">Da hörte sie – ein Niesen. Ein Niesen, dass jemand nicht länger hatte zurückhalten können.</text:p>
      <text:p text:style-name="P226">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91">Warum lacht er nicht? Lächerlicher könnte die Situation doch kaum sein. Das wäre doch ein guter Anlass, damit anzufangen!</text:p>
      <text:p text:style-name="P226">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226">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226">Dania lachte. „Deine Leibwache? War das der Typ vor der Tür, den ich erstochen habe?“</text:p>
      <text:p text:style-name="P291">Komm schon, das wird er doch zumindest lustig finden. Die Menschen lachen allgemein zu wenig… vielleicht kann ich ja wenigstens den hier aufmuntern.</text:p>
      <text:p text:style-name="P226">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226">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226">Ihm traten fast die Augen aus dem Kopf. „Der – Patrizier – wird – nicht – gesiezt!“</text:p>
      <text:p text:style-name="P226">Da fiel Dania ein, weswegen sie hier war. Aufmuntern war ja gar nicht der Zweck ihres Aufent<text:soft-page-break/>halts – sie sollte jemanden töten. Das Chaos versuchte wohl schon seit ein paar Minuten, ihr das klar zu machen – waren es Minuten?</text:p>
      <text:p text:style-name="P226">Sie hatte plötzlich den Drang, sich zu entschuldigen. Immerhin musste der arme Mann auf dem Abort sterben, und hatte er das verdient, bei seiner Stellung?</text:p>
      <text:p text:style-name="P291"><text:span text:style-name="T34">Doch dann dachte sie an all die anderen Leute, die in Lagon täglich sterben, und ihr war klar, dass es hier nicht darum ging, wer es verdiente. Es ging viel mehr darum, was das </text:span>Chaos<text:span text:style-name="T34"> erforderte. </text:span><text:span text:style-name="T87">Und dieser Mann könnte ein wenig Chaos sehr gut gebrauchen.</text:span></text:p>
      <text:p text:style-name="P227">Sie blickte ihn ein paar Sekunden an und wurde ernster. „Ich werde mich nicht bei dir entschuldigen. Ich will nur, dass du weißt, wie witzig du stirbst. Wie absurd.“ </text:p>
      <text:p text:style-name="P227">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227">Und so spürte Dania, wie ihr Arm nach vorne schnellte, und ihre Klinge in seinem Herzen vergrub. Der Dolch fiel klappernd zu Boden. Das schmuckvolle Hemd, das er trug, würde wohl niemandem mehr stehen, was Dania bedauerte.</text:p>
      <text:p text:style-name="P227">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227">Und so wandte sie sich um zum gehen, ein Stückchen reicher als vorher.</text:p>
      <text:p text:style-name="P227"/>
      <text:p text:style-name="P228">Als sie hinaus auf den Gang trat, lag der Leibwächter unverändert auf dem Boden. Sie lief im Laufschritt in Richtung Treppe. Im Erdgeschoss würde sie d<text:span text:style-name="T273">en Haupteingang nehmen und damit hoffentlich fliehen können.</text:span></text:p>
      <text:p text:style-name="P229">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229">Dania schlich sich die Treppe herunter, wobei sie darauf achtete, nicht von unten gesehen zu werden. Schließlich blickte sie um die Ecke in die Eingangshalle hinein.</text:p>
      <text:p text:style-name="P229">Was sie dort sah, entmutigte sie ein bisschen. Etwa <text:span text:style-name="T274">zwanzig</text:span> Soldaten hatten sich versammelt, und Dragan brüllte sie an, sich zu sammeln. Dann teilte er sie in Gruppen ein. Einer befahl er, alle Ausgänge zu bewachen, die anderen sollten die verschiedenen Stockwerke absuchen.</text:p>
      <text:p text:style-name="P229">Das Chaos sprach jedoch immer noch zu Dania. Es gab ihr Mut und eine Idee.</text:p>
      <text:p text:style-name="P229">Dania küsste ihre glücksbringende Trophäe ein letztes Mal, stand auf und ging würdevoll die Treppe herunter.</text:p>
      <text:p text:style-name="P229">„<text:span text:style-name="T274">Huhu! Meint ihr vielleicht mich?“ fragte sie mit lauter, fester Stimme unschuldig in die Halle hinein.</text:span></text:p>
      <text:p text:style-name="P230">Einundzwanzig Köpfe drehten sich zu ihr um. „Nun, mir scheint, als hättet ihr mich gefunden.“</text:p>
      <text:p text:style-name="P230">Schwerter wurden gezogen, doch Dragan bedeutete den anderen, an Ort und Stelle zu bleiben. </text:p>
      <text:p text:style-name="P230">Dania ging gelassen weiter auf die Gruppe zu. „Dafür habt ihr etwas anderes verloren.“ Sie hob ihre Trophäe hoch. „Eure Männlichkeit.“ und warf sie mit einem Mal zu Boden.</text:p>
      <text:p text:style-name="P230">„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230">Dragan hielt die anderen weiter zurück. „Sie will uns nur provozieren. Haltet Ordnung! Hört auf mein Kommando!“</text:p>
      <text:p text:style-name="P230">Dania war im Rausch. „Na, Dragan, schon mal jemanden getötet? Oder geht das an deinem Schreibtisch nicht? Nun, ich habe meine Weiblichkeit auch verloren. Habe sie verkauft, so wie ihr <text:soft-page-break/>eure Männlichkeit verkauft.“ Sie lachte bitter. „Doch während Frauen dafür vom Orden gejagt und gereinigt werden, kriegen Männer Waffen und Ansehen für ihre Hurerei. Ich habe genug davon.“</text:p>
      <text:p text:style-name="P230">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230">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230">Sie verbeugte sich und lächelte die Soldaten herausfordernd an. „Vielleicht findet auch ihr eines Tages zu eurer Weiblichkeit.“</text:p>
      <text:p text:style-name="P230">Sie hatte gesprochen. Chaos hatte es gefallen, und sie hatte genug gesprochen. Also griff sie in ihren BH und holte ihr Puderdöschen hervor – für einen so großen Raum würde sie viel brauchen.</text:p>
      <text:p text:style-name="P230">Dragan hatte genug und befahl den Angriff. „Genug gehört. Was für eine Irre. Auf sie!“</text:p>
      <text:p text:style-name="P230">Die Männer rannten mit gezoge<text:span text:style-name="T275">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92">Das ist richtiges Chaos,<text:span text:style-name="T34"> dachte Dania, während sich der Nebel weiter im Raum ausbreitete.</text:span></text:p>
      <text:p text:style-name="P232">Mittlerweile hatte sie die Orientierung verloren, doch sie lief einfach irgendwohin und vertraute darauf, dass das Chaos sie in die richtige Richtung leiten würde.</text:p>
      <text:p text:style-name="P232">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232">Sie hatte eigentlich vorgehabt, die Scheibe einzutreten, doch stattdessen schwang die Tür einfach auf. Sie hatte nicht erwartet, sie offen vorzufinden, doch abermals hatte sie ungeheures Glück.</text:p>
      <text:p text:style-name="P232">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92"><text:span text:style-name="T34">Als sie dort angelangt war, merkte sie jedoch, dass sie das meterhohe Tor alleine nicht öffnen konnte. Es war von dem selben Mechanismus wie der Lieferanteneingang, an beiden Enden mussten gleichzeitig Leute </text:span><text:span text:style-name="T88">die Tür öffnen…</text:span></text:p>
      <text:p text:style-name="P233">„Hilfe, Hilfe!“ rief sie, ehe sie es sich versah. „Im Haus läuft eine Mörderin frei herum, mit magischen Fähigkeiten! Sie hat den Patrizier ermordet! Ihr müsst das Tor aufmachen!“</text:p>
      <text:p text:style-name="P234">Die Soldaten drehten sich um. Ihre Gesichter verrieten, wie langsam sie begriffen. „Oh Schei-“</text:p>
      <text:p text:style-name="P234">„Bitte, schnell! Ihr müsst ihnen helfen!“</text:p>
      <text:p text:style-name="P234">Der eine fragte sie: „Warum kommt denn da Nebel aus dem Eingang?“</text:p>
      <text:p text:style-name="P234">Dania zuckte die Schultern. „Magische Fertigkeiten, habe ich das nicht schon gesagt? Jetzt macht schnell!“</text:p>
      <text:p text:style-name="P234">Der andere hatte plötzlich große Augen. „Jon, warum hat die denn eigentlich nichts an? Bis auf… Waffen?“</text:p>
      <text:p text:style-name="P234">Dania verdrehte die Augen. Das hat sie weggezaubert, was weiß ich. Wenn ihr euch nicht beeilt, dann -“</text:p>
      <text:p text:style-name="P234">Jon sah sehr skeptisch drein. „Also du stehst hier, nackt, aber schwerbewaffnet, offensichtlich verrückt, und erzählst uns von einer magisch begabten Attentäterin, und das wir das Tor öffnen sollten?“</text:p>
      <text:p text:style-name="P234">Der andere schmunzelte. „Jon, also ich glaube ja, wir sollten das Tor definitiv nicht öffnen.“</text:p>
      <text:p text:style-name="P234">Jon lachte und pflichtete ihm bei. „Ja, ich glaube, genau das werden wir tun. Das Tor, nicht öffnen. Da drin ist eine ganze Kompanie. Wenn die nicht mit deiner magischen Attentäterin fertig werden, werden wir es sicher nicht.“</text:p>
      <text:p text:style-name="P234">Dania fluchte.</text:p>
      <text:p text:style-name="P293"><text:soft-page-break/><text:span text:style-name="T34">Dann besann sie sich. Pulver würde ihr abermals helfen müssen. Sie griff sich in den Ausschnitt. Kurz darauf pustete sie unter den verwunderten Augen der Torwächter eine Prise Bor vom Finger. </text:span><text:span text:style-name="T89">Dann nahm sie Anlauf und hechtete mit kaum vernehmbarer Anstrengung über das drei Meter hohe Tor.</text:span></text:p>
      <text:p text:style-name="P235">Sie kam auf der anderen Seite auf einem Kutschendach auf. Sie blickte sich schnell um, doch es waren keine Pferde angeschürt. Damit würde sie nicht fliehen können.</text:p>
      <text:p text:style-name="P294"><text:span text:style-name="T34">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90">zweiten</text:span><text:span text:style-name="T34"> Bezirks.</text:span></text:p>
      <text:p text:style-name="P235"/>
      <text:p text:style-name="P236">Die Straßen des zweiten Bezirks waren glücklicherweise an diesem Wochentag ziemlich leergefegt. Niemand war dort, der sich über eine halbnackte, abgehetzte Bewaffnete hätte Gedanken machen können.</text:p>
      <text:p text:style-name="P236">Bei Forthumpton &amp; Sohn herrschte eine angespannte Stimmung, die sofort abfiel, als Dania den Raum betrat.</text:p>
      <text:p text:style-name="P236">„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36">„Du bist ja auf Brocken.“ Sagte Marcin missbilligend.</text:p>
      <text:p text:style-name="P236">Dania kicherte. Nach einer Line ging der Job viel besser. Ich wurde erst entdeckt, habe dann eine Line -“ </text:p>
      <text:p text:style-name="P236">Marcin unterbrach sie. „Das kannst du lieber später erzählen. Wir müssen zurück.“</text:p>
      <text:p text:style-name="P236">Forthumpton kam zurück, mit einem Kleid, dass er Dania zuwarf. Er schien sie nicht anfassen zu wollen. Ihre blutigen Hände jagten ihm wohl einen Schrecken ein.</text:p>
      <text:p text:style-name="P236">„Kann ich mich hier irgendwo waschen und umziehen?“, fragte Dania. Er deutete nur stumm nach hinten. „Diese Gastfreundschaft! Vielen Dank.“ Sie lächelte ihn an, als sie an ihm vorbeiging.</text:p>
      <text:p text:style-name="P237">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37">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37">Da hörte sie einen Schrei, nein zwei Schreie. Und ein panisches Wimmern. Das dann auch kurz darauf verstummte. Sie wusch sich zu Ende und trat hinter die Theke. Marcin wischte seine Klinge an Forthumptons Kleidung ab, desinteressiert.</text:p>
      <text:p text:style-name="P237">Dania zog die Augenbrauen hoch. „Hattest du ihnen nicht dein Wort als Dieb gegeben?“</text:p>
      <text:p text:style-name="P237">Marcin zuckte mit den Schultern. „Ich werde nicht mehr allzu lange Dieb sein. Und wir müssen die losen Enden aufräumen.“</text:p>
      <text:p text:style-name="P237">Dania lächelte. „Oh, was wirst du dann stattdessen?“</text:p>
      <text:p text:style-name="P237">Marcin lachte. „Vielleicht Essenslieferant? Hier scheint eine Stelle frei zu sein.“</text:p>
      <text:p text:style-name="P237">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37">„Komm, wir müssen zu Thorn.“, sagte Marcin, während er sein Messer in seinem Mantel verstaute. „Wir haben einen Bericht zu leisten.“</text:p>
      <text:p text:style-name="P237"/>
      <text:p text:style-name="P295"><text:span text:style-name="T91">Der Raum</text:span><text:span text:style-name="T34"> im siebten Bezirk, dass für diesen Auftrag als ihre Planungsbasis gedient hatte, war von Kerzen erleuchtet. </text:span><text:span text:style-name="T91">Auf dem Tisch in der Mitte war kaum Platz, weil er mit Unterlagen, Waffen, </text:span><text:soft-page-break/><text:span text:style-name="T91">Kerzen, Flaschen und Weingläsern vollgestellt war. Das schnoddrige alte Sofa in der Ecke hatte bessere Tage gesehen, doch alles in allem war der Raum sogar gemütlich.</text:span></text:p>
      <text:p text:style-name="P238">Auch wenn das nicht der Anspruch war, den Thorn an den Raum gehabt hatte, war Dania froh darüber.</text:p>
      <text:p text:style-name="P238">Thorn stand in der Ecke, als Dania und Marcin den Raum betraten, wie immer vermied er es, auf dem Sofa Platz zu nehmen. Ohne sich umzudrehen, fragte er: „Ist es getan?“</text:p>
      <text:p text:style-name="P238">Dania ließ sich auf das Sofa plumpsen. Dann lachte sie befreit. „Es ist getan.“</text:p>
      <text:p text:style-name="P238">Marcin stellte sich an den Tisch, suchte auf dem Tisch wohl nach etwas.</text:p>
      <text:p text:style-name="P238">Thorn drehte sich um. „Meine Glückwünsche.“ er lächelte nicht, doch er lächelte nie, und Dania machte sich nichts daraus. „Dann sollten wir auf deinen Erfolg wohl anstoßen! Ich habe bereits Gläser vorbereitet.“</text:p>
      <text:p text:style-name="P296"><text:span text:style-name="T34">Marcin lächelte. „Liebe</text:span><text:span text:style-name="T92">n</text:span><text:span text:style-name="T34">d gerne. </text:span><text:span text:style-name="T92">Ich könnte nach der Nacht einen Schluck vertragen.“</text:span></text:p>
      <text:p text:style-name="P239">Dania wehrte ab. „Ich hab heute schon Brocken genommen, ich sollte keinen Wein mehr trinken, der Tag war schon ziemlich lang...“</text:p>
      <text:p text:style-name="P239">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39">„Auf Dania!“ Marcin hob sein Glas als erster. Thorn stimmte mit ein, und Dania hob nur schüchtern ihr Glas, scheu, auf sich selbst anzustoßen. Sie trank einen tiefen Schluck.</text:p>
      <text:p text:style-name="P239">Thorn stellte sein Glas ab. „Nun erzähl! Ich will alle Einzelheiten hören.“</text:p>
      <text:p text:style-name="P239">Dania lachte. „Wirklich alle?“ </text:p>
      <text:p text:style-name="P239">Marcin zwinkerte vielsagend. „Sie ist bis auf die Unterwäsche unbekleidet zurückgekommen.“</text:p>
      <text:p text:style-name="P239">Thorn hob die Augenbrauen. „Du solltest den Patrizier doch ermorden, nicht verführen. Fallen wir in alte Muster zurück?“</text:p>
      <text:p text:style-name="P239">Dania protestierte. „Nein, das war viel mehr ein Ausdruck der Befreiung, meine Kleidung loszuwerden!“</text:p>
      <text:p text:style-name="P239">Thorn blickte plötzlich streng. „Befreiung? Wovon?“</text:p>
      <text:p text:style-name="P239">„Ich trug Dienstmädchenkleidung. Sklavinnenkleidung. Das war der Mörderin eines Patriziers nicht angemessen! Ich musste sie loswerden.“</text:p>
      <text:p text:style-name="P239">Marcin grinste vielsagend. „Sie sagte ja schon, dass sie Brocken genommen hat.“ Er trank einen Schluck. „Aber jetzt schieß schon los, von Anfang an, bevor wir zu betrunken sind.“</text:p>
      <text:p text:style-name="P239">Dania ließ sich also breitschlagen und erzählte knapp und informativ die Ereignisse, auch, wie nett Dragan zu ihr gewesen war, bis zu dem Punkt, wo sie in der Toilette Brocken nahm. Hier stockte ihre Erzählung.</text:p>
      <text:p text:style-name="P239">Thorn setzte nach, gespannt, die ganze Geschichte zu hören. „Und was dann?“</text:p>
      <text:p text:style-name="P239">Dania stellte ihr Glas ab. „Warte, mir ist ein wenig schwummrig… und es ist schwierig, die richtigen Worte zu finden. Ich habe jedenfalls erst einmal eine Line Brocken gezogen.“</text:p>
      <text:p text:style-name="P239">Sie suchte nach den richtigen Worten, aber es fiel ihr zunehmend schwierig, sich zu konzentrieren. Und es war auch nicht einfach, einen Brockenrausch zu beschreiben.</text:p>
      <text:p text:style-name="P297"><text:span text:style-name="T34">„Ich wusste plötzlich, dass ich ihn finden würde, und das alles einfach werden würde. Also trat ich eine der Toilettentüren ein, und da saß er, </text:span><text:span text:style-name="T93">gerade am scheißen! Wir haben viel gelacht, also nein, eigentlich habe nur ich gelacht… dann habe ich seine Männlichkeit erobert und -“</text:span></text:p>
      <text:p text:style-name="P231">Thorn blickte herausfordernd. „Also hast du ihn doch verführt?“</text:p>
      <text:p text:style-name="P231">Dania sah ihn verständnislos an. „Nein, ich habe sie natürlich abgeschnitten.“ Erschrockene Gesichter. „Ich habe ihm meine Klinge ins Herz gejagt und ihm seinen Schwanz abgeschnitten.“</text:p>
      <text:p text:style-name="P298">Warum Schwitze ich plötzlich so? Es ist doch gar nicht heiß hier drin. Die Kerzen?</text:p>
      <text:p text:style-name="P231">Marcin räusperte sich. „Nun gut, und… dann?“</text:p>
      <text:p text:style-name="P231">Dania fing sich wieder. „Ich bin also raus, habe auf dem Weg noch einen Soldaten erstochen, und bin dann in die Eingangshalle… und da standen gerade Dragan und so zirka zwanzig Soldaten. Ich habe ihnen also erzählt, was ich...“</text:p>
      <text:p text:style-name="P231">Thorn unterbrach sie: „Was erzählt?“</text:p>
      <text:p text:style-name="P231">Dania wedelte abwehrend mit der Hand, sie schluderte ein bisschen. „Das wollte ich doch gerade erzählen, von meiner Befreiung! Dass sie keine Männer sind, weil sie so einem anderen Mann fol<text:soft-page-break/>gen, und ihre Männlichkeit verkaufen, und dass ich meine Frau verkauft – nein. Irgendwie sowas.“ </text:p>
      <text:p text:style-name="P231">Sie schwitzte, und sollte mehr trinken. Sie griff nochmal nach der Flasche.</text:p>
      <text:p text:style-name="P298">Mein Glas – kein Glas? Unwichtig<text:span text:style-name="T34">, dachte sie, und trank direkt aus der Flasche. Der Wein schmeckte ernüchternd.</text:span></text:p>
      <text:p text:style-name="P231">„Und sie haben sich gar nichts getraut, also habe ich ihnen den – hihi – gezeigt und bin etwas drauf rumgesprungen. Das war meine Befreiung! Und meine Klamotten waren auch sklavisch. Weg damit. Und dann wollten sie alle auf mich los und -“</text:p>
      <text:p text:style-name="P231">Sie hustete. Die beiden blickten immer verständnisloser – doch warte, hatten sie gerade Gesicht getauscht? Wo war Thorn, wer war Marcin? Egal. Weiter.</text:p>
      <text:p text:style-name="P231">„Also hab ich sie eingenebelt. Und sie übereinander.“ Sie kicherte. Und raus aus dem Haus. Durch den Garten. Die am Tor wollten mir nicht glauben, und haben das Tor nicht aufgemacht – hihi – also bin ich einfach drüber gehopst.“</text:p>
      <text:p text:style-name="P231">Die Gesichter waren weg? Egal nur die Geschichte zählte.</text:p>
      <text:p text:style-name="P231">„Und weiter gehopst. In einen anderen Garten. Und noch einen, und noch einen – hihi – und noch einen -“</text:p>
      <text:p text:style-name="P231">Dann wurde es schwarz um Dania.</text:p>
      <text:p text:style-name="P231"/>
      <text:h text:style-name="Heading_20_1" text:outline-level="1"><text:bookmark-start text:name="__RefHeading___Toc10194_665622129"/>Joran – Traumsequenz Danias Tod<text:bookmark-end text:name="__RefHeading___Toc10194_665622129"/></text:h>
      <text:p text:style-name="P298"/>
      <text:p text:style-name="P298"><text:span text:style-name="T34">Joran hatte tagelang nicht geschlafen. Oder hatte er? Oder schlief er gerade? Es war nicht von Bedeutung, und nicht feststellbar. Er konnte es nicht messen, es entzog sich seinem Horizont. </text:span><text:span text:style-name="T94">Und nichts war mehr wahr, nichts real. Es kam gar nicht darauf an, ob er schlief oder ob er wachte, wenn er sowieso nichts glauben konnte.</text:span></text:p>
      <text:p text:style-name="P240">Manchmal wachte er nachts auf und wünschte sich sehnlichst, an J‘zharr glauben zu können. Es hätte alles so einfach gemacht. Gut einfach, böse einfach, und nun war sein Leben eine einzige Grauzone aus Begehren und Fortschritt.</text:p>
      <text:p text:style-name="P240">Doch jetzt wachte er nicht auf, immerhin träumte er. War es ein Wachtraum? War es ein Halbschlaf? Vielleicht waren es die Erinnerungen, die man tagsüber verarbeitet, vielleicht die Gewissensbisse, vor denen man nicht schlafen kann.</text:p>
      <text:p text:style-name="P240">Das Glas war zu Boden gefallen, das hatte er klar gesehen. Dabei war es so schön in ihrer Hand gewesen! Sie hatte es umschmiegt und liebkost, getrunken und geleckt und jeden Tropfen aufgesogen wie ein kleiner Joran das Wissen.</text:p>
      <text:p text:style-name="P240">Ob sie es auch wieder ausspuckte? Nein, das traute sie sich nicht – und so floss es durch ihre Adern bis in ihr Herz, wo es zu schlagen aufhörte.</text:p>
      <text:p text:style-name="P240">Wie sie wohl mit dem Glas auf dem Kopf ausgesehen hätte! Ein Triumph, eine Krone, wie sie sie verdient hatte, als Königin aller Frauen. Zu guter letzt selbstbestimmt.</text:p>
      <text:p text:style-name="P240">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99"><text:span text:style-name="T34">Nicht wie Varg. </text:span><text:span text:style-name="T95">Varg hätte sie von allen befreit, außer von sich selbst. Einen nach dem anderen hätte er ihre Freier erschlagen. Am Ende hätte nur noch er sie besessen, und ihren Körper in einen goldenen Käfig gesteckt.</text:span></text:p>
      <text:p text:style-name="P300">Tote Körper kann man nicht einsperren – freie Geister fliegen wie sie wollen<text:span text:style-name="T34">, schoss es durch seinen Kopf, und er wusste nicht – nichts wusste er.</text:span></text:p>
      <text:p text:style-name="P241">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41">Und Joran wollte zurückrufen und ihn einen elenden Idioten nennen und dass er sich nicht um seinen Scheißgott schere, doch dann schmeckte er den Wein, und er schmeckte nach Blut.</text:p>
      <text:p text:style-name="P300"><text:span text:style-name="T34">Joran wurde schlecht, als er nach oben blickte, und die Flasche erblickte, die das Glas einge</text:span><text:soft-page-break/><text:span text:style-name="T34">schenkt hatte, in dem er ertrank, und die Flasche hatte Schamlippen, ihn zu küssen, und Blut, ihn zu tränken.</text:span></text:p>
      <text:p text:style-name="P241">Er japste nach Luft, und es schlug über ihm zusammen.</text:p>
      <text:p text:style-name="P300">Gift! Wenn es doch nur Gift wäre! Dass es alles aus ihr heraustropfe! Braucht sie ihr Blut nicht noch?</text:p>
      <text:p text:style-name="P241">Keine Antworten, nur bleierne Glieder und er sank auf den Grund des Glases.</text:p>
      <text:p text:style-name="P241">Warum starb er nicht? Weil er träumte. Endlich. Er hatte schon gedacht, er würde gar nicht mehr einschlafen, wie das zurzeit so oft war.</text:p>
      <text:p text:style-name="P300">Wenn du gerade träumst, und dir dessen bewusst bist, hast du die Kontrolle.</text:p>
      <text:p text:style-name="P300"><text:span text:style-name="T34">Joran hatte Bücher gelesen übers Wachträumen, wie er Bücher über so ziemlich alles gelesen hatte. Doch noch nie eins geschrieben! </text:span>Peinlich, nicht?<text:span text:style-name="T34"> </text:span>Du Wissensparasit.</text:p>
      <text:p text:style-name="P241">Joran sah Kontrolle gar nicht ein. Ein weiterer Traum, in dem er mit Dania schlief, indem er es einfach geschehen ließ? Es schien ihm respektlos.</text:p>
      <text:p text:style-name="P241">Da schrie er sich an: „Du Feigling! Warum machst du die Realität zu deinen Träumen, statt deinen Traum zur Wirklichkeit? Du hast nur Angst, Angst, was sie sagen würde, Angst wie all die anderen reagieren.“</text:p>
      <text:p text:style-name="P300">Wie soll ich eigentlich jemanden lieben, die nicht mal lesen kann?</text:p>
      <text:p text:style-name="P241">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301">Und die Götter in das der Menschen, Novize.<text:span text:style-name="T34"> Joran wunderte sich, dass solche Argumente gerade aus Vargs Mund kamen. </text:span>Religiöse Inkonsistenz.</text:p>
      <text:p text:style-name="P242">Er beendete seinen Streit mit Varg als nutzlos, der würde es nie einsehen. Stattdessen sah er sich um, doch Dania war weg. Wo sie gelegen hatte, lag bloß ein großer Blutfleck.</text:p>
      <text:p text:style-name="P242"/>
      <text:p text:style-name="P242">Joran wachte auf und hatte das Gefühl, dass er etwas wichtiges vergessen hatte.</text:p>
      <text:p text:style-name="P301">Nein – verloren.<text:span text:style-name="T34"> Er fragte sich, ob er Dania je wiedersehen würde.</text:span></text:p>
      <text:p text:style-name="P242"/>
      <text:h text:style-name="Heading_20_1" text:outline-level="1"><text:bookmark-start text:name="__RefHeading___Toc8716_453400607"/>Thorn – im Rat mit Arghan, Dragan und Marcin, stellen Danias Leiche vor, Thorn lässt sich zum Patrizier wählen<text:bookmark-end text:name="__RefHeading___Toc8716_453400607"/></text:h>
      <text:p text:style-name="P242"/>
      <text:p text:style-name="P242">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42">Thorn stand am Rande des Geschehens, und entschied sich, es noch ein bisschen köcheln zu lassen. Erst wenn sie wirklich verzweifelt waren, würden sie einsehen, wie sehr sie seine Führung brauchten.</text:p>
      <text:p text:style-name="P243">Er ließ seinen Blick durch den Raum schweifen. <text:span text:style-name="T278">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43">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text:soft-page-break/>wahrscheinlich, dass er heute quer schoss. Und danach würde Dragan sowieso seiner direkten Befehlsgewalt unterstehen.</text:p>
      <text:p text:style-name="P244">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43">Marcin wartete im Moment noch vor dem Gebäude. Es war wichtig, dass er im richtigen Moment auftauchte, um seine Aussage zu machen.</text:p>
      <text:p text:style-name="P245">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43">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45">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45">„Meine Herren, ich bitte um Ruhe.“ Das Gerede erstarb. „Wir sollten uns endlich klar werden, welches Handeln in dieser Situation angebracht wäre.“</text:p>
      <text:p text:style-name="P245">Einer der Bürokraten, die die Satzung durchstöberten, meldete sich. „Verehrtes Ratsmitglied, wir sind uns noch nicht sicher, wer in dieser Angelegenheit Rederecht -“</text:p>
      <text:p text:style-name="P245">Thorn unterbrach ihn. „Dann müssen wir uns dessen eben unsicher sein. Fest steht, wenn wir weiter durcheinander reden, werden wir dieser Krise nicht Herr. Lasst uns also erst einmal die Fakten sammeln.“ <text:span text:style-name="T279">Er räusperte sich. „Hauptmann Dragan, wenn ich richtig unterrichtet bin, wart ihr der Vorgesetzte der Leibwache. Ich erbitte euren Bericht.“</text:span></text:p>
      <text:p text:style-name="P246">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46">Getuschel kam auf. Dafür musste er eine ziemliche politische Schlappe einstecken. Doch er würde es überleben, dafür würde Thorn sorgen, wenn er erst im Amt war. Dragan fuhr fort.</text:p>
      <text:p text:style-name="P246">„Daraufhin <text:span text:style-name="T280">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46">„<text:span text:style-name="T280">Also haben Sie sie?“ fuhr Goran Witten dazwischen.</text:span></text:p>
      <text:p text:style-name="P247">Dragan blickte zu Boden. „Sie ist mithilfe von Magie entkommen, nachdem sie ein längeres Geständnis über ihre Motive abgelegt hatte, <text:span text:style-name="T281">bei dem sie ihre Kleider vom Leib schnitt</text:span>. Das… Genital des Patriziers war darin enthalten, sie war wohl eine feministische Terroristin. Als ich meine Männer anwies, sie festzunehmen, beschwor sie mithilfe von Magie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Magie ging ein Raunen durch den Saal.</text:p>
      <text:p text:style-name="P247">Katan fragte mit lauter Stimme: „Ratsinquisitor Callen, kennen sie so Magie? Erzählt er die Wahrheit?“</text:p>
      <text:p text:style-name="P247"><text:soft-page-break/>Thorn unterbrach Callen, bevor der sich zu Wort melden konnte: „Ein alchemisches Gemisch aus Bor und Ammoniak würde einen solchen Effekt hervorrufen, allerdings. Fähige Magier, die Zugang zu einer Brockenküche haben, könnten ein solches Mittel ohne größere Probleme zusammenmischen.“</text:p>
      <text:p text:style-name="P248">Katan grunzte als Antwort, und Dragan fuhr fort.</text:p>
      <text:p text:style-name="P248">„Die halbnackte Terroristin entkam, in dem sie nach Aussage der Torwache über das drei Meter hohe Gartentor sprang. Ich hätte solche Aussagen normalerweise für eine schlechte Ausrede gehalten, aber da sie offensichtlich der Magie fähig war...“</text:p>
      <text:p text:style-name="P248">Da einige Ratsmitglieder Thorn fragend ansahen, antwortete er: „Ja, auch das ist möglich, wenn man Bor mit Heuschreckenflügeln mischt.“</text:p>
      <text:p text:style-name="P248">Ratsinquisitor Callen fuhr dazwischen: „Verehrte Kollegen, findet ihr es nicht seltsam, dass Thorn so viel über verbotene Substanzen -“</text:p>
      <text:p text:style-name="P248">Thorn unterbrach ihn. „<text:span text:style-name="T280">In meiner Zeit beim Orden habe ich solche Magier gejagt. </text:span>Mich wundert, dass ihr so wenig darüber wisst. Aber der Orden scheint die Pflicht, Magie zu verfolgen, ja im allgemeinen zu vernachlässigen. Sonst hätten wir wohl kaum dieses Problem. Als ich den Job noch gemacht habe, wurden jedenfalls keine Patrizier von magischen Terroristinnen ermordet.“</text:p>
      <text:p text:style-name="P248">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Magie zu verfolgen. Woraufhin Callen lauthals mokierte, dass Dragan doch die Täterin hatte entkommen lassen.</text:p>
      <text:p text:style-name="P248">Arghan Howl ergriff das Wort. „Nun, solange unsere Miliz über Magie nur den Müll erfährt, den der Orden in seinen Schulen lehrt, werden sie das Problem auch nicht beheben können. Eine säkulare Schule könnte sich vielleicht sachlich und im allgemeinen Interesse mit der Bedrohung auseinandersetzen, die Magie darstellt!“, woraufhin Callen ihm mit sich überschlagender Stimme Ketzerei vorwarf.</text:p>
      <text:p text:style-name="P248">Thorn <text:span text:style-name="T282">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49">Dragan meldete sich zu Wort. „Was wollt ihr andeuten, schlagt ihr vor, dass ihr eine solche Agentur aufbauen und leiten solltet, jetzt wo Hakun es nicht mehr kann?“</text:p>
      <text:p text:style-name="P249">Thorn schüttelte den Kopf. „Nein, diese Ehre kann ich nicht für mich beanspruchen. Ich kenne nämlich jemanden, der das viel besser kann.“</text:p>
      <text:p text:style-name="P249">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49">Marcin erhob das Wort. „Hauptmann Dragan, <text:span text:style-name="T283">können</text:span> sie die Leiche identifizieren?“</text:p>
      <text:p text:style-name="P250">Totenstille herrschte im Saal, als Dragan langsam an die Bahre herantrat. Er nahm sich ein paar Augenblicke, um sicher zu gehen. Dann sprach er: „Zweifelsfrei. Es ist die Terroristin.“ Er nahm den Blick nicht von Marcins Augen.</text:p>
      <text:p text:style-name="P250">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50">Der Rat war nach wie vor vollkommen still; die Ratsmitglieder wussten nicht, wie ihnen ge<text:soft-page-break/>schah. Wer war dieser Mann, und warum tauchte er aus dem Nichts auf?</text:p>
      <text:p text:style-name="P250">„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284">jetzt wurde wieder Gemurmel laut - „ist leider momentan untergetaucht. Doch mit eurer Erlaubnis – und eurer Bezahlung, versteht sich – werden wir sie finden und unschädlich machen. Haben Sie Fragen?“</text:span></text:p>
      <text:p text:style-name="P251">Dragan räusperte sich. „Ich habe ja vorhin bereits berichtet, wie die Täterin uns entkommen ist. Doch mich würde brennend euer Bericht interessieren, wie ihr sie in die Finger bekommen habt.“</text:p>
      <text:p text:style-name="P251">Marcin zuckte die Schultern. „Eine halbnackte Frau hüpft durch einige Gärten. Schwer zu verfolgen, <text:span text:style-name="T285">aber auffällig</text:span>. <text:span text:style-name="T285">Ein Verfolger ist machtlos, aber e</text:span>inige Informanten, über die Stadt verteilt… Am Ende traf sie schwer erschöpft in einer konspirativen Hütte im siebten Bezirk ein. Ihre Komplizinnen entkamen, als ich die Hütte mit <text:span text:style-name="T285">zu </text:span>wenigen Leuten stürmte. Sie war zu erschöpft, nachdem sie bereits durch die halbe Stadt geflüchtet war.“ <text:span text:style-name="T285">Er stützte sich auf dem Wagen ab. „Wir werden auch die anderen finden. Sie mögen Magie haben, doch ich habe Informanten, und Magie ist ein auffälliges Geschäft.“</text:span></text:p>
      <text:p text:style-name="P252">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52">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302">Eine gute Strategie. Jedes Mal wenn Callen auf eine Ungereimtheit hindeutet, tut Marcin so, als würde er seine Methoden offenlegen, doch erfindet stattdessen eine, <text:span text:style-name="T286">mit der er noch besser angeben kann als mit der schmutzigen Wahrheit</text:span>. Und niemand hat Gegenbeweise.</text:p>
      <text:p text:style-name="P253">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303"><text:span text:style-name="T97">Damit </text:span><text:span text:style-name="T34">war die Befragung beendet, und niemand hatte Einwände, Marcin die Aufgabe Hakuns erfüllen zu lassen.</text:span></text:p>
      <text:p text:style-name="P255">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55">Thorn musste nichts tun, als in der Nähe des Pults stehen und gute Antworten auf alles haben. Sein Name fiel immer wieder in der Diskussion; Marcin, Arghan und Goran Witten brachten ihn immer wieder ins Gespräch.</text:p>
      <text:p text:style-name="P255">Sogar Hauptmann Katan unternahm einen Versuch, sich beliebt zu machen: „In diesen Zeiten brauchen wir eine starke Hand, die in der Lage ist, für Ordnung zu sorgen. Meine Leute berichten, dass Thorn im achten Bezirk einzigartiges geleistet hat.“</text:p>
      <text:p text:style-name="P255">Witten stimmte zu: „Der Bezirk floriert, kleine Betriebe eröffnen regelmäßig, die Wirtschaft wächst.“ Und Arghan hatte sogar noch Gelegenheit einzuschieben, dass die neue säkulare Schule vor Ort einiges zum Aufschwung beitrug.</text:p>
      <text:p text:style-name="P303"><text:span text:style-name="T34">Die Versammlung wollte langsam zur Abstimmung kommen, doch da die Sitzung keinen formalen Rahmen hatte, gab es auch keinen Abstimmungsleiter. Thorn ernannte eigenmächtig einen Idealisten aus dem fünften Bezirk zum </text:span><text:span text:style-name="T96">Wahlleiter, ein klares Zeichen dafür, dass die meisten im Saal seine neue Autorität bereits akzeptiert hatten. Der formale Protest, den Callen einlegte, wurde von den Bürokraten nicht mitprotokolliert. Woraufhin er noch mehr protestierte.</text:span></text:p>
      <text:p text:style-name="P304"><text:span text:style-name="T34">Thorn genoss die Demütigung seines Rivalen so kurz vor dem Sieg. </text:span>Und nach einer Menge bürokratischem Müll bin ich nun endlich am Ziel.<text:span text:style-name="T34"> Während der Wahlleiter noch Stimmen zählte, setzte sich Thorn bereits demonstrativ oben auf sein neues Pult.</text:span></text:p>
      <text:p text:style-name="P304"><text:soft-page-break/>Sie sehen von hier oben so viel kleiner aus.<text:span text:style-name="T34"> Er seufzte. So klein, wie er sie immer wahrnahm. Aus der glatt polierten Oberfläche des Pultes glänzte ihn ein breites Lächeln an. Er hatte gewonnen.</text:span></text:p>
      <text:p text:style-name="P256">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304"><text:span text:style-name="T34">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34"> Er lächelte Howl an.</text:span></text:p>
      <text:p text:style-name="P304"><text:span text:style-name="T34">Marcin </text:span><text:span text:style-name="T97">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305"><text:span text:style-name="T34">Dass innigste Lächeln jedoch schenkte er Dania, die nur wenige Meter vor ihm aufgebahrt lag. </text:span><text:span text:style-name="T98">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54">Sie hatte am meisten für ihn getan. All die Opfer, die sie für seine Sache gebracht hatte. Nun, wo alles vorbei war, konnte er sich gerne ein paar Momente nehmen, um ihren Einsatz zu würdigen. So viel Großzügigkeit konnte er sich nun erlauben.</text:p>
      <text:p text:style-name="P305"><text:span text:style-name="T34">Ihr Gesicht hatte einen seltsamen Ausdruck des Friedens auf dem Gesicht. Es erinnerte ihn an jemanden, vor langer Zeit… doch </text:span><text:span text:style-name="T98">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257">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57">Während der Rat seinem neu ernannten Vorsitzenden zujubelte, hoffte Patrizier Thorn, dass Joran bald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7-04-11T00:15:37.307753399</dc:date>
    <meta:editing-duration>P26DT7H1M27S</meta:editing-duration>
    <meta:editing-cycles>121</meta:editing-cycles>
    <meta:generator>LibreOffice/5.1.6.2$Linux_X86_64 LibreOffice_project/10m0$Build-2</meta:generator>
    <meta:document-statistic meta:table-count="0" meta:image-count="0" meta:object-count="0" meta:page-count="182" meta:paragraph-count="2834" meta:word-count="119230" meta:character-count="747479" meta:non-whitespace-character-count="628276"/>
  </office:meta>
</office:document-meta>
</file>